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styles.xml" manifest:media-type="text/xml"/>
  <manifest:file-entry manifest:full-path="Pictures/1000000000000008000000082AA353A8.png" manifest:media-type="image/png"/>
  <manifest:file-entry manifest:full-path="Pictures/1000000000000008000000083796B95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roman"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L" svg:font-family="'Nimbus Sans L'"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New Roman'" style:font-family-generic="roman" style:font-pitch="variable"/>
    <style:font-face style:name="朝" svg:font-family="朝, 'Liberation Mono'"/>
  </office:font-face-decls>
  <office:automatic-styles>
    <style:style style:name="dp1" style:family="drawing-page"/>
    <style:style style:name="gr1" style:family="graphic" style:parent-style-name="standard">
      <style:graphic-properties draw:stroke="dash" draw:stroke-dash="Long_20_Dash_20__28_Rounded_29_" svg:stroke-width="0.1cm" svg:stroke-color="#000000" draw:marker-start-width="0.35cm" draw:marker-end-width="0.35cm" svg:stroke-linecap="round" draw:fill="solid" draw:fill-color="#dddddd" loext:fill-use-slide-background="false" draw:textarea-horizontal-align="justify" draw:textarea-vertical-align="middle" draw:auto-grow-height="false" fo:min-height="12.65cm" fo:min-width="22.426cm" fo:padding-top="0.175cm" fo:padding-bottom="0.175cm" fo:padding-left="0.3cm" fo:padding-right="0.3cm" style:writing-mode="lr-tb" loext:decorative="false"/>
      <style:paragraph-properties style:writing-mode="lr-tb"/>
    </style:style>
    <style:style style:name="gr2" style:family="graphic" style:parent-style-name="standard">
      <style:graphic-properties svg:stroke-width="0.159cm" svg:stroke-color="#3465a4" draw:marker-start-width="0.438cm" draw:marker-end-width="0.438cm" draw:fill="bitmap" draw:fill-color="#ffffff" draw:fill-image-name="_35__20_Percent" draw:textarea-horizontal-align="justify" draw:textarea-vertical-align="top" draw:auto-grow-height="false" fo:min-height="10.592cm" fo:min-width="14.842cm" fo:padding-top="0.204cm" fo:padding-bottom="0.204cm" fo:padding-left="0.329cm" fo:padding-right="0.329cm" style:writing-mode="lr-tb" loext:decorative="false"/>
      <style:paragraph-properties style:writing-mode="lr-tb"/>
    </style:style>
    <style:style style:name="gr3" style:family="graphic" style:parent-style-name="standard">
      <style:graphic-properties draw:stroke="solid" draw:stroke-dash="Long_20_Dash_20__28_Rounded_29_" svg:stroke-width="0.1cm" svg:stroke-color="#000000" draw:marker-start-width="0.35cm" draw:marker-end-width="0.35cm" svg:stroke-linecap="round" draw:fill="solid" draw:fill-color="#dddddd" loext:fill-use-slide-background="false" draw:textarea-horizontal-align="justify" draw:textarea-vertical-align="middle" draw:auto-grow-height="false" fo:min-height="7.65cm" fo:min-width="6.4cm" fo:padding-top="0.175cm" fo:padding-bottom="0.175cm" fo:padding-left="0.3cm" fo:padding-right="0.3cm" style:writing-mode="lr-tb" loext:decorative="false"/>
      <style:paragraph-properties style:writing-mode="lr-tb"/>
    </style:style>
    <style:style style:name="gr4" style:family="graphic" style:parent-style-name="standard">
      <style:graphic-properties draw:stroke="solid" draw:stroke-dash="Long_20_Dash_20__28_Rounded_29_" svg:stroke-width="0.1cm" svg:stroke-color="#000000" draw:marker-start-width="0.35cm" draw:marker-end-width="0.35cm" svg:stroke-linecap="round" draw:fill="solid" draw:fill-color="#dddddd" loext:fill-use-slide-background="false" draw:textarea-horizontal-align="justify" draw:textarea-vertical-align="top" draw:auto-grow-height="false" fo:min-height="7.65cm" fo:min-width="16.4cm" fo:padding-top="0.175cm" fo:padding-bottom="0.175cm" fo:padding-left="0.3cm" fo:padding-right="0.3cm" style:writing-mode="lr-tb" loext:decorative="false"/>
      <style:paragraph-properties style:writing-mode="lr-tb"/>
    </style:style>
    <style:style style:name="gr5" style:family="graphic" style:parent-style-name="standard">
      <style:graphic-properties draw:stroke="solid" draw:stroke-dash="Long_20_Dash_20__28_Rounded_29_" svg:stroke-width="0.1cm" svg:stroke-color="#000000" draw:marker-start-width="0.35cm" draw:marker-end-width="0.35cm" svg:stroke-linecap="round" draw:fill="solid" draw:fill-color="#dddddd" loext:fill-use-slide-background="false" draw:textarea-horizontal-align="justify" draw:textarea-vertical-align="top" draw:auto-grow-height="false" fo:min-height="3.65cm" fo:min-width="16.4cm" fo:padding-top="0.175cm" fo:padding-bottom="0.175cm" fo:padding-left="0.3cm" fo:padding-right="0.3cm" style:writing-mode="lr-tb" loext:decorative="false"/>
      <style:paragraph-properties style:writing-mode="lr-tb"/>
    </style:style>
    <style:style style:name="gr6" style:family="graphic" style:parent-style-name="standard">
      <style:graphic-properties draw:stroke="solid" draw:stroke-dash="Long_20_Dash_20__28_Rounded_29_" svg:stroke-width="0.1cm" svg:stroke-color="#000000" draw:marker-start-width="0.35cm" draw:marker-end-width="0.35cm" svg:stroke-linecap="round" draw:fill="solid" draw:fill-color="#dddddd" loext:fill-use-slide-background="false" draw:textarea-horizontal-align="justify" draw:textarea-vertical-align="top" draw:auto-grow-height="false" fo:min-height="12.65cm" fo:min-width="16.4cm" fo:padding-top="0.175cm" fo:padding-bottom="0.175cm" fo:padding-left="0.3cm" fo:padding-right="0.3cm" style:writing-mode="lr-tb" loext:decorative="false"/>
      <style:paragraph-properties style:writing-mode="lr-tb"/>
    </style:style>
    <style:style style:name="gr7" style:family="graphic">
      <style:graphic-properties loext:decorative="false"/>
    </style:style>
    <style:style style:name="gr8" style:family="graphic" style:parent-style-name="standard">
      <style:graphic-properties svg:stroke-width="0.081cm" svg:stroke-color="#000000" draw:marker-start-width="0.321cm" draw:marker-end-width="0.321cm" draw:fill="bitmap" draw:fill-color="#ffffff" draw:fill-image-name="_31_0_20_Percent" draw:opacity="100%" draw:textarea-horizontal-align="justify" draw:textarea-vertical-align="top" draw:auto-grow-height="false" fo:min-height="10.592cm" fo:min-width="14.092cm" fo:padding-top="0.165cm" fo:padding-bottom="0.165cm" fo:padding-left="0.29cm" fo:padding-right="0.29cm" loext:decorative="false"/>
    </style:style>
    <style:style style:name="gr9" style:family="graphic" style:parent-style-name="standard">
      <style:graphic-properties draw:stroke="none" svg:stroke-width="0.081cm" svg:stroke-color="#000000" draw:marker-start-width="0.321cm" draw:marker-end-width="0.321cm" draw:fill="solid" draw:fill-color="#000000" draw:opacity="100%" draw:textarea-horizontal-align="justify" draw:textarea-vertical-align="top" draw:auto-grow-height="false" fo:min-height="10.592cm" fo:min-width="14.092cm" fo:padding-top="0.165cm" fo:padding-bottom="0.165cm" fo:padding-left="0.29cm" fo:padding-right="0.29cm" draw:shadow="hidden" loext:decorative="false"/>
    </style:style>
    <style:style style:name="gr10" style:family="graphic" style:parent-style-name="standard">
      <style:graphic-properties draw:stroke="solid" draw:stroke-dash="Long_20_Dash_20__28_Rounded_29_" svg:stroke-width="0cm" svg:stroke-color="#000000" draw:marker-start-width="0.2cm" draw:marker-end-width="0.2cm" svg:stroke-linecap="round" draw:fill="solid" draw:fill-color="#dddddd" loext:fill-use-slide-background="false" draw:textarea-horizontal-align="justify" draw:textarea-vertical-align="top" draw:auto-grow-height="false" fo:min-height="4.75cm" fo:min-width="10.5cm" fo:padding-top="0.125cm" fo:padding-bottom="0.125cm" fo:padding-left="0.25cm" fo:padding-right="0.25cm" style:writing-mode="lr-tb" loext:decorative="false"/>
      <style:paragraph-properties style:writing-mode="lr-tb"/>
    </style:style>
    <style:style style:name="gr11" style:family="graphic" style:parent-style-name="standard">
      <style:graphic-properties draw:stroke="solid" draw:stroke-dash="Long_20_Dash_20__28_Rounded_29_" svg:stroke-width="0cm" svg:stroke-color="#000000" draw:marker-start-width="0.2cm" draw:marker-end-width="0.2cm" svg:stroke-linecap="round" draw:fill="solid" draw:fill-color="#dddddd" loext:fill-use-slide-background="false" draw:textarea-horizontal-align="justify" draw:textarea-vertical-align="top" draw:auto-grow-height="false" fo:min-height="4.75cm" fo:min-width="2.5cm" fo:padding-top="0.125cm" fo:padding-bottom="0.125cm" fo:padding-left="0.25cm" fo:padding-right="0.25cm" style:writing-mode="lr-tb" loext:decorative="false"/>
      <style:paragraph-properties style:writing-mode="lr-tb"/>
    </style:style>
    <style:style style:name="gr12" style:family="graphic">
      <style:graphic-properties style:writing-mode="lr-tb" loext:decorative="false"/>
    </style:style>
    <style:style style:name="gr13" style:family="graphic" style:parent-style-name="standard">
      <style:graphic-properties svg:stroke-width="0.03cm" svg:stroke-color="#000000" draw:marker-start-width="0.245cm" draw:marker-end-width="0.245cm" draw:fill-color="#ffffff" draw:textarea-horizontal-align="justify" draw:textarea-vertical-align="top" draw:auto-grow-height="false" fo:min-height="4.97cm" fo:min-width="1.97cm" fo:padding-top="0.14cm" fo:padding-bottom="0.14cm" fo:padding-left="0.265cm" fo:padding-right="0.265cm" style:writing-mode="lr-tb" loext:decorative="false"/>
      <style:paragraph-properties style:writing-mode="lr-tb"/>
    </style:style>
    <style:style style:name="gr14" style:family="graphic" style:parent-style-name="standard">
      <style:graphic-properties svg:stroke-width="0.03cm" svg:stroke-color="#000000" draw:marker-start-width="0.245cm" draw:marker-end-width="0.245cm" draw:fill-color="#ffffff" draw:textarea-horizontal-align="justify" draw:textarea-vertical-align="top" draw:auto-grow-height="false" fo:min-height="3.47cm" fo:min-width="2.47cm" fo:padding-top="0.14cm" fo:padding-bottom="0.14cm" fo:padding-left="0.265cm" fo:padding-right="0.265cm" style:writing-mode="lr-tb" loext:decorative="false"/>
      <style:paragraph-properties style:writing-mode="lr-tb"/>
    </style:style>
    <style:style style:name="gr15" style:family="graphic" style:parent-style-name="standard">
      <style:graphic-properties svg:stroke-width="0.03cm" svg:stroke-color="#000000" draw:marker-start-width="0.245cm" draw:marker-end-width="0.245cm" draw:fill-color="#ffffff" draw:textarea-horizontal-align="justify" draw:textarea-vertical-align="top" draw:auto-grow-height="false" fo:min-height="3.47cm" fo:min-width="3.72cm" fo:padding-top="0.14cm" fo:padding-bottom="0.14cm" fo:padding-left="0.265cm" fo:padding-right="0.265cm" style:writing-mode="lr-tb" loext:decorative="false"/>
      <style:paragraph-properties style:writing-mode="lr-tb"/>
    </style:style>
    <style:style style:name="gr1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paragraph-properties style:writing-mode="lr-tb"/>
    </style:style>
    <style:style style:name="gr1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3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3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3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3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35"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2.23cm" fo:min-width="0.98cm" fo:padding-top="0.135cm" fo:padding-bottom="0.135cm" fo:padding-left="0.26cm" fo:padding-right="0.26cm" fo:wrap-option="wrap" draw:shadow="hidden" draw:shadow-offset-x="0.2cm" draw:shadow-offset-y="0.2cm" draw:shadow-color="#808080" loext:decorative="false"/>
    </style:style>
    <style:style style:name="gr36" style:family="graphic" style:parent-style-name="standard" style:list-style-name="L2">
      <style:graphic-properties draw:stroke="solid" svg:stroke-width="0.02cm" svg:stroke-color="#000000" draw:marker-start="" draw:marker-start-width="0.3cm" draw:marker-start-center="false" draw:marker-end="" draw:marker-end-width="0.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37" style:family="graphic" style:parent-style-name="standard" style:list-style-name="L2">
      <style:graphic-properties draw:stroke="solid" svg:stroke-width="0.02cm" svg:stroke-color="#000000" draw:marker-start="" draw:marker-start-width="0.3cm" draw:marker-start-center="false" draw:marker-end="" draw:marker-end-width="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38" style:family="graphic" style:parent-style-name="standard" style:list-style-name="L2">
      <style:graphic-properties draw:stroke="solid" svg:stroke-width="0.02cm" svg:stroke-color="#000000" draw:marker-start="" draw:marker-start-width="0.3cm" draw:marker-start-center="false" draw:marker-end="" draw:marker-end-width="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39"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438cm" fo:min-width="0.188cm" fo:padding-top="0.135cm" fo:padding-bottom="0.135cm" fo:padding-left="0.26cm" fo:padding-right="0.26cm" fo:wrap-option="wrap" draw:shadow="hidden" draw:shadow-offset-x="0.2cm" draw:shadow-offset-y="0.2cm" draw:shadow-color="#808080" loext:decorative="false"/>
    </style:style>
    <style:style style:name="gr40"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1"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2"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3"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4" style:family="graphic" style:parent-style-name="standard" style:list-style-name="L2">
      <style:graphic-properties draw:stroke="none" svg:stroke-width="0.02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5" style:family="graphic" style:parent-style-name="standard" style:list-style-name="L2">
      <style:graphic-properties draw:stroke="solid" svg:stroke-width="0.02cm" svg:stroke-color="#000000" draw:marker-start="" draw:marker-start-width="0.3cm" draw:marker-start-center="false" draw:marker-end="" draw:marker-end-width="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46" style:family="graphic" style:parent-style-name="standard" style:list-style-name="L2">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47" style:family="graphic" style:parent-style-name="standard" style:list-style-name="L2">
      <style:graphic-properties draw:stroke="none" svg:stroke-width="0.02cm" svg:stroke-color="#000000" draw:marker-start="" draw:marker-start-width="0.33cm" draw:marker-start-center="false" draw:marker-end="" draw:marker-end-width="0.3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4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5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000000"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5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5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5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5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5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5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6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7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8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8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8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8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8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8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8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87" style:family="graphic" style:parent-style-name="standard">
      <style:graphic-properties svg:stroke-width="0.02cm" svg:stroke-color="#000000" draw:marker-start-width="0.23cm" draw:marker-end-width="0.23cm" draw:textarea-vertical-align="middle" fo:padding-top="0.135cm" fo:padding-bottom="0.135cm" fo:padding-left="0.26cm" fo:padding-right="0.26cm" loext:decorative="false"/>
    </style:style>
    <style:style style:name="gr88" style:family="graphic" style:parent-style-name="standard" style:list-style-name="L2">
      <style:graphic-properties draw:stroke="none" svg:stroke-width="0.02cm" svg:stroke-color="#000000" draw:marker-start="" draw:marker-start-width="0.33cm" draw:marker-start-center="false" draw:marker-end="" draw:marker-end-width="0.3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8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9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9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000000"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92" style:family="graphic" style:parent-style-name="standard" style:list-style-name="L2">
      <style:graphic-properties draw:stroke="none" svg:stroke-width="0.02cm" svg:stroke-color="#000000" draw:marker-start="" draw:marker-start-width="0.33cm" draw:marker-start-center="false" draw:marker-end="" draw:marker-end-width="0.3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9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9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9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000000"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96" style:family="graphic" style:parent-style-name="standard">
      <style:graphic-properties svg:stroke-width="0.02cm" svg:stroke-color="#000000" draw:marker-start-width="0.23cm" draw:marker-end-width="0.23cm" draw:textarea-horizontal-align="center" draw:textarea-vertical-align="middle" fo:padding-top="0.135cm" fo:padding-bottom="0.135cm" fo:padding-left="0.26cm" fo:padding-right="0.26cm" loext:decorative="false"/>
    </style:style>
    <style:style style:name="gr97" style:family="graphic" style:parent-style-name="standard" style:list-style-name="L2">
      <style:graphic-properties draw:stroke="none" svg:stroke-width="0.02cm" svg:stroke-color="#000000" draw:marker-start="" draw:marker-start-width="0.33cm" draw:marker-start-center="false" draw:marker-end="" draw:marker-end-width="0.3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9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9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0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000000"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101" style:family="graphic" style:parent-style-name="standard">
      <style:graphic-properties draw:stroke="none" svg:stroke-width="0.02cm" svg:stroke-color="#000000" draw:marker-start-width="0.23cm" draw:marker-end-width="0.23cm" draw:fill="none" draw:fill-color="#ffffff" draw:textarea-horizontal-align="left" draw:auto-grow-height="true" draw:auto-grow-width="true" fo:min-height="1.187cm" fo:min-width="0.502cm" loext:decorative="false"/>
    </style:style>
    <style:style style:name="gr10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0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0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0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0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0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08" style:family="graphic" style:parent-style-name="standard">
      <style:graphic-properties draw:stroke="none" svg:stroke-color="#000000" draw:fill="none" draw:fill-color="#ffffff" draw:textarea-horizontal-align="left" draw:auto-grow-height="true" draw:auto-grow-width="true" fo:min-height="0.497cm" fo:min-width="0.851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497cm" fo:min-width="1.037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497cm" fo:min-width="0.94cm"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391cm" fo:min-width="0.764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497cm" fo:min-width="0.42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497cm" fo:min-width="0.565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196cm" fo:min-width="0.324cm" loext:decorative="false"/>
      <style:paragraph-properties style:writing-mode="lr-tb"/>
    </style:style>
    <style:style style:name="gr115" style:family="graphic" style:parent-style-name="standard">
      <style:graphic-properties svg:stroke-width="0.03cm" svg:stroke-color="#000000" draw:marker-start-width="0.245cm" draw:marker-end-width="0.245cm" draw:fill-color="#ffffff" draw:textarea-horizontal-align="justify" draw:textarea-vertical-align="top" draw:auto-grow-height="false" fo:min-height="3.72cm" fo:min-width="1.97cm" fo:padding-top="0.14cm" fo:padding-bottom="0.14cm" fo:padding-left="0.265cm" fo:padding-right="0.265cm" style:writing-mode="lr-tb" loext:decorative="false"/>
      <style:paragraph-properties style:writing-mode="lr-tb"/>
    </style:style>
    <style:style style:name="gr11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paragraph-properties style:writing-mode="lr-tb"/>
    </style:style>
    <style:style style:name="gr11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1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2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3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3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3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3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35"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2.23cm" fo:min-width="0.98cm" fo:padding-top="0.135cm" fo:padding-bottom="0.135cm" fo:padding-left="0.26cm" fo:padding-right="0.26cm" fo:wrap-option="wrap" draw:shadow="hidden" draw:shadow-offset-x="0.2cm" draw:shadow-offset-y="0.2cm" draw:shadow-color="#808080" loext:decorative="false"/>
    </style:style>
    <style:style style:name="gr136" style:family="graphic" style:parent-style-name="standard" style:list-style-name="L2">
      <style:graphic-properties draw:stroke="solid" svg:stroke-width="0.02cm" svg:stroke-color="#000000" draw:marker-start="" draw:marker-start-width="0.3cm" draw:marker-start-center="false" draw:marker-end="" draw:marker-end-width="0.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37" style:family="graphic" style:parent-style-name="standard" style:list-style-name="L2">
      <style:graphic-properties draw:stroke="solid" svg:stroke-width="0.02cm" svg:stroke-color="#000000" draw:marker-start="" draw:marker-start-width="0.3cm" draw:marker-start-center="false" draw:marker-end="" draw:marker-end-width="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38" style:family="graphic" style:parent-style-name="standard" style:list-style-name="L2">
      <style:graphic-properties draw:stroke="solid" svg:stroke-width="0.02cm" svg:stroke-color="#000000" draw:marker-start="" draw:marker-start-width="0.3cm" draw:marker-start-center="false" draw:marker-end="" draw:marker-end-width="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39"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438cm" fo:min-width="0.188cm" fo:padding-top="0.135cm" fo:padding-bottom="0.135cm" fo:padding-left="0.26cm" fo:padding-right="0.26cm" fo:wrap-option="wrap" draw:shadow="hidden" draw:shadow-offset-x="0.2cm" draw:shadow-offset-y="0.2cm" draw:shadow-color="#808080" loext:decorative="false"/>
    </style:style>
    <style:style style:name="gr140"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41"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42"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43" style:family="graphic" style:parent-style-name="standard" style:list-style-name="L3">
      <style:graphic-properties draw:stroke="solid" svg:stroke-width="0.02cm" svg:stroke-color="#000000" draw:marker-start="" draw:marker-start-width="0.2cm" draw:marker-start-center="false" draw:marker-end="" draw:marker-end-width="0.2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44" style:family="graphic" style:parent-style-name="standard" style:list-style-name="L2">
      <style:graphic-properties draw:stroke="none" svg:stroke-width="0.02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145" style:family="graphic" style:parent-style-name="standard" style:list-style-name="L2">
      <style:graphic-properties draw:stroke="solid" svg:stroke-width="0.02cm" svg:stroke-color="#000000" draw:marker-start="" draw:marker-start-width="0.3cm" draw:marker-start-center="false" draw:marker-end="" draw:marker-end-width="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46" style:family="graphic" style:parent-style-name="standard" style:list-style-name="L2">
      <style:graphic-properties draw:stroke="solid" svg:stroke-width="0.02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147" style:family="graphic" style:parent-style-name="standard" style:list-style-name="L2">
      <style:graphic-properties draw:stroke="none" svg:stroke-width="0.02cm" svg:stroke-color="#000000" draw:marker-start="" draw:marker-start-width="0.33cm" draw:marker-start-center="false" draw:marker-end="" draw:marker-end-width="0.3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14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4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5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000000"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15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5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5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5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5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5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6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7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8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8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8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8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8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8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8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87" style:family="graphic" style:parent-style-name="standard">
      <style:graphic-properties svg:stroke-width="0.02cm" svg:stroke-color="#000000" draw:marker-start-width="0.23cm" draw:marker-end-width="0.23cm" svg:stroke-linecap="square" draw:textarea-vertical-align="middle" fo:padding-top="0.135cm" fo:padding-bottom="0.135cm" fo:padding-left="0.26cm" fo:padding-right="0.26cm" loext:decorative="false"/>
    </style:style>
    <style:style style:name="gr188" style:family="graphic" style:parent-style-name="standard" style:list-style-name="L2">
      <style:graphic-properties draw:stroke="none" svg:stroke-width="0.02cm" svg:stroke-color="#000000" draw:marker-start="" draw:marker-start-width="0.33cm" draw:marker-start-center="false" draw:marker-end="" draw:marker-end-width="0.3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18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9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9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000000"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192" style:family="graphic" style:parent-style-name="standard" style:list-style-name="L2">
      <style:graphic-properties draw:stroke="none" svg:stroke-width="0.02cm" svg:stroke-color="#000000" draw:marker-start="" draw:marker-start-width="0.33cm" draw:marker-start-center="false" draw:marker-end="" draw:marker-end-width="0.3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19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9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9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000000"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196" style:family="graphic" style:parent-style-name="standard" style:list-style-name="L2">
      <style:graphic-properties draw:stroke="none" svg:stroke-width="0.02cm" svg:stroke-color="#000000" draw:marker-start="" draw:marker-start-width="0.33cm" draw:marker-start-center="false" draw:marker-end="" draw:marker-end-width="0.33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19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9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19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000000" draw:textarea-horizontal-align="justify" draw:textarea-vertical-align="middle" draw:auto-grow-height="false" fo:min-height="0cm" fo:min-width="0cm" fo:padding-top="0.135cm" fo:padding-bottom="0.135cm" fo:padding-left="0.26cm" fo:padding-right="0.26cm" fo:wrap-option="wrap" draw:shadow="hidden" draw:shadow-offset-x="0.3cm" draw:shadow-offset-y="0.3cm" draw:shadow-color="#808080" loext:decorative="false"/>
    </style:style>
    <style:style style:name="gr20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0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0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0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0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0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06" style:family="graphic" style:parent-style-name="standard">
      <style:graphic-properties svg:stroke-width="0.03cm" svg:stroke-color="#000000" draw:marker-start-width="0.245cm" draw:marker-end-width="0.245cm" draw:fill-color="#ffffff" draw:textarea-horizontal-align="justify" draw:textarea-vertical-align="top" draw:auto-grow-height="false" fo:min-height="3.47cm" fo:min-width="1.97cm" fo:padding-top="0.14cm" fo:padding-bottom="0.14cm" fo:padding-left="0.265cm" fo:padding-right="0.265cm" style:writing-mode="lr-tb" loext:decorative="false"/>
      <style:paragraph-properties style:writing-mode="lr-tb"/>
    </style:style>
    <style:style style:name="gr207" style:family="graphic" style:parent-style-name="standard">
      <style:graphic-properties draw:stroke="none" draw:fill-color="#b2b2b2" draw:textarea-horizontal-align="justify" draw:textarea-vertical-align="middle" draw:auto-grow-height="false" fo:min-height="0.376cm" fo:min-width="2.104cm" draw:shadow="hidden" loext:decorative="false"/>
    </style:style>
    <style:style style:name="gr208" style:family="graphic" style:parent-style-name="standard">
      <style:graphic-properties svg:stroke-width="0.03cm" svg:stroke-color="#000000" draw:marker-start-width="0.245cm" draw:marker-end-width="0.245cm" draw:fill="none" draw:fill-color="#ffffff" draw:textarea-horizontal-align="justify" draw:textarea-vertical-align="top" draw:auto-grow-height="false" fo:min-height="3.47cm" fo:min-width="3.22cm" fo:padding-top="0.14cm" fo:padding-bottom="0.14cm" fo:padding-left="0.265cm" fo:padding-right="0.265cm" style:writing-mode="lr-tb" loext:decorative="false"/>
      <style:paragraph-properties style:writing-mode="lr-tb"/>
    </style:style>
    <style:style style:name="gr20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1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1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1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1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1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loext:decorative="false"/>
    </style:style>
    <style:style style:name="gr21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0" style:family="graphic" style:parent-style-name="standard">
      <style:graphic-properties svg:stroke-width="0cm" svg:stroke-color="#000000" draw:marker-start-width="0.2cm" draw:marker-end-width="0.2cm" draw:textarea-vertical-align="middle" fo:padding-top="0.125cm" fo:padding-bottom="0.125cm" fo:padding-left="0.25cm" fo:padding-right="0.25cm" loext:decorative="false"/>
    </style:style>
    <style:style style:name="gr221" style:family="graphic" style:parent-style-name="standard" style:list-style-name="L1">
      <style:graphic-properties svg:stroke-width="0cm" svg:stroke-color="#000000" draw:marker-start-width="0.2cm" draw:marker-end-width="0.2cm" draw:fill-color="#dddddd" draw:textarea-horizontal-align="justify" draw:textarea-vertical-align="top" draw:auto-grow-height="false" fo:min-height="4.75cm" fo:min-width="2.5cm" fo:padding-top="0.125cm" fo:padding-bottom="0.125cm" fo:padding-left="0.25cm" fo:padding-right="0.25cm" style:writing-mode="lr-tb" loext:decorative="false"/>
      <style:paragraph-properties style:writing-mode="lr-tb"/>
    </style:style>
    <style:style style:name="gr222"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569cm" fo:min-width="0.5cm" fo:padding-top="0.125cm" fo:padding-bottom="0.125cm" fo:padding-left="0.25cm" fo:padding-right="0.25cm" fo:wrap-option="wrap" draw:shadow="hidden" draw:shadow-offset-x="0.2cm" draw:shadow-offset-y="0.2cm" draw:shadow-color="#808080" loext:decorative="false"/>
    </style:style>
    <style:style style:name="gr2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26"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266cm" fo:min-width="0cm" fo:padding-top="0.125cm" fo:padding-bottom="0.125cm" fo:padding-left="0.25cm" fo:padding-right="0.25cm" fo:wrap-option="wrap" draw:shadow="hidden" draw:shadow-offset-x="0.2cm" draw:shadow-offset-y="0.2cm" draw:shadow-color="#808080" loext:decorative="false"/>
    </style:style>
    <style:style style:name="gr227"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28"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29"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30"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31" style:family="graphic" style:parent-style-name="standard">
      <style:graphic-properties draw:stroke="none" svg:stroke-width="0cm" svg:stroke-color="#000000" draw:fill="none" draw:fill-color="#ffffff" draw:textarea-horizontal-align="left" draw:auto-grow-height="true" draw:auto-grow-width="true" fo:min-height="0.196cm" fo:min-width="0.324cm" loext:decorative="false"/>
      <style:paragraph-properties style:writing-mode="lr-tb"/>
    </style:style>
    <style:style style:name="gr232" style:family="graphic" style:parent-style-name="objectwithoutfill">
      <style:graphic-properties svg:stroke-width="0.08cm" svg:stroke-color="#000000" draw:marker-start-width="0.32cm" draw:marker-end-width="0.32cm" draw:fill="none" draw:textarea-vertical-align="middle" fo:padding-top="0.165cm" fo:padding-bottom="0.165cm" fo:padding-left="0.29cm" fo:padding-right="0.29cm" loext:decorative="false"/>
    </style:style>
    <style:style style:name="gr233" style:family="graphic" style:parent-style-name="objectwithoutfill">
      <style:graphic-properties svg:stroke-width="0.08cm" svg:stroke-color="#000000" draw:marker-start="" draw:marker-start-width="0.32cm" draw:marker-end="" draw:marker-end-width="0.32cm" draw:fill="none" draw:textarea-vertical-align="middle" fo:padding-top="0.165cm" fo:padding-bottom="0.165cm" fo:padding-left="0.29cm" fo:padding-right="0.29cm" loext:decorative="false"/>
    </style:style>
    <style:style style:name="gr234" style:family="graphic" style:parent-style-name="standard">
      <style:graphic-properties svg:stroke-width="0.05cm" svg:stroke-color="#000000" draw:marker-start-width="0.275cm" draw:marker-end-width="0.275cm" draw:fill-color="#ffffff" draw:textarea-horizontal-align="justify" draw:textarea-vertical-align="middle" draw:auto-grow-height="false" fo:min-height="1.72cm" fo:min-width="2.47cm" fo:padding-top="0.15cm" fo:padding-bottom="0.15cm" fo:padding-left="0.275cm" fo:padding-right="0.275cm" style:writing-mode="lr-tb" loext:decorative="false"/>
      <style:paragraph-properties style:writing-mode="lr-tb"/>
    </style:style>
    <style:style style:name="gr235" style:family="graphic" style:parent-style-name="standard">
      <style:graphic-properties draw:stroke="dash" draw:stroke-dash="Long_20_Dash_20__28_Rounded_29_" svg:stroke-width="0.1cm" svg:stroke-color="#000000" draw:marker-start-width="0.35cm" draw:marker-end-width="0.35cm" svg:stroke-linecap="round" draw:fill="solid" draw:fill-color="#dddddd" loext:fill-use-slide-background="false" draw:textarea-horizontal-align="justify" draw:textarea-vertical-align="middle" draw:auto-grow-height="false" fo:min-height="9.65cm" fo:min-width="28.4cm" fo:padding-top="0.175cm" fo:padding-bottom="0.175cm" fo:padding-left="0.3cm" fo:padding-right="0.3cm" style:writing-mode="lr-tb" loext:decorative="false"/>
      <style:paragraph-properties style:writing-mode="lr-tb"/>
    </style:style>
    <style:style style:name="gr236"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13.55cm" fo:min-width="46.3cm" fo:padding-top="0.225cm" fo:padding-bottom="0.225cm" fo:padding-left="0.35cm" fo:padding-right="0.35cm" style:writing-mode="lr-tb" loext:decorative="false"/>
      <style:paragraph-properties style:writing-mode="lr-tb"/>
    </style:style>
    <style:style style:name="gr237"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12.55cm" fo:min-width="46.3cm" fo:padding-top="0.225cm" fo:padding-bottom="0.225cm" fo:padding-left="0.35cm" fo:padding-right="0.35cm" style:writing-mode="lr-tb" loext:decorative="false"/>
      <style:paragraph-properties style:writing-mode="lr-tb"/>
    </style:style>
    <style:style style:name="gr238" style:family="graphic" style:parent-style-name="standard">
      <style:graphic-properties draw:stroke="dash" draw:stroke-dash="Long_20_Dash_20__28_Rounded_29_" svg:stroke-width="0.1cm" svg:stroke-color="#000000" draw:marker-start-width="0.35cm" draw:marker-end-width="0.35cm" svg:stroke-linecap="round" draw:fill="solid" draw:fill-color="#dddddd" loext:fill-use-slide-background="false" draw:textarea-horizontal-align="justify" draw:textarea-vertical-align="middle" draw:auto-grow-height="false" fo:min-height="10.65cm" fo:min-width="28.4cm" fo:padding-top="0.175cm" fo:padding-bottom="0.175cm" fo:padding-left="0.3cm" fo:padding-right="0.3cm" style:writing-mode="lr-tb" loext:decorative="false"/>
      <style:paragraph-properties style:writing-mode="lr-tb"/>
    </style:style>
    <style:style style:name="gr239" style:family="graphic" style:parent-style-name="standard">
      <style:graphic-properties draw:stroke="dash" draw:stroke-dash="Dash" svg:stroke-width="0.053cm" svg:stroke-color="#000000" draw:marker-start-width="0.28cm" draw:marker-end-width="0.28cm" svg:stroke-linecap="butt" draw:fill="solid" draw:fill-color="#eeeeee" loext:fill-use-slide-background="false" draw:textarea-horizontal-align="justify" draw:textarea-vertical-align="middle" draw:auto-grow-height="false" fo:min-height="8.696cm" fo:min-width="20.446cm" fo:padding-top="0.152cm" fo:padding-bottom="0.152cm" fo:padding-left="0.277cm" fo:padding-right="0.277cm" style:writing-mode="lr-tb" loext:decorative="false"/>
      <style:paragraph-properties style:writing-mode="lr-tb"/>
    </style:style>
    <style:style style:name="gr240" style:family="graphic" style:parent-style-name="standard">
      <style:graphic-properties draw:stroke="dash" draw:stroke-dash="Dash" svg:stroke-width="0.053cm" svg:stroke-color="#000000" draw:marker-start-width="0.28cm" draw:marker-end-width="0.28cm" svg:stroke-linecap="butt" draw:fill="solid" draw:fill-color="#eeeeee" loext:fill-use-slide-background="false" draw:textarea-horizontal-align="justify" draw:textarea-vertical-align="middle" draw:auto-grow-height="false" fo:min-height="8.696cm" fo:min-width="4.446cm" fo:padding-top="0.152cm" fo:padding-bottom="0.152cm" fo:padding-left="0.277cm" fo:padding-right="0.277cm" style:writing-mode="lr-tb" loext:decorative="false"/>
      <style:paragraph-properties style:writing-mode="lr-tb"/>
    </style:style>
    <style:style style:name="gr241" style:family="graphic" style:parent-style-name="standard">
      <style:graphic-properties draw:stroke="dash" draw:stroke-dash="Long_20_Dash_20__28_Rounded_29_" svg:stroke-width="0.1cm" svg:stroke-color="#000000" draw:marker-start-width="0.35cm" draw:marker-end-width="0.35cm" svg:stroke-linecap="round" draw:fill="solid" draw:fill-color="#dddddd" loext:fill-use-slide-background="false" draw:textarea-horizontal-align="justify" draw:textarea-vertical-align="middle" draw:auto-grow-height="false" fo:min-height="10.675cm" fo:min-width="28.4cm" fo:padding-top="0.175cm" fo:padding-bottom="0.175cm" fo:padding-left="0.3cm" fo:padding-right="0.3cm" style:writing-mode="lr-tb" loext:decorative="false"/>
      <style:paragraph-properties style:writing-mode="lr-tb"/>
    </style:style>
    <style:style style:name="gr242" style:family="graphic" style:parent-style-name="standard">
      <style:graphic-properties draw:stroke="none" svg:stroke-color="#000000" draw:fill="none" draw:fill-color="#ffffff" draw:textarea-horizontal-align="center" draw:textarea-vertical-align="middle" fo:min-height="2.133cm" loext:decorative="false"/>
      <style:paragraph-properties style:writing-mode="lr-tb"/>
    </style:style>
    <style:style style:name="gr243" style:family="graphic" style:parent-style-name="objectwithoutfill">
      <style:graphic-properties svg:stroke-width="0.106cm" svg:stroke-color="#000000" draw:marker-start-width="0.359cm" draw:marker-end="Arrowheads_20_1" draw:marker-end-width="0.459cm" draw:fill="none" draw:textarea-vertical-align="middle" fo:padding-top="0.178cm" fo:padding-bottom="0.178cm" fo:padding-left="0.303cm" fo:padding-right="0.303cm" loext:decorative="false"/>
    </style:style>
    <style:style style:name="gr244" style:family="graphic" style:parent-style-name="standard">
      <style:graphic-properties svg:stroke-width="0.1cm" svg:stroke-color="#000000" draw:marker-start-width="0.35cm" draw:marker-end-width="0.35cm" draw:fill-color="#ffffff" draw:textarea-horizontal-align="justify" draw:textarea-vertical-align="middle" draw:auto-grow-height="false" fo:min-height="1.65cm" fo:min-width="5.4cm" fo:padding-top="0.175cm" fo:padding-bottom="0.175cm" fo:padding-left="0.3cm" fo:padding-right="0.3cm" style:writing-mode="lr-tb" loext:decorative="false"/>
      <style:paragraph-properties style:writing-mode="lr-tb"/>
    </style:style>
    <style:style style:name="gr245" style:family="graphic" style:parent-style-name="standard">
      <style:graphic-properties svg:stroke-width="0.1cm" svg:stroke-color="#000000" draw:marker-start-width="0.35cm" draw:marker-end-width="0.35cm" draw:fill-color="#ffffff" draw:textarea-horizontal-align="justify" draw:textarea-vertical-align="middle" draw:auto-grow-height="false" fo:min-height="2.65cm" fo:min-width="5.4cm" fo:padding-top="0.175cm" fo:padding-bottom="0.175cm" fo:padding-left="0.3cm" fo:padding-right="0.3cm" style:writing-mode="lr-tb" loext:decorative="false"/>
      <style:paragraph-properties style:writing-mode="lr-tb"/>
    </style:style>
    <style:style style:name="gr246" style:family="graphic" style:parent-style-name="standard">
      <style:graphic-properties svg:stroke-width="0.1cm" svg:stroke-color="#000000" draw:marker-start-width="0.35cm" draw:marker-end-width="0.35cm" draw:fill-color="#ffffff" draw:textarea-horizontal-align="justify" draw:textarea-vertical-align="middle" draw:auto-grow-height="false" fo:min-height="1.65cm" fo:min-width="4.4cm" fo:padding-top="0.175cm" fo:padding-bottom="0.175cm" fo:padding-left="0.3cm" fo:padding-right="0.3cm" style:writing-mode="lr-tb" loext:decorative="false"/>
      <style:paragraph-properties style:writing-mode="lr-tb"/>
    </style:style>
    <style:style style:name="gr247" style:family="graphic" style:parent-style-name="standard">
      <style:graphic-properties svg:stroke-width="0.1cm" svg:stroke-color="#000000" draw:marker-start-width="0.35cm" draw:marker-end-width="0.35cm" draw:fill-color="#ffffff" draw:textarea-horizontal-align="justify" draw:textarea-vertical-align="middle" draw:auto-grow-height="false" fo:min-height="1.65cm" fo:min-width="2.4cm" fo:padding-top="0.175cm" fo:padding-bottom="0.175cm" fo:padding-left="0.3cm" fo:padding-right="0.3cm" style:writing-mode="lr-tb" loext:decorative="false"/>
      <style:paragraph-properties style:writing-mode="lr-tb"/>
    </style:style>
    <style:style style:name="gr248" style:family="graphic" style:parent-style-name="standard">
      <style:graphic-properties svg:stroke-width="0.1cm" svg:stroke-color="#000000" draw:marker-start-width="0.35cm" draw:marker-end-width="0.35cm" draw:fill-color="#ffffff" draw:textarea-horizontal-align="justify" draw:textarea-vertical-align="middle" draw:auto-grow-height="false" fo:min-height="1.65cm" fo:min-width="3.4cm" fo:padding-top="0.175cm" fo:padding-bottom="0.175cm" fo:padding-left="0.3cm" fo:padding-right="0.3cm" style:writing-mode="lr-tb" loext:decorative="false"/>
      <style:paragraph-properties style:writing-mode="lr-tb"/>
    </style:style>
    <style:style style:name="gr249" style:family="graphic" style:parent-style-name="objectwithoutfill">
      <style:graphic-properties svg:stroke-width="0.106cm" svg:stroke-color="#000000" draw:marker-start-width="0.359cm" draw:marker-end="Arrowheads_20_13" draw:marker-end-width="0.459cm" draw:fill="none" draw:textarea-vertical-align="middle" fo:padding-top="0.178cm" fo:padding-bottom="0.178cm" fo:padding-left="0.303cm" fo:padding-right="0.303cm" loext:decorative="false"/>
    </style:style>
    <style:style style:name="gr250" style:family="graphic" style:parent-style-name="standard">
      <style:graphic-properties draw:stroke="none" svg:stroke-color="#000000" draw:fill="none" draw:fill-color="#ffffff" draw:textarea-horizontal-align="center" draw:textarea-vertical-align="middle" draw:auto-grow-height="false" draw:auto-grow-width="false" fo:min-height="0.395cm" fo:min-width="0.439cm" fo:padding-left="0cm" fo:padding-right="0cm" fo:wrap-option="no-wrap" loext:decorative="false"/>
      <style:paragraph-properties style:writing-mode="lr-tb"/>
    </style:style>
    <style:style style:name="gr251"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17.55cm" fo:min-width="44.3cm" fo:padding-top="0.225cm" fo:padding-bottom="0.225cm" fo:padding-left="0.35cm" fo:padding-right="0.35cm" style:writing-mode="lr-tb" loext:decorative="false"/>
      <style:paragraph-properties style:writing-mode="lr-tb"/>
    </style:style>
    <style:style style:name="gr252" style:family="graphic" style:parent-style-name="standard">
      <style:graphic-properties draw:stroke="dash" draw:stroke-dash="Dash" svg:stroke-width="0.053cm" svg:stroke-color="#000000" draw:marker-start-width="0.28cm" draw:marker-end-width="0.28cm" svg:stroke-linecap="butt" draw:fill="solid" draw:fill-color="#eeeeee" loext:fill-use-slide-background="false" draw:textarea-horizontal-align="justify" draw:textarea-vertical-align="middle" draw:auto-grow-height="false" fo:min-height="10.696cm" fo:min-width="4.446cm" fo:padding-top="0.152cm" fo:padding-bottom="0.152cm" fo:padding-left="0.277cm" fo:padding-right="0.277cm" style:writing-mode="lr-tb" loext:decorative="false"/>
      <style:paragraph-properties style:writing-mode="lr-tb"/>
    </style:style>
    <style:style style:name="gr253" style:family="graphic" style:parent-style-name="objectwithoutfill">
      <style:graphic-properties svg:stroke-width="0.159cm" svg:stroke-color="#3465a4" draw:marker-start-width="0.438cm" draw:marker-end="Arrowheads_20_1" draw:marker-end-width="0.538cm" draw:fill="none" draw:textarea-vertical-align="middle" fo:padding-top="0.204cm" fo:padding-bottom="0.204cm" fo:padding-left="0.329cm" fo:padding-right="0.329cm" loext:decorative="false"/>
    </style:style>
    <style:style style:name="gr254"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65cm" fo:min-width="2.4cm" fo:padding-top="0.175cm" fo:padding-bottom="0.175cm" fo:padding-left="0.3cm" fo:padding-right="0.3cm" style:writing-mode="lr-tb" loext:decorative="false"/>
      <style:paragraph-properties style:writing-mode="lr-tb"/>
    </style:style>
    <style:style style:name="gr255" style:family="graphic" style:parent-style-name="standard">
      <style:graphic-properties svg:stroke-width="0.1cm" svg:stroke-color="#000000" draw:marker-start-width="0.35cm" draw:marker-end-width="0.35cm" draw:stroke-linejoin="round" svg:stroke-linecap="round" fo:padding-top="0.05cm" fo:padding-bottom="0.05cm" fo:padding-left="0.05cm" fo:padding-right="0.05cm" loext:decorative="false"/>
    </style:style>
    <style:style style:name="gr256" style:family="graphic" style:parent-style-name="objectwithoutfill">
      <style:graphic-properties svg:stroke-width="0.1cm" svg:stroke-color="#000000" draw:marker-start-width="0.35cm" draw:marker-end-width="0.35cm" draw:stroke-linejoin="round" svg:stroke-linecap="round" draw:fill="none" fo:padding-top="0.05cm" fo:padding-bottom="0.05cm" fo:padding-left="0.05cm" fo:padding-right="0.05cm" loext:decorative="false"/>
    </style:style>
    <style:style style:name="gr257" style:family="graphic" style:parent-style-name="objectwithoutfill">
      <style:graphic-properties svg:stroke-width="0.1cm" svg:stroke-color="#000000" draw:marker-start-width="0.35cm" draw:marker-end-width="0.35cm" svg:stroke-linecap="round" draw:fill="none" fo:padding-top="0.05cm" fo:padding-bottom="0.05cm" fo:padding-left="0.05cm" fo:padding-right="0.05cm" loext:decorative="false"/>
    </style:style>
    <style:style style:name="gr258" style:family="graphic" style:parent-style-name="standard">
      <style:graphic-properties svg:stroke-width="0.1cm" svg:stroke-color="#000000" draw:marker-start-width="0.35cm" draw:marker-end-width="0.35cm" draw:fill="none" draw:textarea-horizontal-align="justify" draw:textarea-vertical-align="middle" draw:auto-grow-height="false" fo:min-height="0.962cm" fo:min-width="0.962cm" fo:padding-top="0.05cm" fo:padding-bottom="0.05cm" fo:padding-left="0.05cm" fo:padding-right="0.05cm" loext:decorative="false"/>
    </style:style>
    <style:style style:name="gr259" style:family="graphic" style:parent-style-name="objectwithoutfill">
      <style:graphic-properties svg:stroke-width="0.1cm" svg:stroke-color="#000000" draw:marker-start-width="0.35cm" draw:marker-end-width="0.35cm" draw:fill="none" fo:padding-top="0.05cm" fo:padding-bottom="0.05cm" fo:padding-left="0.05cm" fo:padding-right="0.05cm" loext:decorative="false"/>
    </style:style>
    <style:style style:name="gr260" style:family="graphic" style:parent-style-name="standard">
      <style:graphic-properties draw:stroke="none" draw:fill-color="#000000" loext:decorative="false"/>
    </style:style>
    <style:style style:name="gr261" style:family="graphic" style:parent-style-name="standard">
      <style:graphic-properties draw:stroke="none" draw:fill-color="#000000" loext:decorative="false"/>
      <style:paragraph-properties style:writing-mode="lr-tb"/>
    </style:style>
    <style:style style:name="gr262" style:family="graphic" style:parent-style-name="standard">
      <style:graphic-properties svg:stroke-width="0.159cm" svg:stroke-color="#3465a4" draw:marker-start-width="0.438cm" draw:marker-end-width="0.438cm" draw:fill="solid" draw:fill-color="#ffffff" draw:textarea-horizontal-align="justify" draw:textarea-vertical-align="middle" draw:auto-grow-height="false" fo:min-height="2.65cm" fo:min-width="2.4cm" fo:padding-top="0.204cm" fo:padding-bottom="0.204cm" fo:padding-left="0.329cm" fo:padding-right="0.329cm" style:writing-mode="lr-tb" loext:decorative="false"/>
      <style:paragraph-properties style:writing-mode="lr-tb"/>
    </style:style>
    <style:style style:name="gr263" style:family="graphic" style:parent-style-name="objectwithoutfill">
      <style:graphic-properties svg:stroke-width="0.05cm" svg:stroke-color="#000000" draw:marker-start-width="0.275cm" draw:marker-end-width="0.275cm" draw:fill="none" fo:padding-top="0.025cm" fo:padding-bottom="0.025cm" fo:padding-left="0.025cm" fo:padding-right="0.025cm" loext:decorative="false"/>
    </style:style>
    <style:style style:name="gr264"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0.608cm" fo:min-width="0.608cm" fo:padding-top="0.025cm" fo:padding-bottom="0.025cm" fo:padding-left="0.025cm" fo:padding-right="0.025cm" style:writing-mode="lr-tb" loext:decorative="false"/>
      <style:paragraph-properties style:writing-mode="lr-tb"/>
    </style:style>
    <style:style style:name="gr265"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17.55cm" fo:min-width="66.3cm" fo:padding-top="0.225cm" fo:padding-bottom="0.225cm" fo:padding-left="0.35cm" fo:padding-right="0.35cm" style:writing-mode="lr-tb" loext:decorative="false"/>
      <style:paragraph-properties style:writing-mode="lr-tb"/>
    </style:style>
    <style:style style:name="gr266" style:family="graphic" style:parent-style-name="objectwithoutfill">
      <style:graphic-properties svg:stroke-width="0.05cm" svg:stroke-color="#000000" draw:marker-start-width="0.35cm" draw:marker-end-width="0.35cm" draw:fill="none" fo:padding-top="0.025cm" fo:padding-bottom="0.025cm" fo:padding-left="0.025cm" fo:padding-right="0.025cm" loext:decorative="false"/>
    </style:style>
    <style:style style:name="gr267" style:family="graphic" style:parent-style-name="standard">
      <style:graphic-properties draw:stroke="none" svg:stroke-width="0.05cm" draw:fill-color="#000000" loext:decorative="false"/>
    </style:style>
    <style:style style:name="gr268" style:family="graphic" style:parent-style-name="standard">
      <style:graphic-properties svg:stroke-width="0.05cm" svg:stroke-color="#000000" draw:marker-start-width="0.35cm" draw:marker-end-width="0.35cm" draw:stroke-linejoin="round" svg:stroke-linecap="round" fo:padding-top="0.025cm" fo:padding-bottom="0.025cm" fo:padding-left="0.025cm" fo:padding-right="0.025cm" loext:decorative="false"/>
    </style:style>
    <style:style style:name="gr269"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0.658cm" fo:min-width="0.658cm" fo:padding-top="0.025cm" fo:padding-bottom="0.025cm" fo:padding-left="0.025cm" fo:padding-right="0.025cm" style:writing-mode="lr-tb" loext:decorative="false"/>
      <style:paragraph-properties style:writing-mode="lr-tb"/>
    </style:style>
    <style:style style:name="gr270"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1.65cm" fo:min-width="2.4cm" fo:padding-top="0.15cm" fo:padding-bottom="0.15cm" fo:padding-left="0.275cm" fo:padding-right="0.275cm" style:writing-mode="lr-tb" loext:decorative="false"/>
      <style:paragraph-properties style:writing-mode="lr-tb"/>
    </style:style>
    <style:style style:name="gr271" style:family="graphic" style:parent-style-name="standard">
      <style:graphic-properties svg:stroke-width="0.05cm" svg:stroke-color="#000000" draw:marker-start-width="0.275cm" draw:marker-end-width="0.275cm" draw:fill-color="#ffffff" draw:textarea-horizontal-align="justify" draw:textarea-vertical-align="middle" draw:auto-grow-height="false" fo:min-height="2.001cm" fo:min-width="3.001cm" fo:padding-top="0.025cm" fo:padding-bottom="0.025cm" fo:padding-left="0.025cm" fo:padding-right="0.025cm" style:writing-mode="lr-tb" loext:decorative="false"/>
      <style:paragraph-properties style:writing-mode="lr-tb"/>
    </style:style>
    <style:style style:name="gr272" style:family="graphic" style:parent-style-name="standard">
      <style:graphic-properties draw:stroke="solid" svg:stroke-width="0.05cm" svg:stroke-color="#000000" draw:marker-start-width="0.35cm" draw:marker-end-width="0.35cm" draw:fill="solid" draw:fill-color="#ffffff" draw:textarea-horizontal-align="justify" draw:textarea-vertical-align="middle" draw:auto-grow-height="false" fo:min-height="1.312cm" fo:min-width="3.508cm" fo:padding-top="0.025cm" fo:padding-bottom="0.025cm" fo:padding-left="0.025cm" fo:padding-right="0.025cm" loext:decorative="false"/>
    </style:style>
    <style:style style:name="gr273" style:family="graphic" style:parent-style-name="objectwithoutfill">
      <style:graphic-properties draw:stroke="solid" svg:stroke-width="0.05cm" svg:stroke-color="#000000" draw:marker-start-width="0.35cm" draw:marker-end-width="0.35cm" draw:fill="solid" draw:fill-color="#ffffff" fo:padding-top="0.025cm" fo:padding-bottom="0.025cm" fo:padding-left="0.025cm" fo:padding-right="0.025cm" loext:decorative="false"/>
    </style:style>
    <style:style style:name="gr274" style:family="graphic" style:parent-style-name="standard">
      <style:graphic-properties draw:stroke="none" svg:stroke-width="0.05cm" svg:stroke-color="#000000" draw:marker-start-width="0.245cm" draw:marker-end-width="0.245cm" draw:fill="none" draw:fill-color="#ffffff" draw:textarea-horizontal-align="justify" draw:textarea-vertical-align="middle" draw:auto-grow-height="false" fo:min-height="0.72cm" fo:min-width="1.47cm" fo:padding-top="0.14cm" fo:padding-bottom="0.14cm" fo:padding-left="0.265cm" fo:padding-right="0.265cm" style:writing-mode="lr-tb" loext:decorative="false"/>
      <style:paragraph-properties style:writing-mode="lr-tb"/>
    </style:style>
    <style:style style:name="gr275" style:family="graphic" style:parent-style-name="standard">
      <style:graphic-properties svg:stroke-width="0.05cm" svg:stroke-color="#000000" draw:marker-start-width="0.35cm" draw:marker-end-width="0.35cm" draw:fill="solid" draw:fill-color="#ffffff" draw:textarea-horizontal-align="justify" draw:textarea-vertical-align="middle" draw:auto-grow-height="false" fo:min-height="1.412cm" fo:min-width="2.706cm" fo:padding-top="0.025cm" fo:padding-bottom="0.025cm" fo:padding-left="0.025cm" fo:padding-right="0.025cm" draw:shadow="hidden" loext:decorative="false"/>
    </style:style>
    <style:style style:name="gr276" style:family="graphic" style:parent-style-name="standard">
      <style:graphic-properties svg:stroke-width="0.05cm" svg:stroke-color="#000000" draw:marker-start-width="0.35cm" draw:marker-end-width="0.35cm" draw:fill="solid" draw:fill-color="#ffffff" draw:textarea-horizontal-align="justify" draw:textarea-vertical-align="middle" draw:auto-grow-height="false" fo:min-height="0.5cm" fo:min-width="3.5cm" fo:padding-top="0.025cm" fo:padding-bottom="0.025cm" fo:padding-left="0.025cm" fo:padding-right="0.025cm" loext:decorative="false"/>
    </style:style>
    <style:style style:name="gr277" style:family="graphic" style:parent-style-name="objectwithoutfill">
      <style:graphic-properties svg:stroke-width="0.05cm" svg:stroke-color="#000000" draw:marker-start-width="0.35cm" draw:marker-end-width="0.35cm" draw:fill="solid" draw:fill-color="#ffffff" fo:padding-top="0.025cm" fo:padding-bottom="0.025cm" fo:padding-left="0.025cm" fo:padding-right="0.025cm" loext:decorative="false"/>
    </style:style>
    <style:style style:name="gr278"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1.414cm" fo:min-width="1.414cm" fo:padding-top="0.025cm" fo:padding-bottom="0.025cm" fo:padding-left="0.025cm" fo:padding-right="0.025cm" draw:shadow="hidden" loext:decorative="false"/>
    </style:style>
    <style:style style:name="gr279" style:family="graphic" style:parent-style-name="standard">
      <style:graphic-properties draw:stroke="none" svg:stroke-width="0.05cm" svg:stroke-color="#000000" draw:marker-start-width="0.275cm" draw:marker-end-width="0.275cm" draw:fill="solid" draw:fill-color="#ffffff" draw:textarea-horizontal-align="center" draw:textarea-vertical-align="middle" draw:auto-grow-height="false" fo:min-height="3cm" fo:min-width="3cm" fo:wrap-option="wrap" draw:shadow="hidden" loext:decorative="false"/>
    </style:style>
    <style:style style:name="gr280" style:family="graphic" style:parent-style-name="standard">
      <style:graphic-properties svg:stroke-width="0.05cm" svg:stroke-color="#000000" draw:marker-start-width="0.275cm" draw:marker-end-width="0.275cm" draw:fill="solid" draw:fill-color="#ffffff" draw:textarea-horizontal-align="center" draw:textarea-vertical-align="middle" draw:auto-grow-height="false" fo:min-height="3cm" fo:min-width="3cm" fo:padding-top="0.025cm" fo:padding-bottom="0.025cm" fo:padding-left="0.025cm" fo:padding-right="0.025cm" fo:wrap-option="wrap" draw:shadow="hidden" loext:decorative="false"/>
    </style:style>
    <style:style style:name="gr281" style:family="graphic" style:parent-style-name="objectwithoutfill">
      <style:graphic-properties draw:stroke="dash" draw:stroke-dash="Long_20_Dot" svg:stroke-width="0.08cm" svg:stroke-color="#000000" draw:marker-start-width="0.32cm" draw:marker-end-width="0.32cm" svg:stroke-linecap="butt" draw:fill="none" draw:textarea-vertical-align="middle" fo:padding-top="0.165cm" fo:padding-bottom="0.165cm" fo:padding-left="0.29cm" fo:padding-right="0.29cm" loext:decorative="false"/>
    </style:style>
    <style:style style:name="gr282" style:family="graphic" style:parent-style-name="objectwithoutfill">
      <style:graphic-properties draw:stroke="dash" draw:stroke-dash="Long_20_Dot" svg:stroke-width="0.08cm" svg:stroke-color="#000000" draw:marker-start="" draw:marker-start-width="0.32cm" draw:marker-end="" draw:marker-end-width="0.32cm" svg:stroke-linecap="butt" draw:fill="none" draw:textarea-vertical-align="middle" fo:padding-top="0.165cm" fo:padding-bottom="0.165cm" fo:padding-left="0.29cm" fo:padding-right="0.29cm" loext:decorative="false"/>
    </style:style>
    <style:style style:name="gr283" style:family="graphic" style:parent-style-name="standard">
      <style:graphic-properties svg:stroke-width="0.05cm" svg:stroke-color="#000000" draw:marker-start-width="0.275cm" draw:marker-end-width="0.275cm" draw:fill-color="#ffffff" draw:textarea-horizontal-align="justify" draw:textarea-vertical-align="middle" draw:auto-grow-height="false" fo:min-height="1.901cm" fo:min-width="2.901cm" fo:padding-top="0.025cm" fo:padding-bottom="0.025cm" fo:padding-left="0.025cm" fo:padding-right="0.025cm" style:writing-mode="lr-tb" loext:decorative="false"/>
      <style:paragraph-properties style:writing-mode="lr-tb"/>
    </style:style>
    <style:style style:name="gr284" style:family="graphic" style:parent-style-name="standard">
      <style:graphic-properties svg:stroke-width="0.05cm" svg:stroke-color="#000000" draw:fill="solid" draw:fill-color="#ffffff" draw:textarea-horizontal-align="justify" draw:textarea-vertical-align="middle" draw:auto-grow-height="false" fo:min-height="1.414cm" fo:min-width="1.414cm" fo:padding-top="0.025cm" fo:padding-bottom="0.025cm" fo:padding-left="0.025cm" fo:padding-right="0.025cm" style:writing-mode="lr-tb" loext:decorative="false"/>
      <style:paragraph-properties style:writing-mode="lr-tb"/>
    </style:style>
    <style:style style:name="gr285" style:family="graphic" style:parent-style-name="objectwithoutfill">
      <style:graphic-properties svg:stroke-width="0.05cm" svg:stroke-color="#000000" draw:marker-start-width="0.245cm" draw:marker-end-width="0.245cm" draw:fill="solid" draw:fill-color="#ffffff" draw:textarea-vertical-align="middle" fo:padding-top="0.15cm" fo:padding-bottom="0.15cm" fo:padding-left="0.275cm" fo:padding-right="0.275cm" loext:decorative="false"/>
    </style:style>
    <style:style style:name="gr286" style:family="graphic" style:parent-style-name="standard">
      <style:graphic-properties svg:stroke-width="0.05cm" svg:stroke-color="#000000" draw:marker-start-width="0.275cm" draw:marker-end-width="0.275cm" draw:fill-color="#ffffff" draw:textarea-horizontal-align="justify" draw:textarea-vertical-align="middle" draw:auto-grow-height="false" fo:min-height="1.7cm" fo:min-width="2.45cm" fo:padding-top="0.15cm" fo:padding-bottom="0.15cm" fo:padding-left="0.275cm" fo:padding-right="0.275cm" style:writing-mode="lr-tb" loext:decorative="false"/>
      <style:paragraph-properties style:writing-mode="lr-tb"/>
    </style:style>
    <style:style style:name="gr287"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min-height="1.7cm" fo:min-width="2.45cm" fo:padding-top="0.15cm" fo:padding-bottom="0.15cm" fo:padding-left="0.275cm" fo:padding-right="0.275cm" style:writing-mode="lr-tb" loext:decorative="false"/>
      <style:paragraph-properties style:writing-mode="lr-tb"/>
    </style:style>
    <style:style style:name="gr288" style:family="graphic" style:parent-style-name="standard">
      <style:graphic-properties svg:stroke-width="0.05cm" svg:stroke-color="#000000" draw:marker-start-width="0.275cm" draw:marker-end-width="0.275cm" draw:fill-color="#ffffff" draw:textarea-horizontal-align="justify" draw:textarea-vertical-align="middle" draw:auto-grow-height="false" fo:min-height="1.951cm" fo:min-width="2.951cm" fo:padding-top="0.025cm" fo:padding-bottom="0.025cm" fo:padding-left="0.025cm" fo:padding-right="0.025cm" style:writing-mode="lr-tb" loext:decorative="false"/>
      <style:paragraph-properties style:writing-mode="lr-tb"/>
    </style:style>
    <style:style style:name="gr289" style:family="graphic" style:parent-style-name="standard">
      <style:graphic-properties draw:stroke="solid" svg:stroke-width="0.05cm" svg:stroke-color="#000000" draw:marker-start-width="0.35cm" draw:marker-end-width="0.35cm" draw:fill="solid" draw:fill-color="#ffffff" draw:textarea-horizontal-align="justify" draw:textarea-vertical-align="middle" draw:auto-grow-height="false" fo:min-height="1.362cm" fo:min-width="3.558cm" fo:padding-top="0.025cm" fo:padding-bottom="0.025cm" fo:padding-left="0.025cm" fo:padding-right="0.025cm" loext:decorative="false"/>
    </style:style>
    <style:style style:name="gr290" style:family="graphic" style:parent-style-name="standard">
      <style:graphic-properties svg:stroke-width="0.05cm" svg:stroke-color="#000000" draw:fill="solid" draw:fill-color="#ffffff" draw:textarea-horizontal-align="justify" draw:textarea-vertical-align="middle" draw:auto-grow-height="false" fo:min-height="1.364cm" fo:min-width="1.364cm" fo:padding-top="0.025cm" fo:padding-bottom="0.025cm" fo:padding-left="0.025cm" fo:padding-right="0.025cm" style:writing-mode="lr-tb" loext:decorative="false"/>
      <style:paragraph-properties style:writing-mode="lr-tb"/>
    </style:style>
    <style:style style:name="gr291" style:family="graphic" style:parent-style-name="objectwithoutfill">
      <style:graphic-properties svg:stroke-width="0cm" svg:stroke-color="#000000" draw:marker-start-width="0.2cm" draw:marker-end="Arrowheads_20_13" draw:marker-end-width="0.3cm" draw:fill="none" draw:textarea-vertical-align="middle" fo:padding-top="0.125cm" fo:padding-bottom="0.125cm" fo:padding-left="0.25cm" fo:padding-right="0.25cm" loext:decorative="false"/>
    </style:style>
    <style:style style:name="gr292" style:family="graphic" style:parent-style-name="standard">
      <style:graphic-properties svg:stroke-width="0cm" svg:stroke-color="#000000" draw:marker-start="" draw:marker-start-width="0.2cm" draw:marker-end="" draw:marker-end-width="0.2cm" draw:fill="solid" draw:fill-color="#ffffff" draw:textarea-horizontal-align="justify" draw:textarea-vertical-align="middle" draw:auto-grow-height="false" fo:min-height="0.75cm" fo:min-width="2.5cm" fo:padding-top="0.125cm" fo:padding-bottom="0.125cm" fo:padding-left="0.25cm" fo:padding-right="0.25cm" style:writing-mode="lr-tb" loext:decorative="false"/>
      <style:paragraph-properties style:writing-mode="lr-tb"/>
    </style:style>
    <style:style style:name="gr293" style:family="graphic" style:parent-style-name="standard">
      <style:graphic-properties svg:stroke-width="0cm" svg:stroke-color="#000000" draw:marker-start="" draw:marker-start-width="0.2cm" draw:marker-end="" draw:marker-end-width="0.2cm" draw:stroke-linejoin="round" svg:stroke-linecap="round" fo:padding-top="0cm" fo:padding-bottom="0cm" fo:padding-left="0cm" fo:padding-right="0cm" loext:decorative="false"/>
    </style:style>
    <style:style style:name="gr294" style:family="graphic" style:parent-style-name="objectwithoutfill">
      <style:graphic-properties svg:stroke-width="0cm" svg:stroke-color="#000000" draw:marker-start="" draw:marker-start-width="0.2cm" draw:marker-end="" draw:marker-end-width="0.2cm" draw:stroke-linejoin="round" svg:stroke-linecap="round" draw:fill="none" fo:padding-top="0cm" fo:padding-bottom="0cm" fo:padding-left="0cm" fo:padding-right="0cm" loext:decorative="false"/>
    </style:style>
    <style:style style:name="gr295" style:family="graphic" style:parent-style-name="standard">
      <style:graphic-properties svg:stroke-width="0cm" svg:stroke-color="#000000" draw:marker-start="" draw:marker-start-width="0.2cm" draw:marker-end="" draw:marker-end-width="0.2cm" draw:fill="solid" draw:fill-color="#ffffff" draw:textarea-horizontal-align="justify" draw:textarea-vertical-align="middle" draw:auto-grow-height="false" fo:min-height="0.65cm" fo:min-width="2.4cm" fo:padding-top="0.125cm" fo:padding-bottom="0.125cm" fo:padding-left="0.25cm" fo:padding-right="0.25cm" style:writing-mode="lr-tb" loext:decorative="false"/>
      <style:paragraph-properties style:writing-mode="lr-tb"/>
    </style:style>
    <style:style style:name="gr296" style:family="graphic" style:parent-style-name="standard">
      <style:graphic-properties svg:stroke-width="0cm" svg:stroke-color="#000000" draw:marker-start="" draw:marker-start-width="0.2cm" draw:marker-end="" draw:marker-end-width="0.2cm" draw:fill="solid" draw:fill-color="#ffffff" draw:textarea-horizontal-align="justify" draw:textarea-vertical-align="middle" draw:auto-grow-height="false" fo:min-height="0.75cm" fo:min-width="0.52cm" fo:padding-top="0.125cm" fo:padding-bottom="0.125cm" fo:padding-left="0.25cm" fo:padding-right="0.25cm" style:writing-mode="lr-tb" loext:decorative="false"/>
      <style:paragraph-properties style:writing-mode="lr-tb"/>
    </style:style>
    <style:style style:name="gr297" style:family="graphic" style:parent-style-name="objectwithoutfill">
      <style:graphic-properties svg:stroke-width="0cm" svg:stroke-color="#000000" draw:marker-start="" draw:marker-start-width="0.2cm" draw:marker-end="" draw:marker-end-width="0.2cm" svg:stroke-linecap="round" draw:fill="none" fo:padding-top="0cm" fo:padding-bottom="0cm" fo:padding-left="0cm" fo:padding-right="0cm" loext:decorative="false"/>
    </style:style>
    <style:style style:name="gr298" style:family="graphic" style:parent-style-name="standard">
      <style:graphic-properties svg:stroke-width="0cm" svg:stroke-color="#000000" draw:marker-start-width="0.35cm" draw:marker-end="" draw:marker-end-width="0.35cm" draw:fill="solid" draw:fill-color="#ffffff" draw:textarea-horizontal-align="justify" draw:textarea-vertical-align="middle" draw:auto-grow-height="false" fo:min-height="0.75cm" fo:min-width="0.51cm" fo:padding-top="0.125cm" fo:padding-bottom="0.125cm" fo:padding-left="0.25cm" fo:padding-right="0.25cm" style:writing-mode="lr-tb" loext:decorative="false"/>
      <style:paragraph-properties style:writing-mode="lr-tb"/>
    </style:style>
    <style:style style:name="gr299" style:family="graphic" style:parent-style-name="standard">
      <style:graphic-properties svg:stroke-width="0cm" svg:stroke-color="#000000" draw:marker-start-width="0.35cm" draw:marker-end="" draw:marker-end-width="0.35cm" draw:fill="none" draw:textarea-horizontal-align="justify" draw:textarea-vertical-align="middle" draw:auto-grow-height="false" fo:min-height="0.354cm" fo:min-width="0.357cm" fo:padding-top="0cm" fo:padding-bottom="0cm" fo:padding-left="0cm" fo:padding-right="0cm" loext:decorative="false"/>
    </style:style>
    <style:style style:name="gr300" style:family="graphic" style:parent-style-name="objectwithoutfill">
      <style:graphic-properties svg:stroke-width="0cm" svg:stroke-color="#000000" draw:marker-start-width="0.35cm" draw:marker-end="" draw:marker-end-width="0.35cm" draw:fill="none" fo:padding-top="0cm" fo:padding-bottom="0cm" fo:padding-left="0cm" fo:padding-right="0cm" loext:decorative="false"/>
    </style:style>
    <style:style style:name="gr301" style:family="graphic" style:parent-style-name="standard">
      <style:graphic-properties draw:stroke="none" svg:stroke-width="0cm" draw:marker-end="" draw:fill-color="#000000" loext:decorative="false"/>
    </style:style>
    <style:style style:name="gr302" style:family="graphic" style:parent-style-name="standard">
      <style:graphic-properties draw:stroke="none" svg:stroke-width="0cm" draw:fill-color="#000000" loext:decorative="false"/>
      <style:paragraph-properties style:writing-mode="lr-tb"/>
    </style:style>
    <style:style style:name="gr303" style:family="graphic" style:parent-style-name="standard">
      <style:graphic-properties svg:stroke-width="0cm" svg:stroke-color="#000000" draw:marker-start="" draw:marker-start-width="0.2cm" draw:marker-end="" draw:marker-end-width="0.2cm" draw:fill="solid" draw:fill-color="#ffffff" draw:textarea-horizontal-align="justify" draw:textarea-vertical-align="middle" draw:auto-grow-height="false" fo:min-height="0.75cm" fo:min-width="0.5cm" fo:padding-top="0.125cm" fo:padding-bottom="0.125cm" fo:padding-left="0.25cm" fo:padding-right="0.25cm" style:writing-mode="lr-tb" loext:decorative="false"/>
      <style:paragraph-properties style:writing-mode="lr-tb"/>
    </style:style>
    <style:style style:name="gr304" style:family="graphic" style:parent-style-name="standard">
      <style:graphic-properties draw:stroke="solid" draw:stroke-dash="Long_20_Dash_20__28_Rounded_29_" svg:stroke-width="0cm" svg:stroke-color="#000000" draw:marker-start-width="0.2cm" draw:marker-end-width="0.2cm" svg:stroke-linecap="round" draw:fill="solid" draw:fill-color="#dddddd" loext:fill-use-slide-background="false" draw:textarea-horizontal-align="justify" draw:textarea-vertical-align="top" draw:auto-grow-height="false" fo:min-height="4.75cm" fo:min-width="8.5cm" fo:padding-top="0.125cm" fo:padding-bottom="0.125cm" fo:padding-left="0.25cm" fo:padding-right="0.25cm" style:writing-mode="lr-tb" loext:decorative="false"/>
      <style:paragraph-properties style:writing-mode="lr-tb"/>
    </style:style>
    <style:style style:name="gr305" style:family="graphic" style:parent-style-name="standard" style:list-style-name="L1">
      <style:graphic-properties draw:stroke="solid" draw:stroke-dash="Long_20_Dash_20__28_Rounded_29_" svg:stroke-width="0cm" svg:stroke-color="#000000" draw:marker-start-width="0.2cm" draw:marker-end-width="0.2cm" svg:stroke-linecap="round" draw:fill="solid" draw:fill-color="#dddddd" loext:fill-use-slide-background="false" draw:textarea-horizontal-align="justify" draw:textarea-vertical-align="top" draw:auto-grow-height="false" fo:min-height="4.75cm" fo:min-width="4.5cm" fo:padding-top="0.125cm" fo:padding-bottom="0.125cm" fo:padding-left="0.25cm" fo:padding-right="0.25cm" style:writing-mode="lr-tb" loext:decorative="false"/>
      <style:paragraph-properties style:writing-mode="lr-tb"/>
    </style:style>
    <style:style style:name="gr306" style:family="graphic" style:parent-style-name="standard">
      <style:graphic-properties svg:stroke-width="0cm" svg:stroke-color="#000000" draw:marker-start-width="0.2cm" draw:marker-end="" draw:marker-end-width="0.2cm" draw:fill="solid" draw:fill-color="#ffffff" draw:textarea-horizontal-align="justify" draw:textarea-vertical-align="middle" draw:auto-grow-height="false" fo:min-height="0.75cm" fo:min-width="2.5cm" fo:padding-top="0.125cm" fo:padding-bottom="0.125cm" fo:padding-left="0.25cm" fo:padding-right="0.25cm" style:writing-mode="lr-tb" loext:decorative="false"/>
      <style:paragraph-properties style:writing-mode="lr-tb"/>
    </style:style>
    <style:style style:name="gr307" style:family="graphic" style:parent-style-name="standard">
      <style:graphic-properties svg:stroke-width="0cm" svg:stroke-color="#000000" draw:marker-start-width="0.2cm" draw:marker-end="" draw:marker-end-width="0.2cm" draw:stroke-linejoin="round" svg:stroke-linecap="round" fo:padding-top="0cm" fo:padding-bottom="0cm" fo:padding-left="0cm" fo:padding-right="0cm" loext:decorative="false"/>
    </style:style>
    <style:style style:name="gr308" style:family="graphic" style:parent-style-name="objectwithoutfill">
      <style:graphic-properties svg:stroke-width="0cm" svg:stroke-color="#000000" draw:marker-start-width="0.2cm" draw:marker-end="" draw:marker-end-width="0.2cm" draw:stroke-linejoin="round" svg:stroke-linecap="round" draw:fill="none" fo:padding-top="0cm" fo:padding-bottom="0cm" fo:padding-left="0cm" fo:padding-right="0cm" loext:decorative="false"/>
    </style:style>
    <style:style style:name="gr30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1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1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1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1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1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1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16" style:family="graphic" style:parent-style-name="standard">
      <style:graphic-properties draw:stroke="none" svg:stroke-width="0cm" svg:stroke-color="#000000" draw:fill="none" draw:fill-color="#ffffff" draw:textarea-horizontal-align="left" draw:auto-grow-height="true" draw:auto-grow-width="true" fo:min-height="0.497cm" fo:min-width="0.474cm" loext:decorative="false"/>
      <style:paragraph-properties style:writing-mode="lr-tb"/>
    </style:style>
    <style:style style:name="gr317" style:family="graphic" style:parent-style-name="standard">
      <style:graphic-properties svg:stroke-width="0cm" svg:stroke-color="#000000" draw:marker-start-width="0.2cm" draw:marker-end-width="0.2cm" draw:fill-color="#dddddd" draw:textarea-horizontal-align="justify" draw:textarea-vertical-align="top" draw:auto-grow-height="false" fo:min-height="4.75cm" fo:min-width="2.5cm" fo:padding-top="0.125cm" fo:padding-bottom="0.125cm" fo:padding-left="0.25cm" fo:padding-right="0.25cm" style:writing-mode="lr-tb" loext:decorative="false"/>
      <style:paragraph-properties style:writing-mode="lr-tb"/>
    </style:style>
    <style:style style:name="gr318"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dddddd"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3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32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3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3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3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3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34" style:family="graphic" style:parent-style-name="standard">
      <style:graphic-properties svg:stroke-width="0cm" svg:stroke-color="#000000" draw:marker-start-width="0.2cm" draw:marker-end-width="0.2cm" draw:textarea-horizontal-align="center" draw:textarea-vertical-align="middle" fo:padding-top="0.125cm" fo:padding-bottom="0.125cm" fo:padding-left="0.25cm" fo:padding-right="0.25cm" loext:decorative="false"/>
    </style:style>
    <style:style style:name="gr335"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dddddd"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3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3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339" style:family="graphic" style:parent-style-name="standard">
      <style:graphic-properties draw:stroke="none" svg:stroke-width="0cm" draw:fill-color="#dddddd" draw:textarea-horizontal-align="justify" draw:textarea-vertical-align="middle" draw:auto-grow-height="false" fo:min-height="1cm" fo:min-width="1cm" loext:decorative="false"/>
    </style:style>
    <style:style style:name="gr340"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1"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2"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3"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4"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5" style:family="graphic" style:parent-style-name="standard">
      <style:graphic-properties svg:stroke-width="0cm" svg:stroke-color="#000000" draw:marker-start-width="0.2cm" draw:marker-end-width="0.2cm" draw:fill-color="#e8e8e8" draw:textarea-horizontal-align="justify" draw:textarea-vertical-align="top" draw:auto-grow-height="false" fo:min-height="4.765cm" fo:min-width="2.5cm" fo:padding-top="0.125cm" fo:padding-bottom="0.125cm" fo:padding-left="0.25cm" fo:padding-right="0.25cm" style:writing-mode="lr-tb" loext:decorative="false"/>
      <style:paragraph-properties style:writing-mode="lr-tb"/>
    </style:style>
    <style:style style:name="gr34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0" style:family="graphic" style:parent-style-name="standard">
      <style:graphic-properties svg:stroke-width="0cm" svg:stroke-color="#000000" draw:fill-color="#ffffff" draw:textarea-horizontal-align="justify" draw:textarea-vertical-align="middle" draw:auto-grow-height="false" fo:min-height="0.501cm" fo:min-width="1.501cm" style:writing-mode="lr-tb" loext:decorative="false"/>
      <style:paragraph-properties style:writing-mode="lr-tb"/>
    </style:style>
    <style:style style:name="gr36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93" style:family="graphic" style:parent-style-name="standard" style:list-style-name="L1">
      <style:graphic-properties svg:stroke-width="0cm" svg:stroke-color="#000000" draw:marker-start-width="0.2cm" draw:marker-end-width="0.2cm" draw:fill-color="#dddddd" draw:textarea-horizontal-align="justify" draw:textarea-vertical-align="top" draw:auto-grow-height="false" fo:min-height="4.75cm" fo:min-width="2.5cm" fo:padding-top="0.125cm" fo:padding-bottom="0.125cm" fo:padding-left="0.25cm" fo:padding-right="0.25cm" style:writing-mode="lr-tb" loext:decorative="false"/>
      <style:paragraph-properties style:writing-mode="lr-tb"/>
    </style:style>
    <style:style style:name="gr394"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569cm" fo:min-width="0.5cm" fo:padding-top="0.125cm" fo:padding-bottom="0.125cm" fo:padding-left="0.25cm" fo:padding-right="0.25cm" fo:wrap-option="wrap" draw:shadow="hidden" draw:shadow-offset-x="0.2cm" draw:shadow-offset-y="0.2cm" draw:shadow-color="#808080" loext:decorative="false"/>
    </style:style>
    <style:style style:name="gr39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9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9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98"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266cm" fo:min-width="0cm" fo:padding-top="0.125cm" fo:padding-bottom="0.125cm" fo:padding-left="0.25cm" fo:padding-right="0.25cm" fo:wrap-option="wrap" draw:shadow="hidden" draw:shadow-offset-x="0.2cm" draw:shadow-offset-y="0.2cm" draw:shadow-color="#808080" loext:decorative="false"/>
    </style:style>
    <style:style style:name="gr399"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00"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01"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02"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0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7"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569cm" fo:min-width="0.5cm" fo:padding-top="0.125cm" fo:padding-bottom="0.125cm" fo:padding-left="0.25cm" fo:padding-right="0.25cm" fo:wrap-option="wrap" draw:shadow="hidden" draw:shadow-offset-x="0.2cm" draw:shadow-offset-y="0.2cm" draw:shadow-color="#808080" loext:decorative="false"/>
    </style:style>
    <style:style style:name="gr40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1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11"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266cm" fo:min-width="0cm" fo:padding-top="0.125cm" fo:padding-bottom="0.125cm" fo:padding-left="0.25cm" fo:padding-right="0.25cm" fo:wrap-option="wrap" draw:shadow="hidden" draw:shadow-offset-x="0.2cm" draw:shadow-offset-y="0.2cm" draw:shadow-color="#808080" loext:decorative="false"/>
    </style:style>
    <style:style style:name="gr412"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13"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14"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15"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16" style:family="graphic" style:parent-style-name="standard">
      <style:graphic-properties svg:stroke-width="0cm" svg:stroke-color="#000000" draw:marker-start-width="0.2cm" draw:marker-end-width="0.2cm" draw:fill="solid" draw:fill-color="#e8e8e8" draw:textarea-horizontal-align="justify" draw:textarea-vertical-align="top" draw:auto-grow-height="false" fo:min-height="4.75cm" fo:min-width="2.5cm" fo:padding-top="0.125cm" fo:padding-bottom="0.125cm" fo:padding-left="0.25cm" fo:padding-right="0.25cm" style:writing-mode="lr-tb" loext:decorative="false"/>
      <style:paragraph-properties style:writing-mode="lr-tb"/>
    </style:style>
    <style:style style:name="gr417" style:family="graphic" style:parent-style-name="standard">
      <style:graphic-properties svg:stroke-color="#000000" draw:fill="solid" draw:fill-color="#ffffff" draw:textarea-horizontal-align="justify" draw:textarea-vertical-align="top" draw:auto-grow-height="false" fo:min-height="2cm" fo:min-width="2cm" style:writing-mode="lr-tb" loext:decorative="false"/>
      <style:paragraph-properties style:writing-mode="lr-tb"/>
    </style:style>
    <style:style style:name="gr418" style:family="graphic" style:parent-style-name="objectwithoutfill">
      <style:graphic-properties svg:stroke-color="#000000" draw:marker-end="Arrowheads_20_16" draw:marker-end-width="0.3cm" draw:fill="solid" draw:fill-color="#ffffff" loext:decorative="false"/>
    </style:style>
    <style:style style:name="gr419" style:family="graphic" style:parent-style-name="objectwithoutfill">
      <style:graphic-properties draw:stroke="solid" svg:stroke-color="#000000" draw:marker-end="Arrowheads_20_1" draw:fill="solid" draw:fill-color="#ffffff" loext:decorative="false"/>
    </style:style>
    <style:style style:name="gr42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paragraph-properties style:writing-mode="lr-tb"/>
    </style:style>
    <style:style style:name="gr42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2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2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2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2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28" style:family="graphic" style:parent-style-name="standard">
      <style:graphic-properties draw:stroke="none" svg:stroke-width="0cm" svg:stroke-color="#000000" draw:fill="none" draw:fill-color="#ffffff" draw:textarea-horizontal-align="left" draw:auto-grow-height="true" draw:auto-grow-width="true" fo:min-height="0.497cm" fo:min-width="0.469cm" loext:decorative="false"/>
      <style:paragraph-properties style:writing-mode="lr-tb"/>
    </style:style>
    <style:style style:name="gr429"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13.55cm" fo:min-width="18.3cm" fo:padding-top="0.225cm" fo:padding-bottom="0.225cm" fo:padding-left="0.35cm" fo:padding-right="0.35cm" style:writing-mode="lr-tb" loext:decorative="false"/>
      <style:paragraph-properties style:writing-mode="lr-tb"/>
    </style:style>
    <style:style style:name="gr430"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13.55cm" fo:min-width="22.3cm" fo:padding-top="0.225cm" fo:padding-bottom="0.225cm" fo:padding-left="0.35cm" fo:padding-right="0.35cm" style:writing-mode="lr-tb" loext:decorative="false"/>
      <style:paragraph-properties style:writing-mode="lr-tb"/>
    </style:style>
    <style:style style:name="gr431"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13.55cm" fo:min-width="32.3cm" fo:padding-top="0.225cm" fo:padding-bottom="0.225cm" fo:padding-left="0.35cm" fo:padding-right="0.35cm" style:writing-mode="lr-tb" loext:decorative="false"/>
      <style:paragraph-properties style:writing-mode="lr-tb"/>
    </style:style>
    <style:style style:name="gr432" style:family="graphic" style:parent-style-name="standard">
      <style:graphic-properties draw:stroke="none" draw:fill="none" loext:decorative="false"/>
      <style:paragraph-properties style:writing-mode="lr-tb"/>
    </style:style>
    <style:style style:name="gr433" style:family="graphic" style:parent-style-name="standard" style:list-style-name="L1">
      <style:graphic-properties svg:stroke-width="0cm" svg:stroke-color="#000000" draw:marker-start-width="0.2cm" draw:marker-end-width="0.2cm" draw:fill-color="#dddddd" draw:textarea-horizontal-align="justify" draw:textarea-vertical-align="top" draw:auto-grow-height="false" fo:min-height="4.75cm" fo:min-width="2.5cm" fo:padding-top="0.125cm" fo:padding-bottom="0.125cm" fo:padding-left="0.25cm" fo:padding-right="0.25cm" style:writing-mode="lr-tb" loext:decorative="false"/>
      <style:paragraph-properties style:writing-mode="lr-tb"/>
    </style:style>
    <style:style style:name="gr43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paragraph-properties style:writing-mode="lr-tb"/>
    </style:style>
    <style:style style:name="gr43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3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3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2" style:family="graphic" style:parent-style-name="standard">
      <style:graphic-properties draw:stroke="none" svg:stroke-width="0cm" svg:stroke-color="#000000" draw:fill="none" draw:fill-color="#ffffff" draw:textarea-horizontal-align="left" draw:auto-grow-height="true" draw:auto-grow-width="true" fo:min-height="0.497cm" fo:min-width="0.418cm" loext:decorative="false"/>
      <style:paragraph-properties style:writing-mode="lr-tb"/>
    </style:style>
    <style:style style:name="gr443" style:family="graphic" style:parent-style-name="standard" style:list-style-name="L1">
      <style:graphic-properties svg:stroke-width="0cm" svg:stroke-color="#000000" draw:marker-start-width="0.2cm" draw:marker-end-width="0.2cm" draw:fill-color="#dddddd" draw:textarea-horizontal-align="justify" draw:textarea-vertical-align="top" draw:auto-grow-height="false" fo:min-height="4.75cm" fo:min-width="2.5cm" fo:padding-top="0.125cm" fo:padding-bottom="0.125cm" fo:padding-left="0.25cm" fo:padding-right="0.25cm" style:writing-mode="lr-tb" loext:decorative="false"/>
      <style:paragraph-properties style:writing-mode="lr-tb"/>
    </style:style>
    <style:style style:name="gr44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paragraph-properties style:writing-mode="lr-tb"/>
    </style:style>
    <style:style style:name="gr44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2"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13.55cm" fo:min-width="19.3cm" fo:padding-top="0.225cm" fo:padding-bottom="0.225cm" fo:padding-left="0.35cm" fo:padding-right="0.35cm" style:writing-mode="lr-tb" loext:decorative="false"/>
      <style:paragraph-properties style:writing-mode="lr-tb"/>
    </style:style>
    <style:style style:name="gr45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5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8"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5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1"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62"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6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4"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65" style:family="graphic" style:parent-style-name="objectwithoutfill">
      <style:graphic-properties svg:stroke-color="#000000" draw:fill="none" loext:decorative="false"/>
    </style:style>
    <style:style style:name="gr46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6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7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74"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7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7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78" style:family="graphic" style:parent-style-name="objectwithoutfill">
      <style:graphic-properties svg:stroke-width="0.2cm" svg:stroke-color="#000000" draw:marker-start-width="0.5cm" draw:marker-end-width="0.6cm" draw:fill="none" fo:padding-top="0.1cm" fo:padding-bottom="0.1cm" fo:padding-left="0.1cm" fo:padding-right="0.1cm" loext:decorative="false"/>
    </style:style>
    <style:style style:name="gr479" style:family="graphic" style:parent-style-name="Object_20_with_20_no_20_fill_20_and_20_no_20_line">
      <style:graphic-properties draw:textarea-horizontal-align="center" draw:textarea-vertical-align="middle" draw:ole-draw-aspect="1" style:protect="size" loext:decorative="false"/>
    </style:style>
    <style:style style:name="gr48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82"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83"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8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85"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8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8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88"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8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91"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92"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9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9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49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49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9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9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0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0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0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0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04"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0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0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0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08"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0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10"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11"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1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13"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14"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1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16"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17"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19"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2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2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2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24"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2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2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28"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2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32"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3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36" style:family="graphic" style:parent-style-name="objectwithoutfill">
      <style:graphic-properties svg:stroke-width="0.4cm" svg:stroke-color="#000000" draw:marker-start-width="0.8cm" draw:marker-end-width="0.9cm" draw:fill="none" fo:padding-top="0.2cm" fo:padding-bottom="0.2cm" fo:padding-left="0.2cm" fo:padding-right="0.2cm" loext:decorative="false"/>
    </style:style>
    <style:style style:name="gr537"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9"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4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4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2"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43"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4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5"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4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4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53"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55"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5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5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58"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5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61"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62"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6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64"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65"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6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67"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68"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70"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71"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5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73"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74" style:family="graphic" style:parent-style-name="standard">
      <style:graphic-properties svg:stroke-width="0.2cm" svg:stroke-color="#000000" draw:marker-start-width="0.5cm" draw:marker-end-width="0.5cm" fo:padding-top="0.1cm" fo:padding-bottom="0.1cm" fo:padding-left="0.1cm" fo:padding-right="0.1cm" loext:decorative="false"/>
    </style:style>
    <style:style style:name="gr575" style:family="graphic" style:parent-style-name="standard">
      <style:graphic-properties svg:stroke-width="0.2cm" svg:stroke-color="#000000" draw:marker-start-width="0.5cm" draw:marker-end-width="0.5cm" draw:fill="none" draw:textarea-horizontal-align="justify" draw:textarea-vertical-align="middle" draw:auto-grow-height="false" fo:min-height="2.122cm" fo:min-width="2.122cm" fo:padding-top="0.1cm" fo:padding-bottom="0.1cm" fo:padding-left="0.1cm" fo:padding-right="0.1cm" loext:decorative="false"/>
    </style:style>
    <style:style style:name="gr576"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13.55cm" fo:min-width="20.3cm" fo:padding-top="0.225cm" fo:padding-bottom="0.225cm" fo:padding-left="0.35cm" fo:padding-right="0.35cm" style:writing-mode="lr-tb" loext:decorative="false"/>
      <style:paragraph-properties style:writing-mode="lr-tb"/>
    </style:style>
    <style:style style:name="gr577"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5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5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93" style:family="graphic" style:parent-style-name="standard">
      <style:graphic-properties draw:stroke="none" svg:stroke-width="0cm" draw:fill-color="#ffffff" draw:textarea-horizontal-align="justify" draw:textarea-vertical-align="middle" draw:auto-grow-height="false" fo:min-height="1cm" fo:min-width="1cm" loext:decorative="false"/>
    </style:style>
    <style:style style:name="gr594"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95"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96"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97"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98"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9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60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0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0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03" style:family="graphic" style:parent-style-name="standard">
      <style:graphic-properties draw:stroke="none" draw:fill-color="#ffffff" draw:textarea-horizontal-align="justify" draw:textarea-vertical-align="middle" draw:auto-grow-height="false" fo:min-height="1cm" fo:min-width="1cm" loext:decorative="false"/>
    </style:style>
    <style:style style:name="gr60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05" style:family="graphic" style:parent-style-name="standard" style:list-style-name="L2">
      <style:graphic-properties draw:stroke="solid" svg:stroke-width="0.03cm" svg:stroke-color="#000000" draw:marker-start="" draw:marker-start-width="0.345cm" draw:marker-start-center="false" draw:marker-end="" draw:marker-end-width="0.345cm" draw:marker-end-center="false" draw:fill="solid" draw:fill-color="#99ccff" draw:textarea-horizontal-align="center" draw:textarea-vertical-align="middle" fo:padding-top="0.14cm" fo:padding-bottom="0.14cm" fo:padding-left="0.265cm" fo:padding-right="0.265cm" fo:wrap-option="wrap" draw:shadow="hidden" draw:shadow-offset-x="0.3cm" draw:shadow-offset-y="0.3cm" draw:shadow-color="#808080" loext:decorative="false"/>
    </style:style>
    <style:style style:name="gr60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0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0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0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1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61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12"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13"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61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15"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1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6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2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2"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3"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4"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5"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6"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7"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6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4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4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42" style:family="graphic" style:parent-style-name="standard" style:list-style-name="L2">
      <style:graphic-properties draw:stroke="solid" svg:stroke-width="0.03cm" svg:stroke-color="#000000" draw:marker-start="" draw:marker-start-width="0.345cm" draw:marker-start-center="false" draw:marker-end="" draw:marker-end-width="0.345cm" draw:marker-end-center="false" draw:fill="solid" draw:fill-color="#99ccff" draw:textarea-horizontal-align="center" draw:textarea-vertical-align="middle" fo:padding-top="0.14cm" fo:padding-bottom="0.14cm" fo:padding-left="0.265cm" fo:padding-right="0.265cm" fo:wrap-option="wrap" draw:shadow="hidden" draw:shadow-offset-x="0.3cm" draw:shadow-offset-y="0.3cm" draw:shadow-color="#808080" loext:decorative="false"/>
    </style:style>
    <style:style style:name="gr64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4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4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4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47"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6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49"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5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6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52"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53"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6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55"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56" style:family="graphic" style:parent-style-name="standard">
      <style:graphic-properties svg:stroke-width="0cm" svg:stroke-color="#000000" draw:marker-start="" draw:marker-start-width="0.2cm" draw:marker-end="" draw:marker-end-width="0.2cm" draw:fill="solid" draw:fill-color="#ffffff" draw:textarea-horizontal-align="justify" draw:textarea-vertical-align="middle" draw:auto-grow-height="false" fo:min-height="1.75cm" fo:min-width="1.5cm" fo:padding-top="0.125cm" fo:padding-bottom="0.125cm" fo:padding-left="0.25cm" fo:padding-right="0.25cm" style:writing-mode="lr-tb" loext:decorative="false"/>
      <style:paragraph-properties style:writing-mode="lr-tb"/>
    </style:style>
    <style:style style:name="gr657" style:family="graphic" style:parent-style-name="standard">
      <style:graphic-properties draw:stroke="none" draw:fill="none" draw:fill-color="#ffffff" draw:textarea-horizontal-align="justify" draw:textarea-vertical-align="middle" draw:auto-grow-height="false" fo:min-height="0.5cm" fo:min-width="2cm" style:writing-mode="lr-tb" loext:decorative="false"/>
      <style:paragraph-properties style:writing-mode="lr-tb"/>
    </style:style>
    <style:style style:name="gr658"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65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6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4"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5"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6"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7"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8"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68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8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8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84" style:family="graphic" style:parent-style-name="standard" style:list-style-name="L2">
      <style:graphic-properties draw:stroke="solid" svg:stroke-width="0.03cm" svg:stroke-color="#000000" draw:marker-start="" draw:marker-start-width="0.345cm" draw:marker-start-center="false" draw:marker-end="" draw:marker-end-width="0.345cm" draw:marker-end-center="false" draw:fill="solid" draw:fill-color="#99ccff" draw:textarea-horizontal-align="center" draw:textarea-vertical-align="middle" fo:padding-top="0.14cm" fo:padding-bottom="0.14cm" fo:padding-left="0.265cm" fo:padding-right="0.265cm" fo:wrap-option="wrap" draw:shadow="hidden" draw:shadow-offset-x="0.3cm" draw:shadow-offset-y="0.3cm" draw:shadow-color="#808080" loext:decorative="false"/>
    </style:style>
    <style:style style:name="gr68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8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8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8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8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6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91"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92"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6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94"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95"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69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9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9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9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1"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2"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3"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4"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5"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7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72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21" style:family="graphic" style:parent-style-name="standard" style:list-style-name="L2">
      <style:graphic-properties draw:stroke="solid" svg:stroke-width="0.03cm" svg:stroke-color="#000000" draw:marker-start="" draw:marker-start-width="0.345cm" draw:marker-start-center="false" draw:marker-end="" draw:marker-end-width="0.345cm" draw:marker-end-center="false" draw:fill="solid" draw:fill-color="#99ccff" draw:textarea-horizontal-align="center" draw:textarea-vertical-align="middle" fo:padding-top="0.14cm" fo:padding-bottom="0.14cm" fo:padding-left="0.265cm" fo:padding-right="0.265cm" fo:wrap-option="wrap" draw:shadow="hidden" draw:shadow-offset-x="0.3cm" draw:shadow-offset-y="0.3cm" draw:shadow-color="#808080" loext:decorative="false"/>
    </style:style>
    <style:style style:name="gr72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2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2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72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28"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72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73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31"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732"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73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3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3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7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3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3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0"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1"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2"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3"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4" style:family="graphic" style:parent-style-name="standard" style:list-style-name="L2">
      <style:graphic-properties draw:stroke="solid" svg:stroke-width="0cm" svg:stroke-color="#000000" draw:marker-start="" draw:marker-start-width="0.33cm" draw:marker-start-center="false" draw:marker-end="" draw:marker-end-width="0.33cm" draw:marker-end-center="false" svg:stroke-linecap="round"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5"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74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7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50" style:family="graphic" style:parent-style-name="standard" style:list-style-name="L2">
      <style:graphic-properties draw:stroke="solid" svg:stroke-width="0.03cm" svg:stroke-color="#000000" draw:marker-start="" draw:marker-start-width="0.345cm" draw:marker-start-center="false" draw:marker-end="" draw:marker-end-width="0.345cm" draw:marker-end-center="false" draw:fill="solid" draw:fill-color="#99ccff" draw:textarea-horizontal-align="center" draw:textarea-vertical-align="middle" fo:padding-top="0.14cm" fo:padding-bottom="0.14cm" fo:padding-left="0.265cm" fo:padding-right="0.265cm" fo:wrap-option="wrap" draw:shadow="hidden" draw:shadow-offset-x="0.3cm" draw:shadow-offset-y="0.3cm" draw:shadow-color="#808080" loext:decorative="false"/>
    </style:style>
    <style:style style:name="gr7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5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55"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3cm" draw:shadow-offset-y="0.3cm" draw:shadow-color="#808080" loext:decorative="false"/>
    </style:style>
    <style:style style:name="gr75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57"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75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5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1"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251cm" fo:min-width="0cm" fo:padding-top="0.125cm" fo:padding-bottom="0.125cm" fo:padding-left="0.25cm" fo:padding-right="0.25cm" fo:wrap-option="wrap" draw:shadow="hidden" draw:shadow-offset-x="0.3cm" draw:shadow-offset-y="0.3cm" draw:shadow-color="#808080" loext:decorative="false"/>
    </style:style>
    <style:style style:name="gr76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76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9" style:family="graphic" style:parent-style-name="standard" style:list-style-name="L1">
      <style:graphic-properties draw:stroke="solid" draw:stroke-dash="Long_20_Dash_20__28_Rounded_29_" svg:stroke-width="0cm" svg:stroke-color="#000000" draw:marker-start-width="0.2cm" draw:marker-end-width="0.2cm" svg:stroke-linecap="round" draw:fill="solid" draw:fill-color="#dddddd" loext:fill-use-slide-background="false" draw:textarea-horizontal-align="justify" draw:textarea-vertical-align="top" draw:auto-grow-height="false" fo:min-height="4.75cm" fo:min-width="4.5cm" fo:padding-top="0.125cm" fo:padding-bottom="0.125cm" fo:padding-left="0.25cm" fo:padding-right="0.25cm" style:writing-mode="lr-tb" loext:decorative="false"/>
      <style:paragraph-properties style:writing-mode="lr-tb"/>
    </style:style>
    <style:style style:name="gr7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74" style:family="graphic" style:parent-style-name="standard">
      <style:graphic-properties svg:stroke-width="0cm" svg:stroke-color="#000000" draw:marker-start-width="0.2cm" draw:marker-end-width="0.2cm" draw:fill-color="#dddddd" draw:textarea-horizontal-align="justify" draw:textarea-vertical-align="top" draw:auto-grow-height="false" fo:min-height="8.75cm" fo:min-width="2.5cm" fo:padding-top="0.125cm" fo:padding-bottom="0.125cm" fo:padding-left="0.25cm" fo:padding-right="0.25cm" style:writing-mode="lr-tb" loext:decorative="false"/>
      <style:paragraph-properties style:writing-mode="lr-tb"/>
    </style:style>
    <style:style style:name="gr775"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569cm" fo:min-width="0.5cm" fo:padding-top="0.125cm" fo:padding-bottom="0.125cm" fo:padding-left="0.25cm" fo:padding-right="0.25cm" fo:wrap-option="wrap" draw:shadow="hidden" draw:shadow-offset-x="0.2cm" draw:shadow-offset-y="0.2cm" draw:shadow-color="#808080" loext:decorative="false"/>
    </style:style>
    <style:style style:name="gr77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79"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266cm" fo:min-width="0cm" fo:padding-top="0.125cm" fo:padding-bottom="0.125cm" fo:padding-left="0.25cm" fo:padding-right="0.25cm" fo:wrap-option="wrap" draw:shadow="hidden" draw:shadow-offset-x="0.2cm" draw:shadow-offset-y="0.2cm" draw:shadow-color="#808080" loext:decorative="false"/>
    </style:style>
    <style:style style:name="gr780"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781"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782"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783" style:family="graphic" style:parent-style-name="standard" style:list-style-name="L3">
      <style:graphic-properties draw:stroke="solid" svg:stroke-width="0cm" svg:stroke-color="#000000"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784" style:family="graphic" style:parent-style-name="standard">
      <style:graphic-properties svg:stroke-width="0.2cm" svg:stroke-color="#000000" draw:marker-start-width="0.5cm" draw:marker-end-width="0.5cm" draw:fill="none" draw:fill-color="#ffffff" draw:textarea-horizontal-align="justify" draw:textarea-vertical-align="top" draw:auto-grow-height="false" fo:min-height="38.55cm" fo:min-width="44.3cm" fo:padding-top="0.225cm" fo:padding-bottom="0.225cm" fo:padding-left="0.35cm" fo:padding-right="0.35cm" style:writing-mode="lr-tb" loext:decorative="false"/>
      <style:paragraph-properties style:writing-mode="lr-tb"/>
    </style:style>
    <style:style style:name="gr785"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7cm" fo:min-width="2.45cm" fo:padding-top="0.178cm" fo:padding-bottom="0.178cm" fo:padding-left="0.303cm" fo:padding-right="0.303cm" style:writing-mode="lr-tb" loext:decorative="false"/>
      <style:paragraph-properties style:writing-mode="lr-tb"/>
    </style:style>
    <style:style style:name="gr786"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644cm" fo:min-width="2.394cm" fo:padding-top="0.178cm" fo:padding-bottom="0.178cm" fo:padding-left="0.303cm" fo:padding-right="0.303cm" style:writing-mode="lr-tb" loext:decorative="false"/>
      <style:paragraph-properties style:writing-mode="lr-tb"/>
    </style:style>
    <style:style style:name="gr787" style:family="graphic" style:parent-style-name="standard">
      <style:graphic-properties draw:stroke="none" svg:stroke-width="0.106cm" svg:stroke-color="#000000" draw:marker-start-width="0.359cm" draw:marker-end-width="0.359cm" draw:fill-color="#ffffff" draw:textarea-horizontal-align="justify" draw:textarea-vertical-align="middle" draw:auto-grow-height="false" fo:min-height="0.644cm" fo:min-width="2.394cm" fo:padding-top="0.178cm" fo:padding-bottom="0.178cm" fo:padding-left="0.303cm" fo:padding-right="0.303cm" style:writing-mode="lr-tb" loext:decorative="false"/>
      <style:paragraph-properties style:writing-mode="lr-tb"/>
    </style:style>
    <style:style style:name="gr788" style:family="graphic" style:parent-style-name="objectwithoutfill">
      <style:graphic-properties svg:stroke-width="0.106cm" svg:stroke-color="#ffffff" draw:marker-start-width="0.358cm" draw:marker-end-width="0.458cm" draw:fill="none" fo:padding-top="0.052cm" fo:padding-bottom="0.052cm" fo:padding-left="0.052cm" fo:padding-right="0.052cm" loext:decorative="false"/>
    </style:style>
    <style:style style:name="gr789" style:family="graphic" style:parent-style-name="objectwithoutfill">
      <style:graphic-properties draw:stroke="dash" draw:stroke-dash="Long_20_Dash" svg:stroke-width="0.212cm" svg:stroke-color="#808080" draw:marker-start-width="0.517cm" draw:marker-end="Arrowheads_20_1" draw:marker-end-width="0.617cm" svg:stroke-linecap="butt" draw:fill="none" draw:textarea-vertical-align="middle" fo:padding-top="0.23cm" fo:padding-bottom="0.23cm" fo:padding-left="0.355cm" fo:padding-right="0.355cm" loext:decorative="false"/>
    </style:style>
    <style:style style:name="gr790"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644cm" fo:min-width="3.394cm" fo:padding-top="0.178cm" fo:padding-bottom="0.178cm" fo:padding-left="0.303cm" fo:padding-right="0.303cm" style:writing-mode="lr-tb" loext:decorative="false"/>
      <style:paragraph-properties style:writing-mode="lr-tb"/>
    </style:style>
    <style:style style:name="P1" style:family="paragraph">
      <loext:graphic-properties draw:fill="solid" draw:fill-color="#dddddd"/>
      <style:paragraph-properties fo:text-align="center" style:writing-mode="lr-tb"/>
    </style:style>
    <style:style style:name="P2" style:family="paragraph">
      <style:paragraph-properties fo:text-align="center"/>
      <style:text-properties fo:font-size="16pt" style:font-size-asian="16pt" style:font-size-complex="16pt"/>
    </style:style>
    <style:style style:name="P3" style:family="paragraph">
      <style:paragraph-properties fo:text-align="start"/>
      <style:text-properties fo:font-size="16pt" style:font-size-asian="16pt" style:font-size-complex="16pt"/>
    </style:style>
    <style:style style:name="P4" style:family="paragraph">
      <loext:graphic-properties draw:fill="bitmap" draw:fill-color="#ffffff" draw:fill-image-name="_35__20_Percent"/>
      <style:paragraph-properties fo:text-align="center" style:writing-mode="lr-tb"/>
      <style:text-properties fo:font-size="16pt" style:font-size-asian="16pt" style:font-size-complex="16pt"/>
    </style:style>
    <style:style style:name="P5" style:family="paragraph">
      <style:paragraph-properties fo:text-align="center"/>
      <style:text-properties fo:font-size="12pt" fo:font-weight="bold" style:font-size-asian="12pt" style:font-weight-asian="bold" style:font-size-complex="12pt" style:font-weight-complex="bold"/>
    </style:style>
    <style:style style:name="P6" style:family="paragraph">
      <loext:graphic-properties draw:fill="solid" draw:fill-color="#dddddd"/>
      <style:paragraph-properties fo:text-align="center" style:writing-mode="lr-tb"/>
      <style:text-properties fo:font-size="12pt" fo:font-weight="bold" style:font-size-asian="12pt" style:font-weight-asian="bold" style:font-size-complex="12pt" style:font-weight-complex="bold"/>
    </style:style>
    <style:style style:name="P7" style:family="paragraph">
      <style:paragraph-properties fo:text-align="center"/>
      <style:text-properties fo:font-size="16pt" fo:font-weight="bold" style:font-size-asian="16pt" style:font-weight-asian="bold" style:font-size-complex="16pt" style:font-weight-complex="bold"/>
    </style:style>
    <style:style style:name="P8" style:family="paragraph">
      <loext:graphic-properties draw:fill="solid" draw:fill-color="#dddddd"/>
      <style:paragraph-properties fo:text-align="center" style:writing-mode="lr-tb"/>
      <style:text-properties fo:font-size="16pt" fo:font-weight="bold" style:font-size-asian="16pt" style:font-weight-asian="bold" style:font-size-complex="16pt" style:font-weight-complex="bold"/>
    </style:style>
    <style:style style:name="P9" style:family="paragraph">
      <loext:graphic-properties draw:fill="bitmap" draw:fill-color="#ffffff" draw:fill-image-name="_31_0_20_Percent" draw:opacity="100%"/>
      <style:paragraph-properties fo:text-align="center"/>
      <style:text-properties fo:font-size="16pt" style:font-size-asian="16pt" style:font-size-complex="16pt"/>
    </style:style>
    <style:style style:name="P10" style:family="paragraph">
      <loext:graphic-properties draw:fill="solid" draw:fill-color="#000000" draw:opacity="100%"/>
      <style:paragraph-properties fo:text-align="center"/>
      <style:text-properties fo:font-size="16pt" style:font-size-asian="16pt" style:font-size-complex="16pt"/>
    </style:style>
    <style:style style:name="P11" style:family="paragraph">
      <style:paragraph-properties fo:text-align="center"/>
      <style:text-properties fo:font-size="10pt" fo:font-weight="bold" style:font-size-asian="10pt" style:font-weight-asian="bold" style:font-size-complex="10pt" style:font-weight-complex="bold"/>
    </style:style>
    <style:style style:name="P12" style:family="paragraph">
      <loext:graphic-properties draw:fill="solid" draw:fill-color="#dddddd"/>
      <style:paragraph-properties fo:text-align="center" style:writing-mode="lr-tb"/>
      <style:text-properties fo:font-size="10pt" fo:font-weight="bold" style:font-size-asian="10pt" style:font-weight-asian="bold" style:font-size-complex="10pt" style:font-weight-complex="bold"/>
    </style:style>
    <style:style style:name="P13" style:family="paragraph">
      <style:paragraph-properties fo:text-align="center" style:writing-mode="lr-tb"/>
      <style:text-properties fo:font-size="10pt" style:font-size-asian="10pt" style:font-size-complex="10pt"/>
    </style:style>
    <style:style style:name="P14" style:family="paragraph">
      <loext:graphic-properties draw:fill-color="#ffffff"/>
      <style:paragraph-properties fo:text-align="center" style:writing-mode="lr-tb"/>
      <style:text-properties fo:font-size="10pt" style:font-size-asian="10pt" style:font-size-complex="10pt"/>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2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Nimbus Sans 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Nimbus Sans 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25" style:family="paragraph">
      <style:paragraph-properties fo:text-align="center"/>
    </style:style>
    <style:style style:name="P26" style:family="paragraph">
      <loext:graphic-properties draw:fill="none" draw:fill-color="#ffffff"/>
    </style:style>
    <style:style style:name="P27" style:family="paragraph">
      <loext:graphic-properties draw:fill="solid" draw:fill-color="#99ccf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99ccf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text-align="center"/>
      <style:text-properties fo:font-size="4.90000009536743pt" style:font-size-asian="4.90000009536743pt" style:font-size-complex="4.90000009536743pt"/>
    </style:style>
    <style:style style:name="P30" style:family="paragraph">
      <loext:graphic-properties draw:fill-color="#b2b2b2"/>
      <style:paragraph-properties fo:text-align="center"/>
    </style:style>
    <style:style style:name="P31" style:family="paragraph">
      <loext:graphic-properties draw:fill="none" draw:fill-color="#ffffff"/>
      <style:paragraph-properties fo:text-align="center" style:writing-mode="lr-tb"/>
      <style:text-properties fo:font-size="10pt" style:font-size-asian="10pt" style:font-size-complex="10pt"/>
    </style:style>
    <style:style style:name="P32" style:family="paragraph">
      <style:paragraph-properties fo:margin-left="0cm" fo:margin-right="0cm" fo:margin-top="0cm" fo:margin-bottom="0cm" fo:line-height="100%" fo:text-align="center" fo:text-indent="0cm" style:writing-mode="lr-tb"/>
      <style:text-properties fo:font-size="10pt" fo:font-weight="bold" style:font-size-asian="10pt" style:font-weight-asian="bold" style:font-size-complex="10pt" style:font-weight-complex="bold"/>
    </style:style>
    <style:style style:name="P33" style:family="paragraph">
      <loext:graphic-properties draw:fill-color="#dddddd"/>
      <style:paragraph-properties fo:margin-left="0cm" fo:margin-right="0cm" fo:margin-top="0cm" fo:margin-bottom="0cm" fo:line-height="100%" fo:text-align="center" fo:text-indent="0cm" style:writing-mode="lr-tb"/>
      <style:text-properties fo:font-size="10pt" fo:font-weight="bold" style:font-size-asian="10pt" style:font-weight-asian="bold" style:font-size-complex="10pt" style:font-weight-complex="bold"/>
    </style:style>
    <style:style style:name="P34" style:family="paragraph">
      <loext:graphic-properties draw:fill="none"/>
      <style:paragraph-properties fo:text-align="center"/>
    </style:style>
    <style:style style:name="P35" style:family="paragraph">
      <loext:graphic-properties draw:fill="none" draw:fill-color="#ffffff"/>
      <style:paragraph-properties fo:text-align="center" style:writing-mode="lr-tb"/>
    </style:style>
    <style:style style:name="P36" style:family="paragraph">
      <style:paragraph-properties fo:text-align="center"/>
      <style:text-properties fo:font-size="24pt" fo:font-weight="bold" style:font-size-asian="24pt" style:font-size-complex="24pt"/>
    </style:style>
    <style:style style:name="P37" style:family="paragraph">
      <loext:graphic-properties draw:fill="solid" draw:fill-color="#eeeeee"/>
      <style:paragraph-properties fo:text-align="center" style:writing-mode="lr-tb"/>
      <style:text-properties fo:font-size="24pt" fo:font-weight="bold" style:font-size-asian="24pt" style:font-size-complex="24pt"/>
    </style:style>
    <style:style style:name="P38" style:family="paragraph">
      <style:paragraph-properties fo:margin-top="0cm" fo:margin-bottom="0cm" fo:line-height="150%" fo:text-align="center"/>
    </style:style>
    <style:style style:name="P39" style:family="paragraph">
      <loext:graphic-properties draw:fill="none" draw:fill-color="#ffffff"/>
      <style:paragraph-properties fo:margin-top="0cm" fo:margin-bottom="0cm" fo:line-height="150%" fo:text-align="center"/>
    </style:style>
    <style:style style:name="P40" style:family="paragraph">
      <loext:graphic-properties draw:fill-color="#ffffff"/>
      <style:paragraph-properties fo:text-align="center" style:writing-mode="lr-tb"/>
      <style:text-properties fo:font-size="16pt" style:font-size-asian="16pt" style:font-size-complex="16pt"/>
    </style:style>
    <style:style style:name="P41" style:family="paragraph">
      <loext:graphic-properties draw:fill="none" draw:fill-color="#ffffff"/>
      <style:paragraph-properties fo:text-align="center"/>
      <style:text-properties fo:color="#c9211e" loext:opacity="100%" fo:font-size="22pt" fo:font-weight="bold" style:font-size-asian="22pt" style:font-size-complex="22pt"/>
    </style:style>
    <style:style style:name="P42" style:family="paragraph">
      <style:paragraph-properties fo:text-align="center"/>
      <style:text-properties fo:font-size="10pt" style:font-size-asian="10pt" style:font-size-complex="10pt"/>
    </style:style>
    <style:style style:name="P43" style:family="paragraph">
      <loext:graphic-properties draw:fill="solid" draw:fill-color="#ffffff"/>
      <style:paragraph-properties fo:text-align="center" style:writing-mode="lr-tb"/>
      <style:text-properties fo:font-size="10pt" style:font-size-asian="10pt" style:font-size-complex="10pt"/>
    </style:style>
    <style:style style:name="P44" style:family="paragraph">
      <loext:graphic-properties draw:fill="solid" draw:fill-color="#ffffff"/>
      <style:paragraph-properties fo:text-align="start" style:writing-mode="lr-tb"/>
      <style:text-properties fo:font-size="16pt" style:font-size-asian="16pt" style:font-size-complex="16pt"/>
    </style:style>
    <style:style style:name="P45" style:family="paragraph">
      <loext:graphic-properties draw:fill="solid" draw:fill-color="#ffffff"/>
      <style:paragraph-properties fo:text-align="center" style:writing-mode="lr-tb"/>
      <style:text-properties fo:font-size="16pt" style:font-size-asian="16pt" style:font-size-complex="16pt"/>
    </style:style>
    <style:style style:name="P46" style:family="paragraph">
      <loext:graphic-properties draw:fill-color="#000000"/>
      <style:paragraph-properties fo:text-align="center"/>
    </style:style>
    <style:style style:name="P47" style:family="paragraph">
      <style:paragraph-properties fo:text-align="end"/>
      <style:text-properties fo:font-size="16pt" style:font-size-asian="16pt" style:font-size-complex="16pt"/>
    </style:style>
    <style:style style:name="P48" style:family="paragraph">
      <loext:graphic-properties draw:fill="solid" draw:fill-color="#ffffff"/>
      <style:paragraph-properties fo:text-align="center" style:writing-mode="lr-tb"/>
    </style:style>
    <style:style style:name="P49" style:family="paragraph">
      <style:paragraph-properties fo:text-align="center"/>
      <style:text-properties fo:font-size="8pt" fo:font-weight="bold" style:font-size-asian="8pt" style:font-weight-asian="bold" style:font-size-complex="8pt" style:font-weight-complex="bold"/>
    </style:style>
    <style:style style:name="P50" style:family="paragraph">
      <loext:graphic-properties draw:fill="solid" draw:fill-color="#ffffff"/>
      <style:paragraph-properties fo:text-align="center" style:writing-mode="lr-tb"/>
      <style:text-properties fo:font-size="8pt" fo:font-weight="bold" style:font-size-asian="8pt" style:font-weight-asian="bold" style:font-size-complex="8pt" style:font-weight-complex="bold"/>
    </style:style>
    <style:style style:name="P51" style:family="paragraph">
      <style:paragraph-properties fo:text-align="center"/>
      <style:text-properties fo:font-size="16pt" fo:font-weight="normal" style:font-size-asian="16pt" style:font-weight-asian="normal" style:font-size-complex="16pt" style:font-weight-complex="normal"/>
    </style:style>
    <style:style style:name="P52" style:family="paragraph">
      <loext:graphic-properties draw:fill="solid" draw:fill-color="#ffffff"/>
      <style:paragraph-properties fo:text-align="center" style:writing-mode="lr-tb"/>
      <style:text-properties fo:font-size="16pt" fo:font-weight="normal" style:font-size-asian="16pt" style:font-weight-asian="normal" style:font-size-complex="16pt" style:font-weight-complex="normal"/>
    </style:style>
    <style:style style:name="P53" style:family="paragraph">
      <loext:graphic-properties draw:fill="solid" draw:fill-color="#ffffff"/>
      <style:paragraph-properties fo:text-align="center"/>
    </style:style>
    <style:style style:name="P54"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55" style:family="paragraph">
      <style:paragraph-properties fo:text-align="center"/>
      <style:text-properties fo:font-weight="bold" style:font-weight-asian="bold" style:font-weight-complex="bold"/>
    </style:style>
    <style:style style:name="P56" style:family="paragraph">
      <loext:graphic-properties draw:fill="solid" draw:fill-color="#ffffff"/>
      <style:paragraph-properties fo:text-align="center" style:writing-mode="lr-tb"/>
      <style:text-properties fo:font-weight="bold" style:font-weight-asian="bold" style:font-weight-complex="bold"/>
    </style:style>
    <style:style style:name="P57" style:family="paragraph">
      <style:paragraph-properties fo:text-align="start"/>
    </style:style>
    <style:style style:name="P58" style:family="paragraph">
      <loext:graphic-properties draw:fill-color="#000000"/>
      <style:paragraph-properties fo:text-align="start"/>
      <style:text-properties fo:font-size="18pt" fo:font-weight="bold" style:font-size-asian="18pt" style:font-weight-asian="bold" style:font-size-complex="18pt" style:font-weight-complex="bold"/>
    </style:style>
    <style:style style:name="P59" style:family="paragraph">
      <loext:graphic-properties draw:fill="solid" draw:fill-color="#ffffff"/>
      <style:paragraph-properties fo:text-align="end" style:writing-mode="lr-tb"/>
      <style:text-properties fo:font-size="16pt" style:font-size-asian="16pt" style:font-size-complex="16pt"/>
    </style:style>
    <style:style style:name="P60" style:family="paragraph">
      <loext:graphic-properties draw:fill="solid" draw:fill-color="#dddddd"/>
      <style:paragraph-properties fo:margin-left="0cm" fo:margin-right="0cm" fo:margin-top="0cm" fo:margin-bottom="0cm" fo:line-height="100%" fo:text-align="center" fo:text-indent="0cm" style:writing-mode="lr-tb"/>
    </style:style>
    <style:style style:name="P61" style:family="paragraph">
      <style:paragraph-properties fo:text-align="center" style:writing-mode="lr-tb"/>
      <style:text-properties fo:font-size="10pt" fo:font-weight="bold" style:font-size-asian="10pt" style:font-weight-asian="bold" style:font-size-complex="10pt" style:font-weight-complex="bold"/>
    </style:style>
    <style:style style:name="P62" style:family="paragraph">
      <loext:graphic-properties draw:fill-color="#dddddd"/>
      <style:paragraph-properties fo:text-align="center" style:writing-mode="lr-tb"/>
      <style:text-properties fo:font-size="10pt" fo:font-weight="bold" style:font-size-asian="10pt" style:font-weight-asian="bold" style:font-size-complex="10pt" style:font-weight-complex="bold"/>
    </style:style>
    <style:style style:name="P6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64" style:family="paragraph">
      <loext:graphic-properties draw:fill-color="#dddddd"/>
      <style:paragraph-properties fo:text-align="center"/>
    </style:style>
    <style:style style:name="P65" style:family="paragraph">
      <loext:graphic-properties draw:fill-color="#e8e8e8"/>
      <style:paragraph-properties fo:text-align="center" style:writing-mode="lr-tb"/>
      <style:text-properties fo:font-size="10pt" fo:font-weight="bold" style:font-size-asian="10pt" style:font-weight-asian="bold" style:font-size-complex="10pt" style:font-weight-complex="bold"/>
    </style:style>
    <style:style style:name="P6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7" style:family="paragraph">
      <style:paragraph-properties fo:text-align="center"/>
      <style:text-properties fo:font-size="10pt" fo:font-weight="bold" style:font-size-asian="15pt" style:font-size-complex="15pt"/>
    </style:style>
    <style:style style:name="P68" style:family="paragraph">
      <loext:graphic-properties draw:fill-color="#ffffff"/>
      <style:paragraph-properties fo:text-align="center" style:writing-mode="lr-tb"/>
      <style:text-properties fo:font-size="10pt" fo:font-weight="bold" style:font-size-asian="15pt" style:font-size-complex="15pt"/>
    </style:style>
    <style:style style:name="P69" style:family="paragraph">
      <loext:graphic-properties draw:fill="solid" draw:fill-color="#e8e8e8"/>
      <style:paragraph-properties fo:text-align="center" style:writing-mode="lr-tb"/>
      <style:text-properties fo:font-size="10pt" fo:font-weight="bold" style:font-size-asian="10pt" style:font-weight-asian="bold" style:font-size-complex="10pt" style:font-weight-complex="bold"/>
    </style:style>
    <style:style style:name="P7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71" style:family="paragraph">
      <loext:graphic-properties draw:fill="none"/>
      <style:paragraph-properties fo:text-align="center"/>
      <style:text-properties fo:font-size="7pt" fo:font-weight="bold" style:font-size-asian="7pt" style:font-weight-asian="bold" style:font-size-complex="7pt" style:font-weight-complex="bold"/>
    </style:style>
    <style:style style:name="P72" style:family="paragraph">
      <loext:graphic-properties draw:fill="none" draw:fill-color="#ffffff"/>
      <style:paragraph-properties fo:margin-left="0cm" fo:margin-right="0cm" fo:margin-top="0cm" fo:margin-bottom="0cm" fo:line-height="100%" fo:text-align="center" fo:text-indent="0cm" style:writing-mode="lr-tb"/>
    </style:style>
    <style:style style:name="P73" style:family="paragraph">
      <loext:graphic-properties draw:fill="none" draw:fill-color="#ffffff"/>
      <style:paragraph-properties fo:text-align="center"/>
      <style:text-properties fo:font-size="6pt" style:font-size-asian="4.90000009536743pt" style:font-size-complex="4.90000009536743pt"/>
    </style:style>
    <style:style style:name="P74" style:family="paragraph">
      <style:paragraph-properties fo:text-align="end"/>
    </style:style>
    <style:style style:name="P75" style:family="paragraph">
      <loext:graphic-properties draw:fill="none" draw:fill-color="#ffffff"/>
      <style:paragraph-properties fo:text-align="end"/>
      <style:text-properties fo:font-size="6pt" style:font-size-asian="4.90000009536743pt" style:font-size-complex="4.90000009536743pt"/>
    </style:style>
    <style:style style:name="P76" style:family="paragraph">
      <loext:graphic-properties draw:fill-color="#ffffff"/>
      <style:paragraph-properties fo:text-align="center"/>
    </style:style>
    <style:style style:name="P77" style:family="paragraph">
      <style:paragraph-properties fo:text-align="center"/>
      <style:text-properties fo:font-size="6pt" style:font-size-asian="6pt" style:font-size-complex="6pt"/>
    </style:style>
    <style:style style:name="P78" style:family="paragraph">
      <loext:graphic-properties draw:fill="none" draw:fill-color="#ffffff"/>
      <style:paragraph-properties fo:text-align="center" style:writing-mode="lr-tb"/>
      <style:text-properties fo:font-size="6pt" style:font-size-asian="6pt" style:font-size-complex="6pt"/>
    </style:style>
    <style:style style:name="P79"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80" style:family="paragraph">
      <loext:graphic-properties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81" style:family="paragraph">
      <loext:graphic-properties draw:fill-color="#ffffff"/>
      <style:paragraph-properties fo:margin-left="0cm" fo:margin-right="0cm" fo:margin-top="0cm" fo:margin-bottom="0cm" fo:line-height="100%" fo:text-align="center" fo:text-indent="0cm" style:writing-mode="lr-tb"/>
      <style:text-properties fo:font-size="10pt" fo:font-weight="bold" style:font-size-asian="10pt" style:font-weight-asian="bold" style:font-size-complex="10pt" style:font-weight-complex="bold"/>
    </style:style>
    <style:style style:name="P82" style:family="paragraph">
      <loext:graphic-properties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T1" style:family="text">
      <style:text-properties fo:font-size="10pt" fo:language="pt" fo:country="BR" fo:font-weight="bold" style:font-size-asian="10pt" style:font-weight-asian="bold" style:font-size-complex="10pt" style:font-weight-complex="bold"/>
    </style:style>
    <style:style style:name="T2" style:family="text">
      <style:text-properties fo:font-size="10.5pt" fo:language="en" fo:country="US" fo:font-weight="bold" style:font-size-asian="10.5pt" style:font-weight-asian="bold" style:font-size-complex="10.5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 style:family="text">
      <style:text-properties fo:font-size="4.90000009536743pt" style:font-size-asian="4.90000009536743pt" style:font-size-complex="4.90000009536743pt"/>
    </style:style>
    <style:style style:name="T9" style:family="text">
      <style:text-properties style:font-name="Liberation Sans1" fo:font-size="4.90000009536743pt" style:font-name-asian="Liberation Sans1" style:font-size-asian="4.90000009536743pt" style:font-name-complex="Liberation Sans1" style:font-size-complex="4.90000009536743pt"/>
    </style:style>
    <style:style style:name="T10" style:family="text">
      <style:text-properties fo:font-variant="normal" fo:text-transform="none" style:use-window-font-color="true" loext:opacity="0%"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4.90000009536743pt" style:font-style-asian="normal" style:font-weight-asian="normal" style:font-name-complex="Lucida Sans" style:font-size-complex="4.90000009536743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erif" fo:font-size="4.90000009536743pt" fo:font-style="normal" fo:text-shadow="none" style:text-underline-style="none" fo:font-weight="normal" style:letter-kerning="true" style:font-name-asian="Liberation Serif" style:font-size-asian="4.90000009536743pt" style:font-style-asian="normal" style:font-weight-asian="normal" style:font-name-complex="Liberation Serif" style:font-size-complex="4.90000009536743pt" style:font-style-complex="normal" style:font-weight-complex="normal" style:text-emphasize="none" style:font-relief="none" style:text-overline-style="none" style:text-overline-color="font-color"/>
    </style:style>
    <style:style style:name="T12" style:family="text">
      <style:text-properties style:font-name="Liberation Serif" fo:font-size="4.90000009536743pt" style:font-name-asian="Liberation Serif" style:font-size-asian="4.90000009536743pt" style:font-name-complex="Liberation Serif" style:font-size-complex="4.90000009536743pt"/>
    </style:style>
    <style:style style:name="T13" style:family="text">
      <style:text-properties fo:font-size="2.59999990463257pt" style:font-size-asian="2.59999990463257pt" style:font-size-complex="2.59999990463257pt"/>
    </style:style>
    <style:style style:name="T14" style:family="text">
      <style:text-properties fo:font-size="21pt" style:font-size-asian="21pt" style:font-size-complex="21pt"/>
    </style:style>
    <style:style style:name="T15" style:family="text">
      <style:text-properties fo:font-size="18pt" fo:font-weight="bold" style:font-size-asian="18pt" style:font-size-complex="18pt"/>
    </style:style>
    <style:style style:name="T16" style:family="text">
      <style:text-properties fo:font-size="16pt" style:font-size-asian="16pt" style:font-size-complex="16pt"/>
    </style:style>
    <style:style style:name="T17" style:family="text">
      <style:text-properties fo:color="#c9211e" loext:opacity="100%" fo:font-size="22pt" fo:font-weight="bold" style:font-size-asian="22pt" style:font-size-complex="22pt"/>
    </style:style>
    <style:style style:name="T18" style:family="text">
      <style:text-properties fo:color="#c9211e" loext:opacity="100%" style:text-position="sub 58%" fo:font-size="22pt" fo:font-weight="bold" style:font-size-asian="22pt" style:font-size-complex="22pt"/>
    </style:style>
    <style:style style:name="T19" style:family="text">
      <style:text-properties fo:color="#c9211e" loext:opacity="100%" style:font-name="Liberation Sans1" fo:font-size="22pt" fo:font-weight="bold" style:font-name-asian="Liberation Sans1" style:font-size-asian="22pt" style:font-name-complex="Liberation Sans1" style:font-size-complex="22pt"/>
    </style:style>
    <style:style style:name="T20" style:family="text">
      <style:text-properties fo:font-size="10.5pt" fo:language="pt" fo:country="BR" fo:font-weight="bold" style:font-size-asian="10.5pt" style:font-weight-asian="bold" style:font-size-complex="10.5pt" style:font-weight-complex="bold"/>
    </style:style>
    <style:style style:name="T21" style:family="text">
      <style:text-properties fo:font-size="8pt" fo:font-weight="bold" style:font-size-asian="8pt" style:font-weight-asian="bold" style:font-size-complex="8pt" style:font-weight-complex="bold"/>
    </style:style>
    <style:style style:name="T22" style:family="text">
      <style:text-properties fo:font-size="10.5pt" fo:language="en" fo:country="US" fo:font-weight="normal" style:font-size-asian="10.5pt" style:font-weight-asian="normal" style:font-size-complex="10.5pt" style:font-weight-complex="normal"/>
    </style:style>
    <style:style style:name="T23" style:family="text">
      <style:text-properties fo:font-size="10pt" fo:language="en" fo:country="US" fo:font-weight="bold" style:font-size-asian="10pt" style:font-weight-asian="bold" style:font-size-complex="10pt" style:font-weight-complex="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8pt" fo:font-weight="bold" style:font-size-asian="15pt" style:font-size-complex="15pt"/>
    </style:style>
    <style:style style:name="T26" style:family="text">
      <style:text-properties fo:font-variant="normal" fo:text-transform="none" style:use-window-font-color="true" loext:opacity="0%" style:text-outline="false" style:text-line-through-style="none" style:text-line-through-type="none" style:font-name="Arial" fo:font-size="16pt"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27" style:family="text">
      <style:text-properties fo:font-size="7pt" fo:font-weight="bold" style:font-size-asian="7pt" style:font-weight-asian="bold" style:font-size-complex="7pt" style:font-weight-complex="bold"/>
    </style:style>
    <style:style style:name="T2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29" style:family="text">
      <style:text-properties fo:font-size="6pt" style:font-size-asian="4.90000009536743pt" style:font-size-complex="4.90000009536743pt"/>
    </style:style>
    <style:style style:name="T30" style:family="text">
      <style:text-properties fo:font-size="6pt" style:font-size-asian="6pt" style:font-size-complex="6pt"/>
    </style:style>
    <style:style style:name="T31" style:family="text">
      <style:text-properties fo:font-size="14pt" style:font-size-asian="14pt" style:font-size-complex="14pt"/>
    </style:style>
    <style:style style:name="T32" style:family="text">
      <style:text-properties fo:font-size="22pt" fo:font-weight="bold" style:font-size-asian="22pt" style:font-weight-asian="bold" style:font-size-complex="22pt" style:font-weight-complex="bold"/>
    </style:style>
    <style:style style:name="T3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3.026cm" svg:height="13cm" svg:x="11.974cm" svg:y="65cm">
          <text:p/>
          <draw:enhanced-geometry svg:viewBox="0 0 21600 21600" draw:mirror-horizontal="false" draw:mirror-vertical="false" draw:type="rectangle" draw:enhanced-path="M 0 0 L 21600 0 21600 21600 0 21600 0 0 Z N"/>
        </draw:custom-shape>
        <draw:custom-shape draw:style-name="gr2" draw:text-style-name="P4" draw:layer="layout" svg:width="15.5cm" svg:height="11cm" svg:x="12.75cm" svg:y="66cm">
          <text:p text:style-name="P2"><text:span text:style-name="T1">ATMOSFERA SOB ANÁLISE</text:span></text:p>
          <text:p text:style-name="P3"><text:span text:style-name="T2"/></text:p>
          <text:p text:style-name="P3"><text:span text:style-name="T2"/></text:p>
          <text:p text:style-name="P3"><text:span text:style-name="T2"/></text:p>
          <text:p text:style-name="P3"><text:span text:style-name="T2"/></text:p>
          <text:p text:style-name="P3"><text:span text:style-name="T2"/></text:p>
          <draw:enhanced-geometry svg:viewBox="0 0 21600 21600" draw:mirror-horizontal="false" draw:mirror-vertical="false" draw:type="rectangle" draw:enhanced-path="M 0 0 L 21600 0 21600 21600 0 21600 0 0 Z N"/>
        </draw:custom-shape>
        <draw:custom-shape draw:style-name="gr3" draw:text-style-name="P6" draw:layer="layout" svg:width="7cm" svg:height="8cm" svg:x="150cm" svg:y="74cm">
          <text:p text:style-name="P5"><text:span text:style-name="T3">SENSOR DE UMIDADE </text:span></text:p>
          <text:p text:style-name="P5"><text:span text:style-name="T3">E TEMPERATURA</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17cm" svg:height="8cm" svg:x="132cm" svg:y="74cm">
          <text:p text:style-name="P5"><text:span text:style-name="T3">CONTROLADOR DE MISTURA DE GASE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17cm" svg:height="4cm" svg:x="132cm" svg:y="53cm">
          <text:p text:style-name="P5"><text:span text:style-name="T4">VNA - HP8722D</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7cm" svg:height="13cm" svg:x="131.974cm" svg:y="60cm">
          <text:p text:style-name="P7"><text:span text:style-name="T4">CÂMARA DE EXPERIMENTOS</text:span></text:p>
          <draw:enhanced-geometry svg:viewBox="0 0 21600 21600" draw:mirror-horizontal="false" draw:mirror-vertical="false" draw:type="rectangle" draw:enhanced-path="M 0 0 L 21600 0 21600 21600 0 21600 0 0 Z N"/>
        </draw:custom-shape>
        <draw:g draw:style-name="gr7">
          <draw:polygon draw:style-name="gr8" draw:text-style-name="P9" draw:layer="layout" svg:width="29.999cm" svg:height="17.749cm" svg:x="129cm" svg:y="61cm" svg:viewBox="0 0 30000 17750" draw:points="4224,11000 4224,10000 1000,10000 1000,14500 16500,14500 16500,17250 17000,17250 17000,17750 16000,17750 16000,15500 12500,15500 12500,17250 13000,17250 13000,17750 12000,17750 12000,15500 8500,15500 8500,17250 9000,17250 9000,17750 8000,17750 8000,15500 4500,15500 4500,17250 5000,17250 5000,17750 4000,17750 4000,15500 1000,15500 0,15500 0,10000 0,9000 4224,9000 4224,0 18974,0 18974,9000 24000,9000 24000,10000 24000,13000 25000,13000 25000,9000 26000,9000 30000,9000 30000,10000 26000,10000 26000,13000 27000,13000 27000,15000 22000,15000 22000,13000 23000,13000 23000,10000 18974,10000 18974,11000">
            <text:p/>
          </draw:polygon>
          <draw:path draw:style-name="gr9" draw:text-style-name="P10" draw:layer="layout" svg:width="0.236cm" svg:height="0.242cm" svg:x="138.271cm" svg:y="61.24cm" svg:viewBox="0 0 237 243" svg:d="M187 243l-22-62h-93l-21 62h-51l89-243h60l88 243zM119 38l-1 3-5 15-29 87h70l-24-70-8-24z">
            <text:p/>
          </draw:path>
          <draw:polygon draw:style-name="gr9" draw:text-style-name="P10" draw:layer="layout" svg:width="0.207cm" svg:height="0.242cm" svg:x="138.494cm" svg:y="61.24cm" svg:viewBox="0 0 208 243" draw:points="129,39 129,243 79,243 79,39 0,39 0,0 208,0 208,39">
            <text:p/>
          </draw:polygon>
          <draw:polygon draw:style-name="gr9" draw:text-style-name="P10" draw:layer="layout" svg:width="0.246cm" svg:height="0.242cm" svg:x="138.728cm" svg:y="61.24cm" svg:viewBox="0 0 247 243" draw:points="202,243 202,96 202,86 203,43 185,107 141,243 105,243 62,107 43,43 45,96 45,243 0,243 0,0 68,0 112,136 115,149 124,182 134,143 179,0 247,0 247,243">
            <text:p/>
          </draw:polygon>
          <draw:path draw:style-name="gr9" draw:text-style-name="P10" draw:layer="layout" svg:width="0.245cm" svg:height="0.248cm" svg:x="139.012cm" svg:y="61.237cm" svg:viewBox="0 0 246 249" svg:d="M246 123l-1 10v9l-1 9-2 8-2 8-3 8-3 8-3 7-4 7-5 6-4 7-6 5-5 6-6 4-7 5-6 4-7 3-8 3-8 3-8 2-8 2-9 1-8 1h-10l-14-1-13-1-12-3-6-1-6-2-5-3-6-2-5-3-5-3-4-3-5-4-4-4-4-4-4-4-4-4-4-5-3-5-3-5-2-5-3-6-2-5-3-12-3-13-1-13-1-15 1-14 1-13 3-13 3-11 2-6 3-5 2-5 3-5 3-5 4-5 4-4 3-4 5-4 4-4 5-3 4-4 5-3 5-2 6-3 5-2 12-3 12-3 14-1 14-1 14 1 13 1 13 3 11 3 6 2 5 3 5 3 5 3 5 3 5 3 4 4 4 4 4 4 4 5 3 4 3 5 3 5 3 5 2 6 3 5 3 12 3 12 1 13zM194 123l-1-9v-9l-2-8-2-8-3-8-3-7-2-3-2-3-2-3-2-3-2-2-3-3-2-2-3-3-3-2-3-1-3-2-3-1-4-2-3-1-4-1-3-1-8-1h-8-9l-7 1-4 1-4 1-3 1-4 2-3 1-3 2-3 1-3 2-3 3-2 2-3 2-2 3-2 3-3 3-1 3-2 3-4 7-2 7-2 8-2 9-1 9v9 10l1 9 2 9 2 8 3 8 3 7 2 3 2 3 2 3 2 3 3 3 2 2 3 3 3 2 3 2 3 2 3 2 3 1 3 2 4 1 3 1 4 1 7 1h8 9l8-1 3-1 4-1 3-1 4-2 3-1 3-2 3-2 3-2 3-2 2-2 3-3 2-2 2-3 3-3 2-3 1-4 4-7 2-7 2-8 2-9v-10z">
            <text:p/>
          </draw:path>
          <draw:polygon draw:style-name="gr9" draw:text-style-name="P10" draw:layer="layout" svg:width="0.21cm" svg:height="0.248cm" svg:x="139.281cm" svg:y="61.237cm" svg:viewBox="0 0 211 249" draw:points="211,176 211,184 210,189 209,193 208,196 207,200 206,204 204,207 203,211 201,214 199,217 196,220 194,223 191,225 188,228 185,230 181,232 178,235 170,238 161,242 152,244 142,246 131,248 120,249 107,249 96,249 85,248 75,247 66,245 57,243 49,240 41,236 34,232 31,230 28,228 25,226 22,223 19,220 17,218 14,215 12,212 10,208 8,205 5,198 2,190 0,182 49,174 51,179 52,183 54,187 56,191 58,193 59,194 60,196 62,197 63,199 65,200 67,201 69,202 72,204 76,206 81,208 86,209 91,210 96,210 102,211 109,211 121,210 127,210 132,209 137,208 141,206 145,205 148,203 151,201 154,198 156,196 158,193 160,190 161,186 161,183 162,179 162,176 161,174 161,172 160,169 159,167 158,165 157,163 156,162 154,160 152,159 150,157 148,156 146,154 144,153 141,152 138,151 135,149 131,148 122,146 110,143 96,140 73,134 64,132 58,130 53,128 48,125 43,123 39,120 37,119 35,118 33,116 31,115 29,113 27,111 26,110 24,108 23,106 21,104 20,102 19,100 18,98 17,95 16,93 15,90 14,88 13,85 13,83 12,80 12,77 12,74 11,71 11,68 12,60 12,56 13,52 14,49 15,45 16,42 18,39 19,36 21,33 23,30 25,27 28,25 30,22 33,20 36,17 39,15 43,13 50,10 58,7 66,4 76,2 86,1 96,0 108,0 119,0 129,1 139,2 147,4 155,6 163,8 170,11 173,13 176,14 178,16 181,18 183,20 186,22 188,25 190,28 192,30 194,33 196,36 198,39 200,46 203,53 205,61 155,68 154,64 153,61 151,57 150,54 148,51 145,49 143,46 140,44 139,43 137,42 134,41 130,39 126,38 122,37 117,37 112,36 107,36 96,36 91,37 87,38 83,39 79,40 75,41 72,43 70,45 67,47 65,50 64,52 62,55 62,58 61,61 61,65 61,67 61,69 62,71 62,73 63,75 64,77 65,79 66,80 67,82 68,83 70,84 72,86 74,87 76,88 78,89 80,90 83,91 86,93 95,95 106,98 119,101 135,105 149,108 160,111 165,113 169,115 173,116 176,118 180,120 183,121 186,123 188,125 191,127 193,129 195,131 197,134 199,136 201,138 202,141 204,144 205,146 206,149 208,152 208,155 209,158 210,162 210,165 211,169 211,172">
            <text:p/>
          </draw:polygon>
          <draw:polygon draw:style-name="gr9" draw:text-style-name="P10" draw:layer="layout" svg:width="0.178cm" svg:height="0.242cm" svg:x="139.529cm" svg:y="61.24cm" svg:viewBox="0 0 179 243" draw:points="51,39 51,115 175,115 175,154 51,154 51,243 0,243 0,0 179,0 179,39">
            <text:p/>
          </draw:polygon>
          <draw:polygon draw:style-name="gr9" draw:text-style-name="P10" draw:layer="layout" svg:width="0.197cm" svg:height="0.242cm" svg:x="139.743cm" svg:y="61.24cm" svg:viewBox="0 0 198 243" draw:points="0,243 0,0 191,0 191,39 51,39 51,100 180,100 180,139 51,139 51,204 198,204 198,243">
            <text:p/>
          </draw:polygon>
          <draw:path draw:style-name="gr9" draw:text-style-name="P10" draw:layer="layout" svg:width="0.223cm" svg:height="0.242cm" svg:x="139.978cm" svg:y="61.24cm" svg:viewBox="0 0 224 243" svg:d="M167 243l-56-92h-60v92h-51v-243h121 11l10 1 9 2 9 2 8 2 7 4 4 1 3 2 3 2 3 3 3 2 3 3 2 2 3 3 2 3 2 3 2 3 1 4 2 3 1 4 1 3 1 4 1 8v9 6l-1 6-1 6-2 5-2 6-2 5-3 5-3 5-4 4-4 4-5 4-4 3-6 3-5 3-6 2-6 1 66 102zM161 75v-5l-1-4-1-3-1-4-2-3-1-3-3-3-2-2-3-2-4-2-3-2-4-1-5-1h-4l-6-1h-5-65v73h66 6l4-1h5l4-1 4-2 2-1 2-1h1l2-2 1-1 2-1 1-1 1-1 2-2 1-1 1-2 1-1v-2l1-2 1-1v-2l1-4 1-4z">
            <text:p/>
          </draw:path>
          <draw:path draw:style-name="gr9" draw:text-style-name="P10" draw:layer="layout" svg:width="0.236cm" svg:height="0.242cm" svg:x="140.217cm" svg:y="61.24cm" svg:viewBox="0 0 237 243" svg:d="M187 243l-22-62h-93l-21 62h-51l89-243h60l88 243zM119 38l-1 3-5 15-29 87h70l-24-70-8-24z">
            <text:p/>
          </draw:path>
          <draw:polygon draw:style-name="gr9" draw:text-style-name="P10" draw:layer="layout" svg:width="0.21cm" svg:height="0.248cm" svg:x="140.556cm" svg:y="61.237cm" svg:viewBox="0 0 211 249" draw:points="211,176 211,184 210,189 209,193 208,196 207,200 206,204 204,207 203,211 201,214 199,217 196,220 194,223 191,225 188,228 185,230 181,232 178,235 170,238 161,242 152,244 142,246 131,248 120,249 107,249 96,249 85,248 75,247 66,245 57,243 49,240 41,236 34,232 31,230 28,228 25,226 22,223 19,220 17,218 14,215 12,212 10,208 8,205 5,198 2,190 0,182 49,174 51,179 52,183 54,187 56,191 58,193 59,194 60,196 62,197 63,199 65,200 67,201 69,202 72,204 76,206 81,208 86,209 91,210 96,210 102,211 109,211 121,210 127,210 132,209 137,208 141,206 145,205 148,203 151,201 154,198 156,196 158,193 160,190 161,186 161,183 162,179 162,176 161,174 161,172 160,169 159,167 158,165 157,163 156,162 154,160 152,159 150,157 148,156 146,154 144,153 141,152 138,151 135,149 131,148 122,146 110,143 96,140 73,134 64,132 58,130 53,128 48,125 43,123 39,120 37,119 35,118 33,116 31,115 29,113 27,111 26,110 24,108 23,106 21,104 20,102 19,100 18,98 17,95 16,93 15,90 14,88 13,85 13,83 12,80 12,77 12,74 11,71 11,68 12,60 12,56 13,52 14,49 15,45 16,42 18,39 19,36 21,33 23,30 25,27 28,25 30,22 33,20 36,17 39,15 43,13 50,10 58,7 66,4 76,2 86,1 96,0 108,0 119,0 129,1 139,2 147,4 155,6 163,8 170,11 173,13 176,14 178,16 181,18 183,20 186,22 188,25 190,28 192,30 194,33 196,36 198,39 200,46 203,53 205,61 155,68 154,64 153,61 151,57 150,54 148,51 145,49 143,46 140,44 139,43 137,42 134,41 130,39 126,38 122,37 117,37 112,36 107,36 96,36 91,37 87,38 83,39 79,40 75,41 72,43 70,45 67,47 65,50 64,52 62,55 62,58 61,61 61,65 61,67 61,69 62,71 62,73 63,75 64,77 65,79 66,80 67,82 68,83 70,84 72,86 74,87 76,88 78,89 80,90 83,91 86,93 95,95 106,98 119,101 135,105 149,108 160,111 165,113 169,115 173,116 176,118 180,120 183,121 186,123 188,125 191,127 193,129 195,131 197,134 199,136 201,138 202,141 204,144 205,146 206,149 208,152 208,155 209,158 210,162 210,165 211,169 211,172">
            <text:p/>
          </draw:polygon>
          <draw:path draw:style-name="gr9" draw:text-style-name="P10" draw:layer="layout" svg:width="0.245cm" svg:height="0.248cm" svg:x="140.795cm" svg:y="61.237cm" svg:viewBox="0 0 246 249" svg:d="M246 123l-1 10v9l-1 9-2 8-2 8-3 8-3 8-3 7-4 7-5 6-4 7-6 5-5 6-6 4-7 5-6 4-7 3-8 3-8 3-8 2-8 2-9 1-8 1h-10l-14-1-13-1-12-3-6-1-6-2-5-3-6-2-5-3-5-3-4-3-5-4-4-4-4-4-4-4-4-4-4-5-3-5-3-5-2-5-3-6-2-5-3-12-3-13-1-13-1-15 1-14 1-13 3-13 3-11 2-6 3-5 2-5 3-5 3-5 4-5 4-4 3-4 5-4 4-4 5-3 4-4 5-3 5-2 6-3 5-2 12-3 12-3 14-1 14-1 14 1 13 1 13 3 11 3 6 2 5 3 5 3 5 3 5 3 5 3 4 4 4 4 4 4 4 5 3 4 3 5 3 5 3 5 2 6 3 5 3 12 3 12 1 13zM194 123l-1-9v-9l-2-8-2-8-3-8-3-7-2-3-2-3-2-3-2-3-2-2-3-3-2-2-3-3-3-2-3-1-3-2-3-1-4-2-3-1-4-1-3-1-8-1h-8-9l-7 1-4 1-4 1-3 1-4 2-3 1-3 2-3 1-3 2-3 3-2 2-3 2-2 3-2 3-3 3-1 3-2 3-4 7-2 7-2 8-2 9-1 9v9 10l1 9 2 9 2 8 3 8 3 7 2 3 2 3 2 3 2 3 3 3 2 2 3 3 3 2 3 2 3 2 3 2 3 1 3 2 4 1 3 1 4 1 7 1h8 9l8-1 3-1 4-1 3-1 4-2 3-1 3-2 3-2 3-2 3-2 2-2 3-3 2-2 2-3 3-3 2-3 1-4 4-7 2-7 2-8 2-9v-10z">
            <text:p/>
          </draw:path>
          <draw:path draw:style-name="gr9" draw:text-style-name="P10" draw:layer="layout" svg:width="0.214cm" svg:height="0.242cm" svg:x="141.077cm" svg:y="61.24cm" svg:viewBox="0 0 215 243" svg:d="M215 174v8l-1 4v3l-1 4-1 3-1 4-2 3-2 3-1 3-2 3-3 3-2 3-3 2-2 3-3 2-4 2-3 2-7 4-8 3-8 2-9 2-10 2-10 1h-10-122v-243h111 11l10 1 10 1 8 2 8 2 8 3 6 3 4 2 3 1 2 2 3 3 2 2 3 2 2 3 1 2 2 3 2 3 1 3 1 3 1 3 1 3 1 3v4 7 5 5l-1 5-1 4-2 5-2 4-2 3-3 4-2 2-1 2-4 3-3 3-5 2-4 2-5 2-5 2-6 1 7 1 7 2 6 2 6 2 5 2 5 3 5 3 2 2 2 2 2 2 2 2 1 2 2 2 1 2 1 3 1 2 1 2 1 3 1 3 1 5 1 6zM150 68v-4-3l-1-2v-2l-1-1v-2l-1-1-1-2-1-1-1-1-1-1-1-1-1-1-1-1-2-1-1-1-3-1-3-1-4-1-4-1-5-1h-4-5-58v60h58 5 5l5-1 4-1 3-1 4-1 1-1 2-1 1-1h1l2-1 1-1 1-2 1-1 1-1v-1l1-1 1-2v-1l1-2v-1l1-2v-3zM164 170v-4-4l-1-4-2-3-1-3-3-3-2-2-3-3-3-2-4-1-4-2-4-1-5-1h-5l-12-1h-64v69h66 6l6-1h5l4-1 5-1 4-2 1-1 2-1 2-1 1-1 1-1 2-1 1-1 1-2 1-1 1-2 1-1 1-2v-1l1-2v-2l1-2v-4z">
            <text:p/>
          </draw:path>
          <draw:path draw:style-name="gr9" draw:text-style-name="P10" draw:layer="layout" svg:width="0.236cm" svg:height="0.242cm" svg:x="141.401cm" svg:y="61.24cm" svg:viewBox="0 0 237 243" svg:d="M187 243l-22-62h-93l-21 62h-51l89-243h60l88 243zM119 38l-1 3-5 15-29 87h70l-24-70-8-24z">
            <text:p/>
          </draw:path>
          <draw:polygon draw:style-name="gr9" draw:text-style-name="P10" draw:layer="layout" svg:width="0.207cm" svg:height="0.242cm" svg:x="141.67cm" svg:y="61.24cm" svg:viewBox="0 0 208 243" draw:points="148,243 42,56 43,69 44,80 45,91 45,100 45,243 0,243 0,0 58,0 166,189 164,176 163,164 163,152 162,141 162,0 208,0 208,243">
            <text:p/>
          </draw:polygon>
          <draw:path draw:style-name="gr9" draw:text-style-name="P10" draw:layer="layout" svg:width="0.236cm" svg:height="0.312cm" svg:x="141.908cm" svg:y="61.17cm" svg:viewBox="0 0 237 313" svg:d="M187 313l-22-62h-93l-21 62h-51l89-243h60l88 243zM119 108l-1 3-5 15-29 87h70l-24-70-8-24zM90 49v-5l44-44h45v7l-59 42z">
            <text:p/>
          </draw:path>
          <draw:polygon draw:style-name="gr9" draw:text-style-name="P10" draw:layer="layout" svg:width="0.18cm" svg:height="0.242cm" svg:x="142.177cm" svg:y="61.24cm" svg:viewBox="0 0 181 243" draw:points="0,243 0,0 51,0 51,204 181,204 181,243">
            <text:p/>
          </draw:polygon>
          <draw:polygon draw:style-name="gr9" draw:text-style-name="P10" draw:layer="layout" svg:width="0.05cm" svg:height="0.242cm" svg:x="142.392cm" svg:y="61.24cm" svg:viewBox="0 0 51 243" draw:points="0,243 0,0 51,0 51,243">
            <text:p/>
          </draw:polygon>
          <draw:polygon draw:style-name="gr9" draw:text-style-name="P10" draw:layer="layout" svg:width="0.21cm" svg:height="0.248cm" svg:x="142.476cm" svg:y="61.237cm" svg:viewBox="0 0 211 249" draw:points="211,176 211,184 210,189 209,193 208,196 207,200 206,204 204,207 203,211 201,214 199,217 196,220 194,223 191,225 188,228 185,230 181,232 178,235 170,238 161,242 152,244 142,246 131,248 120,249 107,249 96,249 85,248 75,247 66,245 57,243 49,240 41,236 34,232 31,230 28,228 25,226 22,223 19,220 17,218 14,215 12,212 10,208 8,205 5,198 2,190 0,182 49,174 51,179 52,183 54,187 56,191 58,193 59,194 60,196 62,197 63,199 65,200 67,201 69,202 72,204 76,206 81,208 86,209 91,210 96,210 102,211 109,211 121,210 127,210 132,209 137,208 141,206 145,205 148,203 151,201 154,198 156,196 158,193 160,190 161,186 161,183 162,179 162,176 161,174 161,172 160,169 159,167 158,165 157,163 156,162 154,160 152,159 150,157 148,156 146,154 144,153 141,152 138,151 135,149 131,148 122,146 110,143 96,140 73,134 64,132 58,130 53,128 48,125 43,123 39,120 37,119 35,118 33,116 31,115 29,113 27,111 26,110 24,108 23,106 21,104 20,102 19,100 18,98 17,95 16,93 15,90 14,88 13,85 13,83 12,80 12,77 12,74 11,71 11,68 12,60 12,56 13,52 14,49 15,45 16,42 18,39 19,36 21,33 23,30 25,27 28,25 30,22 33,20 36,17 39,15 43,13 50,10 58,7 66,4 76,2 86,1 96,0 108,0 119,0 129,1 139,2 147,4 155,6 163,8 170,11 173,13 176,14 178,16 181,18 183,20 186,22 188,25 190,28 192,30 194,33 196,36 198,39 200,46 203,53 205,61 155,68 154,64 153,61 151,57 150,54 148,51 145,49 143,46 140,44 139,43 137,42 134,41 130,39 126,38 122,37 117,37 112,36 107,36 96,36 91,37 87,38 83,39 79,40 75,41 72,43 70,45 67,47 65,50 64,52 62,55 62,58 61,61 61,65 61,67 61,69 62,71 62,73 63,75 64,77 65,79 66,80 67,82 68,83 70,84 72,86 74,87 76,88 78,89 80,90 83,91 86,93 95,95 106,98 119,101 135,105 149,108 160,111 165,113 169,115 173,116 176,118 180,120 183,121 186,123 188,125 191,127 193,129 195,131 197,134 199,136 201,138 202,141 204,144 205,146 206,149 208,152 208,155 209,158 210,162 210,165 211,169 211,172">
            <text:p/>
          </draw:polygon>
          <draw:polygon draw:style-name="gr9" draw:text-style-name="P10" draw:layer="layout" svg:width="0.197cm" svg:height="0.242cm" svg:x="142.724cm" svg:y="61.24cm" svg:viewBox="0 0 198 243" draw:points="0,243 0,0 191,0 191,39 51,39 51,100 180,100 180,139 51,139 51,204 198,204 198,243">
            <text:p/>
          </draw:polygon>
        </draw:g>
        <draw:custom-shape draw:style-name="gr10" draw:text-style-name="P12" draw:layer="layout" svg:width="11cm" svg:height="5cm" svg:x="60cm" svg:y="34cm">
          <text:p text:style-name="P11"><text:span text:style-name="T5">MICROWAVE </text:span></text:p>
          <text:p text:style-name="P11"><text:span text:style-name="T5">PERMITTIVITY SENSOR</text:span></text:p>
          <draw:enhanced-geometry svg:viewBox="0 0 21600 21600" draw:mirror-horizontal="false" draw:mirror-vertical="false" draw:type="rectangle" draw:enhanced-path="M 0 0 L 21600 0 21600 21600 0 21600 0 0 Z N"/>
        </draw:custom-shape>
        <draw:custom-shape draw:style-name="gr11" draw:text-style-name="P12" draw:layer="layout" svg:width="3cm" svg:height="5cm" svg:x="76cm" svg:y="34cm">
          <text:p text:style-name="P11"><text:span text:style-name="T5">??</text:span></text:p>
          <text:p text:style-name="P11"><text:span text:style-name="T5">AMPLIFIER</text:span></text:p>
          <draw:enhanced-geometry svg:viewBox="0 0 21600 21600" draw:mirror-horizontal="false" draw:mirror-vertical="false" draw:type="rectangle" draw:enhanced-path="M 0 0 L 21600 0 21600 21600 0 21600 0 0 Z N"/>
        </draw:custom-shape>
        <draw:g draw:style-name="gr12">
          <draw:custom-shape draw:style-name="gr13" draw:text-style-name="P14" draw:layer="layout" svg:width="2.5cm" svg:height="5.25cm" svg:x="51cm" svg:y="1.899cm">
            <text:p text:style-name="P13"><text:span text:style-name="T6">HP83650L</text:span></text:p>
            <text:p text:style-name="P13"><text:span text:style-name="T6">Sweep Gen</text:span></text:p>
            <draw:enhanced-geometry svg:viewBox="0 0 21600 21600" draw:type="rectangle" draw:enhanced-path="M 0 0 L 21600 0 21600 21600 0 21600 0 0 Z N"/>
          </draw:custom-shape>
          <draw:custom-shape draw:style-name="gr14" draw:text-style-name="P14" draw:layer="layout" svg:width="3cm" svg:height="3.75cm" svg:x="62.25cm" svg:y="1.899cm">
            <text:p text:style-name="P13"><text:span text:style-name="T6">HP34401A</text:span></text:p>
            <text:p text:style-name="P13"><text:span text:style-name="T6">Multimeter</text:span></text:p>
            <draw:enhanced-geometry svg:viewBox="0 0 21600 21600" draw:mirror-horizontal="false" draw:mirror-vertical="false" draw:type="rectangle" draw:enhanced-path="M 0 0 L 21600 0 21600 21600 0 21600 0 0 Z N"/>
          </draw:custom-shape>
          <draw:custom-shape draw:style-name="gr15" draw:text-style-name="P14" draw:layer="layout" svg:width="4.25cm" svg:height="3.75cm" svg:x="54cm" svg:y="1.899cm">
            <text:p text:style-name="P13"><text:span text:style-name="T6">DUT</text:span></text:p>
            <draw:enhanced-geometry svg:viewBox="0 0 21600 21600" draw:mirror-horizontal="false" draw:mirror-vertical="false" draw:type="rectangle" draw:enhanced-path="M 0 0 L 21600 0 21600 21600 0 21600 0 0 Z N"/>
          </draw:custom-shape>
          <draw:custom-shape draw:style-name="gr14" draw:text-style-name="P14" draw:layer="layout" svg:width="3cm" svg:height="3.75cm" svg:x="58.75cm" svg:y="1.899cm">
            <text:p text:style-name="P13"><text:span text:style-name="T6">HP33150A</text:span></text:p>
            <text:p text:style-name="P13"><text:span text:style-name="T6">Bias Tee</text:span></text:p>
            <draw:enhanced-geometry svg:viewBox="0 0 21600 21600" draw:type="rectangle" draw:enhanced-path="M 0 0 L 21600 0 21600 21600 0 21600 0 0 Z N"/>
          </draw:custom-shape>
          <draw:circle draw:style-name="gr16" draw:text-style-name="P16" xml:id="id18" draw:id="id18" draw:layer="layout" svg:width="1cm" svg:height="1cm" svg:x="63.5cm" svg:y="4.149cm">
            <text:p text:style-name="P15"><text:span text:style-name="T7">V</text:span></text:p>
          </draw:circle>
          <draw:g draw:style-name="gr7" xml:id="id20" draw:id="id20">
            <draw:rect draw:style-name="gr17" draw:text-style-name="P16" draw:layer="layout" svg:width="0.75cm" svg:height="0.25cm" draw:transform="rotate (-1.5707963267949) translate (60.875cm 7.399cm)">
              <text:p/>
            </draw:rect>
            <draw:line draw:style-name="gr18" draw:text-style-name="P17" draw:layer="layout" svg:x1="60.75cm" svg:y1="7.149cm" svg:x2="60.75cm" svg:y2="7.399cm">
              <text:p/>
            </draw:line>
            <draw:line draw:style-name="gr19" draw:text-style-name="P17" draw:layer="layout" svg:x1="60.75cm" svg:y1="8.149cm" svg:x2="60.75cm" svg:y2="8.399cm">
              <text:p/>
            </draw:line>
          </draw:g>
          <draw:g draw:style-name="gr7" xml:id="id3" draw:id="id3">
            <draw:line draw:style-name="gr20" draw:text-style-name="P17" draw:layer="layout" svg:x1="54.75cm" svg:y1="3.399cm" svg:x2="54.75cm" svg:y2="3.899cm">
              <text:p/>
            </draw:line>
            <draw:line draw:style-name="gr21" draw:text-style-name="P17" draw:layer="layout" svg:x1="54.875cm" svg:y1="3.399cm" svg:x2="54.875cm" svg:y2="3.899cm">
              <text:p/>
            </draw:line>
            <draw:line draw:style-name="gr22" draw:text-style-name="P17" draw:layer="layout" svg:x1="54.75cm" svg:y1="3.649cm" svg:x2="54.5cm" svg:y2="3.649cm">
              <text:p/>
            </draw:line>
            <draw:line draw:style-name="gr23" draw:text-style-name="P17" draw:layer="layout" svg:x1="54.875cm" svg:y1="3.649cm" svg:x2="55.125cm" svg:y2="3.649cm">
              <text:p/>
            </draw:line>
          </draw:g>
          <draw:g draw:style-name="gr7" xml:id="id6" draw:id="id6">
            <draw:glue-point draw:id="4" svg:x="-4.96cm" svg:y="5cm"/>
            <draw:glue-point draw:id="5" svg:x="-4.96cm" svg:y="-5cm"/>
            <draw:glue-point draw:id="6" svg:x="4.96cm" svg:y="5cm" draw:escape-direction="up"/>
            <draw:glue-point draw:id="7" svg:x="4.96cm" svg:y="-5cm"/>
            <draw:glue-point draw:id="8" svg:x="5.04cm" svg:y="-5cm" draw:escape-direction="up"/>
            <draw:glue-point draw:id="9" svg:x="4.96cm" svg:y="-5cm" draw:escape-direction="up"/>
            <draw:glue-point draw:id="10" svg:x="4.96cm" svg:y="-5cm"/>
            <draw:glue-point draw:id="11" svg:x="4.96cm" svg:y="-3cm"/>
            <draw:glue-point draw:id="12" svg:x="4.96cm" svg:y="-5cm"/>
            <draw:glue-point draw:id="13" svg:x="4.96cm" svg:y="-5cm"/>
            <draw:glue-point draw:id="14" svg:x="4.96cm" svg:y="-5cm"/>
            <draw:glue-point draw:id="15" svg:x="4.96cm" svg:y="-5cm"/>
            <draw:glue-point draw:id="16" svg:x="4.96cm" svg:y="-3cm"/>
            <draw:glue-point draw:id="17" svg:x="0.062cm" svg:y="-0.625cm" draw:align="center"/>
            <draw:glue-point draw:id="18" svg:x="4.96cm" svg:y="-5cm"/>
            <draw:line draw:style-name="gr24" draw:text-style-name="P17" draw:layer="layout" svg:x1="55.749cm" svg:y1="5.399cm" svg:x2="55.749cm" svg:y2="5.149cm">
              <text:p/>
            </draw:line>
            <draw:line draw:style-name="gr25" draw:text-style-name="P17" draw:layer="layout" svg:x1="55.749cm" svg:y1="4.399cm" svg:x2="55.749cm" svg:y2="4.149cm">
              <text:p/>
            </draw:line>
            <draw:path draw:style-name="gr26" draw:text-style-name="P16" draw:layer="layout" svg:width="0.187cm" svg:height="0.123cm" draw:transform="rotate (1.5707963267949) translate (55.625cm 5.149cm)" svg:viewBox="0 0 188 124" svg:d="M0 124c94-279 188 0 188 0">
              <text:p/>
            </draw:path>
            <draw:path draw:style-name="gr27" draw:text-style-name="P16" draw:layer="layout" svg:width="0.187cm" svg:height="0.123cm" draw:transform="rotate (1.5707963267949) translate (55.626cm 4.96cm)" svg:viewBox="0 0 188 124" svg:d="M0 124c94-279 188 0 188 0">
              <text:p/>
            </draw:path>
            <draw:path draw:style-name="gr28" draw:text-style-name="P16" draw:layer="layout" svg:width="0.187cm" svg:height="0.123cm" draw:transform="rotate (1.5707963267949) translate (55.625cm 4.772cm)" svg:viewBox="0 0 188 124" svg:d="M0 124c94-279 188 0 188 0">
              <text:p/>
            </draw:path>
            <draw:path draw:style-name="gr29" draw:text-style-name="P16" draw:layer="layout" svg:width="0.187cm" svg:height="0.123cm" draw:transform="rotate (1.5707963267949) translate (55.625cm 4.586cm)" svg:viewBox="0 0 188 124" svg:d="M0 124c94-279 188 0 188 0">
              <text:p/>
            </draw:path>
          </draw:g>
          <draw:g draw:style-name="gr7" xml:id="id5" draw:id="id5">
            <draw:line draw:style-name="gr30" draw:text-style-name="P17" draw:layer="layout" svg:x1="56.625cm" svg:y1="3.524cm" svg:x2="56.625cm" svg:y2="3.774cm">
              <text:p/>
            </draw:line>
            <draw:line draw:style-name="gr31" draw:text-style-name="P17" draw:layer="layout" svg:x1="56.875cm" svg:y1="3.649cm" svg:x2="56.625cm" svg:y2="3.524cm">
              <text:p/>
            </draw:line>
            <draw:line draw:style-name="gr32" draw:text-style-name="P17" draw:layer="layout" svg:x1="56.625cm" svg:y1="3.774cm" svg:x2="56.875cm" svg:y2="3.649cm">
              <text:p/>
            </draw:line>
            <draw:line draw:style-name="gr33" draw:text-style-name="P17" draw:layer="layout" svg:x1="57.25cm" svg:y1="3.649cm" svg:x2="56.25cm" svg:y2="3.649cm">
              <text:p/>
            </draw:line>
            <draw:line draw:style-name="gr34" draw:text-style-name="P17" draw:layer="layout" svg:x1="56.875cm" svg:y1="3.524cm" svg:x2="56.875cm" svg:y2="3.774cm">
              <text:p/>
            </draw:line>
          </draw:g>
          <draw:g draw:style-name="gr12" xml:id="id1" draw:id="id1">
            <draw:glue-point draw:id="4" svg:x="0cm" svg:y="-5cm" draw:escape-direction="up"/>
            <draw:glue-point draw:id="5" svg:x="0cm" svg:y="5cm"/>
            <draw:custom-shape draw:style-name="gr35" draw:text-style-name="P18" draw:layer="layout" svg:width="1.5cm" svg:height="2.5cm" svg:x="51.5cm" svg:y="4.399cm">
              <text:p/>
              <draw:enhanced-geometry svg:viewBox="0 0 21600 21600" draw:type="rectangle" draw:enhanced-path="M 0 0 L 21600 0 21600 21600 0 21600 0 0 Z N"/>
            </draw:custom-shape>
            <draw:g draw:style-name="gr7">
              <draw:rect draw:style-name="gr36" draw:text-style-name="P16" draw:layer="layout" svg:width="0.75cm" svg:height="0.25cm" draw:transform="rotate (-1.5707963267949) translate (52.375cm 4.649cm)">
                <text:p/>
              </draw:rect>
              <draw:line draw:style-name="gr37" draw:text-style-name="P17" draw:layer="layout" svg:x1="52.25cm" svg:y1="4.399cm" svg:x2="52.25cm" svg:y2="4.649cm">
                <text:p/>
              </draw:line>
              <draw:line draw:style-name="gr38" draw:text-style-name="P17" draw:layer="layout" svg:x1="52.25cm" svg:y1="5.399cm" svg:x2="52.25cm" svg:y2="5.649cm">
                <text:p/>
              </draw:line>
            </draw:g>
            <draw:g draw:style-name="gr12">
              <draw:custom-shape draw:style-name="gr39" draw:text-style-name="P18" draw:layer="layout" svg:width="1cm" svg:height="1cm" svg:x="51.75cm" svg:y="5.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0" draw:text-style-name="P18" draw:layer="layout" svg:width="0.394cm" svg:height="0.393cm" draw:transform="rotate (-1.5707963267949) translate (52.643cm 5.952cm)" draw:kind="arc" draw:start-angle="90" draw:end-angle="270">
                <text:p/>
              </draw:circle>
              <draw:circle draw:style-name="gr41" draw:text-style-name="P18" draw:layer="layout" svg:width="0.394cm" svg:height="0.394cm" draw:transform="rotate (1.5707963267949) translate (51.856cm 6.346cm)" draw:kind="arc" draw:start-angle="90" draw:end-angle="270">
                <text:p/>
              </draw:circle>
            </draw:g>
            <draw:line draw:style-name="gr42" draw:text-style-name="P19" draw:layer="layout" svg:x1="52.25cm" svg:y1="4.399cm" svg:x2="52.25cm" svg:y2="4.149cm">
              <text:p/>
            </draw:line>
            <draw:line draw:style-name="gr43" draw:text-style-name="P19" draw:layer="layout" svg:x1="52.25cm" svg:y1="6.649cm" svg:x2="52.25cm" svg:y2="7.149cm">
              <text:p/>
            </draw:line>
          </draw:g>
          <draw:g draw:style-name="gr12" xml:id="id17" draw:id="id17">
            <draw:custom-shape draw:style-name="gr44" draw:text-style-name="P20" draw:layer="layout" svg:width="0.25cm" svg:height="0.25cm" svg:x="61.8cm" svg:y="3.524cm">
              <text:p/>
              <draw:enhanced-geometry svg:viewBox="0 0 21600 21600" draw:mirror-horizontal="false" draw:mirror-vertical="false" draw:type="rectangle" draw:enhanced-path="M 0 0 L 21600 0 21600 21600 0 21600 0 0 Z N"/>
            </draw:custom-shape>
            <draw:line draw:style-name="gr45" draw:text-style-name="P21" draw:layer="layout" svg:x1="61.8cm" svg:y1="3.649cm" svg:x2="62.05cm" svg:y2="3.649cm">
              <text:p/>
            </draw:line>
            <draw:custom-shape draw:style-name="gr46" draw:text-style-name="P22" draw:layer="layout" svg:width="0.1cm" svg:height="0.1cm" svg:x="61.95cm" svg:y="3.59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xml:id="id11" draw:id="id11">
            <draw:custom-shape draw:style-name="gr47" draw:text-style-name="P20" draw:layer="layout" svg:width="0.25cm" svg:height="0.25cm" svg:x="59.125cm" svg:y="3.524cm">
              <text:p/>
              <draw:enhanced-geometry svg:viewBox="0 0 21600 21600" draw:mirror-horizontal="false" draw:mirror-vertical="false" draw:type="rectangle" draw:enhanced-path="M 0 0 L 21600 0 21600 21600 0 21600 0 0 Z N"/>
            </draw:custom-shape>
            <draw:line draw:style-name="gr48" draw:text-style-name="P21" draw:layer="layout" svg:x1="59.25cm" svg:y1="3.774cm" svg:x2="59.25cm" svg:y2="3.649cm">
              <text:p/>
            </draw:line>
            <draw:line draw:style-name="gr49" draw:text-style-name="P21" draw:layer="layout" svg:x1="59.125cm" svg:y1="3.649cm" svg:x2="59.375cm" svg:y2="3.649cm">
              <text:p/>
            </draw:line>
            <draw:custom-shape draw:style-name="gr50" draw:text-style-name="P23" draw:layer="layout" svg:width="0.1cm" svg:height="0.1cm" svg:x="59.2cm" svg:y="3.59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style-name="gr7" xml:id="id9" draw:id="id9">
            <draw:line draw:style-name="gr51" draw:text-style-name="P17" draw:layer="layout" svg:x1="58cm" svg:y1="4.649cm" svg:x2="57.5cm" svg:y2="4.649cm">
              <text:p/>
            </draw:line>
            <draw:line draw:style-name="gr52" draw:text-style-name="P17" draw:layer="layout" svg:x1="58cm" svg:y1="4.774cm" svg:x2="57.5cm" svg:y2="4.774cm">
              <text:p/>
            </draw:line>
            <draw:line draw:style-name="gr53" draw:text-style-name="P17" draw:layer="layout" svg:x1="57.75cm" svg:y1="4.649cm" svg:x2="57.75cm" svg:y2="4.399cm">
              <text:p/>
            </draw:line>
            <draw:line draw:style-name="gr54" draw:text-style-name="P17" draw:layer="layout" svg:x1="57.75cm" svg:y1="4.774cm" svg:x2="57.75cm" svg:y2="5.024cm">
              <text:p/>
            </draw:line>
          </draw:g>
          <draw:g draw:style-name="gr7" xml:id="id7" draw:id="id7">
            <draw:line draw:style-name="gr55" draw:text-style-name="P24" draw:layer="layout" svg:x1="55.75cm" svg:y1="6.274cm" svg:x2="55.75cm" svg:y2="6.024cm">
              <text:p/>
            </draw:line>
            <draw:line draw:style-name="gr56" draw:text-style-name="P24" draw:layer="layout" svg:x1="55.875cm" svg:y1="6.274cm" svg:x2="55.625cm" svg:y2="6.274cm">
              <text:p/>
            </draw:line>
            <draw:line draw:style-name="gr57" draw:text-style-name="P24" draw:layer="layout" svg:x1="55.75cm" svg:y1="6.399cm" svg:x2="55.875cm" svg:y2="6.274cm">
              <text:p/>
            </draw:line>
            <draw:line draw:style-name="gr58" draw:text-style-name="P24" draw:layer="layout" svg:x1="55.75cm" svg:y1="6.399cm" svg:x2="55.625cm" svg:y2="6.274cm">
              <text:p/>
            </draw:line>
          </draw:g>
          <draw:g draw:style-name="gr7" xml:id="id10" draw:id="id10">
            <draw:line draw:style-name="gr59" draw:text-style-name="P24" draw:layer="layout" svg:x1="57.75cm" svg:y1="6.274cm" svg:x2="57.75cm" svg:y2="6.024cm">
              <text:p/>
            </draw:line>
            <draw:line draw:style-name="gr60" draw:text-style-name="P24" draw:layer="layout" svg:x1="57.875cm" svg:y1="6.274cm" svg:x2="57.625cm" svg:y2="6.274cm">
              <text:p/>
            </draw:line>
            <draw:line draw:style-name="gr61" draw:text-style-name="P24" draw:layer="layout" svg:x1="57.75cm" svg:y1="6.399cm" svg:x2="57.875cm" svg:y2="6.274cm">
              <text:p/>
            </draw:line>
            <draw:line draw:style-name="gr62" draw:text-style-name="P24" draw:layer="layout" svg:x1="57.75cm" svg:y1="6.399cm" svg:x2="57.625cm" svg:y2="6.274cm">
              <text:p/>
            </draw:line>
          </draw:g>
          <draw:g draw:style-name="gr7" xml:id="id15" draw:id="id15">
            <draw:line draw:style-name="gr63" draw:text-style-name="P17" draw:layer="layout" svg:x1="61.245cm" svg:y1="4.649cm" svg:x2="60.745cm" svg:y2="4.649cm">
              <text:p/>
            </draw:line>
            <draw:line draw:style-name="gr64" draw:text-style-name="P17" draw:layer="layout" svg:x1="61.245cm" svg:y1="4.774cm" svg:x2="60.745cm" svg:y2="4.774cm">
              <text:p/>
            </draw:line>
            <draw:line draw:style-name="gr65" draw:text-style-name="P17" draw:layer="layout" svg:x1="60.995cm" svg:y1="4.649cm" svg:x2="60.995cm" svg:y2="4.399cm">
              <text:p/>
            </draw:line>
            <draw:line draw:style-name="gr66" draw:text-style-name="P17" draw:layer="layout" svg:x1="60.995cm" svg:y1="4.774cm" svg:x2="60.995cm" svg:y2="5.024cm">
              <text:p/>
            </draw:line>
          </draw:g>
          <draw:g draw:style-name="gr7" xml:id="id16" draw:id="id16">
            <draw:line draw:style-name="gr67" draw:text-style-name="P24" draw:layer="layout" svg:x1="60.995cm" svg:y1="6.274cm" svg:x2="60.995cm" svg:y2="6.024cm">
              <text:p/>
            </draw:line>
            <draw:line draw:style-name="gr68" draw:text-style-name="P24" draw:layer="layout" svg:x1="61.12cm" svg:y1="6.274cm" svg:x2="60.87cm" svg:y2="6.274cm">
              <text:p/>
            </draw:line>
            <draw:line draw:style-name="gr69" draw:text-style-name="P24" draw:layer="layout" svg:x1="60.995cm" svg:y1="6.399cm" svg:x2="61.12cm" svg:y2="6.274cm">
              <text:p/>
            </draw:line>
            <draw:line draw:style-name="gr70" draw:text-style-name="P24" draw:layer="layout" svg:x1="60.995cm" svg:y1="6.399cm" svg:x2="60.87cm" svg:y2="6.274cm">
              <text:p/>
            </draw:line>
          </draw:g>
          <draw:g draw:style-name="gr7" xml:id="id12" draw:id="id12">
            <draw:line draw:style-name="gr71" draw:text-style-name="P17" draw:layer="layout" svg:x1="59.5cm" svg:y1="4.65cm" svg:x2="59cm" svg:y2="4.65cm">
              <text:p/>
            </draw:line>
            <draw:line draw:style-name="gr72" draw:text-style-name="P17" draw:layer="layout" svg:x1="59.5cm" svg:y1="4.775cm" svg:x2="59cm" svg:y2="4.775cm">
              <text:p/>
            </draw:line>
            <draw:line draw:style-name="gr73" draw:text-style-name="P17" draw:layer="layout" svg:x1="59.25cm" svg:y1="4.65cm" svg:x2="59.25cm" svg:y2="4.4cm">
              <text:p/>
            </draw:line>
            <draw:line draw:style-name="gr74" draw:text-style-name="P17" draw:layer="layout" svg:x1="59.25cm" svg:y1="4.775cm" svg:x2="59.25cm" svg:y2="5.025cm">
              <text:p/>
            </draw:line>
          </draw:g>
          <draw:g draw:style-name="gr7" xml:id="id21" draw:id="id21">
            <draw:line draw:style-name="gr75" draw:text-style-name="P24" draw:layer="layout" svg:x1="60.75cm" svg:y1="8.875cm" svg:x2="60.75cm" svg:y2="8.625cm">
              <text:p/>
            </draw:line>
            <draw:line draw:style-name="gr76" draw:text-style-name="P24" draw:layer="layout" svg:x1="60.875cm" svg:y1="8.875cm" svg:x2="60.625cm" svg:y2="8.875cm">
              <text:p/>
            </draw:line>
            <draw:line draw:style-name="gr77" draw:text-style-name="P24" draw:layer="layout" svg:x1="60.75cm" svg:y1="9cm" svg:x2="60.875cm" svg:y2="8.875cm">
              <text:p/>
            </draw:line>
            <draw:line draw:style-name="gr78" draw:text-style-name="P24" draw:layer="layout" svg:x1="60.75cm" svg:y1="9cm" svg:x2="60.625cm" svg:y2="8.875cm">
              <text:p/>
            </draw:line>
          </draw:g>
          <draw:g draw:style-name="gr7" xml:id="id2" draw:id="id2">
            <draw:line draw:style-name="gr79" draw:text-style-name="P24" draw:layer="layout" svg:x1="52.25cm" svg:y1="7.876cm" svg:x2="52.25cm" svg:y2="7.626cm">
              <text:p/>
            </draw:line>
            <draw:line draw:style-name="gr80" draw:text-style-name="P24" draw:layer="layout" svg:x1="52.375cm" svg:y1="7.876cm" svg:x2="52.125cm" svg:y2="7.876cm">
              <text:p/>
            </draw:line>
            <draw:line draw:style-name="gr81" draw:text-style-name="P24" draw:layer="layout" svg:x1="52.25cm" svg:y1="8.001cm" svg:x2="52.375cm" svg:y2="7.876cm">
              <text:p/>
            </draw:line>
            <draw:line draw:style-name="gr82" draw:text-style-name="P24" draw:layer="layout" svg:x1="52.25cm" svg:y1="8.001cm" svg:x2="52.125cm" svg:y2="7.876cm">
              <text:p/>
            </draw:line>
          </draw:g>
          <draw:g draw:style-name="gr7" xml:id="id19" draw:id="id19">
            <draw:line draw:style-name="gr83" draw:text-style-name="P24" draw:layer="layout" svg:x1="64.002cm" svg:y1="6.275cm" svg:x2="64.002cm" svg:y2="6.025cm">
              <text:p/>
            </draw:line>
            <draw:line draw:style-name="gr84" draw:text-style-name="P24" draw:layer="layout" svg:x1="64.127cm" svg:y1="6.275cm" svg:x2="63.877cm" svg:y2="6.275cm">
              <text:p/>
            </draw:line>
            <draw:line draw:style-name="gr85" draw:text-style-name="P24" draw:layer="layout" svg:x1="64.002cm" svg:y1="6.4cm" svg:x2="64.127cm" svg:y2="6.275cm">
              <text:p/>
            </draw:line>
            <draw:line draw:style-name="gr86" draw:text-style-name="P24" draw:layer="layout" svg:x1="64.002cm" svg:y1="6.4cm" svg:x2="63.877cm" svg:y2="6.275cm">
              <text:p/>
            </draw:line>
          </draw:g>
          <draw:connector draw:style-name="gr87" draw:text-style-name="P25" draw:layer="layout" svg:x1="52.25cm" svg:y1="7.149cm" svg:x2="52.25cm" svg:y2="7.626cm" draw:start-shape="id1" draw:start-glue-point="5" draw:end-shape="id2" draw:end-glue-point="0" svg:d="M52250 7149v477" svg:viewBox="0 0 1 478">
            <text:p/>
          </draw:connector>
          <draw:connector draw:style-name="gr87" draw:text-style-name="P25" draw:layer="layout" svg:x1="52.25cm" svg:y1="4.149cm" svg:x2="54.5cm" svg:y2="3.649cm" draw:start-shape="id1" draw:start-glue-point="4" draw:end-shape="id3" draw:end-glue-point="3" svg:d="M52250 4149v-500h2250" svg:viewBox="0 0 2251 501">
            <text:p/>
          </draw:connector>
          <draw:g draw:style-name="gr12" xml:id="id4" draw:id="id4">
            <draw:custom-shape draw:style-name="gr88" draw:text-style-name="P20" draw:layer="layout" svg:width="0.25cm" svg:height="0.25cm" svg:x="55.625cm" svg:y="3.525cm">
              <text:p/>
              <draw:enhanced-geometry svg:viewBox="0 0 21600 21600" draw:mirror-horizontal="false" draw:mirror-vertical="false" draw:type="rectangle" draw:enhanced-path="M 0 0 L 21600 0 21600 21600 0 21600 0 0 Z N"/>
            </draw:custom-shape>
            <draw:line draw:style-name="gr89" draw:text-style-name="P21" draw:layer="layout" svg:x1="55.75cm" svg:y1="3.775cm" svg:x2="55.75cm" svg:y2="3.65cm">
              <text:p/>
            </draw:line>
            <draw:line draw:style-name="gr90" draw:text-style-name="P21" draw:layer="layout" svg:x1="55.625cm" svg:y1="3.65cm" svg:x2="55.875cm" svg:y2="3.65cm">
              <text:p/>
            </draw:line>
            <draw:custom-shape draw:style-name="gr91" draw:text-style-name="P23" draw:layer="layout" svg:width="0.1cm" svg:height="0.1cm" svg:x="55.7cm" svg:y="3.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87" draw:text-style-name="P25" draw:layer="layout" svg:x1="55.125cm" svg:y1="3.649cm" svg:x2="55.625cm" svg:y2="3.65cm" draw:start-shape="id3" draw:start-glue-point="1" draw:end-shape="id4" draw:end-glue-point="3" svg:d="M55125 3649h250v1h250" svg:viewBox="0 0 501 2">
            <text:p/>
          </draw:connector>
          <draw:connector draw:style-name="gr87" draw:text-style-name="P25" draw:layer="layout" svg:x1="55.875cm" svg:y1="3.65cm" svg:x2="56.25cm" svg:y2="3.649cm" draw:start-shape="id4" draw:start-glue-point="1" draw:end-shape="id5" draw:end-glue-point="3" svg:d="M55875 3650h188v-1h187" svg:viewBox="0 0 376 2">
            <text:p/>
          </draw:connector>
          <draw:connector draw:style-name="gr87" draw:text-style-name="P25" draw:layer="layout" svg:x1="56.041cm" svg:y1="4.82cm" svg:x2="56.021cm" svg:y2="4.828cm" svg:d="M56041 4820h-10v8h-10" svg:viewBox="0 0 21 9">
            <text:p/>
          </draw:connector>
          <draw:connector draw:style-name="gr87" draw:text-style-name="P25" draw:layer="layout" svg:x1="55.75cm" svg:y1="3.775cm" svg:x2="55.749cm" svg:y2="4.149cm" draw:start-shape="id4" draw:start-glue-point="2" draw:end-shape="id6" draw:end-glue-point="7" svg:d="M55750 3775v187h-1v187" svg:viewBox="0 0 2 375">
            <text:p/>
          </draw:connector>
          <draw:connector draw:style-name="gr87" draw:text-style-name="P25" draw:layer="layout" draw:line-skew="1.751cm" svg:x1="55.75cm" svg:y1="6.024cm" svg:x2="55.749cm" svg:y2="5.399cm" draw:start-shape="id7" draw:start-glue-point="0" draw:end-shape="id6" draw:end-glue-point="6" svg:d="M55750 6024v1439h10v-3324h-11v1260" svg:viewBox="0 0 12 3325">
            <text:p/>
          </draw:connector>
          <draw:g draw:style-name="gr12" xml:id="id8" draw:id="id8">
            <draw:custom-shape draw:style-name="gr92" draw:text-style-name="P20" draw:layer="layout" svg:width="0.25cm" svg:height="0.25cm" svg:x="57.625cm" svg:y="3.525cm">
              <text:p/>
              <draw:enhanced-geometry svg:viewBox="0 0 21600 21600" draw:mirror-horizontal="false" draw:mirror-vertical="false" draw:type="rectangle" draw:enhanced-path="M 0 0 L 21600 0 21600 21600 0 21600 0 0 Z N"/>
            </draw:custom-shape>
            <draw:line draw:style-name="gr93" draw:text-style-name="P21" draw:layer="layout" svg:x1="57.75cm" svg:y1="3.775cm" svg:x2="57.75cm" svg:y2="3.65cm">
              <text:p/>
            </draw:line>
            <draw:line draw:style-name="gr94" draw:text-style-name="P21" draw:layer="layout" svg:x1="57.625cm" svg:y1="3.65cm" svg:x2="57.875cm" svg:y2="3.65cm">
              <text:p/>
            </draw:line>
            <draw:custom-shape draw:style-name="gr95" draw:text-style-name="P23" draw:layer="layout" svg:width="0.1cm" svg:height="0.1cm" svg:x="57.7cm" svg:y="3.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87" draw:text-style-name="P25" draw:layer="layout" svg:x1="57.25cm" svg:y1="3.649cm" svg:x2="57.625cm" svg:y2="3.65cm" draw:start-shape="id5" draw:start-glue-point="1" draw:end-shape="id8" draw:end-glue-point="3" svg:d="M57250 3649h188v1h187" svg:viewBox="0 0 376 2">
            <text:p/>
          </draw:connector>
          <draw:connector draw:style-name="gr87" draw:text-style-name="P25" draw:layer="layout" svg:x1="57.75cm" svg:y1="3.775cm" svg:x2="57.75cm" svg:y2="4.399cm" draw:start-shape="id8" draw:start-glue-point="2" draw:end-shape="id9" draw:end-glue-point="0" svg:d="M57750 3775v624" svg:viewBox="0 0 1 625">
            <text:p/>
          </draw:connector>
          <draw:connector draw:style-name="gr87" draw:text-style-name="P25" draw:layer="layout" svg:x1="57.75cm" svg:y1="5.024cm" svg:x2="57.75cm" svg:y2="6.024cm" draw:start-shape="id9" draw:start-glue-point="2" draw:end-shape="id10" draw:end-glue-point="0" svg:d="M57750 5024v1000" svg:viewBox="0 0 1 1001">
            <text:p/>
          </draw:connector>
          <draw:connector draw:style-name="gr87" draw:text-style-name="P25" draw:layer="layout" svg:x1="57.875cm" svg:y1="3.65cm" svg:x2="59.125cm" svg:y2="3.649cm" draw:start-shape="id8" draw:start-glue-point="1" draw:end-shape="id11" draw:end-glue-point="3" svg:d="M57875 3650h625v-1h625" svg:viewBox="0 0 1251 2">
            <text:p/>
          </draw:connector>
          <draw:connector draw:style-name="gr87" draw:text-style-name="P25" draw:layer="layout" svg:x1="59.25cm" svg:y1="3.774cm" svg:x2="59.25cm" svg:y2="4.4cm" draw:start-shape="id11" draw:start-glue-point="2" draw:end-shape="id12" draw:end-glue-point="0" svg:d="M59250 3774v626" svg:viewBox="0 0 1 627">
            <text:p/>
          </draw:connector>
          <draw:connector draw:style-name="gr96" draw:text-style-name="P25" draw:layer="layout" svg:x1="59.5cm" svg:y1="3.649cm" svg:x2="59.375cm" svg:y2="3.649cm" draw:start-shape="id13" draw:start-glue-point="6" draw:end-shape="id11" draw:end-glue-point="1" svg:d="M59500 3649h1260v11h-1322v-11h-63" svg:viewBox="0 0 1386 12">
            <text:p/>
          </draw:connector>
          <draw:g draw:style-name="gr12" xml:id="id14" draw:id="id14">
            <draw:custom-shape draw:style-name="gr97" draw:text-style-name="P20" draw:layer="layout" svg:width="0.25cm" svg:height="0.25cm" svg:x="60.87cm" svg:y="3.525cm">
              <text:p/>
              <draw:enhanced-geometry svg:viewBox="0 0 21600 21600" draw:mirror-horizontal="false" draw:mirror-vertical="false" draw:type="rectangle" draw:enhanced-path="M 0 0 L 21600 0 21600 21600 0 21600 0 0 Z N"/>
            </draw:custom-shape>
            <draw:line draw:style-name="gr98" draw:text-style-name="P21" draw:layer="layout" svg:x1="60.995cm" svg:y1="3.775cm" svg:x2="60.995cm" svg:y2="3.65cm">
              <text:p/>
            </draw:line>
            <draw:line draw:style-name="gr99" draw:text-style-name="P21" draw:layer="layout" svg:x1="60.87cm" svg:y1="3.65cm" svg:x2="61.12cm" svg:y2="3.65cm">
              <text:p/>
            </draw:line>
            <draw:custom-shape draw:style-name="gr100" draw:text-style-name="P23" draw:layer="layout" svg:width="0.1cm" svg:height="0.1cm" svg:x="60.945cm" svg:y="3.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87" draw:text-style-name="P25" draw:layer="layout" svg:x1="60.995cm" svg:y1="3.775cm" svg:x2="60.995cm" svg:y2="4.399cm" draw:start-shape="id14" draw:start-glue-point="2" draw:end-shape="id15" draw:end-glue-point="0" svg:d="M60995 3775v624" svg:viewBox="0 0 1 625">
            <text:p/>
          </draw:connector>
          <draw:connector draw:style-name="gr87" draw:text-style-name="P25" draw:layer="layout" svg:x1="60.995cm" svg:y1="5.024cm" svg:x2="60.995cm" svg:y2="6.024cm" draw:start-shape="id15" draw:start-glue-point="2" draw:end-shape="id16" draw:end-glue-point="0" svg:d="M60995 5024v1000" svg:viewBox="0 0 1 1001">
            <text:p/>
          </draw:connector>
          <draw:connector draw:style-name="gr87" draw:text-style-name="P25" draw:layer="layout" svg:x1="61.12cm" svg:y1="3.65cm" svg:x2="61.8cm" svg:y2="3.649cm" draw:start-shape="id14" draw:start-glue-point="1" draw:end-shape="id17" draw:end-glue-point="3" svg:d="M61120 3650h340v-1h340" svg:viewBox="0 0 681 2">
            <text:p/>
          </draw:connector>
          <draw:connector draw:style-name="gr87" draw:text-style-name="P25" draw:layer="layout" svg:x1="62.05cm" svg:y1="3.649cm" svg:x2="64cm" svg:y2="4.149cm" draw:start-shape="id17" draw:start-glue-point="1" draw:end-shape="id18" draw:end-glue-point="0" svg:d="M62050 3649h1950v500" svg:viewBox="0 0 1951 501">
            <text:p/>
          </draw:connector>
          <draw:connector draw:style-name="gr87" draw:text-style-name="P25" draw:layer="layout" svg:x1="64cm" svg:y1="5.149cm" svg:x2="64.002cm" svg:y2="6.025cm" draw:start-shape="id18" draw:start-glue-point="2" draw:end-shape="id19" draw:end-glue-point="0" svg:d="M64000 5149v438h2v438" svg:viewBox="0 0 3 877">
            <text:p/>
          </draw:connector>
          <draw:connector draw:style-name="gr87" draw:text-style-name="P25" draw:layer="layout" draw:line-skew="0.812cm" svg:x1="59.25cm" svg:y1="5.025cm" svg:x2="60.75cm" svg:y2="7.149cm" draw:start-shape="id12" draw:start-glue-point="2" draw:end-shape="id20" draw:end-glue-point="0" svg:d="M59250 5025v1874h1500v250" svg:viewBox="0 0 1501 2125">
            <text:p/>
          </draw:connector>
          <draw:connector draw:style-name="gr87" draw:text-style-name="P25" draw:layer="layout" svg:x1="60.75cm" svg:y1="8.399cm" svg:x2="60.75cm" svg:y2="8.625cm" draw:start-shape="id20" draw:start-glue-point="2" draw:end-shape="id21" draw:end-glue-point="0" svg:d="M60750 8399v226" svg:viewBox="0 0 1 227">
            <text:p/>
          </draw:connector>
          <draw:frame draw:style-name="gr101" draw:text-style-name="P26" draw:layer="layout" svg:width="0.502cm" svg:height="1.187cm" svg:x="60cm" svg:y="3.649cm">
            <draw:text-box>
              <text:p/>
            </draw:text-box>
          </draw:frame>
          <draw:g draw:style-name="gr7" xml:id="id13" draw:id="id13">
            <draw:glue-point draw:id="4" svg:x="-5cm" svg:y="-4.96cm"/>
            <draw:glue-point draw:id="5" svg:x="5cm" svg:y="-4.96cm"/>
            <draw:glue-point draw:id="6" svg:x="-5cm" svg:y="4.96cm" draw:escape-direction="right"/>
            <draw:glue-point draw:id="7" svg:x="5cm" svg:y="4.96cm"/>
            <draw:glue-point draw:id="8" svg:x="5cm" svg:y="5.04cm" draw:escape-direction="right"/>
            <draw:glue-point draw:id="9" svg:x="5cm" svg:y="4.96cm" draw:escape-direction="right"/>
            <draw:glue-point draw:id="10" svg:x="5cm" svg:y="4.96cm"/>
            <draw:glue-point draw:id="11" svg:x="3cm" svg:y="4.96cm"/>
            <draw:glue-point draw:id="12" svg:x="5cm" svg:y="4.96cm"/>
            <draw:glue-point draw:id="13" svg:x="5cm" svg:y="4.96cm"/>
            <draw:glue-point draw:id="14" svg:x="5cm" svg:y="4.96cm"/>
            <draw:glue-point draw:id="15" svg:x="5cm" svg:y="4.96cm"/>
            <draw:glue-point draw:id="16" svg:x="3cm" svg:y="4.96cm"/>
            <draw:glue-point draw:id="17" svg:x="0.625cm" svg:y="0.062cm" draw:align="center"/>
            <draw:glue-point draw:id="18" svg:x="5cm" svg:y="4.96cm"/>
            <draw:line draw:style-name="gr102" draw:text-style-name="P27" draw:layer="layout" svg:x1="59.5cm" svg:y1="3.649cm" svg:x2="59.75cm" svg:y2="3.649cm">
              <text:p/>
            </draw:line>
            <draw:line draw:style-name="gr103" draw:text-style-name="P27" draw:layer="layout" svg:x1="60.5cm" svg:y1="3.649cm" svg:x2="60.75cm" svg:y2="3.649cm">
              <text:p/>
            </draw:line>
            <draw:path draw:style-name="gr104" draw:text-style-name="P28" draw:layer="layout" svg:width="0.187cm" svg:height="0.123cm" svg:x="59.75cm" svg:y="3.525cm" svg:viewBox="0 0 188 124" svg:d="M0 124c94-279 188 0 188 0">
              <text:p/>
            </draw:path>
            <draw:path draw:style-name="gr105" draw:text-style-name="P28" draw:layer="layout" svg:width="0.187cm" svg:height="0.123cm" svg:x="59.939cm" svg:y="3.526cm" svg:viewBox="0 0 188 124" svg:d="M0 124c94-279 188 0 188 0">
              <text:p/>
            </draw:path>
            <draw:path draw:style-name="gr106" draw:text-style-name="P28" draw:layer="layout" svg:width="0.187cm" svg:height="0.123cm" svg:x="60.127cm" svg:y="3.525cm" svg:viewBox="0 0 188 124" svg:d="M0 124c94-279 188 0 188 0">
              <text:p/>
            </draw:path>
            <draw:path draw:style-name="gr107" draw:text-style-name="P28" draw:layer="layout" svg:width="0.187cm" svg:height="0.123cm" svg:x="60.313cm" svg:y="3.525cm" svg:viewBox="0 0 188 124" svg:d="M0 124c94-279 188 0 188 0">
              <text:p/>
            </draw:path>
          </draw:g>
          <draw:connector draw:style-name="gr87" draw:text-style-name="P25" draw:layer="layout" svg:x1="60.87cm" svg:y1="3.65cm" svg:x2="60.75cm" svg:y2="3.65cm" draw:start-shape="id14" draw:start-glue-point="3" draw:end-shape="id13" draw:end-glue-point="8" svg:d="M60870 3650h-120" svg:viewBox="0 0 121 1">
            <text:p/>
          </draw:connector>
          <draw:frame draw:style-name="gr108" draw:text-style-name="P29" draw:layer="layout" svg:width="0.851cm" svg:height="0.497cm" svg:x="54.118cm" svg:y="2.886cm">
            <draw:text-box>
              <text:p text:style-name="P25"><text:span text:style-name="T8">2.3</text:span><text:span text:style-name="T9">±0.3</text:span><text:span text:style-name="T8">pF</text:span></text:p>
              <text:p text:style-name="P25"><text:span text:style-name="T10">[12</text:span><text:span text:style-name="T11">Ω</text:span><text:span text:style-name="T10">~16</text:span><text:span text:style-name="T12">Ω</text:span><text:span text:style-name="T8">]</text:span></text:p>
              <text:p text:style-name="P25"><text:span text:style-name="T13">(04023J2R3ABSTR)</text:span></text:p>
            </draw:text-box>
          </draw:frame>
          <draw:frame draw:style-name="gr109" draw:text-style-name="P29" draw:layer="layout" svg:width="1.037cm" svg:height="0.497cm" svg:x="54.219cm" svg:y="4.47cm">
            <draw:text-box>
              <text:p text:style-name="P25"><text:span text:style-name="T10">5.6</text:span><text:span text:style-name="T9">±0.3</text:span><text:span text:style-name="T8">nH</text:span></text:p>
              <text:p text:style-name="P25"><text:span text:style-name="T10">[166</text:span><text:span text:style-name="T11">Ω</text:span><text:span text:style-name="T10">~185</text:span><text:span text:style-name="T12">Ω</text:span><text:span text:style-name="T8">]</text:span></text:p>
              <text:p text:style-name="P25"><text:span text:style-name="T13">(L-07C5N6SV6T)</text:span></text:p>
            </draw:text-box>
          </draw:frame>
          <draw:frame draw:style-name="gr110" draw:text-style-name="P29" draw:layer="layout" svg:width="0.94cm" svg:height="0.497cm" svg:x="56.177cm" svg:y="4.47cm">
            <draw:text-box>
              <text:p text:style-name="P25"><text:span text:style-name="T10">0.3</text:span><text:span text:style-name="T9">±0.1</text:span><text:span text:style-name="T8">pF</text:span></text:p>
              <text:p text:style-name="P25"><text:span text:style-name="T10">[160</text:span><text:span text:style-name="T11">Ω</text:span><text:span text:style-name="T10">~80</text:span><text:span text:style-name="T11">Ω</text:span><text:span text:style-name="T8">]</text:span></text:p>
              <text:p text:style-name="P25"><text:span text:style-name="T13">(04023J0R3ABSTR)</text:span></text:p>
            </draw:text-box>
          </draw:frame>
          <draw:frame draw:style-name="gr111" draw:text-style-name="P29" draw:layer="layout" svg:width="0.764cm" svg:height="0.391cm" svg:x="56.118cm" svg:y="2.886cm">
            <draw:text-box>
              <text:p text:style-name="P25"><text:span text:style-name="T8">SMS7621</text:span></text:p>
              <text:p text:style-name="P25"><text:span text:style-name="T8">079LF</text:span></text:p>
            </draw:text-box>
          </draw:frame>
          <draw:frame draw:style-name="gr112" draw:text-style-name="P29" draw:layer="layout" svg:width="0.42cm" svg:height="0.497cm" svg:x="59.719cm" svg:y="7.526cm">
            <draw:text-box>
              <text:p text:style-name="P25"><text:span text:style-name="T8">50</text:span><text:span text:style-name="T12">Ω</text:span></text:p>
              <text:p text:style-name="P25"><text:span text:style-name="T10">[</text:span><text:span text:style-name="T8">50</text:span><text:span text:style-name="T12">Ω</text:span><text:span text:style-name="T8">]</text:span></text:p>
              <text:p text:style-name="P25"><text:span text:style-name="T13">(??)</text:span></text:p>
            </draw:text-box>
          </draw:frame>
          <draw:frame draw:style-name="gr113" draw:text-style-name="P29" draw:layer="layout" svg:width="0.565cm" svg:height="0.497cm" svg:x="62.382cm" svg:y="4.374cm">
            <draw:text-box>
              <text:p text:style-name="P25"><text:span text:style-name="T12">10MΩ</text:span></text:p>
              <text:p text:style-name="P25"><text:span text:style-name="T10">[10M</text:span><text:span text:style-name="T12">Ω</text:span><text:span text:style-name="T8">]</text:span></text:p>
              <text:p text:style-name="P25"><text:span text:style-name="T13">(??)</text:span></text:p>
            </draw:text-box>
          </draw:frame>
          <draw:frame draw:style-name="gr114" draw:text-style-name="P29" draw:layer="layout" svg:width="0.324cm" svg:height="0.196cm" svg:x="52.219cm" svg:y="4.966cm">
            <draw:text-box>
              <text:p text:style-name="P25"><text:span text:style-name="T8">50</text:span><text:span text:style-name="T12">Ω</text:span></text:p>
            </draw:text-box>
          </draw:frame>
        </draw:g>
        <draw:custom-shape draw:style-name="gr115" draw:text-style-name="P14" draw:layer="layout" svg:width="2.5cm" svg:height="4cm" svg:x="66.5cm" svg:y="6.5cm">
          <text:p text:style-name="P13"><text:span text:style-name="T6">HP83650L</text:span></text:p>
          <text:p text:style-name="P13"><text:span text:style-name="T6">Sweep Gen</text:span></text:p>
          <draw:enhanced-geometry svg:viewBox="0 0 21600 21600" draw:mirror-horizontal="false" draw:mirror-vertical="false" draw:type="rectangle" draw:enhanced-path="M 0 0 L 21600 0 21600 21600 0 21600 0 0 Z N"/>
        </draw:custom-shape>
        <draw:custom-shape draw:style-name="gr14" draw:text-style-name="P14" draw:layer="layout" svg:width="3cm" svg:height="3.75cm" svg:x="82cm" svg:y="2cm">
          <text:p text:style-name="P13"><text:span text:style-name="T6">HP34401A</text:span></text:p>
          <text:p text:style-name="P13"><text:span text:style-name="T6">Multimeter</text:span></text:p>
          <draw:enhanced-geometry svg:viewBox="0 0 21600 21600" draw:mirror-horizontal="false" draw:mirror-vertical="false" draw:type="rectangle" draw:enhanced-path="M 0 0 L 21600 0 21600 21600 0 21600 0 0 Z N"/>
        </draw:custom-shape>
        <draw:custom-shape draw:style-name="gr15" draw:text-style-name="P14" draw:layer="layout" svg:width="4.25cm" svg:height="3.75cm" svg:x="73.75cm" svg:y="2cm">
          <text:p text:style-name="P13"><text:span text:style-name="T6">DUT</text:span></text:p>
          <draw:enhanced-geometry svg:viewBox="0 0 21600 21600" draw:mirror-horizontal="false" draw:mirror-vertical="false" draw:type="rectangle" draw:enhanced-path="M 0 0 L 21600 0 21600 21600 0 21600 0 0 Z N"/>
        </draw:custom-shape>
        <draw:custom-shape draw:style-name="gr14" draw:text-style-name="P14" draw:layer="layout" svg:width="3cm" svg:height="3.75cm" svg:x="78.5cm" svg:y="2cm">
          <text:p text:style-name="P13"><text:span text:style-name="T6">HP33150A</text:span></text:p>
          <text:p text:style-name="P13"><text:span text:style-name="T6">Bias Tee</text:span></text:p>
          <draw:enhanced-geometry svg:viewBox="0 0 21600 21600" draw:type="rectangle" draw:enhanced-path="M 0 0 L 21600 0 21600 21600 0 21600 0 0 Z N"/>
        </draw:custom-shape>
        <draw:circle draw:style-name="gr116" draw:text-style-name="P16" xml:id="id40" draw:id="id40" draw:layer="layout" svg:width="1cm" svg:height="1cm" svg:x="83.25cm" svg:y="4.25cm">
          <text:p text:style-name="P15"><text:span text:style-name="T7">V</text:span></text:p>
        </draw:circle>
        <draw:g draw:style-name="gr7" xml:id="id42" draw:id="id42">
          <draw:rect draw:style-name="gr117" draw:text-style-name="P16" draw:layer="layout" svg:width="0.75cm" svg:height="0.25cm" draw:transform="rotate (-1.5707963267949) translate (80.625cm 7.5cm)">
            <text:p/>
          </draw:rect>
          <draw:line draw:style-name="gr118" draw:text-style-name="P17" draw:layer="layout" svg:x1="80.5cm" svg:y1="7.25cm" svg:x2="80.5cm" svg:y2="7.5cm">
            <text:p/>
          </draw:line>
          <draw:line draw:style-name="gr119" draw:text-style-name="P17" draw:layer="layout" svg:x1="80.5cm" svg:y1="8.25cm" svg:x2="80.5cm" svg:y2="8.5cm">
            <text:p/>
          </draw:line>
        </draw:g>
        <draw:g draw:style-name="gr7" xml:id="id25" draw:id="id25">
          <draw:line draw:style-name="gr120" draw:text-style-name="P17" draw:layer="layout" svg:x1="74.5cm" svg:y1="3.5cm" svg:x2="74.5cm" svg:y2="4cm">
            <text:p/>
          </draw:line>
          <draw:line draw:style-name="gr121" draw:text-style-name="P17" draw:layer="layout" svg:x1="74.625cm" svg:y1="3.5cm" svg:x2="74.625cm" svg:y2="4cm">
            <text:p/>
          </draw:line>
          <draw:line draw:style-name="gr122" draw:text-style-name="P17" draw:layer="layout" svg:x1="74.5cm" svg:y1="3.75cm" svg:x2="74.25cm" svg:y2="3.75cm">
            <text:p/>
          </draw:line>
          <draw:line draw:style-name="gr123" draw:text-style-name="P17" draw:layer="layout" svg:x1="74.625cm" svg:y1="3.75cm" svg:x2="74.875cm" svg:y2="3.75cm">
            <text:p/>
          </draw:line>
        </draw:g>
        <draw:g draw:style-name="gr7" xml:id="id28" draw:id="id28">
          <draw:glue-point draw:id="4" svg:x="-4.96cm" svg:y="5cm"/>
          <draw:glue-point draw:id="5" svg:x="-4.96cm" svg:y="-5cm"/>
          <draw:glue-point draw:id="6" svg:x="4.96cm" svg:y="5cm" draw:escape-direction="up"/>
          <draw:glue-point draw:id="7" svg:x="4.96cm" svg:y="-5cm"/>
          <draw:glue-point draw:id="8" svg:x="5.04cm" svg:y="-5cm" draw:escape-direction="up"/>
          <draw:glue-point draw:id="9" svg:x="4.96cm" svg:y="-5cm" draw:escape-direction="up"/>
          <draw:glue-point draw:id="10" svg:x="4.96cm" svg:y="-5cm"/>
          <draw:glue-point draw:id="11" svg:x="4.96cm" svg:y="-3cm"/>
          <draw:glue-point draw:id="12" svg:x="4.96cm" svg:y="-5cm"/>
          <draw:glue-point draw:id="13" svg:x="4.96cm" svg:y="-5cm"/>
          <draw:glue-point draw:id="14" svg:x="4.96cm" svg:y="-5cm"/>
          <draw:glue-point draw:id="15" svg:x="4.96cm" svg:y="-5cm"/>
          <draw:glue-point draw:id="16" svg:x="4.96cm" svg:y="-3cm"/>
          <draw:glue-point draw:id="17" svg:x="0.062cm" svg:y="-0.625cm" draw:align="center"/>
          <draw:glue-point draw:id="18" svg:x="4.96cm" svg:y="-5cm"/>
          <draw:line draw:style-name="gr124" draw:text-style-name="P17" draw:layer="layout" svg:x1="75.499cm" svg:y1="5.5cm" svg:x2="75.499cm" svg:y2="5.25cm">
            <text:p/>
          </draw:line>
          <draw:line draw:style-name="gr125" draw:text-style-name="P17" draw:layer="layout" svg:x1="75.499cm" svg:y1="4.5cm" svg:x2="75.499cm" svg:y2="4.25cm">
            <text:p/>
          </draw:line>
          <draw:path draw:style-name="gr126" draw:text-style-name="P16" draw:layer="layout" svg:width="0.187cm" svg:height="0.123cm" draw:transform="rotate (1.5707963267949) translate (75.375cm 5.25cm)" svg:viewBox="0 0 188 124" svg:d="M0 124c94-279 188 0 188 0">
            <text:p/>
          </draw:path>
          <draw:path draw:style-name="gr127" draw:text-style-name="P16" draw:layer="layout" svg:width="0.187cm" svg:height="0.123cm" draw:transform="rotate (1.5707963267949) translate (75.376cm 5.061cm)" svg:viewBox="0 0 188 124" svg:d="M0 124c94-279 188 0 188 0">
            <text:p/>
          </draw:path>
          <draw:path draw:style-name="gr128" draw:text-style-name="P16" draw:layer="layout" svg:width="0.187cm" svg:height="0.123cm" draw:transform="rotate (1.5707963267949) translate (75.375cm 4.873cm)" svg:viewBox="0 0 188 124" svg:d="M0 124c94-279 188 0 188 0">
            <text:p/>
          </draw:path>
          <draw:path draw:style-name="gr129" draw:text-style-name="P16" draw:layer="layout" svg:width="0.187cm" svg:height="0.123cm" draw:transform="rotate (1.5707963267949) translate (75.375cm 4.687cm)" svg:viewBox="0 0 188 124" svg:d="M0 124c94-279 188 0 188 0">
            <text:p/>
          </draw:path>
        </draw:g>
        <draw:g draw:style-name="gr7" xml:id="id27" draw:id="id27">
          <draw:line draw:style-name="gr130" draw:text-style-name="P17" draw:layer="layout" svg:x1="76.375cm" svg:y1="3.625cm" svg:x2="76.375cm" svg:y2="3.875cm">
            <text:p/>
          </draw:line>
          <draw:line draw:style-name="gr131" draw:text-style-name="P17" draw:layer="layout" svg:x1="76.625cm" svg:y1="3.75cm" svg:x2="76.375cm" svg:y2="3.625cm">
            <text:p/>
          </draw:line>
          <draw:line draw:style-name="gr132" draw:text-style-name="P17" draw:layer="layout" svg:x1="76.375cm" svg:y1="3.875cm" svg:x2="76.625cm" svg:y2="3.75cm">
            <text:p/>
          </draw:line>
          <draw:line draw:style-name="gr133" draw:text-style-name="P17" draw:layer="layout" svg:x1="77cm" svg:y1="3.75cm" svg:x2="76cm" svg:y2="3.75cm">
            <text:p/>
          </draw:line>
          <draw:line draw:style-name="gr134" draw:text-style-name="P17" draw:layer="layout" svg:x1="76.625cm" svg:y1="3.625cm" svg:x2="76.625cm" svg:y2="3.875cm">
            <text:p/>
          </draw:line>
        </draw:g>
        <draw:g draw:style-name="gr12" xml:id="id22" draw:id="id22">
          <draw:glue-point draw:id="4" svg:x="0cm" svg:y="-5cm" draw:escape-direction="up"/>
          <draw:glue-point draw:id="5" svg:x="0cm" svg:y="5cm"/>
          <draw:custom-shape draw:style-name="gr135" draw:text-style-name="P18" draw:layer="layout" svg:width="1.5cm" svg:height="2.5cm" svg:x="67cm" svg:y="7.75cm">
            <text:p/>
            <draw:enhanced-geometry svg:viewBox="0 0 21600 21600" draw:type="rectangle" draw:enhanced-path="M 0 0 L 21600 0 21600 21600 0 21600 0 0 Z N"/>
          </draw:custom-shape>
          <draw:g draw:style-name="gr7">
            <draw:rect draw:style-name="gr136" draw:text-style-name="P16" draw:layer="layout" svg:width="0.75cm" svg:height="0.25cm" draw:transform="rotate (-1.5707963267949) translate (67.875cm 8cm)">
              <text:p/>
            </draw:rect>
            <draw:line draw:style-name="gr137" draw:text-style-name="P17" draw:layer="layout" svg:x1="67.75cm" svg:y1="7.75cm" svg:x2="67.75cm" svg:y2="8cm">
              <text:p/>
            </draw:line>
            <draw:line draw:style-name="gr138" draw:text-style-name="P17" draw:layer="layout" svg:x1="67.75cm" svg:y1="8.75cm" svg:x2="67.75cm" svg:y2="9cm">
              <text:p/>
            </draw:line>
          </draw:g>
          <draw:g draw:style-name="gr12">
            <draw:custom-shape draw:style-name="gr139" draw:text-style-name="P18" draw:layer="layout" svg:width="1cm" svg:height="1cm" svg:x="67.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40" draw:text-style-name="P18" draw:layer="layout" svg:width="0.394cm" svg:height="0.393cm" draw:transform="rotate (-1.5707963267949) translate (68.143cm 9.303cm)" draw:kind="arc" draw:start-angle="90" draw:end-angle="270">
              <text:p/>
            </draw:circle>
            <draw:circle draw:style-name="gr141" draw:text-style-name="P18" draw:layer="layout" svg:width="0.394cm" svg:height="0.394cm" draw:transform="rotate (1.5707963267949) translate (67.356cm 9.697cm)" draw:kind="arc" draw:start-angle="90" draw:end-angle="270">
              <text:p/>
            </draw:circle>
          </draw:g>
          <draw:line draw:style-name="gr142" draw:text-style-name="P19" draw:layer="layout" svg:x1="67.75cm" svg:y1="7.75cm" svg:x2="67.75cm" svg:y2="7.5cm">
            <text:p/>
          </draw:line>
          <draw:line draw:style-name="gr143" draw:text-style-name="P19" draw:layer="layout" svg:x1="67.75cm" svg:y1="10cm" svg:x2="67.75cm" svg:y2="10.5cm">
            <text:p/>
          </draw:line>
        </draw:g>
        <draw:g draw:style-name="gr12" xml:id="id39" draw:id="id39">
          <draw:custom-shape draw:style-name="gr144" draw:text-style-name="P20" draw:layer="layout" svg:width="0.25cm" svg:height="0.25cm" svg:x="81.55cm" svg:y="3.625cm">
            <text:p/>
            <draw:enhanced-geometry svg:viewBox="0 0 21600 21600" draw:mirror-horizontal="false" draw:mirror-vertical="false" draw:type="rectangle" draw:enhanced-path="M 0 0 L 21600 0 21600 21600 0 21600 0 0 Z N"/>
          </draw:custom-shape>
          <draw:line draw:style-name="gr145" draw:text-style-name="P21" draw:layer="layout" svg:x1="81.55cm" svg:y1="3.75cm" svg:x2="81.8cm" svg:y2="3.75cm">
            <text:p/>
          </draw:line>
          <draw:custom-shape draw:style-name="gr146" draw:text-style-name="P22" draw:layer="layout" svg:width="0.1cm" svg:height="0.1cm" svg:x="81.7cm" svg:y="3.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xml:id="id33" draw:id="id33">
          <draw:custom-shape draw:style-name="gr147" draw:text-style-name="P20" draw:layer="layout" svg:width="0.25cm" svg:height="0.25cm" svg:x="78.875cm" svg:y="3.625cm">
            <text:p/>
            <draw:enhanced-geometry svg:viewBox="0 0 21600 21600" draw:mirror-horizontal="false" draw:mirror-vertical="false" draw:type="rectangle" draw:enhanced-path="M 0 0 L 21600 0 21600 21600 0 21600 0 0 Z N"/>
          </draw:custom-shape>
          <draw:line draw:style-name="gr148" draw:text-style-name="P21" draw:layer="layout" svg:x1="79cm" svg:y1="3.875cm" svg:x2="79cm" svg:y2="3.75cm">
            <text:p/>
          </draw:line>
          <draw:line draw:style-name="gr149" draw:text-style-name="P21" draw:layer="layout" svg:x1="78.875cm" svg:y1="3.75cm" svg:x2="79.125cm" svg:y2="3.75cm">
            <text:p/>
          </draw:line>
          <draw:custom-shape draw:style-name="gr150" draw:text-style-name="P23" draw:layer="layout" svg:width="0.1cm" svg:height="0.1cm" svg:x="78.95cm" svg:y="3.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style-name="gr7" xml:id="id31" draw:id="id31">
          <draw:line draw:style-name="gr151" draw:text-style-name="P17" draw:layer="layout" svg:x1="77.75cm" svg:y1="4.75cm" svg:x2="77.25cm" svg:y2="4.75cm">
            <text:p/>
          </draw:line>
          <draw:line draw:style-name="gr152" draw:text-style-name="P17" draw:layer="layout" svg:x1="77.75cm" svg:y1="4.875cm" svg:x2="77.25cm" svg:y2="4.875cm">
            <text:p/>
          </draw:line>
          <draw:line draw:style-name="gr153" draw:text-style-name="P17" draw:layer="layout" svg:x1="77.5cm" svg:y1="4.75cm" svg:x2="77.5cm" svg:y2="4.5cm">
            <text:p/>
          </draw:line>
          <draw:line draw:style-name="gr154" draw:text-style-name="P17" draw:layer="layout" svg:x1="77.5cm" svg:y1="4.875cm" svg:x2="77.5cm" svg:y2="5.125cm">
            <text:p/>
          </draw:line>
        </draw:g>
        <draw:g draw:style-name="gr7" xml:id="id29" draw:id="id29">
          <draw:line draw:style-name="gr155" draw:text-style-name="P24" draw:layer="layout" svg:x1="75.5cm" svg:y1="6.375cm" svg:x2="75.5cm" svg:y2="6.125cm">
            <text:p/>
          </draw:line>
          <draw:line draw:style-name="gr156" draw:text-style-name="P24" draw:layer="layout" svg:x1="75.625cm" svg:y1="6.375cm" svg:x2="75.375cm" svg:y2="6.375cm">
            <text:p/>
          </draw:line>
          <draw:line draw:style-name="gr157" draw:text-style-name="P24" draw:layer="layout" svg:x1="75.5cm" svg:y1="6.5cm" svg:x2="75.625cm" svg:y2="6.375cm">
            <text:p/>
          </draw:line>
          <draw:line draw:style-name="gr158" draw:text-style-name="P24" draw:layer="layout" svg:x1="75.5cm" svg:y1="6.5cm" svg:x2="75.375cm" svg:y2="6.375cm">
            <text:p/>
          </draw:line>
        </draw:g>
        <draw:g draw:style-name="gr7" xml:id="id32" draw:id="id32">
          <draw:line draw:style-name="gr159" draw:text-style-name="P24" draw:layer="layout" svg:x1="77.5cm" svg:y1="6.375cm" svg:x2="77.5cm" svg:y2="6.125cm">
            <text:p/>
          </draw:line>
          <draw:line draw:style-name="gr160" draw:text-style-name="P24" draw:layer="layout" svg:x1="77.625cm" svg:y1="6.375cm" svg:x2="77.375cm" svg:y2="6.375cm">
            <text:p/>
          </draw:line>
          <draw:line draw:style-name="gr161" draw:text-style-name="P24" draw:layer="layout" svg:x1="77.5cm" svg:y1="6.5cm" svg:x2="77.625cm" svg:y2="6.375cm">
            <text:p/>
          </draw:line>
          <draw:line draw:style-name="gr162" draw:text-style-name="P24" draw:layer="layout" svg:x1="77.5cm" svg:y1="6.5cm" svg:x2="77.375cm" svg:y2="6.375cm">
            <text:p/>
          </draw:line>
        </draw:g>
        <draw:g draw:style-name="gr7" xml:id="id37" draw:id="id37">
          <draw:line draw:style-name="gr163" draw:text-style-name="P17" draw:layer="layout" svg:x1="80.995cm" svg:y1="4.75cm" svg:x2="80.495cm" svg:y2="4.75cm">
            <text:p/>
          </draw:line>
          <draw:line draw:style-name="gr164" draw:text-style-name="P17" draw:layer="layout" svg:x1="80.995cm" svg:y1="4.875cm" svg:x2="80.495cm" svg:y2="4.875cm">
            <text:p/>
          </draw:line>
          <draw:line draw:style-name="gr165" draw:text-style-name="P17" draw:layer="layout" svg:x1="80.745cm" svg:y1="4.75cm" svg:x2="80.745cm" svg:y2="4.5cm">
            <text:p/>
          </draw:line>
          <draw:line draw:style-name="gr166" draw:text-style-name="P17" draw:layer="layout" svg:x1="80.745cm" svg:y1="4.875cm" svg:x2="80.745cm" svg:y2="5.125cm">
            <text:p/>
          </draw:line>
        </draw:g>
        <draw:g draw:style-name="gr7" xml:id="id38" draw:id="id38">
          <draw:line draw:style-name="gr167" draw:text-style-name="P24" draw:layer="layout" svg:x1="80.745cm" svg:y1="6.375cm" svg:x2="80.745cm" svg:y2="6.125cm">
            <text:p/>
          </draw:line>
          <draw:line draw:style-name="gr168" draw:text-style-name="P24" draw:layer="layout" svg:x1="80.87cm" svg:y1="6.375cm" svg:x2="80.62cm" svg:y2="6.375cm">
            <text:p/>
          </draw:line>
          <draw:line draw:style-name="gr169" draw:text-style-name="P24" draw:layer="layout" svg:x1="80.745cm" svg:y1="6.5cm" svg:x2="80.87cm" svg:y2="6.375cm">
            <text:p/>
          </draw:line>
          <draw:line draw:style-name="gr170" draw:text-style-name="P24" draw:layer="layout" svg:x1="80.745cm" svg:y1="6.5cm" svg:x2="80.62cm" svg:y2="6.375cm">
            <text:p/>
          </draw:line>
        </draw:g>
        <draw:g draw:style-name="gr7" xml:id="id34" draw:id="id34">
          <draw:line draw:style-name="gr171" draw:text-style-name="P17" draw:layer="layout" svg:x1="79.25cm" svg:y1="4.751cm" svg:x2="78.75cm" svg:y2="4.751cm">
            <text:p/>
          </draw:line>
          <draw:line draw:style-name="gr172" draw:text-style-name="P17" draw:layer="layout" svg:x1="79.25cm" svg:y1="4.876cm" svg:x2="78.75cm" svg:y2="4.876cm">
            <text:p/>
          </draw:line>
          <draw:line draw:style-name="gr173" draw:text-style-name="P17" draw:layer="layout" svg:x1="79cm" svg:y1="4.751cm" svg:x2="79cm" svg:y2="4.501cm">
            <text:p/>
          </draw:line>
          <draw:line draw:style-name="gr174" draw:text-style-name="P17" draw:layer="layout" svg:x1="79cm" svg:y1="4.876cm" svg:x2="79cm" svg:y2="5.126cm">
            <text:p/>
          </draw:line>
        </draw:g>
        <draw:g draw:style-name="gr7" xml:id="id43" draw:id="id43">
          <draw:line draw:style-name="gr175" draw:text-style-name="P24" draw:layer="layout" svg:x1="80.5cm" svg:y1="8.976cm" svg:x2="80.5cm" svg:y2="8.726cm">
            <text:p/>
          </draw:line>
          <draw:line draw:style-name="gr176" draw:text-style-name="P24" draw:layer="layout" svg:x1="80.625cm" svg:y1="8.976cm" svg:x2="80.375cm" svg:y2="8.976cm">
            <text:p/>
          </draw:line>
          <draw:line draw:style-name="gr177" draw:text-style-name="P24" draw:layer="layout" svg:x1="80.5cm" svg:y1="9.101cm" svg:x2="80.625cm" svg:y2="8.976cm">
            <text:p/>
          </draw:line>
          <draw:line draw:style-name="gr178" draw:text-style-name="P24" draw:layer="layout" svg:x1="80.5cm" svg:y1="9.101cm" svg:x2="80.375cm" svg:y2="8.976cm">
            <text:p/>
          </draw:line>
        </draw:g>
        <draw:g draw:style-name="gr7" xml:id="id23" draw:id="id23">
          <draw:line draw:style-name="gr179" draw:text-style-name="P24" draw:layer="layout" svg:x1="67.75cm" svg:y1="10.827cm" svg:x2="67.75cm" svg:y2="10.577cm">
            <text:p/>
          </draw:line>
          <draw:line draw:style-name="gr180" draw:text-style-name="P24" draw:layer="layout" svg:x1="67.875cm" svg:y1="10.827cm" svg:x2="67.625cm" svg:y2="10.827cm">
            <text:p/>
          </draw:line>
          <draw:line draw:style-name="gr181" draw:text-style-name="P24" draw:layer="layout" svg:x1="67.75cm" svg:y1="10.952cm" svg:x2="67.875cm" svg:y2="10.827cm">
            <text:p/>
          </draw:line>
          <draw:line draw:style-name="gr182" draw:text-style-name="P24" draw:layer="layout" svg:x1="67.75cm" svg:y1="10.952cm" svg:x2="67.625cm" svg:y2="10.827cm">
            <text:p/>
          </draw:line>
        </draw:g>
        <draw:g draw:style-name="gr7" xml:id="id41" draw:id="id41">
          <draw:line draw:style-name="gr183" draw:text-style-name="P24" draw:layer="layout" svg:x1="83.752cm" svg:y1="6.376cm" svg:x2="83.752cm" svg:y2="6.126cm">
            <text:p/>
          </draw:line>
          <draw:line draw:style-name="gr184" draw:text-style-name="P24" draw:layer="layout" svg:x1="83.877cm" svg:y1="6.376cm" svg:x2="83.627cm" svg:y2="6.376cm">
            <text:p/>
          </draw:line>
          <draw:line draw:style-name="gr185" draw:text-style-name="P24" draw:layer="layout" svg:x1="83.752cm" svg:y1="6.501cm" svg:x2="83.877cm" svg:y2="6.376cm">
            <text:p/>
          </draw:line>
          <draw:line draw:style-name="gr186" draw:text-style-name="P24" draw:layer="layout" svg:x1="83.752cm" svg:y1="6.501cm" svg:x2="83.627cm" svg:y2="6.376cm">
            <text:p/>
          </draw:line>
        </draw:g>
        <draw:connector draw:style-name="gr87" draw:text-style-name="P25" draw:layer="layout" svg:x1="67.75cm" svg:y1="10.5cm" svg:x2="67.75cm" svg:y2="10.577cm" draw:start-shape="id22" draw:start-glue-point="5" draw:end-shape="id23" draw:end-glue-point="0" svg:d="M67750 10500v77" svg:viewBox="0 0 1 78">
          <text:p/>
        </draw:connector>
        <draw:connector draw:style-name="gr187" draw:text-style-name="P25" draw:layer="layout" svg:x1="72.714cm" svg:y1="3.751cm" svg:x2="74.25cm" svg:y2="3.75cm" draw:start-shape="id24" draw:start-glue-point="5" draw:end-shape="id25" draw:end-glue-point="3" svg:d="M72714 3751h763v-1h773" svg:viewBox="0 0 1537 2">
          <text:p/>
        </draw:connector>
        <draw:g draw:style-name="gr12" xml:id="id26" draw:id="id26">
          <draw:custom-shape draw:style-name="gr188" draw:text-style-name="P20" draw:layer="layout" svg:width="0.25cm" svg:height="0.25cm" svg:x="75.375cm" svg:y="3.626cm">
            <text:p/>
            <draw:enhanced-geometry svg:viewBox="0 0 21600 21600" draw:mirror-horizontal="false" draw:mirror-vertical="false" draw:type="rectangle" draw:enhanced-path="M 0 0 L 21600 0 21600 21600 0 21600 0 0 Z N"/>
          </draw:custom-shape>
          <draw:line draw:style-name="gr189" draw:text-style-name="P21" draw:layer="layout" svg:x1="75.5cm" svg:y1="3.876cm" svg:x2="75.5cm" svg:y2="3.751cm">
            <text:p/>
          </draw:line>
          <draw:line draw:style-name="gr190" draw:text-style-name="P21" draw:layer="layout" svg:x1="75.375cm" svg:y1="3.751cm" svg:x2="75.625cm" svg:y2="3.751cm">
            <text:p/>
          </draw:line>
          <draw:custom-shape draw:style-name="gr191" draw:text-style-name="P23" draw:layer="layout" svg:width="0.1cm" svg:height="0.1cm" svg:x="75.45cm" svg:y="3.70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87" draw:text-style-name="P25" draw:layer="layout" svg:x1="74.875cm" svg:y1="3.75cm" svg:x2="75.375cm" svg:y2="3.751cm" draw:start-shape="id25" draw:start-glue-point="1" draw:end-shape="id26" draw:end-glue-point="3" svg:d="M74875 3750h250v1h250" svg:viewBox="0 0 501 2">
          <text:p/>
        </draw:connector>
        <draw:connector draw:style-name="gr87" draw:text-style-name="P25" draw:layer="layout" svg:x1="75.625cm" svg:y1="3.751cm" svg:x2="76cm" svg:y2="3.75cm" draw:start-shape="id26" draw:start-glue-point="1" draw:end-shape="id27" draw:end-glue-point="3" svg:d="M75625 3751h188v-1h187" svg:viewBox="0 0 376 2">
          <text:p/>
        </draw:connector>
        <draw:connector draw:style-name="gr87" draw:text-style-name="P25" draw:layer="layout" svg:x1="75.791cm" svg:y1="4.921cm" svg:x2="75.771cm" svg:y2="4.929cm" svg:d="M75791 4921h-10v8h-10" svg:viewBox="0 0 21 9">
          <text:p/>
        </draw:connector>
        <draw:connector draw:style-name="gr87" draw:text-style-name="P25" draw:layer="layout" svg:x1="75.5cm" svg:y1="3.876cm" svg:x2="75.499cm" svg:y2="4.25cm" draw:start-shape="id26" draw:start-glue-point="2" draw:end-shape="id28" draw:end-glue-point="7" svg:d="M75500 3876v187h-1v187" svg:viewBox="0 0 2 375">
          <text:p/>
        </draw:connector>
        <draw:connector draw:style-name="gr87" draw:text-style-name="P25" draw:layer="layout" draw:line-skew="1.751cm" svg:x1="75.5cm" svg:y1="6.125cm" svg:x2="75.499cm" svg:y2="5.5cm" draw:start-shape="id29" draw:start-glue-point="0" draw:end-shape="id28" draw:end-glue-point="6" svg:d="M75500 6125v1439h10v-3324h-11v1260" svg:viewBox="0 0 12 3325">
          <text:p/>
        </draw:connector>
        <draw:g draw:style-name="gr12" xml:id="id30" draw:id="id30">
          <draw:custom-shape draw:style-name="gr192" draw:text-style-name="P20" draw:layer="layout" svg:width="0.25cm" svg:height="0.25cm" svg:x="77.375cm" svg:y="3.626cm">
            <text:p/>
            <draw:enhanced-geometry svg:viewBox="0 0 21600 21600" draw:mirror-horizontal="false" draw:mirror-vertical="false" draw:type="rectangle" draw:enhanced-path="M 0 0 L 21600 0 21600 21600 0 21600 0 0 Z N"/>
          </draw:custom-shape>
          <draw:line draw:style-name="gr193" draw:text-style-name="P21" draw:layer="layout" svg:x1="77.5cm" svg:y1="3.876cm" svg:x2="77.5cm" svg:y2="3.751cm">
            <text:p/>
          </draw:line>
          <draw:line draw:style-name="gr194" draw:text-style-name="P21" draw:layer="layout" svg:x1="77.375cm" svg:y1="3.751cm" svg:x2="77.625cm" svg:y2="3.751cm">
            <text:p/>
          </draw:line>
          <draw:custom-shape draw:style-name="gr195" draw:text-style-name="P23" draw:layer="layout" svg:width="0.1cm" svg:height="0.1cm" svg:x="77.45cm" svg:y="3.70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87" draw:text-style-name="P25" draw:layer="layout" svg:x1="77cm" svg:y1="3.75cm" svg:x2="77.375cm" svg:y2="3.751cm" draw:start-shape="id27" draw:start-glue-point="1" draw:end-shape="id30" draw:end-glue-point="3" svg:d="M77000 3750h188v1h187" svg:viewBox="0 0 376 2">
          <text:p/>
        </draw:connector>
        <draw:connector draw:style-name="gr87" draw:text-style-name="P25" draw:layer="layout" svg:x1="77.5cm" svg:y1="3.876cm" svg:x2="77.5cm" svg:y2="4.5cm" draw:start-shape="id30" draw:start-glue-point="2" draw:end-shape="id31" draw:end-glue-point="0" svg:d="M77500 3876v624" svg:viewBox="0 0 1 625">
          <text:p/>
        </draw:connector>
        <draw:connector draw:style-name="gr87" draw:text-style-name="P25" draw:layer="layout" svg:x1="77.5cm" svg:y1="5.125cm" svg:x2="77.5cm" svg:y2="6.125cm" draw:start-shape="id31" draw:start-glue-point="2" draw:end-shape="id32" draw:end-glue-point="0" svg:d="M77500 5125v1000" svg:viewBox="0 0 1 1001">
          <text:p/>
        </draw:connector>
        <draw:connector draw:style-name="gr87" draw:text-style-name="P25" draw:layer="layout" svg:x1="77.625cm" svg:y1="3.751cm" svg:x2="78.875cm" svg:y2="3.75cm" draw:start-shape="id30" draw:start-glue-point="1" draw:end-shape="id33" draw:end-glue-point="3" svg:d="M77625 3751h625v-1h625" svg:viewBox="0 0 1251 2">
          <text:p/>
        </draw:connector>
        <draw:connector draw:style-name="gr87" draw:text-style-name="P25" draw:layer="layout" svg:x1="79cm" svg:y1="3.875cm" svg:x2="79cm" svg:y2="4.501cm" draw:start-shape="id33" draw:start-glue-point="2" draw:end-shape="id34" draw:end-glue-point="0" svg:d="M79000 3875v626" svg:viewBox="0 0 1 627">
          <text:p/>
        </draw:connector>
        <draw:connector draw:style-name="gr96" draw:text-style-name="P25" draw:layer="layout" svg:x1="79.25cm" svg:y1="3.75cm" svg:x2="79.125cm" svg:y2="3.75cm" draw:start-shape="id35" draw:start-glue-point="6" draw:end-shape="id33" draw:end-glue-point="1" svg:d="M79250 3750h1260v11h-1322v-11h-63" svg:viewBox="0 0 1386 12">
          <text:p/>
        </draw:connector>
        <draw:g draw:style-name="gr12" xml:id="id36" draw:id="id36">
          <draw:custom-shape draw:style-name="gr196" draw:text-style-name="P20" draw:layer="layout" svg:width="0.25cm" svg:height="0.25cm" svg:x="80.62cm" svg:y="3.626cm">
            <text:p/>
            <draw:enhanced-geometry svg:viewBox="0 0 21600 21600" draw:mirror-horizontal="false" draw:mirror-vertical="false" draw:type="rectangle" draw:enhanced-path="M 0 0 L 21600 0 21600 21600 0 21600 0 0 Z N"/>
          </draw:custom-shape>
          <draw:line draw:style-name="gr197" draw:text-style-name="P21" draw:layer="layout" svg:x1="80.745cm" svg:y1="3.876cm" svg:x2="80.745cm" svg:y2="3.751cm">
            <text:p/>
          </draw:line>
          <draw:line draw:style-name="gr198" draw:text-style-name="P21" draw:layer="layout" svg:x1="80.62cm" svg:y1="3.751cm" svg:x2="80.87cm" svg:y2="3.751cm">
            <text:p/>
          </draw:line>
          <draw:custom-shape draw:style-name="gr199" draw:text-style-name="P23" draw:layer="layout" svg:width="0.1cm" svg:height="0.1cm" svg:x="80.695cm" svg:y="3.70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87" draw:text-style-name="P25" draw:layer="layout" svg:x1="80.745cm" svg:y1="3.876cm" svg:x2="80.745cm" svg:y2="4.5cm" draw:start-shape="id36" draw:start-glue-point="2" draw:end-shape="id37" draw:end-glue-point="0" svg:d="M80745 3876v624" svg:viewBox="0 0 1 625">
          <text:p/>
        </draw:connector>
        <draw:connector draw:style-name="gr87" draw:text-style-name="P25" draw:layer="layout" svg:x1="80.745cm" svg:y1="5.125cm" svg:x2="80.745cm" svg:y2="6.125cm" draw:start-shape="id37" draw:start-glue-point="2" draw:end-shape="id38" draw:end-glue-point="0" svg:d="M80745 5125v1000" svg:viewBox="0 0 1 1001">
          <text:p/>
        </draw:connector>
        <draw:connector draw:style-name="gr87" draw:text-style-name="P25" draw:layer="layout" svg:x1="80.87cm" svg:y1="3.751cm" svg:x2="81.55cm" svg:y2="3.75cm" draw:start-shape="id36" draw:start-glue-point="1" draw:end-shape="id39" draw:end-glue-point="3" svg:d="M80870 3751h340v-1h340" svg:viewBox="0 0 681 2">
          <text:p/>
        </draw:connector>
        <draw:connector draw:style-name="gr87" draw:text-style-name="P25" draw:layer="layout" svg:x1="81.8cm" svg:y1="3.75cm" svg:x2="83.75cm" svg:y2="4.25cm" draw:start-shape="id39" draw:start-glue-point="1" draw:end-shape="id40" draw:end-glue-point="0" svg:d="M81800 3750h1950v500" svg:viewBox="0 0 1951 501">
          <text:p/>
        </draw:connector>
        <draw:connector draw:style-name="gr87" draw:text-style-name="P25" draw:layer="layout" svg:x1="83.75cm" svg:y1="5.25cm" svg:x2="83.752cm" svg:y2="6.126cm" draw:start-shape="id40" draw:start-glue-point="2" draw:end-shape="id41" draw:end-glue-point="0" svg:d="M83750 5250v438h2v438" svg:viewBox="0 0 3 877">
          <text:p/>
        </draw:connector>
        <draw:connector draw:style-name="gr87" draw:text-style-name="P25" draw:layer="layout" draw:line-skew="0.812cm" svg:x1="79cm" svg:y1="5.126cm" svg:x2="80.5cm" svg:y2="7.25cm" draw:start-shape="id34" draw:start-glue-point="2" draw:end-shape="id42" draw:end-glue-point="0" svg:d="M79000 5126v1874h1500v250" svg:viewBox="0 0 1501 2125">
          <text:p/>
        </draw:connector>
        <draw:connector draw:style-name="gr87" draw:text-style-name="P25" draw:layer="layout" svg:x1="80.5cm" svg:y1="8.5cm" svg:x2="80.5cm" svg:y2="8.726cm" draw:start-shape="id42" draw:start-glue-point="2" draw:end-shape="id43" draw:end-glue-point="0" svg:d="M80500 8500v226" svg:viewBox="0 0 1 227">
          <text:p/>
        </draw:connector>
        <draw:frame draw:style-name="gr101" draw:text-style-name="P26" draw:layer="layout" svg:width="0.502cm" svg:height="1.187cm" svg:x="79.75cm" svg:y="3.75cm">
          <draw:text-box>
            <text:p/>
          </draw:text-box>
        </draw:frame>
        <draw:g draw:style-name="gr7" xml:id="id35" draw:id="id35">
          <draw:glue-point draw:id="4" svg:x="-5cm" svg:y="-4.96cm"/>
          <draw:glue-point draw:id="5" svg:x="5cm" svg:y="-4.96cm"/>
          <draw:glue-point draw:id="6" svg:x="-5cm" svg:y="4.96cm" draw:escape-direction="right"/>
          <draw:glue-point draw:id="7" svg:x="5cm" svg:y="4.96cm"/>
          <draw:glue-point draw:id="8" svg:x="5cm" svg:y="5.04cm" draw:escape-direction="right"/>
          <draw:glue-point draw:id="9" svg:x="5cm" svg:y="4.96cm" draw:escape-direction="right"/>
          <draw:glue-point draw:id="10" svg:x="5cm" svg:y="4.96cm"/>
          <draw:glue-point draw:id="11" svg:x="3cm" svg:y="4.96cm"/>
          <draw:glue-point draw:id="12" svg:x="5cm" svg:y="4.96cm"/>
          <draw:glue-point draw:id="13" svg:x="5cm" svg:y="4.96cm"/>
          <draw:glue-point draw:id="14" svg:x="5cm" svg:y="4.96cm"/>
          <draw:glue-point draw:id="15" svg:x="5cm" svg:y="4.96cm"/>
          <draw:glue-point draw:id="16" svg:x="3cm" svg:y="4.96cm"/>
          <draw:glue-point draw:id="17" svg:x="0.625cm" svg:y="0.062cm" draw:align="center"/>
          <draw:glue-point draw:id="18" svg:x="5cm" svg:y="4.96cm"/>
          <draw:line draw:style-name="gr200" draw:text-style-name="P27" draw:layer="layout" svg:x1="79.25cm" svg:y1="3.75cm" svg:x2="79.5cm" svg:y2="3.75cm">
            <text:p/>
          </draw:line>
          <draw:line draw:style-name="gr201" draw:text-style-name="P27" draw:layer="layout" svg:x1="80.25cm" svg:y1="3.75cm" svg:x2="80.5cm" svg:y2="3.75cm">
            <text:p/>
          </draw:line>
          <draw:path draw:style-name="gr202" draw:text-style-name="P28" draw:layer="layout" svg:width="0.187cm" svg:height="0.123cm" svg:x="79.5cm" svg:y="3.626cm" svg:viewBox="0 0 188 124" svg:d="M0 124c94-279 188 0 188 0">
            <text:p/>
          </draw:path>
          <draw:path draw:style-name="gr203" draw:text-style-name="P28" draw:layer="layout" svg:width="0.187cm" svg:height="0.123cm" svg:x="79.689cm" svg:y="3.627cm" svg:viewBox="0 0 188 124" svg:d="M0 124c94-279 188 0 188 0">
            <text:p/>
          </draw:path>
          <draw:path draw:style-name="gr204" draw:text-style-name="P28" draw:layer="layout" svg:width="0.187cm" svg:height="0.123cm" svg:x="79.877cm" svg:y="3.626cm" svg:viewBox="0 0 188 124" svg:d="M0 124c94-279 188 0 188 0">
            <text:p/>
          </draw:path>
          <draw:path draw:style-name="gr205" draw:text-style-name="P28" draw:layer="layout" svg:width="0.187cm" svg:height="0.123cm" svg:x="80.063cm" svg:y="3.626cm" svg:viewBox="0 0 188 124" svg:d="M0 124c94-279 188 0 188 0">
            <text:p/>
          </draw:path>
        </draw:g>
        <draw:connector draw:style-name="gr87" draw:text-style-name="P25" draw:layer="layout" svg:x1="80.62cm" svg:y1="3.751cm" svg:x2="80.5cm" svg:y2="3.751cm" draw:start-shape="id36" draw:start-glue-point="3" draw:end-shape="id35" draw:end-glue-point="8" svg:d="M80620 3751h-120" svg:viewBox="0 0 121 1">
          <text:p/>
        </draw:connector>
        <draw:frame draw:style-name="gr108" draw:text-style-name="P29" draw:layer="layout" svg:width="0.851cm" svg:height="0.497cm" svg:x="73.868cm" svg:y="2.987cm">
          <draw:text-box>
            <text:p text:style-name="P25"><text:span text:style-name="T8">2.3</text:span><text:span text:style-name="T9">±0.3</text:span><text:span text:style-name="T8">pF</text:span></text:p>
            <text:p text:style-name="P25"><text:span text:style-name="T10">[12</text:span><text:span text:style-name="T11">Ω</text:span><text:span text:style-name="T10">~16</text:span><text:span text:style-name="T12">Ω</text:span><text:span text:style-name="T8">]</text:span></text:p>
            <text:p text:style-name="P25"><text:span text:style-name="T13">(04023J2R3ABSTR)</text:span></text:p>
          </draw:text-box>
        </draw:frame>
        <draw:frame draw:style-name="gr109" draw:text-style-name="P29" draw:layer="layout" svg:width="1.037cm" svg:height="0.497cm" svg:x="73.969cm" svg:y="4.571cm">
          <draw:text-box>
            <text:p text:style-name="P25"><text:span text:style-name="T10">5.6</text:span><text:span text:style-name="T9">±0.3</text:span><text:span text:style-name="T8">nH</text:span></text:p>
            <text:p text:style-name="P25"><text:span text:style-name="T10">[166</text:span><text:span text:style-name="T11">Ω</text:span><text:span text:style-name="T10">~185</text:span><text:span text:style-name="T12">Ω</text:span><text:span text:style-name="T8">]</text:span></text:p>
            <text:p text:style-name="P25"><text:span text:style-name="T13">(L-07C5N6SV6T)</text:span></text:p>
          </draw:text-box>
        </draw:frame>
        <draw:frame draw:style-name="gr110" draw:text-style-name="P29" draw:layer="layout" svg:width="0.94cm" svg:height="0.497cm" svg:x="75.927cm" svg:y="4.571cm">
          <draw:text-box>
            <text:p text:style-name="P25"><text:span text:style-name="T10">0.3</text:span><text:span text:style-name="T9">±0.1</text:span><text:span text:style-name="T8">pF</text:span></text:p>
            <text:p text:style-name="P25"><text:span text:style-name="T10">[160</text:span><text:span text:style-name="T11">Ω</text:span><text:span text:style-name="T10">~80</text:span><text:span text:style-name="T11">Ω</text:span><text:span text:style-name="T8">]</text:span></text:p>
            <text:p text:style-name="P25"><text:span text:style-name="T13">(04023J0R3ABSTR)</text:span></text:p>
          </draw:text-box>
        </draw:frame>
        <draw:frame draw:style-name="gr111" draw:text-style-name="P29" draw:layer="layout" svg:width="0.764cm" svg:height="0.391cm" svg:x="75.868cm" svg:y="2.987cm">
          <draw:text-box>
            <text:p text:style-name="P25"><text:span text:style-name="T8">SMS7621</text:span></text:p>
            <text:p text:style-name="P25"><text:span text:style-name="T8">079LF</text:span></text:p>
          </draw:text-box>
        </draw:frame>
        <draw:frame draw:style-name="gr112" draw:text-style-name="P29" draw:layer="layout" svg:width="0.42cm" svg:height="0.497cm" svg:x="79.469cm" svg:y="7.627cm">
          <draw:text-box>
            <text:p text:style-name="P25"><text:span text:style-name="T8">50</text:span><text:span text:style-name="T12">Ω</text:span></text:p>
            <text:p text:style-name="P25"><text:span text:style-name="T10">[</text:span><text:span text:style-name="T8">50</text:span><text:span text:style-name="T12">Ω</text:span><text:span text:style-name="T8">]</text:span></text:p>
            <text:p text:style-name="P25"><text:span text:style-name="T13">(??)</text:span></text:p>
          </draw:text-box>
        </draw:frame>
        <draw:frame draw:style-name="gr113" draw:text-style-name="P29" draw:layer="layout" svg:width="0.565cm" svg:height="0.497cm" svg:x="82.132cm" svg:y="4.475cm">
          <draw:text-box>
            <text:p text:style-name="P25"><text:span text:style-name="T12">10MΩ</text:span></text:p>
            <text:p text:style-name="P25"><text:span text:style-name="T10">[10M</text:span><text:span text:style-name="T12">Ω</text:span><text:span text:style-name="T8">]</text:span></text:p>
            <text:p text:style-name="P25"><text:span text:style-name="T13">(??)</text:span></text:p>
          </draw:text-box>
        </draw:frame>
        <draw:frame draw:style-name="gr114" draw:text-style-name="P29" draw:layer="layout" svg:width="0.324cm" svg:height="0.196cm" svg:x="67.719cm" svg:y="8.317cm">
          <draw:text-box>
            <text:p text:style-name="P25"><text:span text:style-name="T8">50</text:span><text:span text:style-name="T12">Ω</text:span></text:p>
          </draw:text-box>
        </draw:frame>
        <draw:custom-shape draw:style-name="gr206" draw:text-style-name="P14" draw:layer="layout" svg:width="2.5cm" svg:height="3.75cm" svg:x="66.5cm" svg:y="2cm">
          <text:p text:style-name="P13"><text:span text:style-name="T6">HP8757B</text:span></text:p>
          <text:p text:style-name="P13"><text:span text:style-name="T6">SNA</text:span></text:p>
          <draw:enhanced-geometry svg:viewBox="0 0 21600 21600" draw:type="rectangle" draw:enhanced-path="M 0 0 L 21600 0 21600 21600 0 21600 0 0 Z N"/>
        </draw:custom-shape>
        <draw:polygon draw:style-name="gr207" draw:text-style-name="P30" xml:id="id24" draw:id="id24" draw:layer="layout" svg:width="2.745cm" svg:height="2.166cm" svg:x="69.968cm" svg:y="3.222cm" svg:viewBox="0 0 2746 2167" draw:points="0,528 546,0 546,264 2199,264 2199,0 2746,528 2199,1057 2199,792 2131,792 2126,793 2102,798 2077,805 2053,813 2029,822 2005,833 1982,845 1960,858 1939,873 1917,889 1898,906 1879,925 1860,943 1842,965 1826,986 1811,1008 1797,1031 1783,1055 1771,1080 1760,1106 1750,1131 1742,1158 1735,1185 1729,1212 1724,1240 1721,1268 1719,1296 1718,1322 1719,1322 1719,2167 1252,2167 1252,1324 1252,1322 1252,1322 1253,1269 1257,1213 1264,1159 1273,1104 1285,1051 1298,998 1315,945 1335,894 1356,845 1379,796 1381,792 546,792 546,1057">
          <draw:glue-point draw:id="4" svg:x="0.387cm" svg:y="5.001cm"/>
          <draw:glue-point draw:id="5" svg:x="5.001cm" svg:y="-2.561cm" draw:escape-direction="horizontal"/>
          <draw:glue-point draw:id="6" svg:x="-4.998cm" svg:y="-2.561cm"/>
          <text:p/>
        </draw:polygon>
        <draw:custom-shape draw:style-name="gr208" draw:text-style-name="P31" draw:layer="layout" svg:width="3.75cm" svg:height="3.75cm" svg:x="69.5cm" svg:y="2cm">
          <text:p text:style-name="P13"><text:span text:style-name="T6">HP85027B</text:span></text:p>
          <text:p text:style-name="P13"><text:span text:style-name="T6">Directional Bridge</text:span></text:p>
          <draw:enhanced-geometry svg:viewBox="0 0 21600 21600" draw:mirror-horizontal="false" draw:mirror-vertical="false" draw:type="rectangle" draw:enhanced-path="M 0 0 L 21600 0 21600 21600 0 21600 0 0 Z N"/>
        </draw:custom-shape>
        <draw:connector draw:style-name="gr187" draw:text-style-name="P25" draw:layer="layout" draw:line-skew="1.06cm" svg:x1="67.75cm" svg:y1="7.5cm" svg:x2="71.447cm" svg:y2="5.388cm" draw:start-shape="id22" draw:end-shape="id24" draw:end-glue-point="4" svg:d="M67750 7500h3697v-2112" svg:viewBox="0 0 3698 2113">
          <text:p/>
        </draw:connector>
        <draw:g draw:style-name="gr7" xml:id="id44" draw:id="id44">
          <draw:rect draw:style-name="gr209" draw:text-style-name="P16" draw:layer="layout" svg:width="0.75cm" svg:height="0.25cm" draw:transform="rotate (-1.5707963267949) translate (67.875cm 4.574cm)">
            <text:p/>
          </draw:rect>
          <draw:line draw:style-name="gr210" draw:text-style-name="P17" draw:layer="layout" svg:x1="67.75cm" svg:y1="4.324cm" svg:x2="67.75cm" svg:y2="4.574cm">
            <text:p/>
          </draw:line>
          <draw:line draw:style-name="gr211" draw:text-style-name="P17" draw:layer="layout" svg:x1="67.75cm" svg:y1="5.324cm" svg:x2="67.75cm" svg:y2="5.574cm">
            <text:p/>
          </draw:line>
        </draw:g>
        <draw:g draw:style-name="gr7" xml:id="id45" draw:id="id45">
          <draw:line draw:style-name="gr212" draw:text-style-name="P24" draw:layer="layout" svg:x1="67.75cm" svg:y1="6.05cm" svg:x2="67.75cm" svg:y2="5.8cm">
            <text:p/>
          </draw:line>
          <draw:line draw:style-name="gr213" draw:text-style-name="P24" draw:layer="layout" svg:x1="67.875cm" svg:y1="6.05cm" svg:x2="67.625cm" svg:y2="6.05cm">
            <text:p/>
          </draw:line>
          <draw:line draw:style-name="gr214" draw:text-style-name="P24" draw:layer="layout" svg:x1="67.75cm" svg:y1="6.175cm" svg:x2="67.875cm" svg:y2="6.05cm">
            <text:p/>
          </draw:line>
          <draw:line draw:style-name="gr215" draw:text-style-name="P24" draw:layer="layout" svg:x1="67.75cm" svg:y1="6.175cm" svg:x2="67.625cm" svg:y2="6.05cm">
            <text:p/>
          </draw:line>
        </draw:g>
        <draw:connector draw:style-name="gr87" draw:text-style-name="P25" draw:layer="layout" svg:x1="69.969cm" svg:y1="3.751cm" svg:x2="67.75cm" svg:y2="4.324cm" draw:start-shape="id24" draw:start-glue-point="6" draw:end-shape="id44" draw:end-glue-point="0" svg:d="M69969 3751h-2219v573" svg:viewBox="0 0 2220 574">
          <text:p/>
        </draw:connector>
        <draw:connector draw:style-name="gr87" draw:text-style-name="P25" draw:layer="layout" svg:x1="67.75cm" svg:y1="5.574cm" svg:x2="67.75cm" svg:y2="5.8cm" draw:start-shape="id44" draw:start-glue-point="2" draw:end-shape="id45" draw:end-glue-point="0" svg:d="M67750 5574v226" svg:viewBox="0 0 1 227">
          <text:p/>
        </draw:connector>
        <draw:g draw:style-name="gr7" xml:id="id47" draw:id="id47">
          <draw:line draw:style-name="gr216" draw:text-style-name="P24" draw:layer="layout" svg:x1="53.5cm" svg:y1="39.377cm" svg:x2="53.5cm" svg:y2="39.127cm">
            <text:p/>
          </draw:line>
          <draw:line draw:style-name="gr217" draw:text-style-name="P24" draw:layer="layout" svg:x1="53.625cm" svg:y1="39.377cm" svg:x2="53.375cm" svg:y2="39.377cm">
            <text:p/>
          </draw:line>
          <draw:line draw:style-name="gr218" draw:text-style-name="P24" draw:layer="layout" svg:x1="53.5cm" svg:y1="39.502cm" svg:x2="53.625cm" svg:y2="39.377cm">
            <text:p/>
          </draw:line>
          <draw:line draw:style-name="gr219" draw:text-style-name="P24" draw:layer="layout" svg:x1="53.5cm" svg:y1="39.502cm" svg:x2="53.375cm" svg:y2="39.377cm">
            <text:p/>
          </draw:line>
        </draw:g>
        <draw:connector draw:style-name="gr220" draw:text-style-name="P25" draw:layer="layout" svg:x1="53.5cm" svg:y1="38.8cm" svg:x2="53.5cm" svg:y2="39.127cm" draw:start-shape="id46" draw:start-glue-point="5" draw:end-shape="id47" draw:end-glue-point="0" svg:d="M53500 38800v327" svg:viewBox="0 0 1 328">
          <text:p/>
        </draw:connector>
        <draw:frame draw:style-name="gr101" draw:text-style-name="P26" draw:layer="layout" svg:width="0.502cm" svg:height="1.187cm" svg:x="51cm" svg:y="21.75cm">
          <draw:text-box>
            <text:p/>
          </draw:text-box>
        </draw:frame>
        <draw:g draw:style-name="gr12">
          <draw:custom-shape draw:style-name="gr221" draw:text-style-name="P33" draw:layer="layout" svg:width="3cm" svg:height="5cm" svg:x="52cm" svg:y="34cm">
            <text:p text:style-name="P32"><text:span text:style-name="T5">HP83650L</text:span></text:p>
            <text:p text:style-name="P32"><text:span text:style-name="T5">SWEEP</text:span></text:p>
            <text:p text:style-name="P32"><text:span text:style-name="T5">GENERATOR</text:span></text:p>
            <draw:enhanced-geometry svg:viewBox="0 0 21600 21600" draw:mirror-horizontal="false" draw:mirror-vertical="false" draw:type="rectangle" draw:enhanced-path="M 0 0 L 21600 0 21600 21600 0 21600 0 0 Z N"/>
          </draw:custom-shape>
          <draw:g draw:style-name="gr12" xml:id="id46" draw:id="id46">
            <draw:glue-point draw:id="4" svg:x="0cm" svg:y="-5cm" draw:escape-direction="up"/>
            <draw:glue-point draw:id="5" svg:x="0cm" svg:y="5cm"/>
            <draw:custom-shape draw:style-name="gr222" draw:text-style-name="P18" draw:layer="layout" svg:width="1cm" svg:height="1.819cm" svg:x="53cm" svg:y="36.981cm">
              <text:p/>
              <draw:enhanced-geometry svg:viewBox="0 0 21600 21600" draw:type="rectangle" draw:enhanced-path="M 0 0 L 21600 0 21600 21600 0 21600 0 0 Z N"/>
            </draw:custom-shape>
            <draw:g draw:style-name="gr7">
              <draw:rect draw:style-name="gr223" draw:text-style-name="P16" draw:layer="layout" svg:width="0.545cm" svg:height="0.166cm" draw:transform="rotate (-1.5707963267949) translate (53.583cm 37.164cm)">
                <text:p/>
              </draw:rect>
              <draw:line draw:style-name="gr224" draw:text-style-name="P17" draw:layer="layout" svg:x1="53.5cm" svg:y1="36.982cm" svg:x2="53.5cm" svg:y2="37.164cm">
                <text:p/>
              </draw:line>
              <draw:line draw:style-name="gr225" draw:text-style-name="P17" draw:layer="layout" svg:x1="53.5cm" svg:y1="37.709cm" svg:x2="53.5cm" svg:y2="37.891cm">
                <text:p/>
              </draw:line>
            </draw:g>
            <draw:g draw:style-name="gr12">
              <draw:custom-shape draw:style-name="gr226" draw:text-style-name="P18" draw:layer="layout" svg:width="0.668cm" svg:height="0.728cm" svg:x="53.166cm" svg:y="37.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227" draw:text-style-name="P18" draw:layer="layout" svg:width="0.287cm" svg:height="0.262cm" draw:transform="rotate (-1.5707963267949) translate (53.762cm 38.111cm)" draw:kind="arc" draw:start-angle="90" draw:end-angle="270">
                <text:p/>
              </draw:ellipse>
              <draw:ellipse draw:style-name="gr228" draw:text-style-name="P18" draw:layer="layout" svg:width="0.287cm" svg:height="0.262cm" draw:transform="rotate (1.5707963267949) translate (53.238cm 38.398cm)" draw:kind="arc" draw:start-angle="90" draw:end-angle="270">
                <text:p/>
              </draw:ellipse>
            </draw:g>
            <draw:line draw:style-name="gr229" draw:text-style-name="P19" draw:layer="layout" svg:x1="53.5cm" svg:y1="36.982cm" svg:x2="53.5cm" svg:y2="36.8cm">
              <text:p/>
            </draw:line>
            <draw:line draw:style-name="gr230" draw:text-style-name="P19" draw:layer="layout" svg:x1="53.5cm" svg:y1="38.619cm" svg:x2="53.5cm" svg:y2="38.8cm">
              <text:p/>
            </draw:line>
          </draw:g>
          <draw:frame draw:style-name="gr231" draw:text-style-name="P29" draw:layer="layout" svg:width="0.324cm" svg:height="0.196cm" svg:x="53.619cm" svg:y="37.344cm">
            <draw:text-box>
              <text:p text:style-name="P25"><text:span text:style-name="T8">50</text:span><text:span text:style-name="T12">Ω</text:span></text:p>
            </draw:text-box>
          </draw:frame>
        </draw:g>
        <draw:line draw:style-name="gr232" draw:text-style-name="P34" draw:layer="layout" svg:x1="71.5cm" svg:y1="70cm" svg:x2="71.5cm" svg:y2="68.529cm">
          <text:p/>
        </draw:line>
        <draw:line draw:style-name="gr232" draw:text-style-name="P34" draw:layer="layout" svg:x1="70cm" svg:y1="68cm" svg:x2="71cm" svg:y2="68cm">
          <text:p/>
        </draw:line>
        <draw:line draw:style-name="gr232" draw:text-style-name="P34" draw:layer="layout" svg:x1="74cm" svg:y1="68cm" svg:x2="72cm" svg:y2="68cm">
          <text:p/>
        </draw:line>
        <draw:line draw:style-name="gr233" draw:text-style-name="P34" draw:layer="layout" svg:x1="63cm" svg:y1="68cm" svg:x2="62cm" svg:y2="68cm">
          <text:p/>
        </draw:line>
        <draw:line draw:style-name="gr232" draw:text-style-name="P34" draw:layer="layout" svg:x1="64cm" svg:y1="68cm" svg:x2="66cm" svg:y2="68cm">
          <text:p/>
        </draw:line>
        <draw:line draw:style-name="gr232" draw:text-style-name="P34" draw:layer="layout" svg:x1="62.5cm" svg:y1="65cm" svg:x2="62.5cm" svg:y2="68cm">
          <text:p/>
        </draw:line>
        <draw:line draw:style-name="gr233" draw:text-style-name="P34" draw:layer="layout" svg:x1="63cm" svg:y1="65cm" svg:x2="62.5cm" svg:y2="65cm">
          <text:p/>
        </draw:line>
        <draw:line draw:style-name="gr232" draw:text-style-name="P34" draw:layer="layout" svg:x1="64cm" svg:y1="65cm" svg:x2="75cm" svg:y2="65cm">
          <text:p/>
        </draw:line>
        <draw:line draw:style-name="gr232" draw:text-style-name="P34" draw:layer="layout" svg:x1="74cm" svg:y1="68cm" svg:x2="74cm" svg:y2="65cm">
          <text:p/>
        </draw:line>
        <draw:custom-shape draw:style-name="gr234" draw:text-style-name="P14" draw:layer="layout" svg:width="3cm" svg:height="2cm" svg:x="75cm" svg:y="64cm">
          <text:p text:style-name="P13"><text:span text:style-name="T6">Sensor de </text:span><text:span text:style-name="T6"><text:line-break/></text:span><text:span text:style-name="T6">Microondas</text:span><text:span text:style-name="T6"><text:line-break/></text:span><text:span text:style-name="T5">(DUT)</text:span></text:p>
          <draw:enhanced-geometry svg:viewBox="0 0 21600 21600" draw:type="rectangle" draw:enhanced-path="M 0 0 L 21600 0 21600 21600 0 21600 0 0 Z N"/>
        </draw:custom-shape>
        <draw:line draw:style-name="gr232" draw:text-style-name="P34" draw:layer="layout" svg:x1="80cm" svg:y1="65cm" svg:x2="78cm" svg:y2="65cm">
          <text:p/>
        </draw:line>
        <draw:line draw:style-name="gr232" draw:text-style-name="P34" draw:layer="layout" svg:x1="79cm" svg:y1="65cm" svg:x2="79cm" svg:y2="67cm">
          <text:p/>
        </draw:line>
        <draw:custom-shape draw:style-name="gr235" draw:text-style-name="P1" draw:layer="layout" svg:width="29cm" svg:height="10cm" svg:x="12cm" svg:y="4cm">
          <text:p/>
          <draw:enhanced-geometry svg:viewBox="0 0 21600 21600" draw:type="rectangle" draw:enhanced-path="M 0 0 L 21600 0 21600 21600 0 21600 0 0 Z N"/>
        </draw:custom-shape>
        <draw:custom-shape draw:style-name="gr236" draw:text-style-name="P35" draw:layer="layout" svg:width="47cm" svg:height="14cm" svg:x="3cm" svg:y="17cm">
          <text:p text:style-name="P25"><text:span text:style-name="T14">Modelo Transparent Box</text:span></text:p>
          <draw:enhanced-geometry svg:viewBox="0 0 21600 21600" draw:type="rectangle" draw:enhanced-path="M 0 0 L 21600 0 21600 21600 0 21600 0 0 Z N"/>
        </draw:custom-shape>
        <draw:custom-shape draw:style-name="gr236" draw:text-style-name="P35" draw:layer="layout" svg:width="47cm" svg:height="14cm" svg:x="3cm" svg:y="32cm">
          <text:p text:style-name="P25"><text:span text:style-name="T14">Modelo Funcional</text:span></text:p>
          <draw:enhanced-geometry svg:viewBox="0 0 21600 21600" draw:type="rectangle" draw:enhanced-path="M 0 0 L 21600 0 21600 21600 0 21600 0 0 Z N"/>
        </draw:custom-shape>
        <draw:custom-shape draw:style-name="gr237" draw:text-style-name="P35" draw:layer="layout" svg:width="47cm" svg:height="13cm" svg:x="3cm" svg:y="2cm">
          <text:p text:style-name="P25"><text:span text:style-name="T14">Modelo Black Box</text:span></text:p>
          <draw:enhanced-geometry svg:viewBox="0 0 21600 21600" draw:type="rectangle" draw:enhanced-path="M 0 0 L 21600 0 21600 21600 0 21600 0 0 Z N"/>
        </draw:custom-shape>
        <draw:custom-shape draw:style-name="gr238" draw:text-style-name="P1" draw:layer="layout" svg:width="29cm" svg:height="11cm" svg:x="12cm" svg:y="19cm">
          <text:p/>
          <draw:enhanced-geometry svg:viewBox="0 0 21600 21600" draw:type="rectangle" draw:enhanced-path="M 0 0 L 21600 0 21600 21600 0 21600 0 0 Z N"/>
        </draw:custom-shape>
        <draw:custom-shape draw:style-name="gr239" draw:text-style-name="P37" draw:layer="layout" svg:width="21cm" svg:height="9cm" svg:x="13cm" svg:y="20cm">
          <text:p text:style-name="P36"><text:span text:style-name="T15">Alterar propriedades</text:span><text:span text:style-name="T15"><text:line-break/></text:span><text:span text:style-name="T15">da excitação RF por</text:span><text:span text:style-name="T15"><text:line-break/></text:span><text:span text:style-name="T15">meio do gás</text:span></text:p>
          <draw:enhanced-geometry svg:viewBox="0 0 21600 21600" draw:mirror-horizontal="false" draw:mirror-vertical="false" draw:type="rectangle" draw:enhanced-path="M 0 0 L 21600 0 21600 21600 0 21600 0 0 Z N"/>
        </draw:custom-shape>
        <draw:custom-shape draw:style-name="gr240" draw:text-style-name="P37" draw:layer="layout" svg:width="5cm" svg:height="9cm" svg:x="35cm" svg:y="20cm">
          <text:p text:style-name="P36"><text:span text:style-name="T15">Converter </text:span><text:span text:style-name="T15"><text:line-break/></text:span><text:span text:style-name="T15">excitação</text:span><text:span text:style-name="T15"><text:line-break/></text:span><text:span text:style-name="T15">RF em DC </text:span></text:p>
          <draw:enhanced-geometry svg:viewBox="0 0 21600 21600" draw:mirror-horizontal="false" draw:mirror-vertical="false" draw:type="rectangle" draw:enhanced-path="M 0 0 L 21600 0 21600 21600 0 21600 0 0 Z N"/>
        </draw:custom-shape>
        <draw:custom-shape draw:style-name="gr241" draw:text-style-name="P1" draw:layer="layout" svg:width="29cm" svg:height="11.025cm" svg:x="11.974cm" svg:y="33.975cm">
          <text:p/>
          <draw:enhanced-geometry svg:viewBox="0 0 21600 21600" draw:type="rectangle" draw:enhanced-path="M 0 0 L 21600 0 21600 21600 0 21600 0 0 Z N"/>
        </draw:custom-shape>
        <draw:frame draw:style-name="gr242" draw:text-style-name="P39" draw:layer="layout" svg:width="8cm" svg:height="4cm" svg:x="3.974cm" svg:y="40cm">
          <draw:text-box>
            <text:p text:style-name="P38"/>
            <text:p text:style-name="P38">Variação da concentração de gases</text:p>
            <text:p text:style-name="P38"/>
          </draw:text-box>
        </draw:frame>
        <draw:frame draw:style-name="gr242" draw:text-style-name="P39" draw:layer="layout" svg:width="6.052cm" svg:height="4cm" svg:x="41.922cm" svg:y="37cm">
          <draw:text-box>
            <text:p text:style-name="P38"/>
            <text:p text:style-name="P38">Saída proporcional </text:p>
            <text:p text:style-name="P38">à concentração</text:p>
            <text:p text:style-name="P38"/>
          </draw:text-box>
        </draw:frame>
        <draw:line draw:style-name="gr243" draw:text-style-name="P34" draw:layer="layout" svg:x1="39.974cm" svg:y1="39cm" svg:x2="48.974cm" svg:y2="39cm">
          <text:p/>
        </draw:line>
        <draw:frame draw:style-name="gr242" draw:text-style-name="P39" draw:layer="layout" svg:width="6.052cm" svg:height="4cm" svg:x="4.974cm" svg:y="37cm">
          <draw:text-box>
            <text:p text:style-name="P38"/>
            <text:p text:style-name="P38">Excitação de</text:p>
            <text:p text:style-name="P38">entrada</text:p>
            <text:p text:style-name="P38"/>
          </draw:text-box>
        </draw:frame>
        <draw:custom-shape draw:style-name="gr239" draw:text-style-name="P37" draw:layer="layout" svg:width="21cm" svg:height="9cm" svg:x="13cm" svg:y="35cm">
          <text:p/>
          <draw:enhanced-geometry svg:viewBox="0 0 21600 21600" draw:mirror-horizontal="false" draw:mirror-vertical="false" draw:type="rectangle" draw:enhanced-path="M 0 0 L 21600 0 21600 21600 0 21600 0 0 Z N"/>
        </draw:custom-shape>
        <draw:custom-shape draw:style-name="gr240" draw:text-style-name="P37" draw:layer="layout" svg:width="5cm" svg:height="9cm" svg:x="35cm" svg:y="35cm">
          <text:p/>
          <draw:enhanced-geometry svg:viewBox="0 0 21600 21600" draw:mirror-horizontal="false" draw:mirror-vertical="false" draw:type="rectangle" draw:enhanced-path="M 0 0 L 21600 0 21600 21600 0 21600 0 0 Z N"/>
        </draw:custom-shape>
        <draw:custom-shape draw:style-name="gr244" draw:text-style-name="P40" xml:id="id50" draw:id="id50" draw:layer="layout" svg:width="6cm" svg:height="2cm" svg:x="20cm" svg:y="36cm">
          <text:p text:style-name="P2"><text:span text:style-name="T16">Atrasar fase do </text:span><text:span text:style-name="T16"><text:line-break/></text:span><text:span text:style-name="T16">sinal com referência </text:span><text:span text:style-name="T16"><text:line-break/></text:span><text:span text:style-name="T16">conhecida</text:span></text:p>
          <draw:enhanced-geometry svg:viewBox="0 0 21600 21600" draw:mirror-horizontal="false" draw:mirror-vertical="false" draw:type="rectangle" draw:enhanced-path="M 0 0 L 21600 0 21600 21600 0 21600 0 0 Z N"/>
        </draw:custom-shape>
        <draw:custom-shape draw:style-name="gr245" draw:text-style-name="P40" xml:id="id49" draw:id="id49" draw:layer="layout" svg:width="6cm" svg:height="3cm" svg:x="20cm" svg:y="40cm">
          <text:p text:style-name="P2"><text:span text:style-name="T16">Atrasar fase do </text:span><text:span text:style-name="T16"><text:line-break/></text:span><text:span text:style-name="T16">sinal com alteração </text:span><text:span text:style-name="T16"><text:line-break/></text:span><text:span text:style-name="T16">na concentração </text:span><text:span text:style-name="T16"><text:line-break/></text:span><text:span text:style-name="T16">de gás</text:span></text:p>
          <draw:enhanced-geometry svg:viewBox="0 0 21600 21600" draw:mirror-horizontal="false" draw:mirror-vertical="false" draw:type="rectangle" draw:enhanced-path="M 0 0 L 21600 0 21600 21600 0 21600 0 0 Z N"/>
        </draw:custom-shape>
        <draw:custom-shape draw:style-name="gr246" draw:text-style-name="P40" xml:id="id51" draw:id="id51" draw:layer="layout" svg:width="5cm" svg:height="2cm" svg:x="28cm" svg:y="38cm">
          <text:p text:style-name="P2"><text:span text:style-name="T16">Combinar sinais</text:span><text:span text:style-name="T16"><text:line-break/></text:span><text:span text:style-name="T16"> de referência </text:span><text:span text:style-name="T16"><text:line-break/></text:span><text:span text:style-name="T16">e medida</text:span></text:p>
          <draw:enhanced-geometry svg:viewBox="0 0 21600 21600" draw:mirror-horizontal="false" draw:mirror-vertical="false" draw:type="rectangle" draw:enhanced-path="M 0 0 L 21600 0 21600 21600 0 21600 0 0 Z N"/>
        </draw:custom-shape>
        <draw:custom-shape draw:style-name="gr247" draw:text-style-name="P40" xml:id="id52" draw:id="id52" draw:layer="layout" svg:width="3cm" svg:height="2cm" svg:x="36cm" svg:y="38cm">
          <text:p text:style-name="P2"><text:span text:style-name="T16">Converter </text:span><text:span text:style-name="T16"><text:line-break/></text:span><text:span text:style-name="T16">sinal RF </text:span><text:span text:style-name="T16"><text:line-break/></text:span><text:span text:style-name="T16">em DC</text:span></text:p>
          <draw:enhanced-geometry svg:viewBox="0 0 21600 21600" draw:mirror-horizontal="false" draw:mirror-vertical="false" draw:type="rectangle" draw:enhanced-path="M 0 0 L 21600 0 21600 21600 0 21600 0 0 Z N"/>
        </draw:custom-shape>
        <draw:custom-shape draw:style-name="gr248" draw:text-style-name="P40" xml:id="id48" draw:id="id48" draw:layer="layout" svg:width="4cm" svg:height="2cm" svg:x="14cm" svg:y="38cm">
          <text:p text:style-name="P2"><text:span text:style-name="T16">Dividir </text:span><text:span text:style-name="T16"><text:line-break/></text:span><text:span text:style-name="T16">excitação </text:span><text:span text:style-name="T16"><text:line-break/></text:span><text:span text:style-name="T16">de entrada</text:span></text:p>
          <draw:enhanced-geometry svg:viewBox="0 0 21600 21600" draw:mirror-horizontal="false" draw:mirror-vertical="false" draw:type="rectangle" draw:enhanced-path="M 0 0 L 21600 0 21600 21600 0 21600 0 0 Z N"/>
        </draw:custom-shape>
        <draw:line draw:style-name="gr243" draw:text-style-name="P34" draw:layer="layout" svg:x1="3.974cm" svg:y1="39cm" svg:x2="14cm" svg:y2="39cm">
          <text:p/>
        </draw:line>
        <draw:line draw:style-name="gr243" draw:text-style-name="P34" draw:layer="layout" svg:x1="3.974cm" svg:y1="42cm" svg:x2="20cm" svg:y2="42cm">
          <text:p/>
        </draw:line>
        <draw:connector draw:style-name="gr249" draw:text-style-name="P34" draw:layer="layout" svg:x1="16cm" svg:y1="40cm" svg:x2="20cm" svg:y2="41.5cm" draw:start-shape="id48" draw:start-glue-point="2" draw:end-shape="id49" draw:end-glue-point="3" svg:d="M16000 40000v1500h4000" svg:viewBox="0 0 4001 1501">
          <text:p/>
        </draw:connector>
        <draw:connector draw:style-name="gr249" draw:text-style-name="P34" draw:layer="layout" svg:x1="16cm" svg:y1="38cm" svg:x2="20cm" svg:y2="37cm" draw:start-shape="id48" draw:start-glue-point="0" draw:end-shape="id50" draw:end-glue-point="3" svg:d="M16000 38000v-1000h4000" svg:viewBox="0 0 4001 1001">
          <text:p/>
        </draw:connector>
        <draw:connector draw:style-name="gr249" draw:text-style-name="P34" draw:layer="layout" svg:x1="26cm" svg:y1="41.5cm" svg:x2="30.5cm" svg:y2="40cm" draw:start-shape="id49" draw:start-glue-point="1" draw:end-shape="id51" draw:end-glue-point="2" svg:d="M26000 41500h4500v-1500" svg:viewBox="0 0 4501 1501">
          <text:p/>
        </draw:connector>
        <draw:connector draw:style-name="gr249" draw:text-style-name="P34" draw:layer="layout" svg:x1="26cm" svg:y1="37cm" svg:x2="30.5cm" svg:y2="38cm" draw:start-shape="id50" draw:start-glue-point="1" draw:end-shape="id51" draw:end-glue-point="0" svg:d="M26000 37000h4500v1000" svg:viewBox="0 0 4501 1001">
          <text:p/>
        </draw:connector>
        <draw:connector draw:style-name="gr249" draw:text-style-name="P34" draw:layer="layout" svg:x1="33cm" svg:y1="39cm" svg:x2="36cm" svg:y2="39cm" draw:start-shape="id51" draw:end-shape="id52" draw:end-glue-point="3" svg:d="M33000 39000h3000" svg:viewBox="0 0 3001 1">
          <text:p/>
        </draw:connector>
        <draw:frame draw:style-name="gr242" draw:text-style-name="P39" draw:layer="layout" svg:width="8cm" svg:height="4cm" svg:x="3.948cm" svg:y="25cm">
          <draw:text-box>
            <text:p text:style-name="P38"/>
            <text:p text:style-name="P38">Variação da concentração de gases</text:p>
            <text:p text:style-name="P38"/>
          </draw:text-box>
        </draw:frame>
        <draw:frame draw:style-name="gr242" draw:text-style-name="P39" draw:layer="layout" svg:width="6.052cm" svg:height="4cm" svg:x="41.896cm" svg:y="22cm">
          <draw:text-box>
            <text:p text:style-name="P38"/>
            <text:p text:style-name="P38">Saída proporcional </text:p>
            <text:p text:style-name="P38">à concentração</text:p>
            <text:p text:style-name="P38"/>
          </draw:text-box>
        </draw:frame>
        <draw:line draw:style-name="gr243" draw:text-style-name="P34" draw:layer="layout" svg:x1="40cm" svg:y1="24cm" svg:x2="48.948cm" svg:y2="24cm">
          <text:p/>
        </draw:line>
        <draw:frame draw:style-name="gr242" draw:text-style-name="P39" draw:layer="layout" svg:width="6.052cm" svg:height="4cm" svg:x="4.948cm" svg:y="22cm">
          <draw:text-box>
            <text:p text:style-name="P38"/>
            <text:p text:style-name="P38">Excitação de</text:p>
            <text:p text:style-name="P38">entrada</text:p>
            <text:p text:style-name="P38"/>
          </draw:text-box>
        </draw:frame>
        <draw:line draw:style-name="gr243" draw:text-style-name="P34" draw:layer="layout" svg:x1="4cm" svg:y1="24cm" svg:x2="13cm" svg:y2="24cm">
          <text:p/>
        </draw:line>
        <draw:line draw:style-name="gr243" draw:text-style-name="P34" draw:layer="layout" svg:x1="4cm" svg:y1="27cm" svg:x2="13cm" svg:y2="27cm">
          <text:p/>
        </draw:line>
        <draw:line draw:style-name="gr243" draw:text-style-name="P34" draw:layer="layout" svg:x1="34cm" svg:y1="24cm" svg:x2="35cm" svg:y2="24cm">
          <text:p/>
        </draw:line>
        <draw:frame draw:style-name="gr242" draw:text-style-name="P39" draw:layer="layout" svg:width="8cm" svg:height="4cm" svg:x="3.948cm" svg:y="9cm">
          <draw:text-box>
            <text:p text:style-name="P38"/>
            <text:p text:style-name="P38">Variação da concentração de gases</text:p>
            <text:p text:style-name="P38"/>
          </draw:text-box>
        </draw:frame>
        <draw:frame draw:style-name="gr242" draw:text-style-name="P39" draw:layer="layout" svg:width="6.052cm" svg:height="4cm" svg:x="41.896cm" svg:y="6cm">
          <draw:text-box>
            <text:p text:style-name="P38"/>
            <text:p text:style-name="P38">Saída proporcional </text:p>
            <text:p text:style-name="P38">à concentração</text:p>
            <text:p text:style-name="P38"/>
          </draw:text-box>
        </draw:frame>
        <draw:line draw:style-name="gr243" draw:text-style-name="P34" draw:layer="layout" svg:x1="41cm" svg:y1="8cm" svg:x2="48.948cm" svg:y2="8cm">
          <text:p/>
        </draw:line>
        <draw:frame draw:style-name="gr242" draw:text-style-name="P39" draw:layer="layout" svg:width="6.052cm" svg:height="4cm" svg:x="4.948cm" svg:y="6cm">
          <draw:text-box>
            <text:p text:style-name="P38"/>
            <text:p text:style-name="P38">Excitação de</text:p>
            <text:p text:style-name="P38">entrada</text:p>
            <text:p text:style-name="P38"/>
          </draw:text-box>
        </draw:frame>
        <draw:line draw:style-name="gr243" draw:text-style-name="P34" draw:layer="layout" svg:x1="4cm" svg:y1="8cm" svg:x2="12cm" svg:y2="8cm">
          <text:p/>
        </draw:line>
        <draw:line draw:style-name="gr243" draw:text-style-name="P34" draw:layer="layout" svg:x1="4cm" svg:y1="11cm" svg:x2="12cm" svg:y2="11cm">
          <text:p/>
        </draw:line>
        <draw:custom-shape draw:style-name="gr236" draw:text-style-name="P35" draw:layer="layout" svg:width="47cm" svg:height="14cm" svg:x="3cm" svg:y="47cm">
          <text:p text:style-name="P25"><text:span text:style-name="T14">Diagrama Equacional</text:span></text:p>
          <draw:enhanced-geometry svg:viewBox="0 0 21600 21600" draw:type="rectangle" draw:enhanced-path="M 0 0 L 21600 0 21600 21600 0 21600 0 0 Z N"/>
        </draw:custom-shape>
        <draw:custom-shape draw:style-name="gr241" draw:text-style-name="P1" draw:layer="layout" svg:width="29cm" svg:height="11.025cm" svg:x="11.974cm" svg:y="48.975cm">
          <text:p/>
          <draw:enhanced-geometry svg:viewBox="0 0 21600 21600" draw:mirror-horizontal="false" draw:mirror-vertical="false" draw:type="rectangle" draw:enhanced-path="M 0 0 L 21600 0 21600 21600 0 21600 0 0 Z N"/>
        </draw:custom-shape>
        <draw:frame draw:style-name="gr242" draw:text-style-name="P39" draw:layer="layout" svg:width="8cm" svg:height="4cm" svg:x="3.974cm" svg:y="55cm">
          <draw:text-box>
            <text:p text:style-name="P38"/>
            <text:p text:style-name="P38">Variação da concentração de gases</text:p>
            <text:p text:style-name="P38"/>
          </draw:text-box>
        </draw:frame>
        <draw:frame draw:style-name="gr242" draw:text-style-name="P39" draw:layer="layout" svg:width="6.052cm" svg:height="4cm" svg:x="41.922cm" svg:y="52cm">
          <draw:text-box>
            <text:p text:style-name="P38"/>
            <text:p text:style-name="P38">Saída proporcional </text:p>
            <text:p text:style-name="P38">à concentração</text:p>
            <text:p text:style-name="P38"/>
          </draw:text-box>
        </draw:frame>
        <draw:frame draw:style-name="gr242" draw:text-style-name="P39" draw:layer="layout" svg:width="6.052cm" svg:height="4cm" svg:x="4.974cm" svg:y="52cm">
          <draw:text-box>
            <text:p text:style-name="P38"/>
            <text:p text:style-name="P38">Excitação de</text:p>
            <text:p text:style-name="P38">entrada</text:p>
            <text:p text:style-name="P38"/>
          </draw:text-box>
        </draw:frame>
        <draw:custom-shape draw:style-name="gr239" draw:text-style-name="P37" draw:layer="layout" svg:width="21cm" svg:height="9cm" svg:x="13cm" svg:y="50cm">
          <text:p/>
          <draw:enhanced-geometry svg:viewBox="0 0 21600 21600" draw:mirror-horizontal="false" draw:mirror-vertical="false" draw:type="rectangle" draw:enhanced-path="M 0 0 L 21600 0 21600 21600 0 21600 0 0 Z N"/>
        </draw:custom-shape>
        <draw:custom-shape draw:style-name="gr240" draw:text-style-name="P37" draw:layer="layout" svg:width="5cm" svg:height="9cm" svg:x="35cm" svg:y="50cm">
          <text:p/>
          <draw:enhanced-geometry svg:viewBox="0 0 21600 21600" draw:mirror-horizontal="false" draw:mirror-vertical="false" draw:type="rectangle" draw:enhanced-path="M 0 0 L 21600 0 21600 21600 0 21600 0 0 Z N"/>
        </draw:custom-shape>
        <draw:custom-shape draw:style-name="gr244" draw:text-style-name="P40" xml:id="id55" draw:id="id55" draw:layer="layout" svg:width="6cm" svg:height="2cm" svg:x="20cm" svg:y="51cm">
          <text:p text:style-name="P2"><text:span text:style-name="T16">Atrasar fase do </text:span><text:span text:style-name="T16"><text:line-break/></text:span><text:span text:style-name="T16">sinal com referência </text:span><text:span text:style-name="T16"><text:line-break/></text:span><text:span text:style-name="T16">conhecida</text:span></text:p>
          <draw:enhanced-geometry svg:viewBox="0 0 21600 21600" draw:mirror-horizontal="false" draw:mirror-vertical="false" draw:type="rectangle" draw:enhanced-path="M 0 0 L 21600 0 21600 21600 0 21600 0 0 Z N"/>
        </draw:custom-shape>
        <draw:custom-shape draw:style-name="gr245" draw:text-style-name="P40" xml:id="id54" draw:id="id54" draw:layer="layout" svg:width="6cm" svg:height="3cm" svg:x="20cm" svg:y="55cm">
          <text:p text:style-name="P2"><text:span text:style-name="T16">Atrasar fase do </text:span><text:span text:style-name="T16"><text:line-break/></text:span><text:span text:style-name="T16">sinal com alteração </text:span><text:span text:style-name="T16"><text:line-break/></text:span><text:span text:style-name="T16">na concentração </text:span><text:span text:style-name="T16"><text:line-break/></text:span><text:span text:style-name="T16">de gás</text:span></text:p>
          <draw:enhanced-geometry svg:viewBox="0 0 21600 21600" draw:mirror-horizontal="false" draw:mirror-vertical="false" draw:type="rectangle" draw:enhanced-path="M 0 0 L 21600 0 21600 21600 0 21600 0 0 Z N"/>
        </draw:custom-shape>
        <draw:custom-shape draw:style-name="gr246" draw:text-style-name="P40" xml:id="id56" draw:id="id56" draw:layer="layout" svg:width="5cm" svg:height="2cm" svg:x="28cm" svg:y="53cm">
          <text:p text:style-name="P2"><text:span text:style-name="T16">Combinar sinais</text:span><text:span text:style-name="T16"><text:line-break/></text:span><text:span text:style-name="T16"> de referência </text:span><text:span text:style-name="T16"><text:line-break/></text:span><text:span text:style-name="T16">e medida</text:span></text:p>
          <draw:enhanced-geometry svg:viewBox="0 0 21600 21600" draw:mirror-horizontal="false" draw:mirror-vertical="false" draw:type="rectangle" draw:enhanced-path="M 0 0 L 21600 0 21600 21600 0 21600 0 0 Z N"/>
        </draw:custom-shape>
        <draw:custom-shape draw:style-name="gr247" draw:text-style-name="P40" xml:id="id57" draw:id="id57" draw:layer="layout" svg:width="3cm" svg:height="2cm" svg:x="36cm" svg:y="53cm">
          <text:p text:style-name="P2"><text:span text:style-name="T16">Converter </text:span><text:span text:style-name="T16"><text:line-break/></text:span><text:span text:style-name="T16">sinal RF </text:span><text:span text:style-name="T16"><text:line-break/></text:span><text:span text:style-name="T16">em DC</text:span></text:p>
          <draw:enhanced-geometry svg:viewBox="0 0 21600 21600" draw:mirror-horizontal="false" draw:mirror-vertical="false" draw:type="rectangle" draw:enhanced-path="M 0 0 L 21600 0 21600 21600 0 21600 0 0 Z N"/>
        </draw:custom-shape>
        <draw:custom-shape draw:style-name="gr248" draw:text-style-name="P40" xml:id="id53" draw:id="id53" draw:layer="layout" svg:width="4cm" svg:height="2cm" svg:x="14cm" svg:y="53cm">
          <text:p text:style-name="P2"><text:span text:style-name="T16">Dividir </text:span><text:span text:style-name="T16"><text:line-break/></text:span><text:span text:style-name="T16">excitação </text:span><text:span text:style-name="T16"><text:line-break/></text:span><text:span text:style-name="T16">de entrada</text:span></text:p>
          <draw:enhanced-geometry svg:viewBox="0 0 21600 21600" draw:mirror-horizontal="false" draw:mirror-vertical="false" draw:type="rectangle" draw:enhanced-path="M 0 0 L 21600 0 21600 21600 0 21600 0 0 Z N"/>
        </draw:custom-shape>
        <draw:line draw:style-name="gr243" draw:text-style-name="P34" draw:layer="layout" svg:x1="3.974cm" svg:y1="54cm" svg:x2="14cm" svg:y2="54cm">
          <text:p/>
        </draw:line>
        <draw:line draw:style-name="gr243" draw:text-style-name="P34" draw:layer="layout" svg:x1="3.974cm" svg:y1="57cm" svg:x2="20cm" svg:y2="57cm">
          <text:p/>
        </draw:line>
        <draw:connector draw:style-name="gr249" draw:text-style-name="P34" draw:layer="layout" svg:x1="16cm" svg:y1="55cm" svg:x2="20cm" svg:y2="56.5cm" draw:start-shape="id53" draw:start-glue-point="2" draw:end-shape="id54" draw:end-glue-point="3" svg:d="M16000 55000v1500h4000" svg:viewBox="0 0 4001 1501">
          <text:p/>
        </draw:connector>
        <draw:connector draw:style-name="gr249" draw:text-style-name="P34" draw:layer="layout" svg:x1="16cm" svg:y1="53cm" svg:x2="20cm" svg:y2="52cm" draw:start-shape="id53" draw:start-glue-point="0" draw:end-shape="id55" draw:end-glue-point="3" svg:d="M16000 53000v-1000h4000" svg:viewBox="0 0 4001 1001">
          <text:p/>
        </draw:connector>
        <draw:connector draw:style-name="gr249" draw:text-style-name="P34" draw:layer="layout" svg:x1="26cm" svg:y1="56.5cm" svg:x2="30.5cm" svg:y2="55cm" draw:start-shape="id54" draw:start-glue-point="1" draw:end-shape="id56" draw:end-glue-point="2" svg:d="M26000 56500h4500v-1500" svg:viewBox="0 0 4501 1501">
          <text:p/>
        </draw:connector>
        <draw:connector draw:style-name="gr249" draw:text-style-name="P34" draw:layer="layout" svg:x1="26cm" svg:y1="52cm" svg:x2="30.5cm" svg:y2="53cm" draw:start-shape="id55" draw:start-glue-point="1" draw:end-shape="id56" draw:end-glue-point="0" svg:d="M26000 52000h4500v1000" svg:viewBox="0 0 4501 1001">
          <text:p/>
        </draw:connector>
        <draw:connector draw:style-name="gr249" draw:text-style-name="P34" draw:layer="layout" svg:x1="33cm" svg:y1="54cm" svg:x2="36cm" svg:y2="54cm" draw:start-shape="id56" draw:end-shape="id57" draw:end-glue-point="3" svg:d="M33000 54000h3000" svg:viewBox="0 0 3001 1">
          <text:p/>
        </draw:connector>
        <draw:line draw:style-name="gr243" draw:text-style-name="P34" draw:layer="layout" svg:x1="39cm" svg:y1="54cm" svg:x2="48.974cm" svg:y2="54cm">
          <text:p/>
        </draw:line>
        <draw:frame draw:style-name="gr250" draw:text-style-name="P41" draw:layer="layout" svg:width="2cm" svg:height="1cm" svg:x="10cm" svg:y="54cm">
          <draw:text-box>
            <text:p text:style-name="P25"><text:span text:style-name="T17">V</text:span><text:span text:style-name="T18">OSC</text:span></text:p>
          </draw:text-box>
        </draw:frame>
        <draw:frame draw:style-name="gr250" draw:text-style-name="P41" draw:layer="layout" svg:width="2cm" svg:height="1cm" svg:x="17cm" svg:y="55.5cm">
          <draw:text-box>
            <text:p text:style-name="P25"><text:span text:style-name="T17">V</text:span><text:span text:style-name="T18">MIN</text:span></text:p>
          </draw:text-box>
        </draw:frame>
        <draw:frame draw:style-name="gr250" draw:text-style-name="P41" draw:layer="layout" svg:width="2cm" svg:height="1cm" svg:x="17cm" svg:y="51cm">
          <draw:text-box>
            <text:p text:style-name="P25"><text:span text:style-name="T17">V</text:span><text:span text:style-name="T18">RIN</text:span></text:p>
          </draw:text-box>
        </draw:frame>
        <draw:frame draw:style-name="gr250" draw:text-style-name="P41" draw:layer="layout" svg:width="2cm" svg:height="1cm" svg:x="27cm" svg:y="51cm">
          <draw:text-box>
            <text:p text:style-name="P25"><text:span text:style-name="T17">V</text:span><text:span text:style-name="T18">ROUT</text:span></text:p>
          </draw:text-box>
        </draw:frame>
        <draw:frame draw:style-name="gr250" draw:text-style-name="P41" draw:layer="layout" svg:width="2cm" svg:height="1cm" svg:x="27cm" svg:y="55.5cm">
          <draw:text-box>
            <text:p text:style-name="P25"><text:span text:style-name="T17">V</text:span><text:span text:style-name="T18">MOUT</text:span></text:p>
          </draw:text-box>
        </draw:frame>
        <draw:frame draw:style-name="gr250" draw:text-style-name="P41" draw:layer="layout" svg:width="2cm" svg:height="1cm" svg:x="33.5cm" svg:y="53cm">
          <draw:text-box>
            <text:p text:style-name="P25"><text:span text:style-name="T17">V</text:span><text:span text:style-name="T18">COMB</text:span></text:p>
          </draw:text-box>
        </draw:frame>
        <draw:frame draw:style-name="gr250" draw:text-style-name="P41" draw:layer="layout" svg:width="2cm" svg:height="1cm" svg:x="39cm" svg:y="54cm">
          <draw:text-box>
            <text:p text:style-name="P25"><text:span text:style-name="T17">V</text:span><text:span text:style-name="T18">DET</text:span></text:p>
          </draw:text-box>
        </draw:frame>
        <draw:frame draw:style-name="gr250" draw:text-style-name="P41" draw:layer="layout" svg:width="3cm" svg:height="1cm" svg:x="16.6cm" svg:y="57cm">
          <draw:text-box>
            <text:p text:style-name="P25"><text:span text:style-name="T19">Δ</text:span><text:span text:style-name="T17">C</text:span><text:span text:style-name="T18">MUT</text:span></text:p>
          </draw:text-box>
        </draw:frame>
        <draw:custom-shape draw:style-name="gr251" draw:text-style-name="P35" draw:layer="layout" svg:width="45cm" svg:height="18cm" svg:x="3cm" svg:y="62cm">
          <text:p text:style-name="P25"><text:span text:style-name="T14">Diagrama Equacional</text:span></text:p>
          <draw:enhanced-geometry svg:viewBox="0 0 21600 21600" draw:type="rectangle" draw:enhanced-path="M 0 0 L 21600 0 21600 21600 0 21600 0 0 Z N"/>
        </draw:custom-shape>
        <draw:frame draw:style-name="gr242" draw:text-style-name="P39" draw:layer="layout" svg:width="3.974cm" svg:height="4cm" svg:x="7.5cm" svg:y="73.5cm">
          <draw:text-box>
            <text:p text:style-name="P38"/>
            <text:p text:style-name="P38"/>
            <text:p text:style-name="P38">Variação da </text:p>
            <text:p text:style-name="P38">concentração de gases</text:p>
            <text:p text:style-name="P38"/>
          </draw:text-box>
        </draw:frame>
        <draw:frame draw:style-name="gr242" draw:text-style-name="P39" draw:layer="layout" svg:width="6.052cm" svg:height="4cm" svg:x="35cm" svg:y="69.5cm">
          <draw:text-box>
            <text:p text:style-name="P38"/>
            <text:p text:style-name="P38">Saída proporcional </text:p>
            <text:p text:style-name="P38">à concentração</text:p>
            <text:p text:style-name="P38"/>
          </draw:text-box>
        </draw:frame>
        <draw:frame draw:style-name="gr242" draw:text-style-name="P39" draw:layer="layout" svg:width="4.026cm" svg:height="4cm" svg:x="7.5cm" svg:y="69.5cm">
          <draw:text-box>
            <text:p text:style-name="P38"/>
            <text:p text:style-name="P38">Excitação de</text:p>
            <text:p text:style-name="P38">entrada</text:p>
            <text:p text:style-name="P38"/>
          </draw:text-box>
        </draw:frame>
        <draw:custom-shape draw:style-name="gr252" draw:text-style-name="P37" draw:layer="layout" svg:width="5cm" svg:height="11cm" svg:x="29cm" svg:y="66cm">
          <text:p/>
          <draw:enhanced-geometry svg:viewBox="0 0 21600 21600" draw:mirror-horizontal="false" draw:mirror-vertical="false" draw:type="rectangle" draw:enhanced-path="M 0 0 L 21600 0 21600 21600 0 21600 0 0 Z N"/>
        </draw:custom-shape>
        <draw:line draw:style-name="gr243" draw:text-style-name="P34" draw:layer="layout" svg:x1="7cm" svg:y1="71.5cm" svg:x2="14cm" svg:y2="71.5cm">
          <text:p/>
        </draw:line>
        <draw:line draw:style-name="gr253" draw:text-style-name="P34" draw:layer="layout" svg:x1="7cm" svg:y1="75.5cm" svg:x2="12.75cm" svg:y2="75.5cm">
          <text:p/>
        </draw:line>
        <draw:connector draw:style-name="gr249" draw:text-style-name="P34" draw:layer="layout" svg:x1="17cm" svg:y1="70.501cm" svg:x2="19.001cm" svg:y2="68.5cm" draw:start-shape="id58" draw:start-glue-point="4" draw:end-shape="id59" draw:end-glue-point="3" svg:d="M17000 70501h1001v-2001h1000" svg:viewBox="0 0 2002 2002">
          <text:p/>
        </draw:connector>
        <draw:connector draw:style-name="gr249" draw:text-style-name="P34" draw:layer="layout" svg:x1="17cm" svg:y1="72.499cm" svg:x2="19cm" svg:y2="74.5cm" draw:start-shape="id58" draw:start-glue-point="5" draw:end-shape="id60" draw:end-glue-point="3" svg:d="M17000 72499h1000v2001h1000" svg:viewBox="0 0 2001 2002">
          <text:p/>
        </draw:connector>
        <draw:connector draw:style-name="gr249" draw:text-style-name="P34" draw:layer="layout" svg:x1="22cm" svg:y1="74.5cm" svg:x2="24cm" svg:y2="72.499cm" draw:start-shape="id60" draw:start-glue-point="1" draw:end-shape="id61" draw:end-glue-point="5" svg:d="M22000 74500h1000v-2001h1000" svg:viewBox="0 0 2001 2002">
          <text:p/>
        </draw:connector>
        <draw:connector draw:style-name="gr249" draw:text-style-name="P34" draw:layer="layout" svg:x1="22.001cm" svg:y1="68.5cm" svg:x2="24cm" svg:y2="70.501cm" draw:start-shape="id59" draw:start-glue-point="1" draw:end-shape="id61" draw:end-glue-point="4" svg:d="M22001 68500h1000v2001h999" svg:viewBox="0 0 2000 2002">
          <text:p/>
        </draw:connector>
        <draw:connector draw:style-name="gr249" draw:text-style-name="P34" draw:layer="layout" svg:x1="27cm" svg:y1="71.5cm" svg:x2="30cm" svg:y2="71.5cm" draw:start-shape="id61" draw:start-glue-point="1" draw:end-shape="id62" draw:end-glue-point="3" svg:d="M27000 71500h3000" svg:viewBox="0 0 3001 1">
          <text:p/>
        </draw:connector>
        <draw:line draw:style-name="gr243" draw:text-style-name="P34" draw:layer="layout" svg:x1="33cm" svg:y1="71.5cm" svg:x2="42cm" svg:y2="71.5cm">
          <text:p/>
        </draw:line>
        <draw:g draw:style-name="gr12" xml:id="id59" draw:id="id59">
          <draw:custom-shape draw:style-name="gr254" draw:text-style-name="P43" draw:layer="layout" svg:width="3cm" svg:height="3cm" svg:x="19.001cm" svg:y="67cm">
            <text:p text:style-name="P42"><text:span text:style-name="T1">REFERÊNCIA</text:span></text:p>
            <text:p text:style-name="P42"><text:span text:style-name="T6"/></text:p>
            <text:p text:style-name="P42"><text:span text:style-name="T6"/></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255" draw:text-style-name="P25" draw:layer="layout" svg:width="0.29cm" svg:height="0.25cm" svg:x="19.476cm" svg:y="69.35cm" draw:kind="arc" draw:start-angle="180" draw:end-angle="0">
              <text:p/>
            </draw:ellipse>
            <draw:ellipse draw:style-name="gr255" draw:text-style-name="P25" draw:layer="layout" svg:width="0.29cm" svg:height="0.25cm" draw:transform="rotate (-3.14159265358979) translate (19.476cm 69.125cm)" draw:kind="arc" draw:start-angle="180" draw:end-angle="270">
              <text:p/>
            </draw:ellipse>
            <draw:line draw:style-name="gr256" draw:text-style-name="P34" draw:layer="layout" svg:x1="19.476cm" svg:y1="69cm" svg:x2="19.476cm" svg:y2="69.475cm">
              <text:p/>
            </draw:line>
            <draw:line draw:style-name="gr256" draw:text-style-name="P34" draw:layer="layout" svg:x1="19.765cm" svg:y1="68.725cm" svg:x2="19.765cm" svg:y2="69.475cm">
              <text:p/>
            </draw:line>
            <draw:line draw:style-name="gr256" draw:text-style-name="P34" draw:layer="layout" svg:x1="20.055cm" svg:y1="68.725cm" svg:x2="20.055cm" svg:y2="69.475cm">
              <text:p/>
            </draw:line>
            <draw:ellipse draw:style-name="gr255" draw:text-style-name="P25" draw:layer="layout" svg:width="0.289cm" svg:height="0.25cm" draw:transform="rotate (-3.14159265358979) translate (20.055cm 68.85cm)" draw:kind="arc" draw:start-angle="180" draw:end-angle="0">
              <text:p/>
            </draw:ellipse>
            <draw:ellipse draw:style-name="gr255" draw:text-style-name="P25" draw:layer="layout" svg:width="0.29cm" svg:height="0.25cm" svg:x="20.055cm" svg:y="69.35cm" draw:kind="arc" draw:start-angle="180" draw:end-angle="0">
              <text:p/>
            </draw:ellipse>
            <draw:line draw:style-name="gr256" draw:text-style-name="P34" draw:layer="layout" svg:x1="20.344cm" svg:y1="68.725cm" svg:x2="20.344cm" svg:y2="69.475cm">
              <text:p/>
            </draw:line>
            <draw:line draw:style-name="gr256" draw:text-style-name="P34" draw:layer="layout" svg:x1="20.634cm" svg:y1="68.725cm" svg:x2="20.634cm" svg:y2="69.475cm">
              <text:p/>
            </draw:line>
            <draw:ellipse draw:style-name="gr255" draw:text-style-name="P25" draw:layer="layout" svg:width="0.289cm" svg:height="0.25cm" draw:transform="rotate (-3.14159265358979) translate (20.634cm 68.85cm)" draw:kind="arc" draw:start-angle="180" draw:end-angle="0">
              <text:p/>
            </draw:ellipse>
            <draw:ellipse draw:style-name="gr255" draw:text-style-name="P25" draw:layer="layout" svg:width="0.29cm" svg:height="0.25cm" svg:x="20.634cm" svg:y="69.35cm" draw:kind="arc" draw:start-angle="180" draw:end-angle="0">
              <text:p/>
            </draw:ellipse>
            <draw:line draw:style-name="gr256" draw:text-style-name="P34" draw:layer="layout" svg:x1="20.923cm" svg:y1="68.725cm" svg:x2="20.923cm" svg:y2="69.475cm">
              <text:p/>
            </draw:line>
            <draw:line draw:style-name="gr256" draw:text-style-name="P34" draw:layer="layout" svg:x1="21.213cm" svg:y1="68.725cm" svg:x2="21.213cm" svg:y2="69.475cm">
              <text:p/>
            </draw:line>
            <draw:ellipse draw:style-name="gr255" draw:text-style-name="P25" draw:layer="layout" svg:width="0.289cm" svg:height="0.25cm" draw:transform="rotate (-3.14159265358979) translate (21.213cm 68.85cm)" draw:kind="arc" draw:start-angle="180" draw:end-angle="0">
              <text:p/>
            </draw:ellipse>
            <draw:ellipse draw:style-name="gr255" draw:text-style-name="P25" draw:layer="layout" svg:width="0.29cm" svg:height="0.25cm" svg:x="21.213cm" svg:y="69.35cm" draw:kind="arc" draw:start-angle="180" draw:end-angle="0">
              <text:p/>
            </draw:ellipse>
            <draw:line draw:style-name="gr256" draw:text-style-name="P34" draw:layer="layout" svg:x1="21.502cm" svg:y1="69cm" svg:x2="21.502cm" svg:y2="69.475cm">
              <text:p/>
            </draw:line>
            <draw:ellipse draw:style-name="gr255" draw:text-style-name="P25" draw:layer="layout" svg:width="0.289cm" svg:height="0.25cm" draw:transform="rotate (-3.14159265358979) translate (21.791cm 69.125cm)" draw:kind="arc" draw:start-angle="270" draw:end-angle="0">
              <text:p/>
            </draw:ellipse>
          </draw:g>
        </draw:g>
        <draw:g draw:style-name="gr12" xml:id="id60" draw:id="id60">
          <draw:custom-shape draw:style-name="gr254" draw:text-style-name="P43" draw:layer="layout" svg:width="3cm" svg:height="3cm" svg:x="19cm" svg:y="73cm">
            <text:p text:style-name="P42"><text:span text:style-name="T1">MEDIDA</text:span></text:p>
            <text:p text:style-name="P42"><text:span text:style-name="T6"/></text:p>
            <text:p text:style-name="P42"><text:span text:style-name="T6"/></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255" draw:text-style-name="P25" draw:layer="layout" svg:width="0.29cm" svg:height="0.25cm" svg:x="19.475cm" svg:y="75.35cm" draw:kind="arc" draw:start-angle="180" draw:end-angle="0">
              <text:p/>
            </draw:ellipse>
            <draw:ellipse draw:style-name="gr255" draw:text-style-name="P25" draw:layer="layout" svg:width="0.29cm" svg:height="0.25cm" draw:transform="rotate (-3.14159265358979) translate (19.475cm 75.125cm)" draw:kind="arc" draw:start-angle="180" draw:end-angle="270">
              <text:p/>
            </draw:ellipse>
            <draw:line draw:style-name="gr256" draw:text-style-name="P34" draw:layer="layout" svg:x1="19.475cm" svg:y1="75cm" svg:x2="19.475cm" svg:y2="75.475cm">
              <text:p/>
            </draw:line>
            <draw:line draw:style-name="gr256" draw:text-style-name="P34" draw:layer="layout" svg:x1="19.764cm" svg:y1="74.725cm" svg:x2="19.764cm" svg:y2="75.475cm">
              <text:p/>
            </draw:line>
            <draw:line draw:style-name="gr256" draw:text-style-name="P34" draw:layer="layout" svg:x1="20.054cm" svg:y1="74.725cm" svg:x2="20.054cm" svg:y2="75.475cm">
              <text:p/>
            </draw:line>
            <draw:ellipse draw:style-name="gr255" draw:text-style-name="P25" draw:layer="layout" svg:width="0.289cm" svg:height="0.25cm" draw:transform="rotate (-3.14159265358979) translate (20.054cm 74.85cm)" draw:kind="arc" draw:start-angle="180" draw:end-angle="0">
              <text:p/>
            </draw:ellipse>
            <draw:ellipse draw:style-name="gr255" draw:text-style-name="P25" draw:layer="layout" svg:width="0.29cm" svg:height="0.25cm" svg:x="20.054cm" svg:y="75.35cm" draw:kind="arc" draw:start-angle="180" draw:end-angle="0">
              <text:p/>
            </draw:ellipse>
            <draw:line draw:style-name="gr256" draw:text-style-name="P34" draw:layer="layout" svg:x1="20.343cm" svg:y1="74.725cm" svg:x2="20.343cm" svg:y2="75.475cm">
              <text:p/>
            </draw:line>
            <draw:line draw:style-name="gr256" draw:text-style-name="P34" draw:layer="layout" svg:x1="20.633cm" svg:y1="74.725cm" svg:x2="20.633cm" svg:y2="75.475cm">
              <text:p/>
            </draw:line>
            <draw:ellipse draw:style-name="gr255" draw:text-style-name="P25" draw:layer="layout" svg:width="0.289cm" svg:height="0.25cm" draw:transform="rotate (-3.14159265358979) translate (20.633cm 74.85cm)" draw:kind="arc" draw:start-angle="180" draw:end-angle="0">
              <text:p/>
            </draw:ellipse>
            <draw:ellipse draw:style-name="gr255" draw:text-style-name="P25" draw:layer="layout" svg:width="0.29cm" svg:height="0.25cm" svg:x="20.633cm" svg:y="75.35cm" draw:kind="arc" draw:start-angle="180" draw:end-angle="0">
              <text:p/>
            </draw:ellipse>
            <draw:line draw:style-name="gr256" draw:text-style-name="P34" draw:layer="layout" svg:x1="20.922cm" svg:y1="74.725cm" svg:x2="20.922cm" svg:y2="75.475cm">
              <text:p/>
            </draw:line>
            <draw:line draw:style-name="gr256" draw:text-style-name="P34" draw:layer="layout" svg:x1="21.212cm" svg:y1="74.725cm" svg:x2="21.212cm" svg:y2="75.475cm">
              <text:p/>
            </draw:line>
            <draw:ellipse draw:style-name="gr255" draw:text-style-name="P25" draw:layer="layout" svg:width="0.289cm" svg:height="0.25cm" draw:transform="rotate (-3.14159265358979) translate (21.212cm 74.85cm)" draw:kind="arc" draw:start-angle="180" draw:end-angle="0">
              <text:p/>
            </draw:ellipse>
            <draw:ellipse draw:style-name="gr255" draw:text-style-name="P25" draw:layer="layout" svg:width="0.29cm" svg:height="0.25cm" svg:x="21.212cm" svg:y="75.35cm" draw:kind="arc" draw:start-angle="180" draw:end-angle="0">
              <text:p/>
            </draw:ellipse>
            <draw:line draw:style-name="gr256" draw:text-style-name="P34" draw:layer="layout" svg:x1="21.501cm" svg:y1="75cm" svg:x2="21.501cm" svg:y2="75.475cm">
              <text:p/>
            </draw:line>
            <draw:ellipse draw:style-name="gr255" draw:text-style-name="P25" draw:layer="layout" svg:width="0.289cm" svg:height="0.25cm" draw:transform="rotate (-3.14159265358979) translate (21.79cm 75.125cm)" draw:kind="arc" draw:start-angle="270" draw:end-angle="0">
              <text:p/>
            </draw:ellipse>
          </draw:g>
        </draw:g>
        <draw:g draw:style-name="gr12" xml:id="id61" draw:id="id61">
          <draw:glue-point draw:id="4" svg:x="-5cm" svg:y="-3.333cm"/>
          <draw:glue-point draw:id="5" svg:x="-5cm" svg:y="3.333cm"/>
          <draw:custom-shape draw:style-name="gr254" draw:text-style-name="P44" draw:layer="layout" svg:width="3cm" svg:height="3cm" svg:x="24cm" svg:y="70cm">
            <text:p text:style-name="P3"><text:span text:style-name="T2">-3dB</text:span></text:p>
            <draw:enhanced-geometry svg:viewBox="0 0 21600 21600" draw:mirror-horizontal="false" draw:mirror-vertical="false" draw:type="rectangle" draw:enhanced-path="M 0 0 L 21600 0 21600 21600 0 21600 0 0 Z N"/>
          </draw:custom-shape>
          <draw:line draw:style-name="gr257" draw:text-style-name="P34" draw:layer="layout" svg:x1="24cm" svg:y1="70.5cm" svg:x2="25cm" svg:y2="70.5cm">
            <text:p/>
          </draw:line>
          <draw:line draw:style-name="gr257" draw:text-style-name="P34" draw:layer="layout" svg:x1="24cm" svg:y1="72.5cm" svg:x2="25cm" svg:y2="72.5cm">
            <text:p/>
          </draw:line>
          <draw:line draw:style-name="gr257" draw:text-style-name="P34" draw:layer="layout" svg:x1="26cm" svg:y1="71.5cm" svg:x2="27cm" svg:y2="71.5cm">
            <text:p/>
          </draw:line>
          <draw:line draw:style-name="gr257" draw:text-style-name="P34" draw:layer="layout" svg:x1="25cm" svg:y1="70.5cm" svg:x2="26cm" svg:y2="71.5cm">
            <text:p/>
          </draw:line>
          <draw:line draw:style-name="gr257" draw:text-style-name="P34" draw:layer="layout" svg:x1="25cm" svg:y1="72.5cm" svg:x2="26cm" svg:y2="71.5cm">
            <text:p/>
          </draw:line>
        </draw:g>
        <draw:g draw:style-name="gr12" xml:id="id62" draw:id="id62">
          <draw:custom-shape draw:style-name="gr254" draw:text-style-name="P45" draw:layer="layout" svg:width="3cm" svg:height="3cm" svg:x="30cm" svg:y="70cm">
            <text:p text:style-name="P2"><text:span text:style-name="T2">DETECTOR</text:span></text:p>
            <text:p text:style-name="P3"><text:span text:style-name="T2"/></text:p>
            <text:p text:style-name="P3"><text:span text:style-name="T2"/></text:p>
            <text:p text:style-name="P3"><text:span text:style-name="T2"/></text:p>
            <text:p text:style-name="P3"><text:span text:style-name="T2"/></text:p>
            <text:p text:style-name="P3"><text:span text:style-name="T2"/></text:p>
            <draw:enhanced-geometry svg:viewBox="0 0 21600 21600" draw:mirror-horizontal="false" draw:mirror-vertical="false" draw:type="rectangle" draw:enhanced-path="M 0 0 L 21600 0 21600 21600 0 21600 0 0 Z N"/>
          </draw:custom-shape>
          <draw:custom-shape draw:style-name="gr258" draw:text-style-name="P34" draw:layer="layout" svg:width="1.5cm" svg:height="1.5cm" svg:x="30.75cm" svg:y="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9" draw:text-style-name="P34" draw:layer="layout" svg:x1="31.9cm" svg:y1="71cm" svg:x2="31.9cm" svg:y2="72cm">
            <text:p/>
          </draw:line>
          <draw:polygon draw:style-name="gr260" draw:text-style-name="P46" draw:layer="layout" svg:width="0.749cm" svg:height="0.999cm" svg:x="31.15cm" svg:y="71cm" svg:viewBox="0 0 750 1000" draw:points="0,0 0,1000 750,500">
            <text:p/>
          </draw:polygon>
        </draw:g>
        <draw:g draw:style-name="gr12">
          <draw:custom-shape draw:style-name="gr254" draw:text-style-name="P45" draw:layer="layout" svg:width="3cm" svg:height="3cm" svg:x="42cm" svg:y="70cm">
            <text:p text:style-name="P2"><text:span text:style-name="T1">AMPLIFICADOR</text:span></text:p>
            <text:p text:style-name="P3"><text:span text:style-name="T2"/></text:p>
            <text:p text:style-name="P3"><text:span text:style-name="T2"/></text:p>
            <text:p text:style-name="P3"><text:span text:style-name="T2"/></text:p>
            <text:p text:style-name="P3"><text:span text:style-name="T2"/></text:p>
            <text:p text:style-name="P3"><text:span text:style-name="T2"/></text:p>
            <draw:enhanced-geometry svg:viewBox="0 0 21600 21600" draw:mirror-horizontal="false" draw:mirror-vertical="false" draw:type="rectangle" draw:enhanced-path="M 0 0 L 21600 0 21600 21600 0 21600 0 0 Z N"/>
          </draw:custom-shape>
          <draw:polygon draw:style-name="gr261" draw:text-style-name="P46" draw:layer="layout" svg:width="1.249cm" svg:height="1.499cm" svg:x="43cm" svg:y="70.75cm" svg:viewBox="0 0 1250 1500" draw:points="0,0 0,1500 1250,750">
            <text:p text:style-name="P25">G <text:s text:c="2"/></text:p>
          </draw:polygon>
        </draw:g>
        <draw:g draw:style-name="gr12">
          <draw:custom-shape draw:style-name="gr254" draw:text-style-name="P45" draw:layer="layout" svg:width="3cm" svg:height="3cm" svg:x="4cm" svg:y="70cm">
            <text:p text:style-name="P2"><text:span text:style-name="T20">GERADOR</text:span></text:p>
            <text:p text:style-name="P3"><text:span text:style-name="T2"/></text:p>
            <text:p text:style-name="P3"><text:span text:style-name="T2"/></text:p>
            <text:p text:style-name="P3"><text:span text:style-name="T2"/></text:p>
            <text:p text:style-name="P3"><text:span text:style-name="T2"/></text:p>
            <text:p text:style-name="P3"><text:span text:style-name="T2"/></text:p>
            <draw:enhanced-geometry svg:viewBox="0 0 21600 21600" draw:mirror-horizontal="false" draw:mirror-vertical="false" draw:type="rectangle" draw:enhanced-path="M 0 0 L 21600 0 21600 21600 0 21600 0 0 Z N"/>
          </draw:custom-shape>
          <draw:custom-shape draw:style-name="gr258" draw:text-style-name="P34" draw:layer="layout" svg:width="1.5cm" svg:height="1.5cm" svg:x="4.75cm" svg:y="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255" draw:text-style-name="P25" draw:layer="layout" svg:width="0.5cm" svg:height="0.5cm" draw:transform="rotate (-3.14159265358979) translate (5.5cm 71.75cm)" draw:kind="arc" draw:start-angle="180" draw:end-angle="0">
            <text:p/>
          </draw:circle>
          <draw:circle draw:style-name="gr255" draw:text-style-name="P25" draw:layer="layout" svg:width="0.5cm" svg:height="0.5cm" svg:x="5.5cm" svg:y="71.25cm" draw:kind="arc" draw:start-angle="180" draw:end-angle="0">
            <text:p/>
          </draw:circle>
        </draw:g>
        <draw:g draw:style-name="gr12" xml:id="id58" draw:id="id58">
          <draw:glue-point draw:id="4" svg:x="5cm" svg:y="-3.333cm"/>
          <draw:glue-point draw:id="5" svg:x="5cm" svg:y="3.333cm"/>
          <draw:custom-shape draw:style-name="gr254" draw:text-style-name="P44" draw:layer="layout" svg:width="3cm" svg:height="3cm" svg:x="14cm" svg:y="70cm">
            <text:p text:style-name="P47"><text:span text:style-name="T2">-3dB</text:span></text:p>
            <draw:enhanced-geometry svg:viewBox="0 0 21600 21600" draw:mirror-horizontal="true" draw:mirror-vertical="false" draw:type="rectangle" draw:enhanced-path="M 0 0 L 21600 0 21600 21600 0 21600 0 0 Z N"/>
          </draw:custom-shape>
          <draw:line draw:style-name="gr257" draw:text-style-name="P34" draw:layer="layout" svg:x1="17cm" svg:y1="70.5cm" svg:x2="16cm" svg:y2="70.5cm">
            <text:p/>
          </draw:line>
          <draw:line draw:style-name="gr257" draw:text-style-name="P34" draw:layer="layout" svg:x1="17cm" svg:y1="72.5cm" svg:x2="16cm" svg:y2="72.5cm">
            <text:p/>
          </draw:line>
          <draw:line draw:style-name="gr257" draw:text-style-name="P34" draw:layer="layout" svg:x1="15cm" svg:y1="71.5cm" svg:x2="14cm" svg:y2="71.5cm">
            <text:p/>
          </draw:line>
          <draw:line draw:style-name="gr257" draw:text-style-name="P34" draw:layer="layout" svg:x1="16cm" svg:y1="70.5cm" svg:x2="15cm" svg:y2="71.5cm">
            <text:p/>
          </draw:line>
          <draw:line draw:style-name="gr257" draw:text-style-name="P34" draw:layer="layout" svg:x1="16cm" svg:y1="72.5cm" svg:x2="15cm" svg:y2="71.5cm">
            <text:p/>
          </draw:line>
        </draw:g>
        <draw:line draw:style-name="gr243" draw:text-style-name="P34" draw:layer="layout" svg:x1="45cm" svg:y1="71.5cm" svg:x2="46.974cm" svg:y2="71.5cm">
          <text:p/>
        </draw:line>
        <draw:custom-shape draw:style-name="gr262" draw:text-style-name="P45" draw:layer="layout" svg:width="3cm" svg:height="3cm" svg:x="4cm" svg:y="74cm">
          <text:p text:style-name="P2"><text:span text:style-name="T1">CONTROLADOR</text:span></text:p>
          <text:p text:style-name="P3"><text:span text:style-name="T2"/></text:p>
          <text:p text:style-name="P3"><text:span text:style-name="T2"/></text:p>
          <text:p text:style-name="P3"><text:span text:style-name="T2"/></text:p>
          <text:p text:style-name="P3"><text:span text:style-name="T2"/></text:p>
          <text:p text:style-name="P3"><text:span text:style-name="T2"/></text:p>
          <draw:enhanced-geometry svg:viewBox="0 0 21600 21600" draw:mirror-horizontal="false" draw:mirror-vertical="false" draw:type="rectangle" draw:enhanced-path="M 0 0 L 21600 0 21600 21600 0 21600 0 0 Z N"/>
        </draw:custom-shape>
        <draw:g draw:style-name="gr7">
          <draw:line draw:style-name="gr259" draw:text-style-name="P34" draw:layer="layout" svg:x1="4.875cm" svg:y1="75.5cm" svg:x2="4.875cm" svg:y2="76.25cm">
            <text:p/>
          </draw:line>
          <draw:polygon draw:style-name="gr260" draw:text-style-name="P46" draw:layer="layout" svg:width="0.624cm" svg:height="0.999cm" svg:x="4.25cm" svg:y="75.75cm" svg:viewBox="0 0 625 1000" draw:points="0,0 0,1000 625,500">
            <text:p/>
          </draw:polygon>
          <draw:polygon draw:style-name="gr260" draw:text-style-name="P46" draw:layer="layout" svg:width="0.624cm" svg:height="0.999cm" svg:x="4.875cm" svg:y="75.75cm" svg:viewBox="0 0 625 1000" draw:points="625,0 625,1000 0,500">
            <text:p/>
          </draw:polygon>
          <draw:line draw:style-name="gr259" draw:text-style-name="P34" draw:layer="layout" svg:x1="5.5cm" svg:y1="75.5cm" svg:x2="4.25cm" svg:y2="75.5cm">
            <text:p/>
          </draw:line>
          <draw:ellipse draw:style-name="gr255" draw:text-style-name="P25" draw:layer="layout" svg:width="1.25cm" svg:height="1cm" draw:transform="rotate (-3.14159265358979) translate (5.5cm 76cm)" draw:kind="arc" draw:start-angle="180" draw:end-angle="0">
            <text:p/>
          </draw:ellipse>
        </draw:g>
        <draw:line draw:style-name="gr263" draw:text-style-name="P34" draw:layer="layout" svg:x1="4.875cm" svg:y1="76.25cm" svg:x2="6.25cm" svg:y2="75.25cm">
          <text:p/>
        </draw:line>
        <draw:custom-shape draw:style-name="gr264" draw:text-style-name="P48" draw:layer="layout" svg:width="1cm" svg:height="1cm" svg:x="5.75cm" svg:y="74.75cm">
          <text:p text:style-name="P25"><text:span text:style-name="T6">MF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35" draw:layer="layout" svg:width="67cm" svg:height="18cm" svg:x="49cm" svg:y="62cm">
          <text:p text:style-name="P25"><text:span text:style-name="T14">Diagrama P&amp;ID</text:span></text:p>
          <draw:enhanced-geometry svg:viewBox="0 0 21600 21600" draw:type="rectangle" draw:enhanced-path="M 0 0 L 21600 0 21600 21600 0 21600 0 0 Z N"/>
        </draw:custom-shape>
        <draw:g draw:style-name="gr7">
          <draw:line draw:style-name="gr266" draw:text-style-name="P34" draw:layer="layout" svg:x1="63.5cm" svg:y1="64.429cm" svg:x2="63.5cm" svg:y2="65.072cm">
            <text:p/>
          </draw:line>
          <draw:polygon draw:style-name="gr267" draw:text-style-name="P46" draw:layer="layout" svg:width="0.499cm" svg:height="0.856cm" svg:x="63cm" svg:y="64.643cm" svg:viewBox="0 0 500 857" draw:points="0,0 0,857 500,429">
            <text:p/>
          </draw:polygon>
          <draw:polygon draw:style-name="gr267" draw:text-style-name="P46" draw:layer="layout" svg:width="0.499cm" svg:height="0.856cm" svg:x="63.5cm" svg:y="64.643cm" svg:viewBox="0 0 500 857" draw:points="500,0 500,857 0,429">
            <text:p/>
          </draw:polygon>
          <draw:line draw:style-name="gr266" draw:text-style-name="P34" draw:layer="layout" svg:x1="64cm" svg:y1="64.429cm" svg:x2="63cm" svg:y2="64.429cm">
            <text:p/>
          </draw:line>
          <draw:ellipse draw:style-name="gr268" draw:text-style-name="P25" draw:layer="layout" svg:width="1cm" svg:height="0.857cm" draw:transform="rotate (-3.14159265358979) translate (64cm 64.857cm)" draw:kind="arc" draw:start-angle="180" draw:end-angle="0">
            <text:p/>
          </draw:ellipse>
        </draw:g>
        <draw:line draw:style-name="gr263" draw:text-style-name="P34" draw:layer="layout" svg:x1="63.625cm" svg:y1="65cm" svg:x2="65cm" svg:y2="64cm">
          <text:p/>
        </draw:line>
        <draw:custom-shape draw:style-name="gr269" draw:text-style-name="P50" draw:layer="layout" svg:width="1cm" svg:height="1cm" svg:x="64.5cm" svg:y="63.5cm">
          <text:p text:style-name="P49"><text:span text:style-name="T21">MFC</text:span></text:p>
          <text:p text:style-name="P49"><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52" draw:layer="layout" svg:width="3cm" svg:height="2cm" svg:x="54.999cm" svg:y="64.002cm">
          <text:p text:style-name="P51"><text:span text:style-name="T22">Dessecador</text:span><text:span text:style-name="T22"><text:line-break/></text:span><text:span text:style-name="T22">de sílica gel</text:span></text:p>
          <text:p text:style-name="P51"><text:span text:style-name="T2">(D)</text:span></text:p>
          <draw:enhanced-geometry svg:viewBox="0 0 21600 21600" draw:mirror-horizontal="false" draw:mirror-vertical="false" draw:type="rectangle" draw:enhanced-path="M 0 0 L 21600 0 21600 21600 0 21600 0 0 Z N"/>
        </draw:custom-shape>
        <draw:custom-shape draw:style-name="gr271" draw:text-style-name="P14" draw:layer="layout" svg:width="3cm" svg:height="2cm" svg:x="50.999cm" svg:y="64.002cm">
          <text:p text:style-name="P42"><text:span text:style-name="T6">Ar Ambiente</text:span></text:p>
          <draw:enhanced-geometry svg:viewBox="0 0 21600 21600" draw:text-areas="0 0 21600 21600" draw:type="pentagon-right" draw:modifiers="17547.7507497501" draw:enhanced-path="M 0 0 L ?f0 0 21600 10800 ?f0 21600 0 21600 Z N">
            <draw:equation draw:name="f0" draw:formula="$0 "/>
            <draw:handle draw:handle-range-x-minimum="0" draw:handle-range-x-maximum="21600" draw:handle-position="$0 top" draw:handle-position-x="$0" draw:handle-position-y="top"/>
          </draw:enhanced-geometry>
        </draw:custom-shape>
        <draw:g draw:style-name="gr12">
          <draw:g draw:style-name="gr12">
            <draw:custom-shape draw:style-name="gr272" draw:text-style-name="P53" draw:layer="layout" svg:width="4cm" svg:height="2cm" draw:transform="rotate (-1.5707963267949) translate (60.999cm 67.001cm)">
              <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73" draw:text-style-name="P53" draw:layer="layout" svg:x1="58.999cm" svg:y1="67.751cm" svg:x2="60.999cm" svg:y2="67.751cm">
              <text:p/>
            </draw:line>
            <draw:line draw:style-name="gr273" draw:text-style-name="P53" draw:layer="layout" svg:x1="58.999cm" svg:y1="70.251cm" svg:x2="60.999cm" svg:y2="70.251cm">
              <text:p/>
            </draw:line>
          </draw:g>
          <draw:custom-shape draw:style-name="gr274" draw:text-style-name="P31" draw:layer="layout" svg:width="2cm" svg:height="1cm" svg:x="58.999cm" svg:y="68.501cm">
            <text:p text:style-name="P13"><text:span text:style-name="T6">Cilindro</text:span><text:span text:style-name="T6"><text:line-break/></text:span><text:span text:style-name="T6">de</text:span><text:span text:style-name="T6"><text:line-break/></text:span><text:span text:style-name="T6">Ar Seco</text:span></text:p>
            <text:p text:style-name="P13"><text:span text:style-name="T5">(C)</text:span></text:p>
            <draw:enhanced-geometry svg:viewBox="0 0 21600 21600" draw:mirror-horizontal="false" draw:mirror-vertical="false" draw:type="rectangle" draw:enhanced-path="M 0 0 L 21600 0 21600 21600 0 21600 0 0 Z N"/>
          </draw:custom-shape>
        </draw:g>
        <draw:g draw:style-name="gr12">
          <draw:g draw:style-name="gr12">
            <draw:custom-shape draw:style-name="gr272" draw:text-style-name="P53" draw:layer="layout" svg:width="4cm" svg:height="2cm" draw:transform="rotate (-1.5707963267949) translate (96cm 72cm)">
              <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73" draw:text-style-name="P53" draw:layer="layout" svg:x1="94cm" svg:y1="72.75cm" svg:x2="96cm" svg:y2="72.75cm">
              <text:p/>
            </draw:line>
            <draw:line draw:style-name="gr273" draw:text-style-name="P53" draw:layer="layout" svg:x1="94cm" svg:y1="75.25cm" svg:x2="96cm" svg:y2="75.25cm">
              <text:p/>
            </draw:line>
          </draw:g>
          <draw:custom-shape draw:style-name="gr274" draw:text-style-name="P31" draw:layer="layout" svg:width="2cm" svg:height="1cm" svg:x="94cm" svg:y="73.5cm">
            <text:p text:style-name="P54"><text:span text:style-name="T6">Cilindro </text:span><text:span text:style-name="T6"><text:line-break/></text:span><text:span text:style-name="T6">de </text:span><text:span text:style-name="T6"><text:line-break/></text:span><text:span text:style-name="T6">Acetona</text:span></text:p>
            <text:p text:style-name="P54"><text:span text:style-name="T5">(Cx)</text:span></text:p>
            <draw:enhanced-geometry svg:viewBox="0 0 21600 21600" draw:mirror-horizontal="false" draw:mirror-vertical="false" draw:type="rectangle" draw:enhanced-path="M 0 0 L 21600 0 21600 21600 0 21600 0 0 Z N"/>
          </draw:custom-shape>
        </draw:g>
        <draw:g draw:style-name="gr12">
          <draw:g draw:style-name="gr7">
            <draw:path draw:style-name="gr275" draw:text-style-name="P53" draw:layer="layout" svg:width="3cm" svg:height="3.999cm" svg:x="66.999cm" svg:y="67.25cm" svg:viewBox="0 0 3001 4000" svg:d="M134 241c88-73 214-133 366-176s326-65 501-65c176 0 348 22 500 65s278 103 366 176 134 156 134 241v18h1000v500h-1000v2517 1c0 85-46 168-134 241s-214 133-366 176-324 65-500 65c-175 0-349-22-501-65s-278-103-366-176-134-156-134-241v-3036c0-85 46-168 134-241z">
              <text:p/>
            </draw:path>
            <draw:polygon draw:style-name="gr276" draw:text-style-name="P53" draw:layer="layout" svg:width="2.249cm" svg:height="1.999cm" svg:x="66cm" svg:y="67.75cm" svg:viewBox="0 0 2250 2000" draw:points="2250,0 2250,500 2250,2000 1750,2000 1750,500 0,500 0,0 1750,0">
              <text:p/>
            </draw:polygon>
            <draw:line draw:style-name="gr277" draw:text-style-name="P53" draw:layer="layout" svg:x1="67cm" svg:y1="68.95cm" svg:x2="69cm" svg:y2="68.95cm">
              <text:p/>
            </draw:line>
          </draw:g>
          <draw:custom-shape draw:style-name="gr274" draw:text-style-name="P31" draw:layer="layout" svg:width="2cm" svg:height="1cm" svg:x="66.999cm" svg:y="71.25cm">
            <text:p text:style-name="P13"><text:span text:style-name="T6">Borbulhador </text:span><text:span text:style-name="T5">(B)</text:span></text:p>
            <draw:enhanced-geometry svg:viewBox="0 0 21600 21600" draw:type="rectangle" draw:enhanced-path="M 0 0 L 21600 0 21600 21600 0 21600 0 0 Z N"/>
          </draw:custom-shape>
        </draw:g>
        <draw:g draw:style-name="gr12">
          <draw:path draw:style-name="gr278" draw:text-style-name="P53" draw:layer="layout" svg:width="2cm" svg:height="2cm" svg:x="58.999cm" svg:y="64.001cm" svg:viewBox="0 0 2001 2001" svg:d="M2001 1001c0 175-46 348-134 500s-214 278-366 366-325 134-500 134c-176 0-349-46-501-134s-278-214-366-366-134-325-134-500c0-176 46-349 134-501s214-278 366-366 325-134 501-134c175 0 348 46 500 134s278 214 366 366 134 325 134 501z">
            <text:p/>
          </draw:path>
          <draw:g draw:style-name="gr7">
            <draw:path draw:style-name="gr279" draw:text-style-name="P53" draw:layer="layout" svg:width="1.499cm" svg:height="1.982cm" svg:x="59.499cm" svg:y="64.017cm" svg:viewBox="0 0 1500 1983" svg:d="M381 1983c-17-20-33-39-50-59-16-21-31-41-47-62-15-21-29-42-44-63-13-22-27-44-40-66-12-23-25-45-37-68-11-23-22-47-33-70-10-24-20-48-30-72-9-24-17-48-26-72-7-25-15-50-22-75-6-25-12-50-18-75-5-25-9-51-14-76-4-25-7-51-11-76-2-26-4-51-6-77-1-26-2-52-3-78 1-26 1-51 2-77 2-26 3-51 5-77 3-26 6-51 9-77 5-25 9-51 14-76 6-25 11-51 17-76 7-25 14-49 21-74 8-24 17-49 25-73 10-24 19-48 29-72 11-23 21-47 32-70 12-23 24-46 36-69 13-22 26-44 39-66 14-22 29-43 43-65 15-21 31-41 46-62 16-20 33-40 49-60 378 328 755 656 1133 984-373 333-746 666-1119 999z">
              <text:p/>
            </draw:path>
            <draw:path draw:style-name="gr280" draw:text-style-name="P53" draw:layer="layout" svg:width="1.499cm" svg:height="1.982cm" svg:x="59.499cm" svg:y="64.017cm" svg:viewBox="0 0 1500 1983" svg:d="M381 1983c-17-20-33-39-50-59-16-21-31-41-47-62-15-21-29-42-44-63-13-22-27-44-40-66-12-23-25-45-37-68-11-23-22-47-33-70-10-24-20-48-30-72-9-24-17-48-26-72-7-25-15-50-22-75-6-25-12-50-18-75-5-25-9-51-14-76-4-25-7-51-11-76-2-26-4-51-6-77-1-26-2-52-3-78 1-26 1-51 2-77 2-26 3-51 5-77 3-26 6-51 9-77 5-25 9-51 14-76 6-25 11-51 17-76 7-25 14-49 21-74 8-24 17-49 25-73 10-24 19-48 29-72 11-23 21-47 32-70 12-23 24-46 36-69 13-22 26-44 39-66 14-22 29-43 43-65 15-21 31-41 46-62 16-20 33-40 49-60 378 328 755 656 1133 984-373 333-746 666-1119 999z">
              <text:p/>
            </draw:path>
          </draw:g>
        </draw:g>
        <draw:g draw:style-name="gr7">
          <draw:line draw:style-name="gr266" draw:text-style-name="P34" draw:layer="layout" svg:x1="63.5cm" svg:y1="67.429cm" svg:x2="63.5cm" svg:y2="68.072cm">
            <text:p/>
          </draw:line>
          <draw:polygon draw:style-name="gr267" draw:text-style-name="P46" draw:layer="layout" svg:width="0.499cm" svg:height="0.856cm" svg:x="63cm" svg:y="67.643cm" svg:viewBox="0 0 500 857" draw:points="0,0 0,857 500,429">
            <text:p/>
          </draw:polygon>
          <draw:polygon draw:style-name="gr267" draw:text-style-name="P46" draw:layer="layout" svg:width="0.499cm" svg:height="0.856cm" svg:x="63.5cm" svg:y="67.643cm" svg:viewBox="0 0 500 857" draw:points="500,0 500,857 0,429">
            <text:p/>
          </draw:polygon>
          <draw:line draw:style-name="gr266" draw:text-style-name="P34" draw:layer="layout" svg:x1="64cm" svg:y1="67.429cm" svg:x2="63cm" svg:y2="67.429cm">
            <text:p/>
          </draw:line>
          <draw:ellipse draw:style-name="gr268" draw:text-style-name="P25" draw:layer="layout" svg:width="1cm" svg:height="0.857cm" draw:transform="rotate (-3.14159265358979) translate (64cm 67.857cm)" draw:kind="arc" draw:start-angle="180" draw:end-angle="0">
            <text:p/>
          </draw:ellipse>
        </draw:g>
        <draw:line draw:style-name="gr263" draw:text-style-name="P34" draw:layer="layout" svg:x1="63.625cm" svg:y1="68cm" svg:x2="65cm" svg:y2="67cm">
          <text:p/>
        </draw:line>
        <draw:custom-shape draw:style-name="gr269" draw:text-style-name="P50" draw:layer="layout" svg:width="1cm" svg:height="1cm" svg:x="64.5cm" svg:y="66.5cm">
          <text:p text:style-name="P49"><text:span text:style-name="T21">MFC</text:span></text:p>
          <text:p text:style-name="P49"><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1" draw:text-style-name="P34" draw:layer="layout" svg:x1="62cm" svg:y1="64.999cm" svg:x2="62cm" svg:y2="68.001cm">
          <text:p/>
        </draw:line>
        <draw:line draw:style-name="gr282" draw:text-style-name="P34" draw:layer="layout" svg:x1="61.999cm" svg:y1="65cm" svg:x2="61cm" svg:y2="65cm">
          <text:p/>
        </draw:line>
        <draw:line draw:style-name="gr233" draw:text-style-name="P34" draw:layer="layout" svg:x1="59cm" svg:y1="65.003cm" svg:x2="57.999cm" svg:y2="65.003cm">
          <text:p/>
        </draw:line>
        <draw:line draw:style-name="gr233" draw:text-style-name="P34" draw:layer="layout" svg:x1="55.001cm" svg:y1="65.005cm" svg:x2="53.999cm" svg:y2="65.005cm">
          <text:p/>
        </draw:line>
        <draw:line draw:style-name="gr282" draw:text-style-name="P34" draw:layer="layout" svg:x1="62.001cm" svg:y1="68.002cm" svg:x2="61cm" svg:y2="68.002cm">
          <text:p/>
        </draw:line>
        <draw:g draw:style-name="gr7">
          <draw:line draw:style-name="gr266" draw:text-style-name="P34" draw:layer="layout" svg:x1="71.5cm" svg:y1="67.386cm" svg:x2="71.5cm" svg:y2="67.965cm">
            <text:p/>
          </draw:line>
          <draw:polygon draw:style-name="gr267" draw:text-style-name="P46" draw:layer="layout" svg:width="0.499cm" svg:height="0.772cm" svg:x="71cm" svg:y="67.579cm" svg:viewBox="0 0 500 773" draw:points="0,0 0,773 500,386">
            <text:p/>
          </draw:polygon>
          <draw:polygon draw:style-name="gr267" draw:text-style-name="P46" draw:layer="layout" svg:width="0.499cm" svg:height="0.772cm" svg:x="71.5cm" svg:y="67.579cm" svg:viewBox="0 0 500 773" draw:points="500,0 500,773 0,386">
            <text:p/>
          </draw:polygon>
          <draw:line draw:style-name="gr266" draw:text-style-name="P34" draw:layer="layout" svg:x1="72cm" svg:y1="67.386cm" svg:x2="71cm" svg:y2="67.386cm">
            <text:p/>
          </draw:line>
          <draw:ellipse draw:style-name="gr268" draw:text-style-name="P25" draw:layer="layout" svg:width="1cm" svg:height="0.773cm" draw:transform="rotate (-3.14159265358979) translate (72cm 67.773cm)" draw:kind="arc" draw:start-angle="180" draw:end-angle="0">
            <text:p/>
          </draw:ellipse>
          <draw:polygon draw:style-name="gr267" draw:text-style-name="P46" draw:layer="layout" svg:width="0.799cm" svg:height="0.578cm" svg:x="71.097cm" svg:y="67.95cm" svg:viewBox="0 0 800 579" draw:points="800,579 0,579 400,0">
            <text:p/>
          </draw:polygon>
        </draw:g>
        <draw:line draw:style-name="gr263" draw:text-style-name="P34" draw:layer="layout" svg:x1="71.625cm" svg:y1="68cm" svg:x2="73cm" svg:y2="67cm">
          <text:p/>
        </draw:line>
        <draw:custom-shape draw:style-name="gr269" draw:text-style-name="P56" draw:layer="layout" svg:width="1cm" svg:height="1cm" svg:x="72.5cm" svg:y="66.5cm">
          <text:p text:style-name="P55"><text:span text:style-name="T5">V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3" draw:text-style-name="P14" draw:layer="layout" svg:width="3cm" svg:height="2cm" svg:x="74cm" svg:y="69cm">
          <text:p text:style-name="P42"><text:span text:style-name="T6">Ar Ambiente</text:span></text:p>
          <draw:enhanced-geometry svg:viewBox="0 0 21600 21600" draw:text-areas="0 0 21600 21600" draw:type="pentagon-right" draw:modifiers="17547.7507497501" draw:enhanced-path="M 0 0 L ?f0 0 21600 10800 ?f0 21600 0 21600 Z N">
            <draw:equation draw:name="f0" draw:formula="$0 "/>
            <draw:handle draw:handle-range-x-minimum="0" draw:handle-range-x-maximum="21600" draw:handle-position="$0 top" draw:handle-position-x="$0" draw:handle-position-y="top"/>
          </draw:enhanced-geometry>
        </draw:custom-shape>
        <draw:line draw:style-name="gr232" draw:text-style-name="P34" draw:layer="layout" svg:x1="71.5cm" svg:y1="70cm" svg:x2="74cm" svg:y2="70cm">
          <text:p/>
        </draw:line>
        <draw:g draw:style-name="gr12">
          <draw:custom-shape draw:style-name="gr284" draw:text-style-name="P43" draw:layer="layout" svg:width="2cm" svg:height="2cm" svg:x="78cm" svg:y="67cm">
            <text:p text:style-name="P42"><text:span text:style-name="T5">RH / TR</text:span></text:p>
            <text:p text:style-name="P42"><text:span text:style-name="T6"/></text:p>
            <text:p text:style-name="P42"><text:span text:style-name="T6">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5" draw:text-style-name="P53" draw:layer="layout" svg:x1="80cm" svg:y1="68cm" svg:x2="78cm" svg:y2="68cm">
            <text:p/>
          </draw:line>
        </draw:g>
        <draw:custom-shape draw:style-name="gr283" draw:text-style-name="P14" draw:layer="layout" svg:width="3cm" svg:height="2cm" svg:x="80cm" svg:y="64cm">
          <text:p text:style-name="P42"><text:span text:style-name="T6">Ar Ambiente</text:span></text:p>
          <draw:enhanced-geometry svg:viewBox="0 0 21600 21600" draw:text-areas="0 0 21600 21600" draw:type="pentagon-right" draw:modifiers="17547.7507497501" draw:enhanced-path="M 0 0 L ?f0 0 21600 10800 ?f0 21600 0 21600 Z N">
            <draw:equation draw:name="f0" draw:formula="$0 "/>
            <draw:handle draw:handle-range-x-minimum="0" draw:handle-range-x-maximum="21600" draw:handle-position="$0 top" draw:handle-position-x="$0" draw:handle-position-y="top"/>
          </draw:enhanced-geometry>
        </draw:custom-shape>
        <draw:line draw:style-name="gr232" draw:text-style-name="P34" draw:layer="layout" svg:x1="101.5cm" svg:y1="74.999cm" svg:x2="101.5cm" svg:y2="73.528cm">
          <text:p/>
        </draw:line>
        <draw:line draw:style-name="gr232" draw:text-style-name="P34" draw:layer="layout" svg:x1="104.25cm" svg:y1="72.999cm" svg:x2="102cm" svg:y2="72.999cm">
          <text:p/>
        </draw:line>
        <draw:line draw:style-name="gr233" draw:text-style-name="P34" draw:layer="layout" svg:x1="98cm" svg:y1="72.999cm" svg:x2="96cm" svg:y2="72.999cm">
          <text:p/>
        </draw:line>
        <draw:line draw:style-name="gr232" draw:text-style-name="P34" draw:layer="layout" svg:x1="99cm" svg:y1="72.999cm" svg:x2="101cm" svg:y2="72.999cm">
          <text:p/>
        </draw:line>
        <draw:line draw:style-name="gr233" draw:text-style-name="P34" draw:layer="layout" svg:x1="98cm" svg:y1="64.999cm" svg:x2="96.999cm" svg:y2="64.998cm">
          <text:p/>
        </draw:line>
        <draw:line draw:style-name="gr232" draw:text-style-name="P34" draw:layer="layout" svg:x1="99cm" svg:y1="64.999cm" svg:x2="105cm" svg:y2="64.999cm">
          <text:p/>
        </draw:line>
        <draw:line draw:style-name="gr232" draw:text-style-name="P34" draw:layer="layout" svg:x1="104.25cm" svg:y1="72.999cm" svg:x2="104.25cm" svg:y2="64.999cm">
          <text:p/>
        </draw:line>
        <draw:custom-shape draw:style-name="gr286" draw:text-style-name="P14" draw:layer="layout" svg:width="3cm" svg:height="2cm" svg:x="105cm" svg:y="64cm">
          <text:p text:style-name="P54"><text:span text:style-name="T6">Sensor de </text:span><text:span text:style-name="T6"><text:line-break/></text:span><text:span text:style-name="T6">Microondas </text:span><text:span text:style-name="T6"><text:line-break/></text:span><text:span text:style-name="T5">(DUT)</text:span></text:p>
          <draw:enhanced-geometry svg:viewBox="0 0 21600 21600" draw:type="rectangle" draw:enhanced-path="M 0 0 L 21600 0 21600 21600 0 21600 0 0 Z N"/>
        </draw:custom-shape>
        <draw:line draw:style-name="gr232" draw:text-style-name="P34" draw:layer="layout" svg:x1="110.25cm" svg:y1="64.999cm" svg:x2="108cm" svg:y2="65cm">
          <text:p/>
        </draw:line>
        <draw:line draw:style-name="gr232" draw:text-style-name="P34" draw:layer="layout" svg:x1="109.25cm" svg:y1="64.999cm" svg:x2="109.25cm" svg:y2="66.999cm">
          <text:p/>
        </draw:line>
        <draw:g draw:style-name="gr7">
          <draw:line draw:style-name="gr266" draw:text-style-name="P34" draw:layer="layout" svg:x1="98.5cm" svg:y1="64.428cm" svg:x2="98.5cm" svg:y2="65.071cm">
            <text:p/>
          </draw:line>
          <draw:polygon draw:style-name="gr267" draw:text-style-name="P46" draw:layer="layout" svg:width="0.499cm" svg:height="0.856cm" svg:x="98cm" svg:y="64.642cm" svg:viewBox="0 0 500 857" draw:points="0,0 0,857 500,429">
            <text:p/>
          </draw:polygon>
          <draw:polygon draw:style-name="gr267" draw:text-style-name="P46" draw:layer="layout" svg:width="0.499cm" svg:height="0.856cm" svg:x="98.5cm" svg:y="64.642cm" svg:viewBox="0 0 500 857" draw:points="500,0 500,857 0,429">
            <text:p/>
          </draw:polygon>
          <draw:line draw:style-name="gr266" draw:text-style-name="P34" draw:layer="layout" svg:x1="99cm" svg:y1="64.428cm" svg:x2="98cm" svg:y2="64.428cm">
            <text:p/>
          </draw:line>
          <draw:ellipse draw:style-name="gr268" draw:text-style-name="P25" draw:layer="layout" svg:width="1cm" svg:height="0.857cm" draw:transform="rotate (-3.14159265358979) translate (99cm 64.856cm)" draw:kind="arc" draw:start-angle="180" draw:end-angle="0">
            <text:p/>
          </draw:ellipse>
        </draw:g>
        <draw:line draw:style-name="gr263" draw:text-style-name="P34" draw:layer="layout" svg:x1="98.625cm" svg:y1="64.999cm" svg:x2="100cm" svg:y2="63.999cm">
          <text:p/>
        </draw:line>
        <draw:custom-shape draw:style-name="gr269" draw:text-style-name="P50" draw:layer="layout" svg:width="1cm" svg:height="1cm" svg:x="99.5cm" svg:y="63.499cm">
          <text:p text:style-name="P49"><text:span text:style-name="T21">MFC</text:span></text:p>
          <text:p text:style-name="P49"><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7" draw:text-style-name="P52" draw:layer="layout" svg:width="3cm" svg:height="2cm" svg:x="90cm" svg:y="64.001cm">
          <text:p text:style-name="P51"><text:span text:style-name="T22">Dessecador</text:span><text:span text:style-name="T22"><text:line-break/></text:span><text:span text:style-name="T22">de sílica gel</text:span></text:p>
          <text:p text:style-name="P51"><text:span text:style-name="T2">(D)</text:span></text:p>
          <draw:enhanced-geometry svg:viewBox="0 0 21600 21600" draw:mirror-horizontal="false" draw:mirror-vertical="false" draw:type="rectangle" draw:enhanced-path="M 0 0 L 21600 0 21600 21600 0 21600 0 0 Z N"/>
        </draw:custom-shape>
        <draw:custom-shape draw:style-name="gr288" draw:text-style-name="P14" draw:layer="layout" svg:width="3cm" svg:height="2cm" svg:x="86cm" svg:y="64.001cm">
          <text:p text:style-name="P42"><text:span text:style-name="T6">Ar Ambiente</text:span></text:p>
          <draw:enhanced-geometry svg:viewBox="0 0 21600 21600" draw:text-areas="0 0 21600 21600" draw:type="pentagon-right" draw:modifiers="17547.7507497501" draw:enhanced-path="M 0 0 L ?f0 0 21600 10800 ?f0 21600 0 21600 Z N">
            <draw:equation draw:name="f0" draw:formula="$0 "/>
            <draw:handle draw:handle-range-x-minimum="0" draw:handle-range-x-maximum="21600" draw:handle-position="$0 top" draw:handle-position-x="$0" draw:handle-position-y="top"/>
          </draw:enhanced-geometry>
        </draw:custom-shape>
        <draw:g draw:style-name="gr12">
          <draw:g draw:style-name="gr12">
            <draw:custom-shape draw:style-name="gr289" draw:text-style-name="P53" draw:layer="layout" svg:width="4cm" svg:height="2cm" draw:transform="rotate (-1.5707963267949) translate (96cm 67cm)">
              <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73" draw:text-style-name="P53" draw:layer="layout" svg:x1="94cm" svg:y1="67.75cm" svg:x2="96cm" svg:y2="67.75cm">
              <text:p/>
            </draw:line>
            <draw:line draw:style-name="gr273" draw:text-style-name="P53" draw:layer="layout" svg:x1="94cm" svg:y1="70.25cm" svg:x2="96cm" svg:y2="70.25cm">
              <text:p/>
            </draw:line>
          </draw:g>
          <draw:custom-shape draw:style-name="gr274" draw:text-style-name="P31" draw:layer="layout" svg:width="2cm" svg:height="1cm" svg:x="94cm" svg:y="68.5cm">
            <text:p text:style-name="P54"><text:span text:style-name="T6">Cilindro </text:span><text:span text:style-name="T6"><text:line-break/></text:span><text:span text:style-name="T6">de </text:span><text:span text:style-name="T6"><text:line-break/></text:span><text:span text:style-name="T6">Ar Seco</text:span></text:p>
            <text:p text:style-name="P54"><text:span text:style-name="T5">(C)</text:span></text:p>
            <draw:enhanced-geometry svg:viewBox="0 0 21600 21600" draw:mirror-horizontal="false" draw:mirror-vertical="false" draw:type="rectangle" draw:enhanced-path="M 0 0 L 21600 0 21600 21600 0 21600 0 0 Z N"/>
          </draw:custom-shape>
        </draw:g>
        <draw:g draw:style-name="gr12">
          <draw:path draw:style-name="gr278" draw:text-style-name="P53" draw:layer="layout" svg:width="2cm" svg:height="2cm" svg:x="94cm" svg:y="64cm" svg:viewBox="0 0 2001 2001" svg:d="M2001 1001c0 175-46 348-134 500s-214 278-366 366-325 134-500 134c-176 0-349-46-501-134s-278-214-366-366-134-325-134-500c0-176 46-349 134-501s214-278 366-366 325-134 501-134c175 0 348 46 500 134s278 214 366 366 134 325 134 501z">
            <text:p/>
          </draw:path>
          <draw:g draw:style-name="gr7">
            <draw:path draw:style-name="gr279" draw:text-style-name="P53" draw:layer="layout" svg:width="1.499cm" svg:height="1.982cm" svg:x="94.5cm" svg:y="64.016cm" svg:viewBox="0 0 1500 1983" svg:d="M381 1983c-17-20-33-39-50-59-16-21-31-41-47-62-15-21-29-42-44-63-13-22-27-44-40-66-12-23-25-45-37-68-11-23-22-47-33-70-10-24-20-48-30-72-9-24-17-48-26-72-7-25-15-50-22-75-6-25-12-50-18-75-5-25-9-51-14-76-4-25-7-51-11-76-2-26-4-51-6-77-1-26-2-52-3-78 1-26 1-51 2-77 2-26 3-51 5-77 3-26 6-51 9-77 5-25 9-51 14-76 6-25 11-51 17-76 7-25 14-49 21-74 8-24 17-49 25-73 10-24 19-48 29-72 11-23 21-47 32-70 12-23 24-46 36-69 13-22 26-44 39-66 14-22 29-43 43-65 15-21 31-41 46-62 16-20 33-40 49-60 378 328 755 656 1133 984-373 333-746 666-1119 999z">
              <text:p/>
            </draw:path>
            <draw:path draw:style-name="gr280" draw:text-style-name="P53" draw:layer="layout" svg:width="1.499cm" svg:height="1.982cm" svg:x="94.5cm" svg:y="64.016cm" svg:viewBox="0 0 1500 1983" svg:d="M381 1983c-17-20-33-39-50-59-16-21-31-41-47-62-15-21-29-42-44-63-13-22-27-44-40-66-12-23-25-45-37-68-11-23-22-47-33-70-10-24-20-48-30-72-9-24-17-48-26-72-7-25-15-50-22-75-6-25-12-50-18-75-5-25-9-51-14-76-4-25-7-51-11-76-2-26-4-51-6-77-1-26-2-52-3-78 1-26 1-51 2-77 2-26 3-51 5-77 3-26 6-51 9-77 5-25 9-51 14-76 6-25 11-51 17-76 7-25 14-49 21-74 8-24 17-49 25-73 10-24 19-48 29-72 11-23 21-47 32-70 12-23 24-46 36-69 13-22 26-44 39-66 14-22 29-43 43-65 15-21 31-41 46-62 16-20 33-40 49-60 378 328 755 656 1133 984-373 333-746 666-1119 999z">
              <text:p/>
            </draw:path>
          </draw:g>
        </draw:g>
        <draw:g draw:style-name="gr7">
          <draw:line draw:style-name="gr266" draw:text-style-name="P34" draw:layer="layout" svg:x1="98.5cm" svg:y1="72.428cm" svg:x2="98.5cm" svg:y2="73.071cm">
            <text:p/>
          </draw:line>
          <draw:polygon draw:style-name="gr267" draw:text-style-name="P46" draw:layer="layout" svg:width="0.499cm" svg:height="0.856cm" svg:x="98cm" svg:y="72.642cm" svg:viewBox="0 0 500 857" draw:points="0,0 0,857 500,429">
            <text:p/>
          </draw:polygon>
          <draw:polygon draw:style-name="gr267" draw:text-style-name="P46" draw:layer="layout" svg:width="0.499cm" svg:height="0.856cm" svg:x="98.5cm" svg:y="72.642cm" svg:viewBox="0 0 500 857" draw:points="500,0 500,857 0,429">
            <text:p/>
          </draw:polygon>
          <draw:line draw:style-name="gr266" draw:text-style-name="P34" draw:layer="layout" svg:x1="99cm" svg:y1="72.428cm" svg:x2="98cm" svg:y2="72.428cm">
            <text:p/>
          </draw:line>
          <draw:ellipse draw:style-name="gr268" draw:text-style-name="P25" draw:layer="layout" svg:width="1cm" svg:height="0.857cm" draw:transform="rotate (-3.14159265358979) translate (99cm 72.856cm)" draw:kind="arc" draw:start-angle="180" draw:end-angle="0">
            <text:p/>
          </draw:ellipse>
        </draw:g>
        <draw:line draw:style-name="gr263" draw:text-style-name="P34" draw:layer="layout" svg:x1="98.625cm" svg:y1="72.999cm" svg:x2="100cm" svg:y2="71.999cm">
          <text:p/>
        </draw:line>
        <draw:custom-shape draw:style-name="gr269" draw:text-style-name="P50" draw:layer="layout" svg:width="1cm" svg:height="1cm" svg:x="99.5cm" svg:y="71.499cm">
          <text:p text:style-name="P49"><text:span text:style-name="T21">MFC</text:span></text:p>
          <text:p text:style-name="P49"><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1" draw:text-style-name="P34" draw:layer="layout" svg:x1="97cm" svg:y1="64.998cm" svg:x2="97cm" svg:y2="68cm">
          <text:p/>
        </draw:line>
        <draw:line draw:style-name="gr282" draw:text-style-name="P34" draw:layer="layout" svg:x1="97cm" svg:y1="64.999cm" svg:x2="96cm" svg:y2="64.999cm">
          <text:p/>
        </draw:line>
        <draw:line draw:style-name="gr233" draw:text-style-name="P34" draw:layer="layout" svg:x1="94.001cm" svg:y1="65.002cm" svg:x2="93cm" svg:y2="65.002cm">
          <text:p/>
        </draw:line>
        <draw:line draw:style-name="gr233" draw:text-style-name="P34" draw:layer="layout" svg:x1="90.002cm" svg:y1="65.004cm" svg:x2="89cm" svg:y2="65.004cm">
          <text:p/>
        </draw:line>
        <draw:line draw:style-name="gr282" draw:text-style-name="P34" draw:layer="layout" svg:x1="97cm" svg:y1="68.002cm" svg:x2="96.002cm" svg:y2="68.001cm">
          <text:p/>
        </draw:line>
        <draw:g draw:style-name="gr7">
          <draw:line draw:style-name="gr266" draw:text-style-name="P34" draw:layer="layout" svg:x1="101.5cm" svg:y1="72.385cm" svg:x2="101.5cm" svg:y2="72.964cm">
            <text:p/>
          </draw:line>
          <draw:polygon draw:style-name="gr267" draw:text-style-name="P46" draw:layer="layout" svg:width="0.499cm" svg:height="0.772cm" svg:x="101cm" svg:y="72.578cm" svg:viewBox="0 0 500 773" draw:points="0,0 0,773 500,386">
            <text:p/>
          </draw:polygon>
          <draw:polygon draw:style-name="gr267" draw:text-style-name="P46" draw:layer="layout" svg:width="0.499cm" svg:height="0.772cm" svg:x="101.5cm" svg:y="72.578cm" svg:viewBox="0 0 500 773" draw:points="500,0 500,773 0,386">
            <text:p/>
          </draw:polygon>
          <draw:line draw:style-name="gr266" draw:text-style-name="P34" draw:layer="layout" svg:x1="102cm" svg:y1="72.385cm" svg:x2="101cm" svg:y2="72.385cm">
            <text:p/>
          </draw:line>
          <draw:ellipse draw:style-name="gr268" draw:text-style-name="P25" draw:layer="layout" svg:width="1cm" svg:height="0.773cm" draw:transform="rotate (-3.14159265358979) translate (102cm 72.772cm)" draw:kind="arc" draw:start-angle="180" draw:end-angle="0">
            <text:p/>
          </draw:ellipse>
          <draw:polygon draw:style-name="gr267" draw:text-style-name="P46" draw:layer="layout" svg:width="0.799cm" svg:height="0.578cm" svg:x="101.097cm" svg:y="72.949cm" svg:viewBox="0 0 800 579" draw:points="800,579 0,579 400,0">
            <text:p/>
          </draw:polygon>
        </draw:g>
        <draw:line draw:style-name="gr263" draw:text-style-name="P34" draw:layer="layout" svg:x1="101.625cm" svg:y1="72.999cm" svg:x2="103cm" svg:y2="71.999cm">
          <text:p/>
        </draw:line>
        <draw:custom-shape draw:style-name="gr269" draw:text-style-name="P50" draw:layer="layout" svg:width="1cm" svg:height="1cm" svg:x="102.5cm" svg:y="71.499cm">
          <text:p text:style-name="P49"><text:span text:style-name="T21">VC</text:span></text:p>
          <text:p text:style-name="P49"><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8" draw:text-style-name="P14" draw:layer="layout" svg:width="3cm" svg:height="2cm" svg:x="104cm" svg:y="73.999cm">
          <text:p text:style-name="P42"><text:span text:style-name="T6">Ar Ambiente</text:span></text:p>
          <draw:enhanced-geometry svg:viewBox="0 0 21600 21600" draw:text-areas="0 0 21600 21600" draw:type="pentagon-right" draw:modifiers="17547.7507497501" draw:enhanced-path="M 0 0 L ?f0 0 21600 10800 ?f0 21600 0 21600 Z N">
            <draw:equation draw:name="f0" draw:formula="$0 "/>
            <draw:handle draw:handle-range-x-minimum="0" draw:handle-range-x-maximum="21600" draw:handle-position="$0 top" draw:handle-position-x="$0" draw:handle-position-y="top"/>
          </draw:enhanced-geometry>
        </draw:custom-shape>
        <draw:line draw:style-name="gr232" draw:text-style-name="P34" draw:layer="layout" svg:x1="101.5cm" svg:y1="74.999cm" svg:x2="104cm" svg:y2="74.999cm">
          <text:p/>
        </draw:line>
        <draw:g draw:style-name="gr12">
          <draw:custom-shape draw:style-name="gr290" draw:text-style-name="P43" draw:layer="layout" svg:width="2cm" svg:height="2cm" svg:x="108.25cm" svg:y="66.999cm">
            <text:p text:style-name="P42"><text:span text:style-name="T5">RH / TR</text:span></text:p>
            <text:p text:style-name="P42"><text:span text:style-name="T6"/></text:p>
            <text:p text:style-name="P42"><text:span text:style-name="T6">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5" draw:text-style-name="P53" draw:layer="layout" svg:x1="110.25cm" svg:y1="67.999cm" svg:x2="108.25cm" svg:y2="67.999cm">
            <text:p/>
          </draw:line>
        </draw:g>
        <draw:custom-shape draw:style-name="gr288" draw:text-style-name="P14" draw:layer="layout" svg:width="3cm" svg:height="2cm" svg:x="110.25cm" svg:y="63.999cm">
          <text:p text:style-name="P42"><text:span text:style-name="T6">Ar Ambiente</text:span></text:p>
          <draw:enhanced-geometry svg:viewBox="0 0 21600 21600" draw:text-areas="0 0 21600 21600" draw:type="pentagon-right" draw:modifiers="17547.7507497501" draw:enhanced-path="M 0 0 L ?f0 0 21600 10800 ?f0 21600 0 21600 Z N">
            <draw:equation draw:name="f0" draw:formula="$0 "/>
            <draw:handle draw:handle-range-x-minimum="0" draw:handle-range-x-maximum="21600" draw:handle-position="$0 top" draw:handle-position-x="$0" draw:handle-position-y="top"/>
          </draw:enhanced-geometry>
        </draw:custom-shape>
        <draw:connector draw:style-name="gr291" draw:text-style-name="P34" draw:layer="layout" svg:x1="62cm" svg:y1="36.167cm" svg:x2="63cm" svg:y2="35.7cm" draw:start-shape="id63" draw:start-glue-point="4" draw:end-shape="id64" draw:end-glue-point="3" svg:d="M62000 36167h500v-467h500" svg:viewBox="0 0 1001 468">
          <text:p/>
        </draw:connector>
        <draw:connector draw:style-name="gr291" draw:text-style-name="P34" draw:layer="layout" svg:x1="62cm" svg:y1="36.833cm" svg:x2="63cm" svg:y2="37.3cm" draw:start-shape="id63" draw:start-glue-point="5" draw:end-shape="id65" draw:end-glue-point="3" svg:d="M62000 36833h500v467h500" svg:viewBox="0 0 1001 468">
          <text:p/>
        </draw:connector>
        <draw:connector draw:style-name="gr291" draw:text-style-name="P34" draw:layer="layout" svg:x1="66cm" svg:y1="37.3cm" svg:x2="67cm" svg:y2="36.833cm" draw:start-shape="id65" draw:start-glue-point="1" draw:end-shape="id66" draw:end-glue-point="5" svg:d="M66000 37300h500v-467h500" svg:viewBox="0 0 1001 468">
          <text:p/>
        </draw:connector>
        <draw:connector draw:style-name="gr291" draw:text-style-name="P34" draw:layer="layout" svg:x1="66cm" svg:y1="35.7cm" svg:x2="67cm" svg:y2="36.167cm" draw:start-shape="id64" draw:start-glue-point="1" draw:end-shape="id66" draw:end-glue-point="4" svg:d="M66000 35700h500v467h500" svg:viewBox="0 0 1001 468">
          <text:p/>
        </draw:connector>
        <draw:connector draw:style-name="gr291" draw:text-style-name="P34" draw:layer="layout" svg:x1="68.02cm" svg:y1="36.5cm" svg:x2="68.99cm" svg:y2="36.5cm" draw:start-shape="id66" draw:start-glue-point="1" draw:end-shape="id67" draw:end-glue-point="3" svg:d="M68020 36500h970" svg:viewBox="0 0 971 1">
          <text:p/>
        </draw:connector>
        <draw:g draw:style-name="gr12" xml:id="id64" draw:id="id64">
          <draw:custom-shape draw:style-name="gr292" draw:text-style-name="P43" draw:layer="layout" svg:width="3cm" svg:height="1cm" svg:x="63cm" svg:y="35.2cm">
            <text:p text:style-name="P42"><text:span text:style-name="T23">REFERENCE</text:span></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293" draw:text-style-name="P25" draw:layer="layout" svg:width="0.29cm" svg:height="0.084cm" svg:x="63.475cm" svg:y="35.983cm" draw:kind="arc" draw:start-angle="180" draw:end-angle="0">
              <text:p/>
            </draw:ellipse>
            <draw:ellipse draw:style-name="gr293" draw:text-style-name="P25" draw:layer="layout" svg:width="0.29cm" svg:height="0.083cm" draw:transform="rotate (-3.14159265358979) translate (63.475cm 35.908cm)" draw:kind="arc" draw:start-angle="180" draw:end-angle="270">
              <text:p/>
            </draw:ellipse>
            <draw:line draw:style-name="gr294" draw:text-style-name="P34" draw:layer="layout" svg:x1="63.475cm" svg:y1="35.867cm" svg:x2="63.475cm" svg:y2="36.025cm">
              <text:p/>
            </draw:line>
            <draw:line draw:style-name="gr294" draw:text-style-name="P34" draw:layer="layout" svg:x1="63.764cm" svg:y1="35.775cm" svg:x2="63.764cm" svg:y2="36.025cm">
              <text:p/>
            </draw:line>
            <draw:line draw:style-name="gr294" draw:text-style-name="P34" draw:layer="layout" svg:x1="64.054cm" svg:y1="35.775cm" svg:x2="64.054cm" svg:y2="36.025cm">
              <text:p/>
            </draw:line>
            <draw:ellipse draw:style-name="gr293" draw:text-style-name="P25" draw:layer="layout" svg:width="0.289cm" svg:height="0.084cm" draw:transform="rotate (-3.14159265358979) translate (64.054cm 35.817cm)" draw:kind="arc" draw:start-angle="180" draw:end-angle="0">
              <text:p/>
            </draw:ellipse>
            <draw:ellipse draw:style-name="gr293" draw:text-style-name="P25" draw:layer="layout" svg:width="0.29cm" svg:height="0.084cm" svg:x="64.054cm" svg:y="35.983cm" draw:kind="arc" draw:start-angle="180" draw:end-angle="0">
              <text:p/>
            </draw:ellipse>
            <draw:line draw:style-name="gr294" draw:text-style-name="P34" draw:layer="layout" svg:x1="64.343cm" svg:y1="35.775cm" svg:x2="64.343cm" svg:y2="36.025cm">
              <text:p/>
            </draw:line>
            <draw:line draw:style-name="gr294" draw:text-style-name="P34" draw:layer="layout" svg:x1="64.633cm" svg:y1="35.775cm" svg:x2="64.633cm" svg:y2="36.025cm">
              <text:p/>
            </draw:line>
            <draw:ellipse draw:style-name="gr293" draw:text-style-name="P25" draw:layer="layout" svg:width="0.289cm" svg:height="0.084cm" draw:transform="rotate (-3.14159265358979) translate (64.633cm 35.817cm)" draw:kind="arc" draw:start-angle="180" draw:end-angle="0">
              <text:p/>
            </draw:ellipse>
            <draw:ellipse draw:style-name="gr293" draw:text-style-name="P25" draw:layer="layout" svg:width="0.29cm" svg:height="0.084cm" svg:x="64.633cm" svg:y="35.983cm" draw:kind="arc" draw:start-angle="180" draw:end-angle="0">
              <text:p/>
            </draw:ellipse>
            <draw:line draw:style-name="gr294" draw:text-style-name="P34" draw:layer="layout" svg:x1="64.922cm" svg:y1="35.775cm" svg:x2="64.922cm" svg:y2="36.025cm">
              <text:p/>
            </draw:line>
            <draw:line draw:style-name="gr294" draw:text-style-name="P34" draw:layer="layout" svg:x1="65.212cm" svg:y1="35.775cm" svg:x2="65.212cm" svg:y2="36.025cm">
              <text:p/>
            </draw:line>
            <draw:ellipse draw:style-name="gr293" draw:text-style-name="P25" draw:layer="layout" svg:width="0.289cm" svg:height="0.084cm" draw:transform="rotate (-3.14159265358979) translate (65.212cm 35.817cm)" draw:kind="arc" draw:start-angle="180" draw:end-angle="0">
              <text:p/>
            </draw:ellipse>
            <draw:ellipse draw:style-name="gr293" draw:text-style-name="P25" draw:layer="layout" svg:width="0.29cm" svg:height="0.084cm" svg:x="65.212cm" svg:y="35.983cm" draw:kind="arc" draw:start-angle="180" draw:end-angle="0">
              <text:p/>
            </draw:ellipse>
            <draw:line draw:style-name="gr294" draw:text-style-name="P34" draw:layer="layout" svg:x1="65.501cm" svg:y1="35.867cm" svg:x2="65.501cm" svg:y2="36.025cm">
              <text:p/>
            </draw:line>
            <draw:ellipse draw:style-name="gr293" draw:text-style-name="P25" draw:layer="layout" svg:width="0.289cm" svg:height="0.083cm" draw:transform="rotate (-3.14159265358979) translate (65.79cm 35.908cm)" draw:kind="arc" draw:start-angle="270" draw:end-angle="0">
              <text:p/>
            </draw:ellipse>
          </draw:g>
        </draw:g>
        <draw:g draw:style-name="gr12" xml:id="id65" draw:id="id65">
          <draw:custom-shape draw:style-name="gr295" draw:text-style-name="P43" draw:layer="layout" svg:width="3cm" svg:height="1cm" svg:x="63cm" svg:y="36.8cm">
            <text:p text:style-name="P42"><text:span text:style-name="T23">MEASUREMENT</text:span></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293" draw:text-style-name="P25" draw:layer="layout" svg:width="0.29cm" svg:height="0.084cm" svg:x="63.475cm" svg:y="37.583cm" draw:kind="arc" draw:start-angle="180" draw:end-angle="0">
              <text:p/>
            </draw:ellipse>
            <draw:ellipse draw:style-name="gr293" draw:text-style-name="P25" draw:layer="layout" svg:width="0.29cm" svg:height="0.083cm" draw:transform="rotate (-3.14159265358979) translate (63.475cm 37.508cm)" draw:kind="arc" draw:start-angle="180" draw:end-angle="270">
              <text:p/>
            </draw:ellipse>
            <draw:line draw:style-name="gr294" draw:text-style-name="P34" draw:layer="layout" svg:x1="63.475cm" svg:y1="37.467cm" svg:x2="63.475cm" svg:y2="37.625cm">
              <text:p/>
            </draw:line>
            <draw:line draw:style-name="gr294" draw:text-style-name="P34" draw:layer="layout" svg:x1="63.764cm" svg:y1="37.375cm" svg:x2="63.764cm" svg:y2="37.625cm">
              <text:p/>
            </draw:line>
            <draw:line draw:style-name="gr294" draw:text-style-name="P34" draw:layer="layout" svg:x1="64.054cm" svg:y1="37.375cm" svg:x2="64.054cm" svg:y2="37.625cm">
              <text:p/>
            </draw:line>
            <draw:ellipse draw:style-name="gr293" draw:text-style-name="P25" draw:layer="layout" svg:width="0.289cm" svg:height="0.084cm" draw:transform="rotate (-3.14159265358979) translate (64.054cm 37.417cm)" draw:kind="arc" draw:start-angle="180" draw:end-angle="0">
              <text:p/>
            </draw:ellipse>
            <draw:ellipse draw:style-name="gr293" draw:text-style-name="P25" draw:layer="layout" svg:width="0.29cm" svg:height="0.084cm" svg:x="64.054cm" svg:y="37.583cm" draw:kind="arc" draw:start-angle="180" draw:end-angle="0">
              <text:p/>
            </draw:ellipse>
            <draw:line draw:style-name="gr294" draw:text-style-name="P34" draw:layer="layout" svg:x1="64.343cm" svg:y1="37.375cm" svg:x2="64.343cm" svg:y2="37.625cm">
              <text:p/>
            </draw:line>
            <draw:line draw:style-name="gr294" draw:text-style-name="P34" draw:layer="layout" svg:x1="64.633cm" svg:y1="37.375cm" svg:x2="64.633cm" svg:y2="37.625cm">
              <text:p/>
            </draw:line>
            <draw:ellipse draw:style-name="gr293" draw:text-style-name="P25" draw:layer="layout" svg:width="0.289cm" svg:height="0.084cm" draw:transform="rotate (-3.14159265358979) translate (64.633cm 37.417cm)" draw:kind="arc" draw:start-angle="180" draw:end-angle="0">
              <text:p/>
            </draw:ellipse>
            <draw:ellipse draw:style-name="gr293" draw:text-style-name="P25" draw:layer="layout" svg:width="0.29cm" svg:height="0.084cm" svg:x="64.633cm" svg:y="37.583cm" draw:kind="arc" draw:start-angle="180" draw:end-angle="0">
              <text:p/>
            </draw:ellipse>
            <draw:line draw:style-name="gr294" draw:text-style-name="P34" draw:layer="layout" svg:x1="64.922cm" svg:y1="37.375cm" svg:x2="64.922cm" svg:y2="37.625cm">
              <text:p/>
            </draw:line>
            <draw:line draw:style-name="gr294" draw:text-style-name="P34" draw:layer="layout" svg:x1="65.212cm" svg:y1="37.375cm" svg:x2="65.212cm" svg:y2="37.625cm">
              <text:p/>
            </draw:line>
            <draw:ellipse draw:style-name="gr293" draw:text-style-name="P25" draw:layer="layout" svg:width="0.289cm" svg:height="0.084cm" draw:transform="rotate (-3.14159265358979) translate (65.212cm 37.417cm)" draw:kind="arc" draw:start-angle="180" draw:end-angle="0">
              <text:p/>
            </draw:ellipse>
            <draw:ellipse draw:style-name="gr293" draw:text-style-name="P25" draw:layer="layout" svg:width="0.29cm" svg:height="0.084cm" svg:x="65.212cm" svg:y="37.583cm" draw:kind="arc" draw:start-angle="180" draw:end-angle="0">
              <text:p/>
            </draw:ellipse>
            <draw:line draw:style-name="gr294" draw:text-style-name="P34" draw:layer="layout" svg:x1="65.501cm" svg:y1="37.467cm" svg:x2="65.501cm" svg:y2="37.625cm">
              <text:p/>
            </draw:line>
            <draw:ellipse draw:style-name="gr293" draw:text-style-name="P25" draw:layer="layout" svg:width="0.289cm" svg:height="0.083cm" draw:transform="rotate (-3.14159265358979) translate (65.79cm 37.508cm)" draw:kind="arc" draw:start-angle="270" draw:end-angle="0">
              <text:p/>
            </draw:ellipse>
          </draw:g>
        </draw:g>
        <draw:g draw:style-name="gr12" xml:id="id66" draw:id="id66">
          <draw:glue-point draw:id="4" svg:x="-5cm" svg:y="-3.333cm"/>
          <draw:glue-point draw:id="5" svg:x="-5cm" svg:y="3.333cm"/>
          <draw:custom-shape draw:style-name="gr296" draw:text-style-name="P44" draw:layer="layout" svg:width="1.02cm" svg:height="1cm" svg:x="67cm" svg:y="36cm">
            <text:p/>
            <draw:enhanced-geometry svg:viewBox="0 0 21600 21600" draw:mirror-horizontal="false" draw:mirror-vertical="false" draw:type="rectangle" draw:enhanced-path="M 0 0 L 21600 0 21600 21600 0 21600 0 0 Z N"/>
          </draw:custom-shape>
          <draw:line draw:style-name="gr297" draw:text-style-name="P34" draw:layer="layout" svg:x1="67cm" svg:y1="36.167cm" svg:x2="67.34cm" svg:y2="36.167cm">
            <text:p/>
          </draw:line>
          <draw:line draw:style-name="gr297" draw:text-style-name="P34" draw:layer="layout" svg:x1="67cm" svg:y1="36.833cm" svg:x2="67.34cm" svg:y2="36.833cm">
            <text:p/>
          </draw:line>
          <draw:line draw:style-name="gr297" draw:text-style-name="P34" draw:layer="layout" svg:x1="67.68cm" svg:y1="36.5cm" svg:x2="68.02cm" svg:y2="36.5cm">
            <text:p/>
          </draw:line>
          <draw:line draw:style-name="gr297" draw:text-style-name="P34" draw:layer="layout" svg:x1="67.34cm" svg:y1="36.167cm" svg:x2="67.68cm" svg:y2="36.5cm">
            <text:p/>
          </draw:line>
          <draw:line draw:style-name="gr297" draw:text-style-name="P34" draw:layer="layout" svg:x1="67.34cm" svg:y1="36.833cm" svg:x2="67.68cm" svg:y2="36.5cm">
            <text:p/>
          </draw:line>
        </draw:g>
        <draw:g draw:style-name="gr12" xml:id="id67" draw:id="id67">
          <draw:custom-shape draw:style-name="gr298" draw:text-style-name="P45" draw:layer="layout" svg:width="1.01cm" svg:height="1cm" svg:x="68.99cm" svg:y="36cm">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draw:enhanced-geometry svg:viewBox="0 0 21600 21600" draw:mirror-horizontal="false" draw:mirror-vertical="false" draw:type="rectangle" draw:enhanced-path="M 0 0 L 21600 0 21600 21600 0 21600 0 0 Z N"/>
          </draw:custom-shape>
          <draw:custom-shape draw:style-name="gr299" draw:text-style-name="P34" draw:layer="layout" svg:width="0.505cm" svg:height="0.5cm" svg:x="69.243cm" svg:y="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0" draw:text-style-name="P34" draw:layer="layout" svg:x1="69.63cm" svg:y1="36.333cm" svg:x2="69.63cm" svg:y2="36.666cm">
            <text:p/>
          </draw:line>
          <draw:polygon draw:style-name="gr301" draw:text-style-name="P46" draw:layer="layout" svg:width="0.252cm" svg:height="0.332cm" svg:x="69.377cm" svg:y="36.333cm" svg:viewBox="0 0 253 333" draw:points="0,0 0,333 253,167">
            <text:p/>
          </draw:polygon>
        </draw:g>
        <draw:polygon draw:style-name="gr302" draw:text-style-name="P58" xml:id="id84" draw:id="id84" draw:layer="layout" svg:width="1.499cm" svg:height="1.999cm" svg:x="76.8cm" svg:y="35.5cm" svg:viewBox="0 0 1500 2000" draw:points="0,0 0,2000 1500,1000">
          <text:p text:style-name="P57"><text:span text:style-name="T24"><text:s/>G</text:span></text:p>
        </draw:polygon>
        <draw:g draw:style-name="gr12" xml:id="id63" draw:id="id63">
          <draw:glue-point draw:id="4" svg:x="5cm" svg:y="-3.333cm"/>
          <draw:glue-point draw:id="5" svg:x="5cm" svg:y="3.333cm"/>
          <draw:custom-shape draw:style-name="gr303" draw:text-style-name="P59" draw:layer="layout" svg:width="1cm" svg:height="1cm" svg:x="61cm" svg:y="36cm">
            <text:p/>
            <draw:enhanced-geometry svg:viewBox="0 0 21600 21600" draw:mirror-horizontal="true" draw:mirror-vertical="false" draw:type="rectangle" draw:enhanced-path="M 0 0 L 21600 0 21600 21600 0 21600 0 0 Z N"/>
          </draw:custom-shape>
          <draw:line draw:style-name="gr297" draw:text-style-name="P34" draw:layer="layout" svg:x1="62cm" svg:y1="36.167cm" svg:x2="61.667cm" svg:y2="36.167cm">
            <text:p/>
          </draw:line>
          <draw:line draw:style-name="gr297" draw:text-style-name="P34" draw:layer="layout" svg:x1="62cm" svg:y1="36.833cm" svg:x2="61.667cm" svg:y2="36.833cm">
            <text:p/>
          </draw:line>
          <draw:line draw:style-name="gr297" draw:text-style-name="P34" draw:layer="layout" svg:x1="61.333cm" svg:y1="36.5cm" svg:x2="61cm" svg:y2="36.5cm">
            <text:p/>
          </draw:line>
          <draw:line draw:style-name="gr297" draw:text-style-name="P34" draw:layer="layout" svg:x1="61.666cm" svg:y1="36.167cm" svg:x2="61.333cm" svg:y2="36.5cm">
            <text:p/>
          </draw:line>
          <draw:line draw:style-name="gr297" draw:text-style-name="P34" draw:layer="layout" svg:x1="61.666cm" svg:y1="36.833cm" svg:x2="61.333cm" svg:y2="36.5cm">
            <text:p/>
          </draw:line>
        </draw:g>
        <draw:connector draw:style-name="gr291" draw:text-style-name="P34" draw:layer="layout" svg:x1="70cm" svg:y1="36.5cm" svg:x2="71.999cm" svg:y2="36.5cm" draw:start-shape="id67" draw:start-glue-point="1" draw:end-shape="id68" draw:end-glue-point="3" svg:d="M70000 36500h1999" svg:viewBox="0 0 2000 1">
          <text:p/>
        </draw:connector>
        <draw:custom-shape draw:style-name="gr304" draw:text-style-name="P1" draw:layer="layout" svg:width="9cm" svg:height="5cm" svg:x="80cm" svg:y="19cm">
          <text:p text:style-name="P15"><text:span text:style-name="T5">MICROWAVE DIFFERENTIAL</text:span></text:p>
          <text:p text:style-name="P15"><text:span text:style-name="T5">PHASE TRANSDUCER LINE</text:span></text:p>
          <draw:enhanced-geometry svg:viewBox="0 0 21600 21600" draw:mirror-horizontal="false" draw:mirror-vertical="false" draw:type="rectangle" draw:enhanced-path="M 0 0 L 21600 0 21600 21600 0 21600 0 0 Z N"/>
        </draw:custom-shape>
        <draw:connector draw:style-name="gr291" draw:text-style-name="P34" draw:layer="layout" svg:x1="82cm" svg:y1="21.167cm" svg:x2="83cm" svg:y2="20.7cm" draw:start-shape="id69" draw:start-glue-point="4" draw:end-shape="id70" draw:end-glue-point="3" svg:d="M82000 21167h500v-467h500" svg:viewBox="0 0 1001 468">
          <text:p/>
        </draw:connector>
        <draw:connector draw:style-name="gr291" draw:text-style-name="P34" draw:layer="layout" svg:x1="82cm" svg:y1="21.833cm" svg:x2="83cm" svg:y2="22.3cm" draw:start-shape="id69" draw:start-glue-point="5" draw:end-shape="id71" draw:end-glue-point="3" svg:d="M82000 21833h500v467h500" svg:viewBox="0 0 1001 468">
          <text:p/>
        </draw:connector>
        <draw:connector draw:style-name="gr291" draw:text-style-name="P34" draw:layer="layout" svg:x1="86cm" svg:y1="22.3cm" svg:x2="87cm" svg:y2="21.833cm" draw:start-shape="id71" draw:start-glue-point="1" draw:end-shape="id72" draw:end-glue-point="5" svg:d="M86000 22300h500v-467h500" svg:viewBox="0 0 1001 468">
          <text:p/>
        </draw:connector>
        <draw:connector draw:style-name="gr291" draw:text-style-name="P34" draw:layer="layout" svg:x1="86cm" svg:y1="20.7cm" svg:x2="87cm" svg:y2="21.167cm" draw:start-shape="id70" draw:start-glue-point="1" draw:end-shape="id72" draw:end-glue-point="4" svg:d="M86000 20700h500v467h500" svg:viewBox="0 0 1001 468">
          <text:p/>
        </draw:connector>
        <draw:connector draw:style-name="gr291" draw:text-style-name="P34" draw:layer="layout" svg:x1="88.02cm" svg:y1="21.5cm" svg:x2="90cm" svg:y2="21.5cm" draw:start-shape="id72" draw:start-glue-point="1" draw:end-shape="id73" draw:end-glue-point="3" svg:d="M88020 21500h1980" svg:viewBox="0 0 1981 1">
          <text:p/>
        </draw:connector>
        <draw:g draw:style-name="gr12" xml:id="id70" draw:id="id70">
          <draw:custom-shape draw:style-name="gr292" draw:text-style-name="P43" draw:layer="layout" svg:width="3cm" svg:height="1cm" svg:x="83cm" svg:y="20.2cm">
            <text:p text:style-name="P42"><text:span text:style-name="T23">REFERENCE</text:span></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293" draw:text-style-name="P25" draw:layer="layout" svg:width="0.29cm" svg:height="0.084cm" svg:x="83.475cm" svg:y="20.983cm" draw:kind="arc" draw:start-angle="180" draw:end-angle="0">
              <text:p/>
            </draw:ellipse>
            <draw:ellipse draw:style-name="gr293" draw:text-style-name="P25" draw:layer="layout" svg:width="0.29cm" svg:height="0.083cm" draw:transform="rotate (-3.14159265358979) translate (83.475cm 20.908cm)" draw:kind="arc" draw:start-angle="180" draw:end-angle="270">
              <text:p/>
            </draw:ellipse>
            <draw:line draw:style-name="gr294" draw:text-style-name="P34" draw:layer="layout" svg:x1="83.475cm" svg:y1="20.867cm" svg:x2="83.475cm" svg:y2="21.025cm">
              <text:p/>
            </draw:line>
            <draw:line draw:style-name="gr294" draw:text-style-name="P34" draw:layer="layout" svg:x1="83.764cm" svg:y1="20.775cm" svg:x2="83.764cm" svg:y2="21.025cm">
              <text:p/>
            </draw:line>
            <draw:line draw:style-name="gr294" draw:text-style-name="P34" draw:layer="layout" svg:x1="84.054cm" svg:y1="20.775cm" svg:x2="84.054cm" svg:y2="21.025cm">
              <text:p/>
            </draw:line>
            <draw:ellipse draw:style-name="gr293" draw:text-style-name="P25" draw:layer="layout" svg:width="0.289cm" svg:height="0.084cm" draw:transform="rotate (-3.14159265358979) translate (84.054cm 20.817cm)" draw:kind="arc" draw:start-angle="180" draw:end-angle="0">
              <text:p/>
            </draw:ellipse>
            <draw:ellipse draw:style-name="gr293" draw:text-style-name="P25" draw:layer="layout" svg:width="0.29cm" svg:height="0.084cm" svg:x="84.054cm" svg:y="20.983cm" draw:kind="arc" draw:start-angle="180" draw:end-angle="0">
              <text:p/>
            </draw:ellipse>
            <draw:line draw:style-name="gr294" draw:text-style-name="P34" draw:layer="layout" svg:x1="84.343cm" svg:y1="20.775cm" svg:x2="84.343cm" svg:y2="21.025cm">
              <text:p/>
            </draw:line>
            <draw:line draw:style-name="gr294" draw:text-style-name="P34" draw:layer="layout" svg:x1="84.633cm" svg:y1="20.775cm" svg:x2="84.633cm" svg:y2="21.025cm">
              <text:p/>
            </draw:line>
            <draw:ellipse draw:style-name="gr293" draw:text-style-name="P25" draw:layer="layout" svg:width="0.289cm" svg:height="0.084cm" draw:transform="rotate (-3.14159265358979) translate (84.633cm 20.817cm)" draw:kind="arc" draw:start-angle="180" draw:end-angle="0">
              <text:p/>
            </draw:ellipse>
            <draw:ellipse draw:style-name="gr293" draw:text-style-name="P25" draw:layer="layout" svg:width="0.29cm" svg:height="0.084cm" svg:x="84.633cm" svg:y="20.983cm" draw:kind="arc" draw:start-angle="180" draw:end-angle="0">
              <text:p/>
            </draw:ellipse>
            <draw:line draw:style-name="gr294" draw:text-style-name="P34" draw:layer="layout" svg:x1="84.922cm" svg:y1="20.775cm" svg:x2="84.922cm" svg:y2="21.025cm">
              <text:p/>
            </draw:line>
            <draw:line draw:style-name="gr294" draw:text-style-name="P34" draw:layer="layout" svg:x1="85.212cm" svg:y1="20.775cm" svg:x2="85.212cm" svg:y2="21.025cm">
              <text:p/>
            </draw:line>
            <draw:ellipse draw:style-name="gr293" draw:text-style-name="P25" draw:layer="layout" svg:width="0.289cm" svg:height="0.084cm" draw:transform="rotate (-3.14159265358979) translate (85.212cm 20.817cm)" draw:kind="arc" draw:start-angle="180" draw:end-angle="0">
              <text:p/>
            </draw:ellipse>
            <draw:ellipse draw:style-name="gr293" draw:text-style-name="P25" draw:layer="layout" svg:width="0.29cm" svg:height="0.084cm" svg:x="85.212cm" svg:y="20.983cm" draw:kind="arc" draw:start-angle="180" draw:end-angle="0">
              <text:p/>
            </draw:ellipse>
            <draw:line draw:style-name="gr294" draw:text-style-name="P34" draw:layer="layout" svg:x1="85.501cm" svg:y1="20.867cm" svg:x2="85.501cm" svg:y2="21.025cm">
              <text:p/>
            </draw:line>
            <draw:ellipse draw:style-name="gr293" draw:text-style-name="P25" draw:layer="layout" svg:width="0.289cm" svg:height="0.083cm" draw:transform="rotate (-3.14159265358979) translate (85.79cm 20.908cm)" draw:kind="arc" draw:start-angle="270" draw:end-angle="0">
              <text:p/>
            </draw:ellipse>
          </draw:g>
        </draw:g>
        <draw:g draw:style-name="gr12" xml:id="id71" draw:id="id71">
          <draw:custom-shape draw:style-name="gr292" draw:text-style-name="P43" draw:layer="layout" svg:width="3cm" svg:height="1cm" svg:x="83cm" svg:y="21.8cm">
            <text:p text:style-name="P42"><text:span text:style-name="T23">MEASUREMENT</text:span></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293" draw:text-style-name="P25" draw:layer="layout" svg:width="0.29cm" svg:height="0.084cm" svg:x="83.475cm" svg:y="22.583cm" draw:kind="arc" draw:start-angle="180" draw:end-angle="0">
              <text:p/>
            </draw:ellipse>
            <draw:ellipse draw:style-name="gr293" draw:text-style-name="P25" draw:layer="layout" svg:width="0.29cm" svg:height="0.083cm" draw:transform="rotate (-3.14159265358979) translate (83.475cm 22.508cm)" draw:kind="arc" draw:start-angle="180" draw:end-angle="270">
              <text:p/>
            </draw:ellipse>
            <draw:line draw:style-name="gr294" draw:text-style-name="P34" draw:layer="layout" svg:x1="83.475cm" svg:y1="22.467cm" svg:x2="83.475cm" svg:y2="22.625cm">
              <text:p/>
            </draw:line>
            <draw:line draw:style-name="gr294" draw:text-style-name="P34" draw:layer="layout" svg:x1="83.764cm" svg:y1="22.375cm" svg:x2="83.764cm" svg:y2="22.625cm">
              <text:p/>
            </draw:line>
            <draw:line draw:style-name="gr294" draw:text-style-name="P34" draw:layer="layout" svg:x1="84.054cm" svg:y1="22.375cm" svg:x2="84.054cm" svg:y2="22.625cm">
              <text:p/>
            </draw:line>
            <draw:ellipse draw:style-name="gr293" draw:text-style-name="P25" draw:layer="layout" svg:width="0.289cm" svg:height="0.084cm" draw:transform="rotate (-3.14159265358979) translate (84.054cm 22.417cm)" draw:kind="arc" draw:start-angle="180" draw:end-angle="0">
              <text:p/>
            </draw:ellipse>
            <draw:ellipse draw:style-name="gr293" draw:text-style-name="P25" draw:layer="layout" svg:width="0.29cm" svg:height="0.084cm" svg:x="84.054cm" svg:y="22.583cm" draw:kind="arc" draw:start-angle="180" draw:end-angle="0">
              <text:p/>
            </draw:ellipse>
            <draw:line draw:style-name="gr294" draw:text-style-name="P34" draw:layer="layout" svg:x1="84.343cm" svg:y1="22.375cm" svg:x2="84.343cm" svg:y2="22.625cm">
              <text:p/>
            </draw:line>
            <draw:line draw:style-name="gr294" draw:text-style-name="P34" draw:layer="layout" svg:x1="84.633cm" svg:y1="22.375cm" svg:x2="84.633cm" svg:y2="22.625cm">
              <text:p/>
            </draw:line>
            <draw:ellipse draw:style-name="gr293" draw:text-style-name="P25" draw:layer="layout" svg:width="0.289cm" svg:height="0.084cm" draw:transform="rotate (-3.14159265358979) translate (84.633cm 22.417cm)" draw:kind="arc" draw:start-angle="180" draw:end-angle="0">
              <text:p/>
            </draw:ellipse>
            <draw:ellipse draw:style-name="gr293" draw:text-style-name="P25" draw:layer="layout" svg:width="0.29cm" svg:height="0.084cm" svg:x="84.633cm" svg:y="22.583cm" draw:kind="arc" draw:start-angle="180" draw:end-angle="0">
              <text:p/>
            </draw:ellipse>
            <draw:line draw:style-name="gr294" draw:text-style-name="P34" draw:layer="layout" svg:x1="84.922cm" svg:y1="22.375cm" svg:x2="84.922cm" svg:y2="22.625cm">
              <text:p/>
            </draw:line>
            <draw:line draw:style-name="gr294" draw:text-style-name="P34" draw:layer="layout" svg:x1="85.212cm" svg:y1="22.375cm" svg:x2="85.212cm" svg:y2="22.625cm">
              <text:p/>
            </draw:line>
            <draw:ellipse draw:style-name="gr293" draw:text-style-name="P25" draw:layer="layout" svg:width="0.289cm" svg:height="0.084cm" draw:transform="rotate (-3.14159265358979) translate (85.212cm 22.417cm)" draw:kind="arc" draw:start-angle="180" draw:end-angle="0">
              <text:p/>
            </draw:ellipse>
            <draw:ellipse draw:style-name="gr293" draw:text-style-name="P25" draw:layer="layout" svg:width="0.29cm" svg:height="0.084cm" svg:x="85.212cm" svg:y="22.583cm" draw:kind="arc" draw:start-angle="180" draw:end-angle="0">
              <text:p/>
            </draw:ellipse>
            <draw:line draw:style-name="gr294" draw:text-style-name="P34" draw:layer="layout" svg:x1="85.501cm" svg:y1="22.467cm" svg:x2="85.501cm" svg:y2="22.625cm">
              <text:p/>
            </draw:line>
            <draw:ellipse draw:style-name="gr293" draw:text-style-name="P25" draw:layer="layout" svg:width="0.289cm" svg:height="0.083cm" draw:transform="rotate (-3.14159265358979) translate (85.79cm 22.508cm)" draw:kind="arc" draw:start-angle="270" draw:end-angle="0">
              <text:p/>
            </draw:ellipse>
          </draw:g>
        </draw:g>
        <draw:g draw:style-name="gr12" xml:id="id72" draw:id="id72">
          <draw:glue-point draw:id="4" svg:x="-5cm" svg:y="-3.333cm"/>
          <draw:glue-point draw:id="5" svg:x="-5cm" svg:y="3.333cm"/>
          <draw:custom-shape draw:style-name="gr296" draw:text-style-name="P44" draw:layer="layout" svg:width="1.02cm" svg:height="1cm" svg:x="87cm" svg:y="21cm">
            <text:p/>
            <draw:enhanced-geometry svg:viewBox="0 0 21600 21600" draw:mirror-horizontal="false" draw:mirror-vertical="false" draw:type="rectangle" draw:enhanced-path="M 0 0 L 21600 0 21600 21600 0 21600 0 0 Z N"/>
          </draw:custom-shape>
          <draw:line draw:style-name="gr297" draw:text-style-name="P34" draw:layer="layout" svg:x1="87cm" svg:y1="21.167cm" svg:x2="87.34cm" svg:y2="21.167cm">
            <text:p/>
          </draw:line>
          <draw:line draw:style-name="gr297" draw:text-style-name="P34" draw:layer="layout" svg:x1="87cm" svg:y1="21.833cm" svg:x2="87.34cm" svg:y2="21.833cm">
            <text:p/>
          </draw:line>
          <draw:line draw:style-name="gr297" draw:text-style-name="P34" draw:layer="layout" svg:x1="87.68cm" svg:y1="21.5cm" svg:x2="88.02cm" svg:y2="21.5cm">
            <text:p/>
          </draw:line>
          <draw:line draw:style-name="gr297" draw:text-style-name="P34" draw:layer="layout" svg:x1="87.34cm" svg:y1="21.167cm" svg:x2="87.68cm" svg:y2="21.5cm">
            <text:p/>
          </draw:line>
          <draw:line draw:style-name="gr297" draw:text-style-name="P34" draw:layer="layout" svg:x1="87.34cm" svg:y1="21.833cm" svg:x2="87.68cm" svg:y2="21.5cm">
            <text:p/>
          </draw:line>
        </draw:g>
        <draw:g draw:style-name="gr12" xml:id="id69" draw:id="id69">
          <draw:glue-point draw:id="4" svg:x="5cm" svg:y="-3.333cm"/>
          <draw:glue-point draw:id="5" svg:x="5cm" svg:y="3.333cm"/>
          <draw:custom-shape draw:style-name="gr303" draw:text-style-name="P59" draw:layer="layout" svg:width="1cm" svg:height="1cm" svg:x="81cm" svg:y="21cm">
            <text:p/>
            <draw:enhanced-geometry svg:viewBox="0 0 21600 21600" draw:mirror-horizontal="true" draw:mirror-vertical="false" draw:type="rectangle" draw:enhanced-path="M 0 0 L 21600 0 21600 21600 0 21600 0 0 Z N"/>
          </draw:custom-shape>
          <draw:line draw:style-name="gr297" draw:text-style-name="P34" draw:layer="layout" svg:x1="82cm" svg:y1="21.167cm" svg:x2="81.667cm" svg:y2="21.167cm">
            <text:p/>
          </draw:line>
          <draw:line draw:style-name="gr297" draw:text-style-name="P34" draw:layer="layout" svg:x1="82cm" svg:y1="21.833cm" svg:x2="81.667cm" svg:y2="21.833cm">
            <text:p/>
          </draw:line>
          <draw:line draw:style-name="gr297" draw:text-style-name="P34" draw:layer="layout" svg:x1="81.333cm" svg:y1="21.5cm" svg:x2="81cm" svg:y2="21.5cm">
            <text:p/>
          </draw:line>
          <draw:line draw:style-name="gr297" draw:text-style-name="P34" draw:layer="layout" svg:x1="81.666cm" svg:y1="21.167cm" svg:x2="81.333cm" svg:y2="21.5cm">
            <text:p/>
          </draw:line>
          <draw:line draw:style-name="gr297" draw:text-style-name="P34" draw:layer="layout" svg:x1="81.666cm" svg:y1="21.833cm" svg:x2="81.333cm" svg:y2="21.5cm">
            <text:p/>
          </draw:line>
        </draw:g>
        <draw:custom-shape draw:style-name="gr305" draw:text-style-name="P60" draw:layer="layout" svg:width="5cm" svg:height="5cm" svg:x="60cm" svg:y="19cm">
          <text:p text:style-name="P15"><text:span text:style-name="T5">MICROWAVE PHASE </text:span></text:p>
          <text:p text:style-name="P15"><text:span text:style-name="T5">TRANSDUCER LINE</text:span></text:p>
          <draw:enhanced-geometry svg:viewBox="0 0 21600 21600" draw:mirror-horizontal="false" draw:mirror-vertical="false" draw:type="rectangle" draw:enhanced-path="M 0 0 L 21600 0 21600 21600 0 21600 0 0 Z N"/>
        </draw:custom-shape>
        <draw:connector draw:style-name="gr291" draw:text-style-name="P34" draw:layer="layout" svg:x1="64cm" svg:y1="21.5cm" svg:x2="66cm" svg:y2="21.5cm" draw:start-shape="id74" draw:start-glue-point="1" draw:end-shape="id75" draw:end-glue-point="3" svg:d="M64000 21500h2000" svg:viewBox="0 0 2001 1">
          <text:p/>
        </draw:connector>
        <draw:g draw:style-name="gr12" xml:id="id74" draw:id="id74">
          <draw:custom-shape draw:style-name="gr306" draw:text-style-name="P43" draw:layer="layout" svg:width="3cm" svg:height="1cm" svg:x="61cm" svg:y="21cm">
            <text:p text:style-name="P42"><text:span text:style-name="T23">MEASUREMENT</text:span></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307" draw:text-style-name="P25" draw:layer="layout" svg:width="0.29cm" svg:height="0.084cm" svg:x="61.475cm" svg:y="21.783cm" draw:kind="arc" draw:start-angle="180" draw:end-angle="0">
              <text:p/>
            </draw:ellipse>
            <draw:ellipse draw:style-name="gr307" draw:text-style-name="P25" draw:layer="layout" svg:width="0.29cm" svg:height="0.083cm" draw:transform="rotate (-3.14159265358979) translate (61.475cm 21.708cm)" draw:kind="arc" draw:start-angle="180" draw:end-angle="270">
              <text:p/>
            </draw:ellipse>
            <draw:line draw:style-name="gr308" draw:text-style-name="P34" draw:layer="layout" svg:x1="61.475cm" svg:y1="21.667cm" svg:x2="61.475cm" svg:y2="21.825cm">
              <text:p/>
            </draw:line>
            <draw:line draw:style-name="gr308" draw:text-style-name="P34" draw:layer="layout" svg:x1="61.764cm" svg:y1="21.575cm" svg:x2="61.764cm" svg:y2="21.825cm">
              <text:p/>
            </draw:line>
            <draw:line draw:style-name="gr308" draw:text-style-name="P34" draw:layer="layout" svg:x1="62.054cm" svg:y1="21.575cm" svg:x2="62.054cm" svg:y2="21.825cm">
              <text:p/>
            </draw:line>
            <draw:ellipse draw:style-name="gr307" draw:text-style-name="P25" draw:layer="layout" svg:width="0.289cm" svg:height="0.084cm" draw:transform="rotate (-3.14159265358979) translate (62.054cm 21.617cm)" draw:kind="arc" draw:start-angle="180" draw:end-angle="0">
              <text:p/>
            </draw:ellipse>
            <draw:ellipse draw:style-name="gr307" draw:text-style-name="P25" draw:layer="layout" svg:width="0.29cm" svg:height="0.084cm" svg:x="62.054cm" svg:y="21.783cm" draw:kind="arc" draw:start-angle="180" draw:end-angle="0">
              <text:p/>
            </draw:ellipse>
            <draw:line draw:style-name="gr308" draw:text-style-name="P34" draw:layer="layout" svg:x1="62.343cm" svg:y1="21.575cm" svg:x2="62.343cm" svg:y2="21.825cm">
              <text:p/>
            </draw:line>
            <draw:line draw:style-name="gr308" draw:text-style-name="P34" draw:layer="layout" svg:x1="62.633cm" svg:y1="21.575cm" svg:x2="62.633cm" svg:y2="21.825cm">
              <text:p/>
            </draw:line>
            <draw:ellipse draw:style-name="gr307" draw:text-style-name="P25" draw:layer="layout" svg:width="0.289cm" svg:height="0.084cm" draw:transform="rotate (-3.14159265358979) translate (62.633cm 21.617cm)" draw:kind="arc" draw:start-angle="180" draw:end-angle="0">
              <text:p/>
            </draw:ellipse>
            <draw:ellipse draw:style-name="gr307" draw:text-style-name="P25" draw:layer="layout" svg:width="0.29cm" svg:height="0.084cm" svg:x="62.633cm" svg:y="21.783cm" draw:kind="arc" draw:start-angle="180" draw:end-angle="0">
              <text:p/>
            </draw:ellipse>
            <draw:line draw:style-name="gr308" draw:text-style-name="P34" draw:layer="layout" svg:x1="62.922cm" svg:y1="21.575cm" svg:x2="62.922cm" svg:y2="21.825cm">
              <text:p/>
            </draw:line>
            <draw:line draw:style-name="gr308" draw:text-style-name="P34" draw:layer="layout" svg:x1="63.212cm" svg:y1="21.575cm" svg:x2="63.212cm" svg:y2="21.825cm">
              <text:p/>
            </draw:line>
            <draw:ellipse draw:style-name="gr307" draw:text-style-name="P25" draw:layer="layout" svg:width="0.289cm" svg:height="0.084cm" draw:transform="rotate (-3.14159265358979) translate (63.212cm 21.617cm)" draw:kind="arc" draw:start-angle="180" draw:end-angle="0">
              <text:p/>
            </draw:ellipse>
            <draw:ellipse draw:style-name="gr307" draw:text-style-name="P25" draw:layer="layout" svg:width="0.29cm" svg:height="0.084cm" svg:x="63.212cm" svg:y="21.783cm" draw:kind="arc" draw:start-angle="180" draw:end-angle="0">
              <text:p/>
            </draw:ellipse>
            <draw:line draw:style-name="gr308" draw:text-style-name="P34" draw:layer="layout" svg:x1="63.501cm" svg:y1="21.667cm" svg:x2="63.501cm" svg:y2="21.825cm">
              <text:p/>
            </draw:line>
            <draw:ellipse draw:style-name="gr307" draw:text-style-name="P25" draw:layer="layout" svg:width="0.289cm" svg:height="0.083cm" draw:transform="rotate (-3.14159265358979) translate (63.79cm 21.708cm)" draw:kind="arc" draw:start-angle="270" draw:end-angle="0">
              <text:p/>
            </draw:ellipse>
          </draw:g>
        </draw:g>
        <draw:g draw:style-name="gr7" xml:id="id76" draw:id="id76">
          <draw:rect draw:style-name="gr309" draw:text-style-name="P16" draw:layer="layout" svg:width="0.75cm" svg:height="0.25cm" draw:transform="rotate (-1.5707963267949) translate (72.875cm 40.1cm)">
            <text:p/>
          </draw:rect>
          <draw:line draw:style-name="gr310" draw:text-style-name="P17" draw:layer="layout" svg:x1="72.75cm" svg:y1="39.85cm" svg:x2="72.75cm" svg:y2="40.1cm">
            <text:p/>
          </draw:line>
          <draw:line draw:style-name="gr311" draw:text-style-name="P17" draw:layer="layout" svg:x1="72.75cm" svg:y1="40.85cm" svg:x2="72.75cm" svg:y2="41.1cm">
            <text:p/>
          </draw:line>
        </draw:g>
        <draw:g draw:style-name="gr7" xml:id="id77" draw:id="id77">
          <draw:line draw:style-name="gr312" draw:text-style-name="P24" draw:layer="layout" svg:x1="72.75cm" svg:y1="41.576cm" svg:x2="72.75cm" svg:y2="41.326cm">
            <text:p/>
          </draw:line>
          <draw:line draw:style-name="gr313" draw:text-style-name="P24" draw:layer="layout" svg:x1="72.875cm" svg:y1="41.576cm" svg:x2="72.625cm" svg:y2="41.576cm">
            <text:p/>
          </draw:line>
          <draw:line draw:style-name="gr314" draw:text-style-name="P24" draw:layer="layout" svg:x1="72.75cm" svg:y1="41.701cm" svg:x2="72.875cm" svg:y2="41.576cm">
            <text:p/>
          </draw:line>
          <draw:line draw:style-name="gr315" draw:text-style-name="P24" draw:layer="layout" svg:x1="72.75cm" svg:y1="41.701cm" svg:x2="72.625cm" svg:y2="41.576cm">
            <text:p/>
          </draw:line>
        </draw:g>
        <draw:connector draw:style-name="gr220" draw:text-style-name="P25" draw:layer="layout" svg:x1="72.75cm" svg:y1="41.1cm" svg:x2="72.75cm" svg:y2="41.326cm" draw:start-shape="id76" draw:start-glue-point="2" draw:end-shape="id77" draw:end-glue-point="0" svg:d="M72750 41100v226" svg:viewBox="0 0 1 227">
          <text:p/>
        </draw:connector>
        <draw:frame draw:style-name="gr316" draw:text-style-name="P29" draw:layer="layout" svg:width="0.474cm" svg:height="0.497cm" svg:x="72.999cm" svg:y="40.227cm">
          <draw:text-box>
            <text:p text:style-name="P25"><text:span text:style-name="T8">50</text:span><text:span text:style-name="T12">Ω</text:span></text:p>
            <text:p text:style-name="P25"><text:span text:style-name="T10">[SMA</text:span><text:span text:style-name="T8">]</text:span></text:p>
          </draw:text-box>
        </draw:frame>
        <draw:custom-shape draw:style-name="gr317" draw:text-style-name="P62" xml:id="id68" draw:id="id68" draw:layer="layout" svg:width="3cm" svg:height="5cm" svg:x="71.999cm" svg:y="34cm">
          <text:p text:style-name="P61"><text:span text:style-name="T5">HP33150A</text:span></text:p>
          <text:p text:style-name="P61"><text:span text:style-name="T5">BIAS TEE</text:span></text:p>
          <draw:enhanced-geometry svg:viewBox="0 0 21600 21600" draw:type="rectangle" draw:enhanced-path="M 0 0 L 21600 0 21600 21600 0 21600 0 0 Z N"/>
        </draw:custom-shape>
        <draw:g draw:style-name="gr12" xml:id="id78" draw:id="id78">
          <draw:custom-shape draw:style-name="gr318" draw:text-style-name="P63" draw:layer="layout" svg:width="0.25cm" svg:height="0.25cm" svg:x="72.625cm" svg:y="36.375cm">
            <text:p/>
            <draw:enhanced-geometry svg:viewBox="0 0 21600 21600" draw:mirror-horizontal="false" draw:mirror-vertical="false" draw:type="rectangle" draw:enhanced-path="M 0 0 L 21600 0 21600 21600 0 21600 0 0 Z N"/>
          </draw:custom-shape>
          <draw:line draw:style-name="gr319" draw:text-style-name="P21" draw:layer="layout" svg:x1="72.75cm" svg:y1="36.625cm" svg:x2="72.75cm" svg:y2="36.5cm">
            <text:p/>
          </draw:line>
          <draw:line draw:style-name="gr320" draw:text-style-name="P21" draw:layer="layout" svg:x1="72.625cm" svg:y1="36.5cm" svg:x2="72.875cm" svg:y2="36.5cm">
            <text:p/>
          </draw:line>
          <draw:custom-shape draw:style-name="gr321" draw:text-style-name="P23" draw:layer="layout" svg:width="0.1cm" svg:height="0.1cm" svg:x="72.7cm" svg:y="36.4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style-name="gr7" xml:id="id82" draw:id="id82">
          <draw:line draw:style-name="gr322" draw:text-style-name="P17" draw:layer="layout" svg:x1="74.75cm" svg:y1="37.4cm" svg:x2="73.75cm" svg:y2="37.4cm">
            <text:p/>
          </draw:line>
          <draw:line draw:style-name="gr323" draw:text-style-name="P17" draw:layer="layout" svg:x1="74.75cm" svg:y1="37.6cm" svg:x2="73.75cm" svg:y2="37.6cm">
            <text:p/>
          </draw:line>
          <draw:line draw:style-name="gr324" draw:text-style-name="P17" draw:layer="layout" svg:x1="74.25cm" svg:y1="37.4cm" svg:x2="74.25cm" svg:y2="37cm">
            <text:p/>
          </draw:line>
          <draw:line draw:style-name="gr325" draw:text-style-name="P17" draw:layer="layout" svg:x1="74.25cm" svg:y1="37.6cm" svg:x2="74.25cm" svg:y2="38cm">
            <text:p/>
          </draw:line>
        </draw:g>
        <draw:g draw:style-name="gr7" xml:id="id83" draw:id="id83">
          <draw:line draw:style-name="gr326" draw:text-style-name="P24" draw:layer="layout" svg:x1="74.25cm" svg:y1="38.675cm" svg:x2="74.25cm" svg:y2="38.425cm">
            <text:p/>
          </draw:line>
          <draw:line draw:style-name="gr327" draw:text-style-name="P24" draw:layer="layout" svg:x1="74.375cm" svg:y1="38.675cm" svg:x2="74.125cm" svg:y2="38.675cm">
            <text:p/>
          </draw:line>
          <draw:line draw:style-name="gr328" draw:text-style-name="P24" draw:layer="layout" svg:x1="74.25cm" svg:y1="38.8cm" svg:x2="74.375cm" svg:y2="38.675cm">
            <text:p/>
          </draw:line>
          <draw:line draw:style-name="gr329" draw:text-style-name="P24" draw:layer="layout" svg:x1="74.25cm" svg:y1="38.8cm" svg:x2="74.125cm" svg:y2="38.675cm">
            <text:p/>
          </draw:line>
        </draw:g>
        <draw:g draw:style-name="gr7" xml:id="id79" draw:id="id79">
          <draw:line draw:style-name="gr330" draw:text-style-name="P17" draw:layer="layout" svg:x1="73.25cm" svg:y1="37.4cm" svg:x2="72.25cm" svg:y2="37.4cm">
            <text:p/>
          </draw:line>
          <draw:line draw:style-name="gr331" draw:text-style-name="P17" draw:layer="layout" svg:x1="73.25cm" svg:y1="37.6cm" svg:x2="72.25cm" svg:y2="37.6cm">
            <text:p/>
          </draw:line>
          <draw:line draw:style-name="gr332" draw:text-style-name="P17" draw:layer="layout" svg:x1="72.75cm" svg:y1="37.4cm" svg:x2="72.75cm" svg:y2="37cm">
            <text:p/>
          </draw:line>
          <draw:line draw:style-name="gr333" draw:text-style-name="P17" draw:layer="layout" svg:x1="72.75cm" svg:y1="37.6cm" svg:x2="72.75cm" svg:y2="38cm">
            <text:p/>
          </draw:line>
        </draw:g>
        <draw:connector draw:style-name="gr220" draw:text-style-name="P25" draw:layer="layout" svg:x1="71.999cm" svg:y1="36.5cm" svg:x2="72.625cm" svg:y2="36.5cm" draw:start-shape="id68" draw:start-glue-point="3" draw:end-shape="id78" draw:end-glue-point="3" svg:d="M71999 36500h626" svg:viewBox="0 0 627 1">
          <text:p/>
        </draw:connector>
        <draw:connector draw:style-name="gr220" draw:text-style-name="P25" draw:layer="layout" svg:x1="72.75cm" svg:y1="36.625cm" svg:x2="72.75cm" svg:y2="37cm" draw:start-shape="id78" draw:start-glue-point="2" draw:end-shape="id79" draw:end-glue-point="0" svg:d="M72750 36625v375" svg:viewBox="0 0 1 376">
          <text:p/>
        </draw:connector>
        <draw:connector draw:style-name="gr334" draw:text-style-name="P25" draw:layer="layout" svg:x1="73cm" svg:y1="36.5cm" svg:x2="72.875cm" svg:y2="36.5cm" draw:start-shape="id80" draw:start-glue-point="3" draw:end-shape="id78" draw:end-glue-point="1" svg:d="M73000 36500h-125" svg:viewBox="0 0 126 1">
          <text:p/>
        </draw:connector>
        <draw:g draw:style-name="gr12" xml:id="id81" draw:id="id81">
          <draw:custom-shape draw:style-name="gr335" draw:text-style-name="P63" draw:layer="layout" svg:width="0.25cm" svg:height="0.25cm" svg:x="74.125cm" svg:y="36.375cm">
            <text:p/>
            <draw:enhanced-geometry svg:viewBox="0 0 21600 21600" draw:mirror-horizontal="false" draw:mirror-vertical="false" draw:type="rectangle" draw:enhanced-path="M 0 0 L 21600 0 21600 21600 0 21600 0 0 Z N"/>
          </draw:custom-shape>
          <draw:line draw:style-name="gr336" draw:text-style-name="P21" draw:layer="layout" svg:x1="74.25cm" svg:y1="36.625cm" svg:x2="74.25cm" svg:y2="36.5cm">
            <text:p/>
          </draw:line>
          <draw:line draw:style-name="gr337" draw:text-style-name="P21" draw:layer="layout" svg:x1="74.125cm" svg:y1="36.5cm" svg:x2="74.375cm" svg:y2="36.5cm">
            <text:p/>
          </draw:line>
          <draw:custom-shape draw:style-name="gr338" draw:text-style-name="P23" draw:layer="layout" svg:width="0.1cm" svg:height="0.1cm" svg:x="74.2cm" svg:y="36.4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74.25cm" svg:y1="36.625cm" svg:x2="74.25cm" svg:y2="37cm" draw:start-shape="id81" draw:start-glue-point="2" draw:end-shape="id82" draw:end-glue-point="0" svg:d="M74250 36625v375" svg:viewBox="0 0 1 376">
          <text:p/>
        </draw:connector>
        <draw:connector draw:style-name="gr220" draw:text-style-name="P25" draw:layer="layout" svg:x1="74.25cm" svg:y1="38cm" svg:x2="74.25cm" svg:y2="38.425cm" draw:start-shape="id82" draw:start-glue-point="2" draw:end-shape="id83" draw:end-glue-point="0" svg:d="M74250 38000v425" svg:viewBox="0 0 1 426">
          <text:p/>
        </draw:connector>
        <draw:g draw:style-name="gr12" xml:id="id80" draw:id="id80">
          <draw:glue-point draw:id="4" svg:x="-5cm" svg:y="-4.96cm"/>
          <draw:glue-point draw:id="5" svg:x="5cm" svg:y="-4.96cm"/>
          <draw:glue-point draw:id="6" svg:x="-5cm" svg:y="4.96cm" draw:escape-direction="right"/>
          <draw:glue-point draw:id="7" svg:x="5cm" svg:y="4.96cm"/>
          <draw:glue-point draw:id="8" svg:x="5cm" svg:y="5.04cm" draw:escape-direction="right"/>
          <draw:glue-point draw:id="9" svg:x="5cm" svg:y="4.96cm" draw:escape-direction="right"/>
          <draw:glue-point draw:id="10" svg:x="5cm" svg:y="4.96cm"/>
          <draw:glue-point draw:id="11" svg:x="3cm" svg:y="4.96cm"/>
          <draw:glue-point draw:id="12" svg:x="5cm" svg:y="4.96cm"/>
          <draw:glue-point draw:id="13" svg:x="5cm" svg:y="4.96cm"/>
          <draw:glue-point draw:id="14" svg:x="5cm" svg:y="4.96cm"/>
          <draw:glue-point draw:id="15" svg:x="5cm" svg:y="4.96cm"/>
          <draw:glue-point draw:id="16" svg:x="3cm" svg:y="4.96cm"/>
          <draw:glue-point draw:id="17" svg:x="0.625cm" svg:y="0.062cm" draw:align="center"/>
          <draw:glue-point draw:id="18" svg:x="5cm" svg:y="4.96cm"/>
          <draw:custom-shape draw:style-name="gr339" draw:text-style-name="P64" draw:layer="layout" svg:width="1cm" svg:height="1cm" svg:x="73cm" svg:y="36cm">
            <text:p/>
            <draw:enhanced-geometry svg:viewBox="0 0 21600 21600" draw:type="rectangle" draw:enhanced-path="M 0 0 L 21600 0 21600 21600 0 21600 0 0 Z N"/>
          </draw:custom-shape>
          <draw:path draw:style-name="gr340" draw:text-style-name="P28" draw:layer="layout" svg:width="0.187cm" svg:height="0.247cm" svg:x="73.206cm" svg:y="36.25cm" svg:viewBox="0 0 188 248" svg:d="M0 248c94-558 188 0 188 0">
            <text:p/>
          </draw:path>
          <draw:path draw:style-name="gr341" draw:text-style-name="P28" draw:layer="layout" svg:width="0.187cm" svg:height="0.247cm" svg:x="73.407cm" svg:y="36.252cm" svg:viewBox="0 0 188 248" svg:d="M0 248c94-558 188 0 188 0">
            <text:p/>
          </draw:path>
          <draw:path draw:style-name="gr342" draw:text-style-name="P28" draw:layer="layout" svg:width="0.187cm" svg:height="0.247cm" svg:x="73.607cm" svg:y="36.25cm" svg:viewBox="0 0 188 248" svg:d="M0 248c94-558 188 0 188 0">
            <text:p/>
          </draw:path>
          <draw:path draw:style-name="gr343" draw:text-style-name="P28" draw:layer="layout" svg:width="0.187cm" svg:height="0.247cm" svg:x="73.809cm" svg:y="36.25cm" svg:viewBox="0 0 188 248" svg:d="M0 248c94-558 188 0 188 0">
            <text:p/>
          </draw:path>
          <draw:path draw:style-name="gr344" draw:text-style-name="P28" draw:layer="layout" svg:width="0.187cm" svg:height="0.247cm" svg:x="73.004cm" svg:y="36.252cm" svg:viewBox="0 0 188 248" svg:d="M0 248c94-558 188 0 188 0">
            <text:p/>
          </draw:path>
        </draw:g>
        <draw:connector draw:style-name="gr220" draw:text-style-name="P25" draw:layer="layout" svg:x1="74.125cm" svg:y1="36.5cm" svg:x2="74cm" svg:y2="36.5cm" draw:start-shape="id81" draw:start-glue-point="3" draw:end-shape="id80" draw:end-glue-point="1" svg:d="M74125 36500h-125" svg:viewBox="0 0 126 1">
          <text:p/>
        </draw:connector>
        <draw:connector draw:style-name="gr220" draw:text-style-name="P25" draw:layer="layout" svg:x1="74.375cm" svg:y1="36.5cm" svg:x2="74.999cm" svg:y2="36.5cm" draw:start-shape="id81" draw:start-glue-point="1" draw:end-shape="id68" draw:end-glue-point="1" svg:d="M74375 36500h624" svg:viewBox="0 0 625 1">
          <text:p/>
        </draw:connector>
        <draw:connector draw:style-name="gr291" draw:text-style-name="P34" draw:layer="layout" svg:x1="74.999cm" svg:y1="36.5cm" svg:x2="76.8cm" svg:y2="36.5cm" draw:start-shape="id68" draw:start-glue-point="1" draw:end-shape="id84" draw:end-glue-point="3" svg:d="M74999 36500h1801" svg:viewBox="0 0 1802 1">
          <text:p/>
        </draw:connector>
        <draw:connector draw:style-name="gr291" draw:text-style-name="P34" draw:layer="layout" svg:x1="78.3cm" svg:y1="36.5cm" svg:x2="80cm" svg:y2="36.5cm" draw:start-shape="id84" draw:start-glue-point="1" draw:end-shape="id85" draw:end-glue-point="3" svg:d="M78300 36500h1700" svg:viewBox="0 0 1701 1">
          <text:p/>
        </draw:connector>
        <draw:g draw:style-name="gr12">
          <draw:custom-shape draw:style-name="gr345" draw:text-style-name="P65" draw:layer="layout" svg:width="3cm" svg:height="5.015cm" svg:x="90cm" svg:y="19.016cm">
            <text:p text:style-name="P61"><text:span text:style-name="T5">HP8757B</text:span></text:p>
            <text:p text:style-name="P61"><text:span text:style-name="T5">SNA</text:span></text:p>
            <draw:enhanced-geometry svg:viewBox="0 0 21600 21600" draw:type="rectangle" draw:enhanced-path="M 0 0 L 21600 0 21600 21600 0 21600 0 0 Z N"/>
          </draw:custom-shape>
          <draw:g draw:style-name="gr7" xml:id="id87" draw:id="id87">
            <draw:rect draw:style-name="gr346" draw:text-style-name="P66" draw:layer="layout" svg:width="0.75cm" svg:height="0.25cm" draw:transform="rotate (-1.5707963267949) translate (91.8cm 22.648cm)">
              <text:p/>
            </draw:rect>
            <draw:line draw:style-name="gr347" draw:text-style-name="P17" draw:layer="layout" svg:x1="91.675cm" svg:y1="22.398cm" svg:x2="91.675cm" svg:y2="22.648cm">
              <text:p/>
            </draw:line>
            <draw:line draw:style-name="gr348" draw:text-style-name="P17" draw:layer="layout" svg:x1="91.675cm" svg:y1="23.398cm" svg:x2="91.675cm" svg:y2="23.648cm">
              <text:p/>
            </draw:line>
          </draw:g>
          <draw:g draw:style-name="gr7" xml:id="id88" draw:id="id88">
            <draw:line draw:style-name="gr349" draw:text-style-name="P24" draw:layer="layout" svg:x1="91.675cm" svg:y1="23.724cm" svg:x2="91.675cm" svg:y2="23.474cm">
              <text:p/>
            </draw:line>
            <draw:line draw:style-name="gr350" draw:text-style-name="P24" draw:layer="layout" svg:x1="91.8cm" svg:y1="23.724cm" svg:x2="91.55cm" svg:y2="23.724cm">
              <text:p/>
            </draw:line>
            <draw:line draw:style-name="gr351" draw:text-style-name="P24" draw:layer="layout" svg:x1="91.675cm" svg:y1="23.849cm" svg:x2="91.8cm" svg:y2="23.724cm">
              <text:p/>
            </draw:line>
            <draw:line draw:style-name="gr352" draw:text-style-name="P24" draw:layer="layout" svg:x1="91.675cm" svg:y1="23.849cm" svg:x2="91.55cm" svg:y2="23.724cm">
              <text:p/>
            </draw:line>
          </draw:g>
          <draw:connector draw:style-name="gr220" draw:text-style-name="P25" draw:layer="layout" svg:x1="91.5cm" svg:y1="22.25cm" svg:x2="91.675cm" svg:y2="22.398cm" draw:start-shape="id86" draw:start-glue-point="1" draw:end-shape="id87" draw:end-glue-point="0" svg:d="M91500 22250h175v148" svg:viewBox="0 0 176 149">
            <text:p/>
          </draw:connector>
          <draw:connector draw:style-name="gr220" draw:text-style-name="P25" draw:layer="layout" svg:x1="91.675cm" svg:y1="23.448cm" svg:x2="91.675cm" svg:y2="23.474cm" draw:end-shape="id88" draw:end-glue-point="0" svg:d="M91675 23448v26" svg:viewBox="0 0 1 27">
            <text:p/>
          </draw:connector>
          <draw:g draw:style-name="gr7" xml:id="id89" draw:id="id89">
            <draw:line draw:style-name="gr353" draw:text-style-name="P24" draw:layer="layout" svg:x1="92.475cm" svg:y1="23.725cm" svg:x2="92.475cm" svg:y2="23.475cm">
              <text:p/>
            </draw:line>
            <draw:line draw:style-name="gr354" draw:text-style-name="P24" draw:layer="layout" svg:x1="92.6cm" svg:y1="23.725cm" svg:x2="92.35cm" svg:y2="23.725cm">
              <text:p/>
            </draw:line>
            <draw:line draw:style-name="gr355" draw:text-style-name="P24" draw:layer="layout" svg:x1="92.475cm" svg:y1="23.85cm" svg:x2="92.6cm" svg:y2="23.725cm">
              <text:p/>
            </draw:line>
            <draw:line draw:style-name="gr356" draw:text-style-name="P24" draw:layer="layout" svg:x1="92.475cm" svg:y1="23.85cm" svg:x2="92.35cm" svg:y2="23.725cm">
              <text:p/>
            </draw:line>
          </draw:g>
          <draw:connector draw:style-name="gr220" draw:text-style-name="P25" draw:layer="layout" svg:x1="92.475cm" svg:y1="23.448cm" svg:x2="92.475cm" svg:y2="23.475cm" draw:end-shape="id89" draw:end-glue-point="0" svg:d="M92475 23448v27" svg:viewBox="0 0 1 28">
            <text:p/>
          </draw:connector>
          <draw:g draw:style-name="gr7" xml:id="id91" draw:id="id91">
            <draw:rect draw:style-name="gr357" draw:text-style-name="P66" draw:layer="layout" svg:width="0.75cm" svg:height="0.25cm" draw:transform="rotate (-1.5707963267949) translate (92.6cm 22.648cm)">
              <text:p/>
            </draw:rect>
            <draw:line draw:style-name="gr358" draw:text-style-name="P17" draw:layer="layout" svg:x1="92.475cm" svg:y1="22.398cm" svg:x2="92.475cm" svg:y2="22.648cm">
              <text:p/>
            </draw:line>
            <draw:line draw:style-name="gr359" draw:text-style-name="P17" draw:layer="layout" svg:x1="92.475cm" svg:y1="23.398cm" svg:x2="92.475cm" svg:y2="23.648cm">
              <text:p/>
            </draw:line>
          </draw:g>
          <draw:connector draw:style-name="gr220" draw:text-style-name="P25" draw:layer="layout" svg:x1="91.5cm" svg:y1="20.75cm" svg:x2="92.475cm" svg:y2="22.398cm" draw:start-shape="id90" draw:start-glue-point="1" draw:end-shape="id91" draw:end-glue-point="0" svg:d="M91500 20750h975v1648" svg:viewBox="0 0 976 1649">
            <text:p/>
          </draw:connector>
          <draw:custom-shape draw:style-name="gr360" draw:text-style-name="P68" xml:id="id86" draw:id="id86" draw:layer="layout" svg:width="1.5cm" svg:height="0.5cm" svg:x="90cm" svg:y="22cm">
            <text:p text:style-name="P67"><text:span text:style-name="T25">PORT R</text:span></text:p>
            <draw:enhanced-geometry svg:viewBox="0 0 21600 21600" draw:mirror-horizontal="false" draw:mirror-vertical="false" draw:text-areas="0 0 21600 21600" draw:type="pentagon-right" draw:modifiers="17988.0079946702"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360" draw:text-style-name="P68" xml:id="id73" draw:id="id73" draw:layer="layout" svg:width="1.5cm" svg:height="0.5cm" svg:x="90cm" svg:y="21.25cm">
            <text:p text:style-name="P67"><text:span text:style-name="T25">PORT B</text:span></text:p>
            <draw:enhanced-geometry svg:viewBox="0 0 21600 21600" draw:text-areas="0 0 21600 21600" draw:type="pentagon-right" draw:modifiers="17988.0079946702"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360" draw:text-style-name="P68" xml:id="id90" draw:id="id90" draw:layer="layout" svg:width="1.5cm" svg:height="0.5cm" svg:x="90cm" svg:y="20.5cm">
            <text:p text:style-name="P67"><text:span text:style-name="T25">PORT A</text:span></text:p>
            <draw:enhanced-geometry svg:viewBox="0 0 21600 21600" draw:text-areas="0 0 21600 21600" draw:type="pentagon-right" draw:modifiers="17988.0079946702" draw:enhanced-path="M 0 0 L ?f0 0 21600 10800 ?f0 21600 0 21600 Z N">
              <draw:equation draw:name="f0" draw:formula="$0 "/>
              <draw:handle draw:handle-range-x-minimum="0" draw:handle-range-x-maximum="21600" draw:handle-position="$0 top" draw:handle-position-x="$0" draw:handle-position-y="top"/>
            </draw:enhanced-geometry>
          </draw:custom-shape>
          <draw:g draw:style-name="gr7" xml:id="id92" draw:id="id92">
            <draw:line draw:style-name="gr361" draw:text-style-name="P24" draw:layer="layout" svg:x1="92.075cm" svg:y1="23.725cm" svg:x2="92.075cm" svg:y2="23.475cm">
              <text:p/>
            </draw:line>
            <draw:line draw:style-name="gr362" draw:text-style-name="P24" draw:layer="layout" svg:x1="92.2cm" svg:y1="23.725cm" svg:x2="91.95cm" svg:y2="23.725cm">
              <text:p/>
            </draw:line>
            <draw:line draw:style-name="gr363" draw:text-style-name="P24" draw:layer="layout" svg:x1="92.075cm" svg:y1="23.85cm" svg:x2="92.2cm" svg:y2="23.725cm">
              <text:p/>
            </draw:line>
            <draw:line draw:style-name="gr364" draw:text-style-name="P24" draw:layer="layout" svg:x1="92.075cm" svg:y1="23.85cm" svg:x2="91.95cm" svg:y2="23.725cm">
              <text:p/>
            </draw:line>
          </draw:g>
          <draw:connector draw:style-name="gr220" draw:text-style-name="P25" draw:layer="layout" svg:x1="92.075cm" svg:y1="23.448cm" svg:x2="92.075cm" svg:y2="23.475cm" draw:end-shape="id92" draw:end-glue-point="0" svg:d="M92075 23448v27" svg:viewBox="0 0 1 28">
            <text:p/>
          </draw:connector>
          <draw:g draw:style-name="gr7" xml:id="id93" draw:id="id93">
            <draw:rect draw:style-name="gr365" draw:text-style-name="P66" draw:layer="layout" svg:width="0.75cm" svg:height="0.25cm" draw:transform="rotate (-1.5707963267949) translate (92.2cm 22.648cm)">
              <text:p/>
            </draw:rect>
            <draw:line draw:style-name="gr366" draw:text-style-name="P17" draw:layer="layout" svg:x1="92.075cm" svg:y1="22.398cm" svg:x2="92.075cm" svg:y2="22.648cm">
              <text:p/>
            </draw:line>
            <draw:line draw:style-name="gr367" draw:text-style-name="P17" draw:layer="layout" svg:x1="92.075cm" svg:y1="23.398cm" svg:x2="92.075cm" svg:y2="23.648cm">
              <text:p/>
            </draw:line>
          </draw:g>
          <draw:connector draw:style-name="gr220" draw:text-style-name="P25" draw:layer="layout" svg:x1="91.5cm" svg:y1="21.5cm" svg:x2="92.075cm" svg:y2="22.398cm" draw:start-shape="id73" draw:start-glue-point="1" draw:end-shape="id93" draw:end-glue-point="0" svg:d="M91500 21500h575v898" svg:viewBox="0 0 576 899">
            <text:p/>
          </draw:connector>
        </draw:g>
        <draw:custom-shape draw:style-name="gr345" draw:text-style-name="P65" draw:layer="layout" svg:width="3cm" svg:height="5.015cm" svg:x="66cm" svg:y="19cm">
          <text:p text:style-name="P61"><text:span text:style-name="T5">HP8757B</text:span></text:p>
          <text:p text:style-name="P61"><text:span text:style-name="T5">SNA</text:span></text:p>
          <draw:enhanced-geometry svg:viewBox="0 0 21600 21600" draw:type="rectangle" draw:enhanced-path="M 0 0 L 21600 0 21600 21600 0 21600 0 0 Z N"/>
        </draw:custom-shape>
        <draw:g draw:style-name="gr7" xml:id="id95" draw:id="id95">
          <draw:rect draw:style-name="gr368" draw:text-style-name="P66" draw:layer="layout" svg:width="0.75cm" svg:height="0.25cm" draw:transform="rotate (-1.5707963267949) translate (67.8cm 22.632cm)">
            <text:p/>
          </draw:rect>
          <draw:line draw:style-name="gr369" draw:text-style-name="P17" draw:layer="layout" svg:x1="67.675cm" svg:y1="22.382cm" svg:x2="67.675cm" svg:y2="22.632cm">
            <text:p/>
          </draw:line>
          <draw:line draw:style-name="gr370" draw:text-style-name="P17" draw:layer="layout" svg:x1="67.675cm" svg:y1="23.382cm" svg:x2="67.675cm" svg:y2="23.632cm">
            <text:p/>
          </draw:line>
        </draw:g>
        <draw:g draw:style-name="gr7" xml:id="id96" draw:id="id96">
          <draw:line draw:style-name="gr371" draw:text-style-name="P24" draw:layer="layout" svg:x1="67.675cm" svg:y1="23.708cm" svg:x2="67.675cm" svg:y2="23.458cm">
            <text:p/>
          </draw:line>
          <draw:line draw:style-name="gr372" draw:text-style-name="P24" draw:layer="layout" svg:x1="67.8cm" svg:y1="23.708cm" svg:x2="67.55cm" svg:y2="23.708cm">
            <text:p/>
          </draw:line>
          <draw:line draw:style-name="gr373" draw:text-style-name="P24" draw:layer="layout" svg:x1="67.675cm" svg:y1="23.833cm" svg:x2="67.8cm" svg:y2="23.708cm">
            <text:p/>
          </draw:line>
          <draw:line draw:style-name="gr374" draw:text-style-name="P24" draw:layer="layout" svg:x1="67.675cm" svg:y1="23.833cm" svg:x2="67.55cm" svg:y2="23.708cm">
            <text:p/>
          </draw:line>
        </draw:g>
        <draw:connector draw:style-name="gr220" draw:text-style-name="P25" draw:layer="layout" svg:x1="67.5cm" svg:y1="22.234cm" svg:x2="67.675cm" svg:y2="22.382cm" draw:start-shape="id94" draw:start-glue-point="1" draw:end-shape="id95" draw:end-glue-point="0" svg:d="M67500 22234h175v148" svg:viewBox="0 0 176 149">
          <text:p/>
        </draw:connector>
        <draw:connector draw:style-name="gr220" draw:text-style-name="P25" draw:layer="layout" svg:x1="67.675cm" svg:y1="23.432cm" svg:x2="67.675cm" svg:y2="23.458cm" draw:end-shape="id96" draw:end-glue-point="0" svg:d="M67675 23432v26" svg:viewBox="0 0 1 27">
          <text:p/>
        </draw:connector>
        <draw:g draw:style-name="gr7" xml:id="id97" draw:id="id97">
          <draw:line draw:style-name="gr375" draw:text-style-name="P24" draw:layer="layout" svg:x1="68.475cm" svg:y1="23.709cm" svg:x2="68.475cm" svg:y2="23.459cm">
            <text:p/>
          </draw:line>
          <draw:line draw:style-name="gr376" draw:text-style-name="P24" draw:layer="layout" svg:x1="68.6cm" svg:y1="23.709cm" svg:x2="68.35cm" svg:y2="23.709cm">
            <text:p/>
          </draw:line>
          <draw:line draw:style-name="gr377" draw:text-style-name="P24" draw:layer="layout" svg:x1="68.475cm" svg:y1="23.834cm" svg:x2="68.6cm" svg:y2="23.709cm">
            <text:p/>
          </draw:line>
          <draw:line draw:style-name="gr378" draw:text-style-name="P24" draw:layer="layout" svg:x1="68.475cm" svg:y1="23.834cm" svg:x2="68.35cm" svg:y2="23.709cm">
            <text:p/>
          </draw:line>
        </draw:g>
        <draw:connector draw:style-name="gr220" draw:text-style-name="P25" draw:layer="layout" svg:x1="68.475cm" svg:y1="23.432cm" svg:x2="68.475cm" svg:y2="23.459cm" draw:end-shape="id97" draw:end-glue-point="0" svg:d="M68475 23432v27" svg:viewBox="0 0 1 28">
          <text:p/>
        </draw:connector>
        <draw:g draw:style-name="gr7" xml:id="id99" draw:id="id99">
          <draw:rect draw:style-name="gr379" draw:text-style-name="P66" draw:layer="layout" svg:width="0.75cm" svg:height="0.25cm" draw:transform="rotate (-1.5707963267949) translate (68.6cm 22.632cm)">
            <text:p/>
          </draw:rect>
          <draw:line draw:style-name="gr380" draw:text-style-name="P17" draw:layer="layout" svg:x1="68.475cm" svg:y1="22.382cm" svg:x2="68.475cm" svg:y2="22.632cm">
            <text:p/>
          </draw:line>
          <draw:line draw:style-name="gr381" draw:text-style-name="P17" draw:layer="layout" svg:x1="68.475cm" svg:y1="23.382cm" svg:x2="68.475cm" svg:y2="23.632cm">
            <text:p/>
          </draw:line>
        </draw:g>
        <draw:connector draw:style-name="gr220" draw:text-style-name="P25" draw:layer="layout" svg:x1="67.5cm" svg:y1="20.734cm" svg:x2="68.475cm" svg:y2="22.382cm" draw:start-shape="id98" draw:start-glue-point="1" draw:end-shape="id99" draw:end-glue-point="0" svg:d="M67500 20734h975v1648" svg:viewBox="0 0 976 1649">
          <text:p/>
        </draw:connector>
        <draw:custom-shape draw:style-name="gr360" draw:text-style-name="P68" xml:id="id94" draw:id="id94" draw:layer="layout" svg:width="1.5cm" svg:height="0.5cm" svg:x="66cm" svg:y="21.984cm">
          <text:p text:style-name="P67"><text:span text:style-name="T25">PORT R</text:span></text:p>
          <draw:enhanced-geometry svg:viewBox="0 0 21600 21600" draw:mirror-horizontal="false" draw:mirror-vertical="false" draw:text-areas="0 0 21600 21600" draw:type="pentagon-right" draw:modifiers="17988.0079946702"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360" draw:text-style-name="P68" xml:id="id75" draw:id="id75" draw:layer="layout" svg:width="1.5cm" svg:height="0.5cm" svg:x="66cm" svg:y="21.25cm">
          <text:p text:style-name="P67"><text:span text:style-name="T25">PORT B</text:span></text:p>
          <draw:enhanced-geometry svg:viewBox="0 0 21600 21600" draw:text-areas="0 0 21600 21600" draw:type="pentagon-right" draw:modifiers="17988.0079946702"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360" draw:text-style-name="P68" xml:id="id98" draw:id="id98" draw:layer="layout" svg:width="1.5cm" svg:height="0.5cm" svg:x="66cm" svg:y="20.484cm">
          <text:p text:style-name="P67"><text:span text:style-name="T25">PORT A</text:span></text:p>
          <draw:enhanced-geometry svg:viewBox="0 0 21600 21600" draw:text-areas="0 0 21600 21600" draw:type="pentagon-right" draw:modifiers="17988.0079946702" draw:enhanced-path="M 0 0 L ?f0 0 21600 10800 ?f0 21600 0 21600 Z N">
            <draw:equation draw:name="f0" draw:formula="$0 "/>
            <draw:handle draw:handle-range-x-minimum="0" draw:handle-range-x-maximum="21600" draw:handle-position="$0 top" draw:handle-position-x="$0" draw:handle-position-y="top"/>
          </draw:enhanced-geometry>
        </draw:custom-shape>
        <draw:g draw:style-name="gr7" xml:id="id100" draw:id="id100">
          <draw:line draw:style-name="gr382" draw:text-style-name="P24" draw:layer="layout" svg:x1="68.075cm" svg:y1="23.709cm" svg:x2="68.075cm" svg:y2="23.459cm">
            <text:p/>
          </draw:line>
          <draw:line draw:style-name="gr383" draw:text-style-name="P24" draw:layer="layout" svg:x1="68.2cm" svg:y1="23.709cm" svg:x2="67.95cm" svg:y2="23.709cm">
            <text:p/>
          </draw:line>
          <draw:line draw:style-name="gr384" draw:text-style-name="P24" draw:layer="layout" svg:x1="68.075cm" svg:y1="23.834cm" svg:x2="68.2cm" svg:y2="23.709cm">
            <text:p/>
          </draw:line>
          <draw:line draw:style-name="gr385" draw:text-style-name="P24" draw:layer="layout" svg:x1="68.075cm" svg:y1="23.834cm" svg:x2="67.95cm" svg:y2="23.709cm">
            <text:p/>
          </draw:line>
        </draw:g>
        <draw:connector draw:style-name="gr220" draw:text-style-name="P25" draw:layer="layout" svg:x1="68.075cm" svg:y1="23.432cm" svg:x2="68.075cm" svg:y2="23.459cm" draw:end-shape="id100" draw:end-glue-point="0" svg:d="M68075 23432v27" svg:viewBox="0 0 1 28">
          <text:p/>
        </draw:connector>
        <draw:g draw:style-name="gr7" xml:id="id101" draw:id="id101">
          <draw:rect draw:style-name="gr386" draw:text-style-name="P66" draw:layer="layout" svg:width="0.75cm" svg:height="0.25cm" draw:transform="rotate (-1.5707963267949) translate (68.2cm 22.632cm)">
            <text:p/>
          </draw:rect>
          <draw:line draw:style-name="gr387" draw:text-style-name="P17" draw:layer="layout" svg:x1="68.075cm" svg:y1="22.382cm" svg:x2="68.075cm" svg:y2="22.632cm">
            <text:p/>
          </draw:line>
          <draw:line draw:style-name="gr388" draw:text-style-name="P17" draw:layer="layout" svg:x1="68.075cm" svg:y1="23.382cm" svg:x2="68.075cm" svg:y2="23.632cm">
            <text:p/>
          </draw:line>
        </draw:g>
        <draw:connector draw:style-name="gr220" draw:text-style-name="P25" draw:layer="layout" svg:x1="67.5cm" svg:y1="21.5cm" svg:x2="68.075cm" svg:y2="22.382cm" draw:start-shape="id75" draw:start-glue-point="1" draw:end-shape="id101" draw:end-glue-point="0" svg:d="M67500 21500h575v882" svg:viewBox="0 0 576 883">
          <text:p/>
        </draw:connector>
        <draw:g draw:style-name="gr7" xml:id="id103" draw:id="id103">
          <draw:line draw:style-name="gr389" draw:text-style-name="P24" draw:layer="layout" svg:x1="73.5cm" svg:y1="24.377cm" svg:x2="73.5cm" svg:y2="24.127cm">
            <text:p/>
          </draw:line>
          <draw:line draw:style-name="gr390" draw:text-style-name="P24" draw:layer="layout" svg:x1="73.625cm" svg:y1="24.377cm" svg:x2="73.375cm" svg:y2="24.377cm">
            <text:p/>
          </draw:line>
          <draw:line draw:style-name="gr391" draw:text-style-name="P24" draw:layer="layout" svg:x1="73.5cm" svg:y1="24.502cm" svg:x2="73.625cm" svg:y2="24.377cm">
            <text:p/>
          </draw:line>
          <draw:line draw:style-name="gr392" draw:text-style-name="P24" draw:layer="layout" svg:x1="73.5cm" svg:y1="24.502cm" svg:x2="73.375cm" svg:y2="24.377cm">
            <text:p/>
          </draw:line>
        </draw:g>
        <draw:connector draw:style-name="gr220" draw:text-style-name="P25" draw:layer="layout" svg:x1="73.5cm" svg:y1="23.8cm" svg:x2="73.5cm" svg:y2="24.127cm" draw:start-shape="id102" draw:start-glue-point="5" draw:end-shape="id103" draw:end-glue-point="0" svg:d="M73500 23800v327" svg:viewBox="0 0 1 328">
          <text:p/>
        </draw:connector>
        <draw:g draw:style-name="gr12">
          <draw:custom-shape draw:style-name="gr393" draw:text-style-name="P33" draw:layer="layout" svg:width="3cm" svg:height="5cm" svg:x="72cm" svg:y="19cm">
            <text:p text:style-name="P32"><text:span text:style-name="T5">HP83650L</text:span></text:p>
            <text:p text:style-name="P32"><text:span text:style-name="T5">SWEEP</text:span></text:p>
            <text:p text:style-name="P32"><text:span text:style-name="T5">GENERATOR</text:span></text:p>
            <draw:enhanced-geometry svg:viewBox="0 0 21600 21600" draw:mirror-horizontal="false" draw:mirror-vertical="false" draw:type="rectangle" draw:enhanced-path="M 0 0 L 21600 0 21600 21600 0 21600 0 0 Z N"/>
          </draw:custom-shape>
          <draw:g draw:style-name="gr12" xml:id="id102" draw:id="id102">
            <draw:glue-point draw:id="4" svg:x="0cm" svg:y="-5cm" draw:escape-direction="up"/>
            <draw:glue-point draw:id="5" svg:x="0cm" svg:y="5cm"/>
            <draw:custom-shape draw:style-name="gr394" draw:text-style-name="P18" draw:layer="layout" svg:width="1cm" svg:height="1.819cm" svg:x="73cm" svg:y="21.981cm">
              <text:p/>
              <draw:enhanced-geometry svg:viewBox="0 0 21600 21600" draw:type="rectangle" draw:enhanced-path="M 0 0 L 21600 0 21600 21600 0 21600 0 0 Z N"/>
            </draw:custom-shape>
            <draw:g draw:style-name="gr7">
              <draw:rect draw:style-name="gr395" draw:text-style-name="P16" draw:layer="layout" svg:width="0.545cm" svg:height="0.166cm" draw:transform="rotate (-1.5707963267949) translate (73.583cm 22.164cm)">
                <text:p/>
              </draw:rect>
              <draw:line draw:style-name="gr396" draw:text-style-name="P17" draw:layer="layout" svg:x1="73.5cm" svg:y1="21.982cm" svg:x2="73.5cm" svg:y2="22.164cm">
                <text:p/>
              </draw:line>
              <draw:line draw:style-name="gr397" draw:text-style-name="P17" draw:layer="layout" svg:x1="73.5cm" svg:y1="22.709cm" svg:x2="73.5cm" svg:y2="22.891cm">
                <text:p/>
              </draw:line>
            </draw:g>
            <draw:g draw:style-name="gr12">
              <draw:custom-shape draw:style-name="gr398" draw:text-style-name="P18" draw:layer="layout" svg:width="0.668cm" svg:height="0.728cm" svg:x="73.166cm" svg:y="22.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399" draw:text-style-name="P18" draw:layer="layout" svg:width="0.287cm" svg:height="0.262cm" draw:transform="rotate (-1.5707963267949) translate (73.762cm 23.111cm)" draw:kind="arc" draw:start-angle="90" draw:end-angle="270">
                <text:p/>
              </draw:ellipse>
              <draw:ellipse draw:style-name="gr400" draw:text-style-name="P18" draw:layer="layout" svg:width="0.287cm" svg:height="0.262cm" draw:transform="rotate (1.5707963267949) translate (73.238cm 23.398cm)" draw:kind="arc" draw:start-angle="90" draw:end-angle="270">
                <text:p/>
              </draw:ellipse>
            </draw:g>
            <draw:line draw:style-name="gr401" draw:text-style-name="P19" draw:layer="layout" svg:x1="73.5cm" svg:y1="21.982cm" svg:x2="73.5cm" svg:y2="21.8cm">
              <text:p/>
            </draw:line>
            <draw:line draw:style-name="gr402" draw:text-style-name="P19" draw:layer="layout" svg:x1="73.5cm" svg:y1="23.619cm" svg:x2="73.5cm" svg:y2="23.8cm">
              <text:p/>
            </draw:line>
          </draw:g>
          <draw:frame draw:style-name="gr231" draw:text-style-name="P29" draw:layer="layout" svg:width="0.324cm" svg:height="0.196cm" svg:x="73.619cm" svg:y="22.344cm">
            <draw:text-box>
              <text:p text:style-name="P25"><text:span text:style-name="T8">50</text:span><text:span text:style-name="T12">Ω</text:span></text:p>
            </draw:text-box>
          </draw:frame>
        </draw:g>
        <draw:g draw:style-name="gr7" xml:id="id105" draw:id="id105">
          <draw:line draw:style-name="gr403" draw:text-style-name="P24" draw:layer="layout" svg:x1="53.5cm" svg:y1="24.377cm" svg:x2="53.5cm" svg:y2="24.127cm">
            <text:p/>
          </draw:line>
          <draw:line draw:style-name="gr404" draw:text-style-name="P24" draw:layer="layout" svg:x1="53.625cm" svg:y1="24.377cm" svg:x2="53.375cm" svg:y2="24.377cm">
            <text:p/>
          </draw:line>
          <draw:line draw:style-name="gr405" draw:text-style-name="P24" draw:layer="layout" svg:x1="53.5cm" svg:y1="24.502cm" svg:x2="53.625cm" svg:y2="24.377cm">
            <text:p/>
          </draw:line>
          <draw:line draw:style-name="gr406" draw:text-style-name="P24" draw:layer="layout" svg:x1="53.5cm" svg:y1="24.502cm" svg:x2="53.375cm" svg:y2="24.377cm">
            <text:p/>
          </draw:line>
        </draw:g>
        <draw:g draw:style-name="gr12">
          <draw:custom-shape draw:style-name="gr317" draw:text-style-name="P62" draw:layer="layout" svg:width="3cm" svg:height="5cm" svg:x="52cm" svg:y="19cm">
            <text:p text:style-name="P61"><text:span text:style-name="T5">HP83650L</text:span></text:p>
            <text:p text:style-name="P61"><text:span text:style-name="T5">SWEEP</text:span></text:p>
            <text:p text:style-name="P61"><text:span text:style-name="T5">GENERATOR</text:span></text:p>
            <draw:enhanced-geometry svg:viewBox="0 0 21600 21600" draw:mirror-horizontal="false" draw:mirror-vertical="false" draw:type="rectangle" draw:enhanced-path="M 0 0 L 21600 0 21600 21600 0 21600 0 0 Z N"/>
          </draw:custom-shape>
          <draw:g draw:style-name="gr12" xml:id="id104" draw:id="id104">
            <draw:glue-point draw:id="4" svg:x="0cm" svg:y="-5cm" draw:escape-direction="up"/>
            <draw:glue-point draw:id="5" svg:x="0cm" svg:y="5cm"/>
            <draw:custom-shape draw:style-name="gr407" draw:text-style-name="P18" draw:layer="layout" svg:width="1cm" svg:height="1.819cm" svg:x="53cm" svg:y="21.981cm">
              <text:p/>
              <draw:enhanced-geometry svg:viewBox="0 0 21600 21600" draw:type="rectangle" draw:enhanced-path="M 0 0 L 21600 0 21600 21600 0 21600 0 0 Z N"/>
            </draw:custom-shape>
            <draw:g draw:style-name="gr7">
              <draw:rect draw:style-name="gr408" draw:text-style-name="P16" draw:layer="layout" svg:width="0.545cm" svg:height="0.166cm" draw:transform="rotate (-1.5707963267949) translate (53.583cm 22.164cm)">
                <text:p/>
              </draw:rect>
              <draw:line draw:style-name="gr409" draw:text-style-name="P17" draw:layer="layout" svg:x1="53.5cm" svg:y1="21.982cm" svg:x2="53.5cm" svg:y2="22.164cm">
                <text:p/>
              </draw:line>
              <draw:line draw:style-name="gr410" draw:text-style-name="P17" draw:layer="layout" svg:x1="53.5cm" svg:y1="22.709cm" svg:x2="53.5cm" svg:y2="22.891cm">
                <text:p/>
              </draw:line>
            </draw:g>
            <draw:g draw:style-name="gr12">
              <draw:custom-shape draw:style-name="gr411" draw:text-style-name="P18" draw:layer="layout" svg:width="0.668cm" svg:height="0.728cm" svg:x="53.166cm" svg:y="22.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412" draw:text-style-name="P18" draw:layer="layout" svg:width="0.287cm" svg:height="0.262cm" draw:transform="rotate (-1.5707963267949) translate (53.762cm 23.111cm)" draw:kind="arc" draw:start-angle="90" draw:end-angle="270">
                <text:p/>
              </draw:ellipse>
              <draw:ellipse draw:style-name="gr413" draw:text-style-name="P18" draw:layer="layout" svg:width="0.287cm" svg:height="0.262cm" draw:transform="rotate (1.5707963267949) translate (53.238cm 23.398cm)" draw:kind="arc" draw:start-angle="90" draw:end-angle="270">
                <text:p/>
              </draw:ellipse>
            </draw:g>
            <draw:line draw:style-name="gr414" draw:text-style-name="P19" draw:layer="layout" svg:x1="53.5cm" svg:y1="21.982cm" svg:x2="53.5cm" svg:y2="21.8cm">
              <text:p/>
            </draw:line>
            <draw:line draw:style-name="gr415" draw:text-style-name="P19" draw:layer="layout" svg:x1="53.5cm" svg:y1="23.619cm" svg:x2="53.5cm" svg:y2="23.8cm">
              <text:p/>
            </draw:line>
          </draw:g>
          <draw:frame draw:style-name="gr231" draw:text-style-name="P29" draw:layer="layout" svg:width="0.324cm" svg:height="0.196cm" svg:x="53.619cm" svg:y="22.344cm">
            <draw:text-box>
              <text:p text:style-name="P25"><text:span text:style-name="T8">50</text:span><text:span text:style-name="T12">Ω</text:span></text:p>
            </draw:text-box>
          </draw:frame>
        </draw:g>
        <draw:connector draw:style-name="gr220" draw:text-style-name="P25" draw:layer="layout" svg:x1="53.5cm" svg:y1="23.8cm" svg:x2="53.5cm" svg:y2="24.127cm" draw:start-shape="id104" draw:start-glue-point="5" draw:end-shape="id105" draw:end-glue-point="0" svg:d="M53500 23800v327" svg:viewBox="0 0 1 328">
          <text:p/>
        </draw:connector>
        <draw:custom-shape draw:style-name="gr416" draw:text-style-name="P69" draw:layer="layout" svg:width="3cm" svg:height="5cm" svg:x="56cm" svg:y="19cm">
          <text:p text:style-name="P61"><text:span text:style-name="T5">HP11691D</text:span></text:p>
          <text:p text:style-name="P61"><text:span text:style-name="T5">DIRECTIONAL</text:span></text:p>
          <text:p text:style-name="P61"><text:span text:style-name="T5">COUPLER</text:span></text:p>
          <draw:enhanced-geometry svg:viewBox="0 0 21600 21600" draw:mirror-horizontal="false" draw:mirror-vertical="false" draw:type="rectangle" draw:enhanced-path="M 0 0 L 21600 0 21600 21600 0 21600 0 0 Z N"/>
        </draw:custom-shape>
        <draw:custom-shape draw:style-name="gr417" draw:text-style-name="P43" xml:id="id106" draw:id="id106" draw:layer="layout" svg:width="2cm" svg:height="2cm" svg:x="56.5cm" svg:y="20.5cm">
          <text:p/>
          <draw:enhanced-geometry svg:viewBox="0 0 21600 21600" draw:type="rectangle" draw:enhanced-path="M 0 0 L 21600 0 21600 21600 0 21600 0 0 Z N"/>
        </draw:custom-shape>
        <draw:connector draw:style-name="gr418" draw:text-style-name="P53" draw:layer="layout" draw:type="line" svg:x1="56.5cm" svg:y1="21.5cm" svg:x2="58.5cm" svg:y2="21.5cm" draw:start-shape="id106" draw:start-glue-point="3" draw:end-shape="id106" draw:end-glue-point="1" svg:d="M56500 21500h2000" svg:viewBox="0 0 2001 1">
          <text:p/>
        </draw:connector>
        <draw:path draw:style-name="gr419" draw:text-style-name="P53" draw:layer="layout" svg:width="0.999cm" svg:height="0.999cm" svg:x="56.5cm" svg:y="21.5cm" svg:viewBox="0 0 1000 1000" svg:d="M0 0c757 0 1000 0 1000 500 0 249 0 250 0 500">
          <text:p/>
        </draw:path>
        <draw:g draw:style-name="gr12">
          <draw:custom-shape draw:style-name="gr317" draw:text-style-name="P62" xml:id="id85" draw:id="id85" draw:layer="layout" svg:width="3cm" svg:height="5cm" svg:x="80cm" svg:y="34cm">
            <text:p text:style-name="P61"><text:span text:style-name="T5">HP34401A</text:span></text:p>
            <text:p text:style-name="P61"><text:span text:style-name="T5">MULTIMETER</text:span></text:p>
            <draw:enhanced-geometry svg:viewBox="0 0 21600 21600" draw:mirror-horizontal="false" draw:mirror-vertical="false" draw:type="rectangle" draw:enhanced-path="M 0 0 L 21600 0 21600 21600 0 21600 0 0 Z N"/>
          </draw:custom-shape>
          <draw:circle draw:style-name="gr420" draw:text-style-name="P70" xml:id="id107" draw:id="id107" draw:layer="layout" svg:width="1cm" svg:height="1cm" svg:x="81cm" svg:y="36cm">
            <text:p text:style-name="P15"><text:span text:style-name="T26">V</text:span></text:p>
          </draw:circle>
          <draw:g draw:style-name="gr7" xml:id="id109" draw:id="id109">
            <draw:line draw:style-name="gr421" draw:text-style-name="P24" draw:layer="layout" svg:x1="81.5cm" svg:y1="38.674cm" svg:x2="81.5cm" svg:y2="38.424cm">
              <text:p/>
            </draw:line>
            <draw:line draw:style-name="gr422" draw:text-style-name="P24" draw:layer="layout" svg:x1="81.625cm" svg:y1="38.674cm" svg:x2="81.375cm" svg:y2="38.674cm">
              <text:p/>
            </draw:line>
            <draw:line draw:style-name="gr423" draw:text-style-name="P24" draw:layer="layout" svg:x1="81.5cm" svg:y1="38.799cm" svg:x2="81.625cm" svg:y2="38.674cm">
              <text:p/>
            </draw:line>
            <draw:line draw:style-name="gr424" draw:text-style-name="P24" draw:layer="layout" svg:x1="81.5cm" svg:y1="38.799cm" svg:x2="81.375cm" svg:y2="38.674cm">
              <text:p/>
            </draw:line>
          </draw:g>
          <draw:connector draw:style-name="gr220" draw:text-style-name="P25" draw:layer="layout" svg:x1="80cm" svg:y1="36.5cm" svg:x2="81cm" svg:y2="36.5cm" draw:end-shape="id107" draw:end-glue-point="3" svg:d="M80000 36500h1000" svg:viewBox="0 0 1001 1">
            <text:p/>
          </draw:connector>
          <draw:g draw:style-name="gr7" xml:id="id108" draw:id="id108">
            <draw:rect draw:style-name="gr425" draw:text-style-name="P66" draw:layer="layout" svg:width="0.75cm" svg:height="0.25cm" draw:transform="rotate (-1.5707963267949) translate (81.625cm 37.25cm)">
              <text:p/>
            </draw:rect>
            <draw:line draw:style-name="gr426" draw:text-style-name="P17" draw:layer="layout" svg:x1="81.5cm" svg:y1="37cm" svg:x2="81.5cm" svg:y2="37.25cm">
              <text:p/>
            </draw:line>
            <draw:line draw:style-name="gr427" draw:text-style-name="P17" draw:layer="layout" svg:x1="81.5cm" svg:y1="38cm" svg:x2="81.5cm" svg:y2="38.25cm">
              <text:p/>
            </draw:line>
          </draw:g>
          <draw:connector draw:style-name="gr220" draw:text-style-name="P25" draw:layer="layout" svg:x1="81.5cm" svg:y1="38.25cm" svg:x2="81.5cm" svg:y2="38.424cm" draw:start-shape="id108" draw:start-glue-point="2" draw:end-shape="id109" draw:end-glue-point="0" svg:d="M81500 38250v174" svg:viewBox="0 0 1 175">
            <text:p/>
          </draw:connector>
          <draw:frame draw:style-name="gr428" draw:text-style-name="P29" draw:layer="layout" svg:width="0.469cm" svg:height="0.497cm" svg:x="81.75cm" svg:y="37.377cm">
            <draw:text-box>
              <text:p text:style-name="P25"><text:span text:style-name="T8">10M</text:span><text:span text:style-name="T12">Ω</text:span></text:p>
            </draw:text-box>
          </draw:frame>
        </draw:g>
        <draw:connector draw:style-name="gr291" draw:text-style-name="P34" draw:layer="layout" svg:x1="58.5cm" svg:y1="21.5cm" svg:x2="61cm" svg:y2="21.5cm" draw:start-shape="id106" draw:start-glue-point="1" draw:end-shape="id74" draw:end-glue-point="3" svg:d="M58500 21500h2500" svg:viewBox="0 0 2501 1">
          <text:p/>
        </draw:connector>
        <draw:connector draw:style-name="gr291" draw:text-style-name="P34" draw:layer="layout" draw:line-skew="2.499cm 3.25cm" svg:x1="57.5cm" svg:y1="22.5cm" svg:x2="66cm" svg:y2="22.234cm" draw:start-shape="id106" draw:start-glue-point="2" draw:end-shape="id94" draw:end-glue-point="3" svg:d="M57500 22500v2500h8000v-2766h500" svg:viewBox="0 0 8501 2767">
          <text:p/>
        </draw:connector>
        <draw:custom-shape draw:style-name="gr429" draw:text-style-name="P35" draw:layer="layout" svg:width="19cm" svg:height="14cm" svg:x="51cm" svg:y="17cm">
          <text:p text:style-name="P25"><text:span text:style-name="T14">Configuração #1 da Bancada de Testes de Micro-ondas</text:span></text:p>
          <draw:enhanced-geometry svg:viewBox="0 0 21600 21600" draw:type="rectangle" draw:enhanced-path="M 0 0 L 21600 0 21600 21600 0 21600 0 0 Z N"/>
        </draw:custom-shape>
        <draw:custom-shape draw:style-name="gr430" draw:text-style-name="P35" draw:layer="layout" svg:width="23cm" svg:height="14cm" svg:x="71cm" svg:y="17cm">
          <text:p text:style-name="P15"><text:span text:style-name="T14">Configuração #2 da Bancada de Testes de Micro-ondas</text:span></text:p>
          <draw:enhanced-geometry svg:viewBox="0 0 21600 21600" draw:type="rectangle" draw:enhanced-path="M 0 0 L 21600 0 21600 21600 0 21600 0 0 Z N"/>
        </draw:custom-shape>
        <draw:custom-shape draw:style-name="gr431" draw:text-style-name="P35" draw:layer="layout" svg:width="33cm" svg:height="14cm" svg:x="51cm" svg:y="31.95cm">
          <text:p text:style-name="P15"><text:span text:style-name="T14">Configuração #3 da Bancada de Testes de Micro-ondas</text:span></text:p>
          <draw:enhanced-geometry svg:viewBox="0 0 21600 21600" draw:type="rectangle" draw:enhanced-path="M 0 0 L 21600 0 21600 21600 0 21600 0 0 Z N"/>
        </draw:custom-shape>
        <draw:connector draw:style-name="gr291" draw:text-style-name="P34" draw:layer="layout" svg:x1="53.5cm" svg:y1="21.8cm" svg:x2="56.5cm" svg:y2="21.5cm" draw:start-shape="id104" draw:start-glue-point="4" draw:end-shape="id106" draw:end-glue-point="3" svg:d="M53500 21800v-300h3000" svg:viewBox="0 0 3001 301">
          <text:p/>
        </draw:connector>
        <draw:frame draw:style-name="gr432" draw:text-style-name="P71" draw:layer="layout" svg:width="1cm" svg:height="0.394cm" svg:x="56.5cm" svg:y="21.75cm">
          <draw:text-box>
            <text:p text:style-name="P25"><text:span text:style-name="T27">-20 dB</text:span></text:p>
          </draw:text-box>
        </draw:frame>
        <draw:custom-shape draw:style-name="gr416" draw:text-style-name="P69" draw:layer="layout" svg:width="3cm" svg:height="5cm" svg:x="76cm" svg:y="19cm">
          <text:p text:style-name="P61"><text:span text:style-name="T5">HP11691D</text:span></text:p>
          <text:p text:style-name="P61"><text:span text:style-name="T5">DIRECTIONAL</text:span></text:p>
          <text:p text:style-name="P61"><text:span text:style-name="T5">COUPLER</text:span></text:p>
          <draw:enhanced-geometry svg:viewBox="0 0 21600 21600" draw:mirror-horizontal="false" draw:mirror-vertical="false" draw:type="rectangle" draw:enhanced-path="M 0 0 L 21600 0 21600 21600 0 21600 0 0 Z N"/>
        </draw:custom-shape>
        <draw:g draw:style-name="gr12" xml:id="id111" draw:id="id111">
          <draw:custom-shape draw:style-name="gr417" draw:text-style-name="P43" xml:id="id110" draw:id="id110" draw:layer="layout" svg:width="2cm" svg:height="2cm" svg:x="76.5cm" svg:y="20.5cm">
            <text:p/>
            <draw:enhanced-geometry svg:viewBox="0 0 21600 21600" draw:type="rectangle" draw:enhanced-path="M 0 0 L 21600 0 21600 21600 0 21600 0 0 Z N"/>
          </draw:custom-shape>
          <draw:connector draw:style-name="gr418" draw:text-style-name="P53" draw:layer="layout" draw:type="line" svg:x1="76.5cm" svg:y1="21.5cm" svg:x2="78.5cm" svg:y2="21.5cm" draw:start-shape="id110" draw:start-glue-point="3" draw:end-shape="id110" draw:end-glue-point="1" svg:d="M76500 21500h2000" svg:viewBox="0 0 2001 1">
            <text:p/>
          </draw:connector>
          <draw:path draw:style-name="gr419" draw:text-style-name="P53" draw:layer="layout" svg:width="0.999cm" svg:height="0.999cm" svg:x="76.5cm" svg:y="21.5cm" svg:viewBox="0 0 1000 1000" svg:d="M0 0c757 0 1000 0 1000 500 0 249 0 250 0 500">
            <text:p/>
          </draw:path>
          <draw:frame draw:style-name="gr432" draw:text-style-name="P71" draw:layer="layout" svg:width="1cm" svg:height="0.394cm" svg:x="76.5cm" svg:y="21.75cm">
            <draw:text-box>
              <text:p text:style-name="P25"><text:span text:style-name="T27">-20 dB</text:span></text:p>
            </draw:text-box>
          </draw:frame>
        </draw:g>
        <draw:connector draw:style-name="gr291" draw:text-style-name="P34" draw:layer="layout" svg:x1="73.5cm" svg:y1="21.8cm" svg:x2="76.5cm" svg:y2="21.5cm" draw:start-shape="id102" draw:start-glue-point="4" draw:end-shape="id111" draw:end-glue-point="3" svg:d="M73500 21800v-300h3000" svg:viewBox="0 0 3001 301">
          <text:p/>
        </draw:connector>
        <draw:connector draw:style-name="gr291" draw:text-style-name="P34" draw:layer="layout" svg:x1="77.5cm" svg:y1="22.5cm" svg:x2="80cm" svg:y2="27.5cm" draw:start-shape="id111" draw:start-glue-point="2" draw:end-shape="id112" draw:end-glue-point="3" svg:d="M77500 22500v5000h2500" svg:viewBox="0 0 2501 5001">
          <text:p/>
        </draw:connector>
        <draw:connector draw:style-name="gr291" draw:text-style-name="P34" draw:layer="layout" svg:x1="78.5cm" svg:y1="21.5cm" svg:x2="81cm" svg:y2="21.5cm" draw:start-shape="id111" draw:start-glue-point="1" draw:end-shape="id69" draw:end-glue-point="3" svg:d="M78500 21500h2500" svg:viewBox="0 0 2501 1">
          <text:p/>
        </draw:connector>
        <draw:custom-shape draw:style-name="gr416" draw:text-style-name="P69" draw:layer="layout" svg:width="3cm" svg:height="5cm" svg:x="56cm" svg:y="34cm">
          <text:p text:style-name="P61"><text:span text:style-name="T5">HP11691D</text:span></text:p>
          <text:p text:style-name="P61"><text:span text:style-name="T5">DIRECTIONAL</text:span></text:p>
          <text:p text:style-name="P61"><text:span text:style-name="T5">COUPLER</text:span></text:p>
          <draw:enhanced-geometry svg:viewBox="0 0 21600 21600" draw:mirror-horizontal="false" draw:mirror-vertical="false" draw:type="rectangle" draw:enhanced-path="M 0 0 L 21600 0 21600 21600 0 21600 0 0 Z N"/>
        </draw:custom-shape>
        <draw:g draw:style-name="gr12" xml:id="id114" draw:id="id114">
          <draw:custom-shape draw:style-name="gr417" draw:text-style-name="P43" xml:id="id113" draw:id="id113" draw:layer="layout" svg:width="2cm" svg:height="2cm" svg:x="56.5cm" svg:y="35.5cm">
            <text:p/>
            <draw:enhanced-geometry svg:viewBox="0 0 21600 21600" draw:type="rectangle" draw:enhanced-path="M 0 0 L 21600 0 21600 21600 0 21600 0 0 Z N"/>
          </draw:custom-shape>
          <draw:connector draw:style-name="gr418" draw:text-style-name="P53" draw:layer="layout" draw:type="line" svg:x1="56.5cm" svg:y1="36.5cm" svg:x2="58.5cm" svg:y2="36.5cm" draw:start-shape="id113" draw:start-glue-point="3" draw:end-shape="id113" draw:end-glue-point="1" svg:d="M56500 36500h2000" svg:viewBox="0 0 2001 1">
            <text:p/>
          </draw:connector>
          <draw:path draw:style-name="gr419" draw:text-style-name="P53" draw:layer="layout" svg:width="0.999cm" svg:height="0.999cm" svg:x="56.5cm" svg:y="36.5cm" svg:viewBox="0 0 1000 1000" svg:d="M0 0c757 0 1000 0 1000 500 0 249 0 250 0 500">
            <text:p/>
          </draw:path>
          <draw:frame draw:style-name="gr432" draw:text-style-name="P71" draw:layer="layout" svg:width="1cm" svg:height="0.394cm" svg:x="56.5cm" svg:y="36.75cm">
            <draw:text-box>
              <text:p text:style-name="P25"><text:span text:style-name="T27">-20 dB</text:span></text:p>
            </draw:text-box>
          </draw:frame>
        </draw:g>
        <draw:connector draw:style-name="gr220" draw:text-style-name="P25" draw:layer="layout" svg:x1="72.75cm" svg:y1="38cm" svg:x2="72.75cm" svg:y2="39.85cm" draw:start-shape="id79" draw:start-glue-point="2" draw:end-shape="id76" draw:end-glue-point="0" svg:d="M72750 38000v1850" svg:viewBox="0 0 1 1851">
          <text:p/>
        </draw:connector>
        <draw:connector draw:style-name="gr291" draw:text-style-name="P34" draw:layer="layout" svg:x1="53.5cm" svg:y1="36.8cm" svg:x2="56.5cm" svg:y2="36.5cm" draw:start-shape="id46" draw:start-glue-point="4" draw:end-shape="id114" draw:end-glue-point="3" svg:d="M53500 36800v-300h3000" svg:viewBox="0 0 3001 301">
          <text:p/>
        </draw:connector>
        <draw:connector draw:style-name="gr291" draw:text-style-name="P34" draw:layer="layout" svg:x1="57.5cm" svg:y1="37.5cm" svg:x2="60cm" svg:y2="42.5cm" draw:start-shape="id114" draw:start-glue-point="2" draw:end-shape="id115" draw:end-glue-point="3" svg:d="M57500 37500v5000h2500" svg:viewBox="0 0 2501 5001">
          <text:p/>
        </draw:connector>
        <draw:connector draw:style-name="gr291" draw:text-style-name="P34" draw:layer="layout" svg:x1="58.5cm" svg:y1="36.5cm" svg:x2="61cm" svg:y2="36.5cm" draw:start-shape="id114" draw:start-glue-point="1" draw:end-shape="id63" draw:end-glue-point="3" svg:d="M58500 36500h2500" svg:viewBox="0 0 2501 1">
          <text:p/>
        </draw:connector>
        <draw:g draw:style-name="gr12" xml:id="id115" draw:id="id115">
          <draw:custom-shape draw:style-name="gr433" draw:text-style-name="P33" xml:id="id116" draw:id="id116" draw:layer="layout" svg:width="3cm" svg:height="5cm" svg:x="60cm" svg:y="40cm">
            <text:p text:style-name="P32"><text:span text:style-name="T28">HP438B/</text:span><text:span text:style-name="T5">HP????</text:span></text:p>
            <text:p text:style-name="P32"><text:span text:style-name="T5">POWERMETER/ </text:span></text:p>
            <text:p text:style-name="P32"><text:span text:style-name="T5">PROBE</text:span></text:p>
            <draw:enhanced-geometry svg:viewBox="0 0 21600 21600" draw:mirror-horizontal="false" draw:mirror-vertical="false" draw:type="rectangle" draw:enhanced-path="M 0 0 L 21600 0 21600 21600 0 21600 0 0 Z N"/>
          </draw:custom-shape>
          <draw:circle draw:style-name="gr434" draw:text-style-name="P70" xml:id="id117" draw:id="id117" draw:layer="layout" svg:width="1cm" svg:height="1cm" svg:x="61cm" svg:y="42cm">
            <text:p text:style-name="P15"><text:span text:style-name="T26">W</text:span></text:p>
          </draw:circle>
          <draw:g draw:style-name="gr7" xml:id="id119" draw:id="id119">
            <draw:line draw:style-name="gr435" draw:text-style-name="P24" draw:layer="layout" svg:x1="61.5cm" svg:y1="44.674cm" svg:x2="61.5cm" svg:y2="44.424cm">
              <text:p/>
            </draw:line>
            <draw:line draw:style-name="gr436" draw:text-style-name="P24" draw:layer="layout" svg:x1="61.625cm" svg:y1="44.674cm" svg:x2="61.375cm" svg:y2="44.674cm">
              <text:p/>
            </draw:line>
            <draw:line draw:style-name="gr437" draw:text-style-name="P24" draw:layer="layout" svg:x1="61.5cm" svg:y1="44.799cm" svg:x2="61.625cm" svg:y2="44.674cm">
              <text:p/>
            </draw:line>
            <draw:line draw:style-name="gr438" draw:text-style-name="P24" draw:layer="layout" svg:x1="61.5cm" svg:y1="44.799cm" svg:x2="61.375cm" svg:y2="44.674cm">
              <text:p/>
            </draw:line>
          </draw:g>
          <draw:connector draw:style-name="gr220" draw:text-style-name="P25" draw:layer="layout" svg:x1="60cm" svg:y1="42.5cm" svg:x2="61cm" svg:y2="42.5cm" draw:start-shape="id116" draw:start-glue-point="3" draw:end-shape="id117" draw:end-glue-point="3" svg:d="M60000 42500h1000" svg:viewBox="0 0 1001 1">
            <text:p/>
          </draw:connector>
          <draw:g draw:style-name="gr7" xml:id="id118" draw:id="id118">
            <draw:rect draw:style-name="gr439" draw:text-style-name="P66" draw:layer="layout" svg:width="0.75cm" svg:height="0.25cm" draw:transform="rotate (-1.5707963267949) translate (61.625cm 43.25cm)">
              <text:p/>
            </draw:rect>
            <draw:line draw:style-name="gr440" draw:text-style-name="P17" draw:layer="layout" svg:x1="61.5cm" svg:y1="43cm" svg:x2="61.5cm" svg:y2="43.25cm">
              <text:p/>
            </draw:line>
            <draw:line draw:style-name="gr441" draw:text-style-name="P17" draw:layer="layout" svg:x1="61.5cm" svg:y1="44cm" svg:x2="61.5cm" svg:y2="44.25cm">
              <text:p/>
            </draw:line>
          </draw:g>
          <draw:connector draw:style-name="gr220" draw:text-style-name="P25" draw:layer="layout" svg:x1="61.5cm" svg:y1="44.25cm" svg:x2="61.5cm" svg:y2="44.424cm" draw:start-shape="id118" draw:start-glue-point="2" draw:end-shape="id119" draw:end-glue-point="0" svg:d="M61500 44250v174" svg:viewBox="0 0 1 175">
            <text:p/>
          </draw:connector>
          <draw:frame draw:style-name="gr442" draw:text-style-name="P29" draw:layer="layout" svg:width="0.418cm" svg:height="0.497cm" svg:x="61.75cm" svg:y="43.377cm">
            <draw:text-box>
              <text:p text:style-name="P25"><text:span text:style-name="T8">50</text:span><text:span text:style-name="T12">Ω</text:span></text:p>
            </draw:text-box>
          </draw:frame>
        </draw:g>
        <draw:g draw:style-name="gr12" xml:id="id112" draw:id="id112">
          <draw:custom-shape draw:style-name="gr443" draw:text-style-name="P33" xml:id="id120" draw:id="id120" draw:layer="layout" svg:width="3cm" svg:height="5cm" svg:x="80cm" svg:y="25cm">
            <text:p text:style-name="P32"><text:span text:style-name="T28">HP438B/</text:span><text:span text:style-name="T5">HP????</text:span></text:p>
            <text:p text:style-name="P32"><text:span text:style-name="T5">POWERMETER/ </text:span></text:p>
            <text:p text:style-name="P32"><text:span text:style-name="T5">PROBE</text:span></text:p>
            <draw:enhanced-geometry svg:viewBox="0 0 21600 21600" draw:mirror-horizontal="false" draw:mirror-vertical="false" draw:type="rectangle" draw:enhanced-path="M 0 0 L 21600 0 21600 21600 0 21600 0 0 Z N"/>
          </draw:custom-shape>
          <draw:circle draw:style-name="gr444" draw:text-style-name="P70" xml:id="id121" draw:id="id121" draw:layer="layout" svg:width="1cm" svg:height="1cm" svg:x="81cm" svg:y="27cm">
            <text:p text:style-name="P15"><text:span text:style-name="T26">W</text:span></text:p>
          </draw:circle>
          <draw:g draw:style-name="gr7" xml:id="id123" draw:id="id123">
            <draw:line draw:style-name="gr445" draw:text-style-name="P24" draw:layer="layout" svg:x1="81.5cm" svg:y1="29.674cm" svg:x2="81.5cm" svg:y2="29.424cm">
              <text:p/>
            </draw:line>
            <draw:line draw:style-name="gr446" draw:text-style-name="P24" draw:layer="layout" svg:x1="81.625cm" svg:y1="29.674cm" svg:x2="81.375cm" svg:y2="29.674cm">
              <text:p/>
            </draw:line>
            <draw:line draw:style-name="gr447" draw:text-style-name="P24" draw:layer="layout" svg:x1="81.5cm" svg:y1="29.799cm" svg:x2="81.625cm" svg:y2="29.674cm">
              <text:p/>
            </draw:line>
            <draw:line draw:style-name="gr448" draw:text-style-name="P24" draw:layer="layout" svg:x1="81.5cm" svg:y1="29.799cm" svg:x2="81.375cm" svg:y2="29.674cm">
              <text:p/>
            </draw:line>
          </draw:g>
          <draw:connector draw:style-name="gr220" draw:text-style-name="P25" draw:layer="layout" svg:x1="80cm" svg:y1="27.5cm" svg:x2="81cm" svg:y2="27.5cm" draw:start-shape="id120" draw:start-glue-point="3" draw:end-shape="id121" draw:end-glue-point="3" svg:d="M80000 27500h1000" svg:viewBox="0 0 1001 1">
            <text:p/>
          </draw:connector>
          <draw:g draw:style-name="gr7" xml:id="id122" draw:id="id122">
            <draw:rect draw:style-name="gr449" draw:text-style-name="P66" draw:layer="layout" svg:width="0.75cm" svg:height="0.25cm" draw:transform="rotate (-1.5707963267949) translate (81.625cm 28.25cm)">
              <text:p/>
            </draw:rect>
            <draw:line draw:style-name="gr450" draw:text-style-name="P17" draw:layer="layout" svg:x1="81.5cm" svg:y1="28cm" svg:x2="81.5cm" svg:y2="28.25cm">
              <text:p/>
            </draw:line>
            <draw:line draw:style-name="gr451" draw:text-style-name="P17" draw:layer="layout" svg:x1="81.5cm" svg:y1="29cm" svg:x2="81.5cm" svg:y2="29.25cm">
              <text:p/>
            </draw:line>
          </draw:g>
          <draw:connector draw:style-name="gr220" draw:text-style-name="P25" draw:layer="layout" svg:x1="81.5cm" svg:y1="29.25cm" svg:x2="81.5cm" svg:y2="29.424cm" draw:start-shape="id122" draw:start-glue-point="2" draw:end-shape="id123" draw:end-glue-point="0" svg:d="M81500 29250v174" svg:viewBox="0 0 1 175">
            <text:p/>
          </draw:connector>
          <draw:frame draw:style-name="gr442" draw:text-style-name="P29" draw:layer="layout" svg:width="0.418cm" svg:height="0.497cm" svg:x="81.75cm" svg:y="28.377cm">
            <draw:text-box>
              <text:p text:style-name="P25"><text:span text:style-name="T8">50</text:span><text:span text:style-name="T12">Ω</text:span></text:p>
            </draw:text-box>
          </draw:frame>
        </draw:g>
        <draw:custom-shape draw:style-name="gr452" draw:text-style-name="P72" draw:layer="layout" svg:width="20cm" svg:height="14cm" svg:x="51cm" svg:y="46.95cm">
          <text:p text:style-name="P15"><text:span text:style-name="T14">Divisores/Combinadores de Potência</text:span></text:p>
          <draw:enhanced-geometry svg:viewBox="0 0 21600 21600" draw:type="rectangle" draw:enhanced-path="M 0 0 L 21600 0 21600 21600 0 21600 0 0 Z N"/>
        </draw:custom-shape>
        <draw:g draw:style-name="gr7">
          <draw:rect draw:style-name="gr453" draw:text-style-name="P66" draw:layer="layout" svg:width="1.2cm" svg:height="0.5cm" draw:transform="rotate (-1.5707963267949) translate (55.5cm 55.65cm)">
            <text:p/>
          </draw:rect>
          <draw:line draw:style-name="gr454" draw:text-style-name="P17" draw:layer="layout" svg:x1="55.25cm" svg:y1="55.25cm" svg:x2="55.25cm" svg:y2="55.65cm">
            <text:p/>
          </draw:line>
          <draw:line draw:style-name="gr455" draw:text-style-name="P17" draw:layer="layout" svg:x1="55.25cm" svg:y1="56.85cm" svg:x2="55.25cm" svg:y2="57.25cm">
            <text:p/>
          </draw:line>
        </draw:g>
        <draw:g draw:style-name="gr12">
          <draw:custom-shape draw:style-name="gr456" draw:text-style-name="P20" draw:layer="layout" svg:width="0.5cm" svg:height="0.5cm" svg:x="56cm" svg:y="54.75cm">
            <text:p/>
            <draw:enhanced-geometry svg:viewBox="0 0 21600 21600" draw:mirror-horizontal="false" draw:mirror-vertical="false" draw:type="rectangle" draw:enhanced-path="M 0 0 L 21600 0 21600 21600 0 21600 0 0 Z N"/>
          </draw:custom-shape>
          <draw:line draw:style-name="gr457" draw:text-style-name="P21" draw:layer="layout" svg:x1="56cm" svg:y1="55cm" svg:x2="56.5cm" svg:y2="55cm">
            <text:p/>
          </draw:line>
          <draw:custom-shape draw:style-name="gr458" draw:text-style-name="P22" draw:layer="layout" svg:width="0.2cm" svg:height="0.2cm" svg:x="56.3cm" svg:y="54.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459" draw:text-style-name="P20" draw:layer="layout" svg:width="0.5cm" svg:height="0.5cm" svg:x="56cm" svg:y="57.25cm">
            <text:p/>
            <draw:enhanced-geometry svg:viewBox="0 0 21600 21600" draw:mirror-horizontal="false" draw:mirror-vertical="false" draw:type="rectangle" draw:enhanced-path="M 0 0 L 21600 0 21600 21600 0 21600 0 0 Z N"/>
          </draw:custom-shape>
          <draw:line draw:style-name="gr460" draw:text-style-name="P21" draw:layer="layout" svg:x1="56cm" svg:y1="57.5cm" svg:x2="56.5cm" svg:y2="57.5cm">
            <text:p/>
          </draw:line>
          <draw:custom-shape draw:style-name="gr461" draw:text-style-name="P22" draw:layer="layout" svg:width="0.2cm" svg:height="0.2cm" svg:x="56.3cm" svg:y="57.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462" draw:text-style-name="P20" draw:layer="layout" svg:width="0.5cm" svg:height="0.5cm" draw:transform="rotate (-3.14159265358979) translate (52.5cm 56.5cm)">
            <text:p/>
            <draw:enhanced-geometry svg:viewBox="0 0 21600 21600" draw:mirror-horizontal="false" draw:mirror-vertical="false" draw:type="rectangle" draw:enhanced-path="M 0 0 L 21600 0 21600 21600 0 21600 0 0 Z N"/>
          </draw:custom-shape>
          <draw:line draw:style-name="gr463" draw:text-style-name="P21" draw:layer="layout" svg:x1="52.5cm" svg:y1="56.25cm" svg:x2="52cm" svg:y2="56.25cm">
            <text:p/>
          </draw:line>
          <draw:custom-shape draw:style-name="gr464" draw:text-style-name="P22" draw:layer="layout" svg:width="0.2cm" svg:height="0.2cm" draw:transform="rotate (-3.14159265358979) translate (52.2cm 56.3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465" draw:text-style-name="P34" draw:layer="layout" svg:x1="52.75cm" svg:y1="56.25cm" svg:x2="52.5cm" svg:y2="56.25cm">
          <text:p/>
        </draw:line>
        <draw:g draw:style-name="gr12">
          <draw:custom-shape draw:style-name="gr466" draw:text-style-name="P20" draw:layer="layout" svg:width="0.5cm" svg:height="0.5cm" svg:x="55cm" svg:y="54.75cm">
            <text:p/>
            <draw:enhanced-geometry svg:viewBox="0 0 21600 21600" draw:mirror-horizontal="false" draw:mirror-vertical="false" draw:type="rectangle" draw:enhanced-path="M 0 0 L 21600 0 21600 21600 0 21600 0 0 Z N"/>
          </draw:custom-shape>
          <draw:line draw:style-name="gr467" draw:text-style-name="P21" draw:layer="layout" svg:x1="55.25cm" svg:y1="55.25cm" svg:x2="55.25cm" svg:y2="55cm">
            <text:p/>
          </draw:line>
          <draw:line draw:style-name="gr468" draw:text-style-name="P21" draw:layer="layout" svg:x1="55cm" svg:y1="55cm" svg:x2="55.5cm" svg:y2="55cm">
            <text:p/>
          </draw:line>
          <draw:custom-shape draw:style-name="gr469" draw:text-style-name="P23" draw:layer="layout" svg:width="0.2cm" svg:height="0.2cm" svg:x="55.15cm" svg:y="54.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470" draw:text-style-name="P20" draw:layer="layout" svg:width="0.5cm" svg:height="0.5cm" draw:transform="rotate (-3.14159265358979) translate (55.5cm 57.75cm)">
            <text:p/>
            <draw:enhanced-geometry svg:viewBox="0 0 21600 21600" draw:mirror-horizontal="false" draw:mirror-vertical="false" draw:type="rectangle" draw:enhanced-path="M 0 0 L 21600 0 21600 21600 0 21600 0 0 Z N"/>
          </draw:custom-shape>
          <draw:line draw:style-name="gr471" draw:text-style-name="P21" draw:layer="layout" svg:x1="55.25cm" svg:y1="57.25cm" svg:x2="55.25cm" svg:y2="57.5cm">
            <text:p/>
          </draw:line>
          <draw:line draw:style-name="gr472" draw:text-style-name="P21" draw:layer="layout" svg:x1="55.5cm" svg:y1="57.5cm" svg:x2="55cm" svg:y2="57.5cm">
            <text:p/>
          </draw:line>
          <draw:custom-shape draw:style-name="gr473" draw:text-style-name="P23" draw:layer="layout" svg:width="0.2cm" svg:height="0.2cm" draw:transform="rotate (-3.14159265358979) translate (55.35cm 57.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465" draw:text-style-name="P34" draw:layer="layout" svg:x1="56cm" svg:y1="55cm" svg:x2="54.75cm" svg:y2="55cm">
          <text:p/>
        </draw:line>
        <draw:line draw:style-name="gr465" draw:text-style-name="P34" draw:layer="layout" svg:x1="56cm" svg:y1="57.5cm" svg:x2="54.75cm" svg:y2="57.5cm">
          <text:p/>
        </draw:line>
        <draw:g draw:style-name="gr12">
          <draw:custom-shape draw:style-name="gr474" draw:text-style-name="P20" draw:layer="layout" svg:width="0.5cm" svg:height="0.5cm" draw:transform="rotate (-1.5707963267949) translate (53.25cm 56cm)">
            <text:p/>
            <draw:enhanced-geometry svg:viewBox="0 0 21600 21600" draw:mirror-horizontal="false" draw:mirror-vertical="false" draw:type="rectangle" draw:enhanced-path="M 0 0 L 21600 0 21600 21600 0 21600 0 0 Z N"/>
          </draw:custom-shape>
          <draw:line draw:style-name="gr475" draw:text-style-name="P21" draw:layer="layout" svg:x1="52.75cm" svg:y1="56.25cm" svg:x2="53cm" svg:y2="56.25cm">
            <text:p/>
          </draw:line>
          <draw:line draw:style-name="gr476" draw:text-style-name="P21" draw:layer="layout" svg:x1="53cm" svg:y1="56cm" svg:x2="53cm" svg:y2="56.5cm">
            <text:p/>
          </draw:line>
          <draw:custom-shape draw:style-name="gr477" draw:text-style-name="P23" draw:layer="layout" svg:width="0.2cm" svg:height="0.2cm" draw:transform="rotate (-1.5707963267949) translate (53.1cm 56.1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478" draw:text-style-name="P34" draw:layer="layout" svg:x1="53cm" svg:y1="56cm" svg:x2="54.75cm" svg:y2="55cm">
          <text:p/>
        </draw:line>
        <draw:line draw:style-name="gr478" draw:text-style-name="P34" draw:layer="layout" svg:x1="53cm" svg:y1="56.5cm" svg:x2="54.75cm" svg:y2="57.5cm">
          <text:p/>
        </draw:line>
        <draw:frame draw:style-name="gr442" draw:text-style-name="P73" draw:layer="layout" svg:width="0.418cm" svg:height="0.497cm" svg:x="56.582cm" svg:y="57.25cm">
          <draw:text-box>
            <text:p text:style-name="P25"><text:span text:style-name="T29">P3</text:span></text:p>
          </draw:text-box>
        </draw:frame>
        <draw:frame draw:style-name="gr442" draw:text-style-name="P73" draw:layer="layout" svg:width="0.418cm" svg:height="0.497cm" svg:x="56.582cm" svg:y="54.753cm">
          <draw:text-box>
            <text:p text:style-name="P25"><text:span text:style-name="T29">P2</text:span></text:p>
          </draw:text-box>
        </draw:frame>
        <draw:frame draw:style-name="gr442" draw:text-style-name="P75" draw:layer="layout" svg:width="0.418cm" svg:height="0.497cm" svg:x="51.5cm" svg:y="56.003cm">
          <draw:text-box>
            <text:p text:style-name="P74"><text:span text:style-name="T29">P1</text:span></text:p>
          </draw:text-box>
        </draw:frame>
        <draw:frame draw:style-name="gr479" draw:text-style-name="P25" draw:layer="layout" svg:width="0.904cm" svg:height="0.283cm" svg:x="52.846cm" svg:y="54.967cm">
          <draw:object xlink:href="./Object 1" xlink:type="simple" xlink:show="embed" xlink:actuate="onLoad">
            <loext:p/>
          </draw:object>
          <draw:image xlink:href="./ObjectReplacements/Object 1" xlink:type="simple" xlink:show="embed" xlink:actuate="onLoad"/>
        </draw:frame>
        <draw:frame draw:style-name="gr479" draw:text-style-name="P25" draw:layer="layout" svg:width="0.339cm" svg:height="0.267cm" svg:x="55.661cm" svg:y="56.117cm">
          <draw:object xlink:href="./Object 2" xlink:type="simple" xlink:show="embed" xlink:actuate="onLoad">
            <loext:p/>
          </draw:object>
          <draw:image xlink:href="./ObjectReplacements/Object 2" xlink:type="simple" xlink:show="embed" xlink:actuate="onLoad"/>
        </draw:frame>
        <draw:frame draw:style-name="gr479" draw:text-style-name="P25" draw:layer="layout" svg:width="0.904cm" svg:height="0.283cm" svg:x="52.846cm" svg:y="57.217cm">
          <draw:object xlink:href="./Object 3" xlink:type="simple" xlink:show="embed" xlink:actuate="onLoad">
            <loext:p/>
          </draw:object>
          <draw:image xlink:href="./ObjectReplacements/Object 3" xlink:type="simple" xlink:show="embed" xlink:actuate="onLoad"/>
        </draw:frame>
        <draw:g draw:style-name="gr12">
          <draw:custom-shape draw:style-name="gr480" draw:text-style-name="P20" draw:layer="layout" svg:width="0.5cm" svg:height="0.5cm" svg:x="62cm" svg:y="50.501cm">
            <text:p/>
            <draw:enhanced-geometry svg:viewBox="0 0 21600 21600" draw:mirror-horizontal="false" draw:mirror-vertical="false" draw:type="rectangle" draw:enhanced-path="M 0 0 L 21600 0 21600 21600 0 21600 0 0 Z N"/>
          </draw:custom-shape>
          <draw:line draw:style-name="gr481" draw:text-style-name="P21" draw:layer="layout" svg:x1="62cm" svg:y1="50.751cm" svg:x2="62.5cm" svg:y2="50.751cm">
            <text:p/>
          </draw:line>
          <draw:custom-shape draw:style-name="gr482" draw:text-style-name="P22" draw:layer="layout" svg:width="0.2cm" svg:height="0.2cm" svg:x="62.3cm" svg:y="50.65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483" draw:text-style-name="P20" draw:layer="layout" svg:width="0.5cm" svg:height="0.5cm" svg:x="62cm" svg:y="52.999cm">
            <text:p/>
            <draw:enhanced-geometry svg:viewBox="0 0 21600 21600" draw:mirror-horizontal="false" draw:mirror-vertical="false" draw:type="rectangle" draw:enhanced-path="M 0 0 L 21600 0 21600 21600 0 21600 0 0 Z N"/>
          </draw:custom-shape>
          <draw:line draw:style-name="gr484" draw:text-style-name="P21" draw:layer="layout" svg:x1="62cm" svg:y1="53.249cm" svg:x2="62.5cm" svg:y2="53.249cm">
            <text:p/>
          </draw:line>
          <draw:custom-shape draw:style-name="gr485" draw:text-style-name="P22" draw:layer="layout" svg:width="0.2cm" svg:height="0.2cm" svg:x="62.3cm" svg:y="53.14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frame draw:style-name="gr442" draw:text-style-name="P73" draw:layer="layout" svg:width="0.418cm" svg:height="0.497cm" svg:x="62.582cm" svg:y="53.001cm">
          <draw:text-box>
            <text:p text:style-name="P25"><text:span text:style-name="T29">P4</text:span></text:p>
          </draw:text-box>
        </draw:frame>
        <draw:frame draw:style-name="gr442" draw:text-style-name="P73" draw:layer="layout" svg:width="0.418cm" svg:height="0.497cm" svg:x="62.582cm" svg:y="50.503cm">
          <draw:text-box>
            <text:p text:style-name="P25"><text:span text:style-name="T29">P2</text:span></text:p>
          </draw:text-box>
        </draw:frame>
        <draw:g draw:style-name="gr12">
          <draw:custom-shape draw:style-name="gr486" draw:text-style-name="P20" draw:layer="layout" svg:width="0.5cm" svg:height="0.5cm" svg:x="58cm" svg:y="50.501cm">
            <text:p/>
            <draw:enhanced-geometry svg:viewBox="0 0 21600 21600" draw:mirror-horizontal="true" draw:mirror-vertical="false" draw:type="rectangle" draw:enhanced-path="M 0 0 L 21600 0 21600 21600 0 21600 0 0 Z N"/>
          </draw:custom-shape>
          <draw:line draw:style-name="gr487" draw:text-style-name="P21" draw:layer="layout" svg:x1="58.5cm" svg:y1="50.751cm" svg:x2="58cm" svg:y2="50.751cm">
            <text:p/>
          </draw:line>
          <draw:custom-shape draw:style-name="gr488" draw:text-style-name="P22" draw:layer="layout" svg:width="0.2cm" svg:height="0.2cm" svg:x="58cm" svg:y="50.651cm">
            <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g draw:style-name="gr12">
          <draw:custom-shape draw:style-name="gr489" draw:text-style-name="P20" draw:layer="layout" svg:width="0.5cm" svg:height="0.5cm" svg:x="58cm" svg:y="52.999cm">
            <text:p/>
            <draw:enhanced-geometry svg:viewBox="0 0 21600 21600" draw:mirror-horizontal="true" draw:mirror-vertical="false" draw:type="rectangle" draw:enhanced-path="M 0 0 L 21600 0 21600 21600 0 21600 0 0 Z N"/>
          </draw:custom-shape>
          <draw:line draw:style-name="gr490" draw:text-style-name="P21" draw:layer="layout" svg:x1="58.5cm" svg:y1="53.249cm" svg:x2="58cm" svg:y2="53.249cm">
            <text:p/>
          </draw:line>
          <draw:custom-shape draw:style-name="gr491" draw:text-style-name="P22" draw:layer="layout" svg:width="0.2cm" svg:height="0.2cm" svg:x="58cm" svg:y="53.149cm">
            <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frame draw:style-name="gr442" draw:text-style-name="P73" draw:layer="layout" svg:width="0.418cm" svg:height="0.497cm" svg:x="57.582cm" svg:y="53.001cm">
          <draw:text-box>
            <text:p text:style-name="P25"><text:span text:style-name="T29">P3</text:span></text:p>
          </draw:text-box>
        </draw:frame>
        <draw:frame draw:style-name="gr442" draw:text-style-name="P73" draw:layer="layout" svg:width="0.418cm" svg:height="0.497cm" svg:x="57.582cm" svg:y="50.503cm">
          <draw:text-box>
            <text:p text:style-name="P25"><text:span text:style-name="T29">P1</text:span></text:p>
          </draw:text-box>
        </draw:frame>
        <draw:g draw:style-name="gr12">
          <draw:custom-shape draw:style-name="gr492" draw:text-style-name="P20" draw:layer="layout" svg:width="0.5cm" svg:height="0.5cm" svg:x="58.5cm" svg:y="50.501cm">
            <text:p/>
            <draw:enhanced-geometry svg:viewBox="0 0 21600 21600" draw:mirror-horizontal="false" draw:mirror-vertical="false" draw:type="rectangle" draw:enhanced-path="M 0 0 L 21600 0 21600 21600 0 21600 0 0 Z N"/>
          </draw:custom-shape>
          <draw:line draw:style-name="gr493" draw:text-style-name="P21" draw:layer="layout" svg:x1="58.75cm" svg:y1="51.001cm" svg:x2="58.75cm" svg:y2="50.751cm">
            <text:p/>
          </draw:line>
          <draw:line draw:style-name="gr494" draw:text-style-name="P21" draw:layer="layout" svg:x1="58.5cm" svg:y1="50.751cm" svg:x2="59cm" svg:y2="50.751cm">
            <text:p/>
          </draw:line>
          <draw:custom-shape draw:style-name="gr495" draw:text-style-name="P23" draw:layer="layout" svg:width="0.2cm" svg:height="0.2cm" svg:x="58.65cm" svg:y="50.65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496" draw:text-style-name="P20" draw:layer="layout" svg:width="0.5cm" svg:height="0.5cm" svg:x="61.5cm" svg:y="50.501cm">
            <text:p/>
            <draw:enhanced-geometry svg:viewBox="0 0 21600 21600" draw:mirror-horizontal="false" draw:mirror-vertical="false" draw:type="rectangle" draw:enhanced-path="M 0 0 L 21600 0 21600 21600 0 21600 0 0 Z N"/>
          </draw:custom-shape>
          <draw:line draw:style-name="gr497" draw:text-style-name="P21" draw:layer="layout" svg:x1="61.75cm" svg:y1="51.001cm" svg:x2="61.75cm" svg:y2="50.751cm">
            <text:p/>
          </draw:line>
          <draw:line draw:style-name="gr498" draw:text-style-name="P21" draw:layer="layout" svg:x1="61.5cm" svg:y1="50.751cm" svg:x2="62cm" svg:y2="50.751cm">
            <text:p/>
          </draw:line>
          <draw:custom-shape draw:style-name="gr499" draw:text-style-name="P23" draw:layer="layout" svg:width="0.2cm" svg:height="0.2cm" svg:x="61.65cm" svg:y="50.65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00" draw:text-style-name="P20" draw:layer="layout" svg:width="0.5cm" svg:height="0.5cm" svg:x="58.5cm" svg:y="52.999cm">
            <text:p/>
            <draw:enhanced-geometry svg:viewBox="0 0 21600 21600" draw:mirror-horizontal="false" draw:mirror-vertical="true" draw:type="rectangle" draw:enhanced-path="M 0 0 L 21600 0 21600 21600 0 21600 0 0 Z N"/>
          </draw:custom-shape>
          <draw:line draw:style-name="gr501" draw:text-style-name="P21" draw:layer="layout" svg:x1="58.75cm" svg:y1="52.999cm" svg:x2="58.75cm" svg:y2="53.249cm">
            <text:p/>
          </draw:line>
          <draw:line draw:style-name="gr502" draw:text-style-name="P21" draw:layer="layout" svg:x1="58.5cm" svg:y1="53.249cm" svg:x2="59cm" svg:y2="53.249cm">
            <text:p/>
          </draw:line>
          <draw:custom-shape draw:style-name="gr503" draw:text-style-name="P23" draw:layer="layout" svg:width="0.2cm" svg:height="0.2cm" svg:x="58.65cm" svg:y="53.149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04" draw:text-style-name="P20" draw:layer="layout" svg:width="0.5cm" svg:height="0.5cm" svg:x="61.5cm" svg:y="52.999cm">
            <text:p/>
            <draw:enhanced-geometry svg:viewBox="0 0 21600 21600" draw:mirror-horizontal="false" draw:mirror-vertical="true" draw:type="rectangle" draw:enhanced-path="M 0 0 L 21600 0 21600 21600 0 21600 0 0 Z N"/>
          </draw:custom-shape>
          <draw:line draw:style-name="gr505" draw:text-style-name="P21" draw:layer="layout" svg:x1="61.75cm" svg:y1="52.999cm" svg:x2="61.75cm" svg:y2="53.249cm">
            <text:p/>
          </draw:line>
          <draw:line draw:style-name="gr506" draw:text-style-name="P21" draw:layer="layout" svg:x1="61.5cm" svg:y1="53.249cm" svg:x2="62cm" svg:y2="53.249cm">
            <text:p/>
          </draw:line>
          <draw:custom-shape draw:style-name="gr507" draw:text-style-name="P23" draw:layer="layout" svg:width="0.2cm" svg:height="0.2cm" svg:x="61.65cm" svg:y="53.149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frame draw:style-name="gr479" draw:text-style-name="P25" draw:layer="layout" svg:width="0.904cm" svg:height="0.283cm" svg:x="62cm" svg:y="51.859cm">
          <draw:object xlink:href="./Object 4" xlink:type="simple" xlink:show="embed" xlink:actuate="onLoad">
            <loext:p/>
          </draw:object>
          <draw:image xlink:href="./ObjectReplacements/Object 4" xlink:type="simple" xlink:show="embed" xlink:actuate="onLoad"/>
        </draw:frame>
        <draw:frame draw:style-name="gr479" draw:text-style-name="P25" draw:layer="layout" svg:width="0.904cm" svg:height="0.283cm" svg:x="57.596cm" svg:y="51.859cm">
          <draw:object xlink:href="./Object 5" xlink:type="simple" xlink:show="embed" xlink:actuate="onLoad">
            <loext:p/>
          </draw:object>
          <draw:image xlink:href="./ObjectReplacements/Object 5" xlink:type="simple" xlink:show="embed" xlink:actuate="onLoad"/>
        </draw:frame>
        <draw:frame draw:style-name="gr479" draw:text-style-name="P25" draw:layer="layout" svg:width="0.904cm" svg:height="0.283cm" svg:x="59.75cm" svg:y="50.217cm">
          <draw:object xlink:href="./Object 6" xlink:type="simple" xlink:show="embed" xlink:actuate="onLoad">
            <loext:p/>
          </draw:object>
          <draw:image xlink:href="./ObjectReplacements/Object 6" xlink:type="simple" xlink:show="embed" xlink:actuate="onLoad"/>
        </draw:frame>
        <draw:frame draw:style-name="gr479" draw:text-style-name="P25" draw:layer="layout" svg:width="1.038cm" svg:height="0.283cm" svg:x="59.75cm" svg:y="53.55cm">
          <draw:object xlink:href="./Object 7" xlink:type="simple" xlink:show="embed" xlink:actuate="onLoad">
            <loext:p/>
          </draw:object>
          <draw:image xlink:href="./ObjectReplacements/Object 7" xlink:type="simple" xlink:show="embed" xlink:actuate="onLoad"/>
        </draw:frame>
        <draw:line draw:style-name="gr478" draw:text-style-name="P34" draw:layer="layout" svg:x1="58.75cm" svg:y1="51.001cm" svg:x2="58.75cm" svg:y2="52.999cm">
          <text:p/>
        </draw:line>
        <draw:line draw:style-name="gr478" draw:text-style-name="P34" draw:layer="layout" svg:x1="61.75cm" svg:y1="51.001cm" svg:x2="61.75cm" svg:y2="52.999cm">
          <text:p/>
        </draw:line>
        <draw:line draw:style-name="gr478" draw:text-style-name="P34" draw:layer="layout" svg:x1="59cm" svg:y1="53.25cm" svg:x2="61.5cm" svg:y2="53.249cm">
          <text:p/>
        </draw:line>
        <draw:line draw:style-name="gr478" draw:text-style-name="P34" draw:layer="layout" svg:x1="59cm" svg:y1="50.751cm" svg:x2="61.5cm" svg:y2="50.75cm">
          <text:p/>
        </draw:line>
        <draw:g draw:style-name="gr12">
          <draw:custom-shape draw:style-name="gr508" draw:text-style-name="P20" draw:layer="layout" svg:width="0.5cm" svg:height="0.5cm" svg:x="62cm" svg:y="54.784cm">
            <text:p/>
            <draw:enhanced-geometry svg:viewBox="0 0 21600 21600" draw:mirror-horizontal="false" draw:mirror-vertical="false" draw:type="rectangle" draw:enhanced-path="M 0 0 L 21600 0 21600 21600 0 21600 0 0 Z N"/>
          </draw:custom-shape>
          <draw:line draw:style-name="gr509" draw:text-style-name="P21" draw:layer="layout" svg:x1="62cm" svg:y1="55.034cm" svg:x2="62.5cm" svg:y2="55.034cm">
            <text:p/>
          </draw:line>
          <draw:custom-shape draw:style-name="gr510" draw:text-style-name="P22" draw:layer="layout" svg:width="0.2cm" svg:height="0.2cm" svg:x="62.3cm" svg:y="54.93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11" draw:text-style-name="P20" draw:layer="layout" svg:width="0.5cm" svg:height="0.5cm" svg:x="62cm" svg:y="57.282cm">
            <text:p/>
            <draw:enhanced-geometry svg:viewBox="0 0 21600 21600" draw:mirror-horizontal="false" draw:mirror-vertical="false" draw:type="rectangle" draw:enhanced-path="M 0 0 L 21600 0 21600 21600 0 21600 0 0 Z N"/>
          </draw:custom-shape>
          <draw:line draw:style-name="gr512" draw:text-style-name="P21" draw:layer="layout" svg:x1="62cm" svg:y1="57.532cm" svg:x2="62.5cm" svg:y2="57.532cm">
            <text:p/>
          </draw:line>
          <draw:custom-shape draw:style-name="gr513" draw:text-style-name="P22" draw:layer="layout" svg:width="0.2cm" svg:height="0.2cm" svg:x="62.3cm" svg:y="57.43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frame draw:style-name="gr442" draw:text-style-name="P73" draw:layer="layout" svg:width="0.418cm" svg:height="0.497cm" svg:x="62.582cm" svg:y="57.284cm">
          <draw:text-box>
            <text:p text:style-name="P25"><text:span text:style-name="T29">P4</text:span></text:p>
          </draw:text-box>
        </draw:frame>
        <draw:frame draw:style-name="gr442" draw:text-style-name="P73" draw:layer="layout" svg:width="0.418cm" svg:height="0.497cm" svg:x="62.582cm" svg:y="54.786cm">
          <draw:text-box>
            <text:p text:style-name="P25"><text:span text:style-name="T29">P2</text:span></text:p>
          </draw:text-box>
        </draw:frame>
        <draw:g draw:style-name="gr12">
          <draw:custom-shape draw:style-name="gr514" draw:text-style-name="P20" draw:layer="layout" svg:width="0.5cm" svg:height="0.5cm" svg:x="58cm" svg:y="54.784cm">
            <text:p/>
            <draw:enhanced-geometry svg:viewBox="0 0 21600 21600" draw:mirror-horizontal="true" draw:mirror-vertical="false" draw:type="rectangle" draw:enhanced-path="M 0 0 L 21600 0 21600 21600 0 21600 0 0 Z N"/>
          </draw:custom-shape>
          <draw:line draw:style-name="gr515" draw:text-style-name="P21" draw:layer="layout" svg:x1="58.5cm" svg:y1="55.034cm" svg:x2="58cm" svg:y2="55.034cm">
            <text:p/>
          </draw:line>
          <draw:custom-shape draw:style-name="gr516" draw:text-style-name="P22" draw:layer="layout" svg:width="0.2cm" svg:height="0.2cm" svg:x="58cm" svg:y="54.934cm">
            <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17" draw:text-style-name="P20" draw:layer="layout" svg:width="0.5cm" svg:height="0.5cm" svg:x="58cm" svg:y="57.282cm">
            <text:p/>
            <draw:enhanced-geometry svg:viewBox="0 0 21600 21600" draw:mirror-horizontal="true" draw:mirror-vertical="false" draw:type="rectangle" draw:enhanced-path="M 0 0 L 21600 0 21600 21600 0 21600 0 0 Z N"/>
          </draw:custom-shape>
          <draw:line draw:style-name="gr518" draw:text-style-name="P21" draw:layer="layout" svg:x1="58.5cm" svg:y1="57.532cm" svg:x2="58cm" svg:y2="57.532cm">
            <text:p/>
          </draw:line>
          <draw:custom-shape draw:style-name="gr519" draw:text-style-name="P22" draw:layer="layout" svg:width="0.2cm" svg:height="0.2cm" svg:x="58cm" svg:y="57.432cm">
            <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frame draw:style-name="gr442" draw:text-style-name="P73" draw:layer="layout" svg:width="0.418cm" svg:height="0.497cm" svg:x="57.582cm" svg:y="57.284cm">
          <draw:text-box>
            <text:p text:style-name="P25"><text:span text:style-name="T29">P3</text:span></text:p>
          </draw:text-box>
        </draw:frame>
        <draw:frame draw:style-name="gr442" draw:text-style-name="P73" draw:layer="layout" svg:width="0.418cm" svg:height="0.497cm" svg:x="57.582cm" svg:y="54.786cm">
          <draw:text-box>
            <text:p text:style-name="P25"><text:span text:style-name="T29">P1</text:span></text:p>
          </draw:text-box>
        </draw:frame>
        <draw:g draw:style-name="gr12">
          <draw:custom-shape draw:style-name="gr520" draw:text-style-name="P20" draw:layer="layout" svg:width="0.5cm" svg:height="0.5cm" svg:x="58.5cm" svg:y="54.784cm">
            <text:p/>
            <draw:enhanced-geometry svg:viewBox="0 0 21600 21600" draw:mirror-horizontal="false" draw:mirror-vertical="false" draw:type="rectangle" draw:enhanced-path="M 0 0 L 21600 0 21600 21600 0 21600 0 0 Z N"/>
          </draw:custom-shape>
          <draw:line draw:style-name="gr521" draw:text-style-name="P21" draw:layer="layout" svg:x1="58.75cm" svg:y1="55.284cm" svg:x2="58.75cm" svg:y2="55.034cm">
            <text:p/>
          </draw:line>
          <draw:line draw:style-name="gr522" draw:text-style-name="P21" draw:layer="layout" svg:x1="58.5cm" svg:y1="55.034cm" svg:x2="59cm" svg:y2="55.034cm">
            <text:p/>
          </draw:line>
          <draw:custom-shape draw:style-name="gr523" draw:text-style-name="P23" draw:layer="layout" svg:width="0.2cm" svg:height="0.2cm" svg:x="58.65cm" svg:y="54.93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24" draw:text-style-name="P20" draw:layer="layout" svg:width="0.5cm" svg:height="0.5cm" svg:x="61.5cm" svg:y="54.784cm">
            <text:p/>
            <draw:enhanced-geometry svg:viewBox="0 0 21600 21600" draw:mirror-horizontal="false" draw:mirror-vertical="false" draw:type="rectangle" draw:enhanced-path="M 0 0 L 21600 0 21600 21600 0 21600 0 0 Z N"/>
          </draw:custom-shape>
          <draw:line draw:style-name="gr525" draw:text-style-name="P21" draw:layer="layout" svg:x1="61.75cm" svg:y1="55.284cm" svg:x2="61.75cm" svg:y2="55.034cm">
            <text:p/>
          </draw:line>
          <draw:line draw:style-name="gr526" draw:text-style-name="P21" draw:layer="layout" svg:x1="61.5cm" svg:y1="55.034cm" svg:x2="62cm" svg:y2="55.034cm">
            <text:p/>
          </draw:line>
          <draw:custom-shape draw:style-name="gr527" draw:text-style-name="P23" draw:layer="layout" svg:width="0.2cm" svg:height="0.2cm" svg:x="61.65cm" svg:y="54.93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28" draw:text-style-name="P20" draw:layer="layout" svg:width="0.5cm" svg:height="0.5cm" svg:x="58.5cm" svg:y="57.282cm">
            <text:p/>
            <draw:enhanced-geometry svg:viewBox="0 0 21600 21600" draw:mirror-horizontal="false" draw:mirror-vertical="true" draw:type="rectangle" draw:enhanced-path="M 0 0 L 21600 0 21600 21600 0 21600 0 0 Z N"/>
          </draw:custom-shape>
          <draw:line draw:style-name="gr529" draw:text-style-name="P21" draw:layer="layout" svg:x1="58.75cm" svg:y1="57.282cm" svg:x2="58.75cm" svg:y2="57.532cm">
            <text:p/>
          </draw:line>
          <draw:line draw:style-name="gr530" draw:text-style-name="P21" draw:layer="layout" svg:x1="58.5cm" svg:y1="57.532cm" svg:x2="59cm" svg:y2="57.532cm">
            <text:p/>
          </draw:line>
          <draw:custom-shape draw:style-name="gr531" draw:text-style-name="P23" draw:layer="layout" svg:width="0.2cm" svg:height="0.2cm" svg:x="58.65cm" svg:y="57.432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32" draw:text-style-name="P20" draw:layer="layout" svg:width="0.5cm" svg:height="0.5cm" svg:x="61.5cm" svg:y="57.282cm">
            <text:p/>
            <draw:enhanced-geometry svg:viewBox="0 0 21600 21600" draw:mirror-horizontal="false" draw:mirror-vertical="true" draw:type="rectangle" draw:enhanced-path="M 0 0 L 21600 0 21600 21600 0 21600 0 0 Z N"/>
          </draw:custom-shape>
          <draw:line draw:style-name="gr533" draw:text-style-name="P21" draw:layer="layout" svg:x1="61.75cm" svg:y1="57.282cm" svg:x2="61.75cm" svg:y2="57.532cm">
            <text:p/>
          </draw:line>
          <draw:line draw:style-name="gr534" draw:text-style-name="P21" draw:layer="layout" svg:x1="61.5cm" svg:y1="57.532cm" svg:x2="62cm" svg:y2="57.532cm">
            <text:p/>
          </draw:line>
          <draw:custom-shape draw:style-name="gr535" draw:text-style-name="P23" draw:layer="layout" svg:width="0.2cm" svg:height="0.2cm" svg:x="61.65cm" svg:y="57.432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frame draw:style-name="gr479" draw:text-style-name="P25" draw:layer="layout" svg:width="0.641cm" svg:height="0.267cm" svg:x="62cm" svg:y="56.15cm">
          <draw:object xlink:href="./Object 8" xlink:type="simple" xlink:show="embed" xlink:actuate="onLoad">
            <loext:p/>
          </draw:object>
          <draw:image xlink:href="./ObjectReplacements/Object 8" xlink:type="simple" xlink:show="embed" xlink:actuate="onLoad"/>
        </draw:frame>
        <draw:frame draw:style-name="gr479" draw:text-style-name="P25" draw:layer="layout" svg:width="0.641cm" svg:height="0.267cm" svg:x="57.859cm" svg:y="56.15cm">
          <draw:object xlink:href="./Object 9" xlink:type="simple" xlink:show="embed" xlink:actuate="onLoad">
            <loext:p/>
          </draw:object>
          <draw:image xlink:href="./ObjectReplacements/Object 9" xlink:type="simple" xlink:show="embed" xlink:actuate="onLoad"/>
        </draw:frame>
        <draw:frame draw:style-name="gr479" draw:text-style-name="P25" draw:layer="layout" svg:width="0.976cm" svg:height="0.283cm" svg:x="59.75cm" svg:y="54.5cm">
          <draw:object xlink:href="./Object 10" xlink:type="simple" xlink:show="embed" xlink:actuate="onLoad">
            <loext:p/>
          </draw:object>
          <draw:image xlink:href="./ObjectReplacements/Object 10" xlink:type="simple" xlink:show="embed" xlink:actuate="onLoad"/>
        </draw:frame>
        <draw:frame draw:style-name="gr479" draw:text-style-name="P25" draw:layer="layout" svg:width="0.976cm" svg:height="0.283cm" svg:x="59.75cm" svg:y="57.833cm">
          <draw:object xlink:href="./Object 11" xlink:type="simple" xlink:show="embed" xlink:actuate="onLoad">
            <loext:p/>
          </draw:object>
          <draw:image xlink:href="./ObjectReplacements/Object 11" xlink:type="simple" xlink:show="embed" xlink:actuate="onLoad"/>
        </draw:frame>
        <draw:line draw:style-name="gr478" draw:text-style-name="P34" draw:layer="layout" svg:x1="58.75cm" svg:y1="55.284cm" svg:x2="58.75cm" svg:y2="57.282cm">
          <text:p/>
        </draw:line>
        <draw:line draw:style-name="gr478" draw:text-style-name="P34" draw:layer="layout" svg:x1="61.75cm" svg:y1="55.284cm" svg:x2="61.75cm" svg:y2="57.282cm">
          <text:p/>
        </draw:line>
        <draw:line draw:style-name="gr536" draw:text-style-name="P34" draw:layer="layout" svg:x1="59cm" svg:y1="57.533cm" svg:x2="61.5cm" svg:y2="57.532cm">
          <text:p/>
        </draw:line>
        <draw:line draw:style-name="gr536" draw:text-style-name="P34" draw:layer="layout" svg:x1="59cm" svg:y1="55.034cm" svg:x2="61.5cm" svg:y2="55.033cm">
          <text:p/>
        </draw:line>
        <draw:g draw:style-name="gr12">
          <draw:custom-shape draw:style-name="gr537" draw:text-style-name="P20" draw:layer="layout" svg:width="0.5cm" svg:height="0.5cm" svg:x="56cm" svg:y="50.5cm">
            <text:p/>
            <draw:enhanced-geometry svg:viewBox="0 0 21600 21600" draw:mirror-horizontal="false" draw:mirror-vertical="false" draw:type="rectangle" draw:enhanced-path="M 0 0 L 21600 0 21600 21600 0 21600 0 0 Z N"/>
          </draw:custom-shape>
          <draw:line draw:style-name="gr538" draw:text-style-name="P21" draw:layer="layout" svg:x1="56cm" svg:y1="50.75cm" svg:x2="56.5cm" svg:y2="50.75cm">
            <text:p/>
          </draw:line>
          <draw:custom-shape draw:style-name="gr539" draw:text-style-name="P22" draw:layer="layout" svg:width="0.2cm" svg:height="0.2cm" svg:x="56.3cm" svg:y="50.6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40" draw:text-style-name="P20" draw:layer="layout" svg:width="0.5cm" svg:height="0.5cm" svg:x="56cm" svg:y="53cm">
            <text:p/>
            <draw:enhanced-geometry svg:viewBox="0 0 21600 21600" draw:mirror-horizontal="false" draw:mirror-vertical="false" draw:type="rectangle" draw:enhanced-path="M 0 0 L 21600 0 21600 21600 0 21600 0 0 Z N"/>
          </draw:custom-shape>
          <draw:line draw:style-name="gr541" draw:text-style-name="P21" draw:layer="layout" svg:x1="56cm" svg:y1="53.25cm" svg:x2="56.5cm" svg:y2="53.25cm">
            <text:p/>
          </draw:line>
          <draw:custom-shape draw:style-name="gr542" draw:text-style-name="P22" draw:layer="layout" svg:width="0.2cm" svg:height="0.2cm" svg:x="56.3cm" svg:y="53.1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43" draw:text-style-name="P20" draw:layer="layout" svg:width="0.5cm" svg:height="0.5cm" draw:transform="rotate (-3.14159265358979) translate (52.5cm 52.25cm)">
            <text:p/>
            <draw:enhanced-geometry svg:viewBox="0 0 21600 21600" draw:mirror-horizontal="false" draw:mirror-vertical="false" draw:type="rectangle" draw:enhanced-path="M 0 0 L 21600 0 21600 21600 0 21600 0 0 Z N"/>
          </draw:custom-shape>
          <draw:line draw:style-name="gr544" draw:text-style-name="P21" draw:layer="layout" svg:x1="52.5cm" svg:y1="52cm" svg:x2="52cm" svg:y2="52cm">
            <text:p/>
          </draw:line>
          <draw:custom-shape draw:style-name="gr545" draw:text-style-name="P22" draw:layer="layout" svg:width="0.2cm" svg:height="0.2cm" draw:transform="rotate (-3.14159265358979) translate (52.2cm 52.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46" draw:text-style-name="P20" draw:layer="layout" svg:width="0.5cm" svg:height="0.5cm" draw:transform="rotate (-1.5707963267949) translate (54.75cm 51.75cm)">
            <text:p/>
            <draw:enhanced-geometry svg:viewBox="0 0 21600 21600" draw:mirror-horizontal="false" draw:mirror-vertical="false" draw:type="rectangle" draw:enhanced-path="M 0 0 L 21600 0 21600 21600 0 21600 0 0 Z N"/>
          </draw:custom-shape>
          <draw:line draw:style-name="gr547" draw:text-style-name="P21" draw:layer="layout" svg:x1="54.25cm" svg:y1="52cm" svg:x2="54.5cm" svg:y2="52cm">
            <text:p/>
          </draw:line>
          <draw:line draw:style-name="gr548" draw:text-style-name="P21" draw:layer="layout" svg:x1="54.5cm" svg:y1="51.75cm" svg:x2="54.5cm" svg:y2="52.25cm">
            <text:p/>
          </draw:line>
          <draw:custom-shape draw:style-name="gr549" draw:text-style-name="P23" draw:layer="layout" svg:width="0.2cm" svg:height="0.2cm" draw:transform="rotate (-1.5707963267949) translate (54.6cm 51.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478" draw:text-style-name="P34" draw:layer="layout" svg:x1="54.5cm" svg:y1="51.75cm" svg:x2="56cm" svg:y2="50.75cm">
          <text:p/>
        </draw:line>
        <draw:line draw:style-name="gr478" draw:text-style-name="P34" draw:layer="layout" svg:x1="54.5cm" svg:y1="52.25cm" svg:x2="56cm" svg:y2="53.25cm">
          <text:p/>
        </draw:line>
        <draw:frame draw:style-name="gr442" draw:text-style-name="P73" draw:layer="layout" svg:width="0.418cm" svg:height="0.497cm" svg:x="56.582cm" svg:y="53cm">
          <draw:text-box>
            <text:p text:style-name="P25"><text:span text:style-name="T29">P3</text:span></text:p>
          </draw:text-box>
        </draw:frame>
        <draw:frame draw:style-name="gr442" draw:text-style-name="P73" draw:layer="layout" svg:width="0.418cm" svg:height="0.497cm" svg:x="56.582cm" svg:y="50.503cm">
          <draw:text-box>
            <text:p text:style-name="P25"><text:span text:style-name="T29">P2</text:span></text:p>
          </draw:text-box>
        </draw:frame>
        <draw:frame draw:style-name="gr442" draw:text-style-name="P75" draw:layer="layout" svg:width="0.418cm" svg:height="0.497cm" svg:x="51.5cm" svg:y="51.753cm">
          <draw:text-box>
            <text:p text:style-name="P74"><text:span text:style-name="T29">P1</text:span></text:p>
          </draw:text-box>
        </draw:frame>
        <draw:frame draw:style-name="gr479" draw:text-style-name="P25" draw:layer="layout" svg:width="0.209cm" svg:height="0.267cm" svg:x="54.85cm" svg:y="50.833cm">
          <draw:object xlink:href="./Object 13" xlink:type="simple" xlink:show="embed" xlink:actuate="onLoad">
            <loext:p/>
          </draw:object>
          <draw:image xlink:href="./ObjectReplacements/Object 13" xlink:type="simple" xlink:show="embed" xlink:actuate="onLoad"/>
        </draw:frame>
        <draw:frame draw:style-name="gr479" draw:text-style-name="P25" draw:layer="layout" svg:width="0.209cm" svg:height="0.267cm" svg:x="54.851cm" svg:y="52.883cm">
          <draw:object xlink:href="./Object 12" xlink:type="simple" xlink:show="embed" xlink:actuate="onLoad">
            <loext:p/>
          </draw:object>
          <draw:image xlink:href="./ObjectReplacements/Object 12" xlink:type="simple" xlink:show="embed" xlink:actuate="onLoad"/>
        </draw:frame>
        <draw:frame draw:style-name="gr479" draw:text-style-name="P25" draw:layer="layout" svg:width="0.209cm" svg:height="0.267cm" svg:x="53.291cm" svg:y="51.55cm">
          <draw:object xlink:href="./Object 14" xlink:type="simple" xlink:show="embed" xlink:actuate="onLoad">
            <loext:p/>
          </draw:object>
          <draw:image xlink:href="./ObjectReplacements/Object 14" xlink:type="simple" xlink:show="embed" xlink:actuate="onLoad"/>
        </draw:frame>
        <draw:line draw:style-name="gr478" draw:text-style-name="P34" draw:layer="layout" svg:x1="54.25cm" svg:y1="52cm" svg:x2="52.5cm" svg:y2="52cm">
          <text:p/>
        </draw:line>
        <draw:g draw:style-name="gr7">
          <draw:rect draw:style-name="gr550" draw:text-style-name="P66" draw:layer="layout" svg:width="0.78cm" svg:height="0.25cm" draw:transform="rotate (-1.5707963267949) translate (68.375cm 51.86cm)">
            <text:p/>
          </draw:rect>
          <draw:line draw:style-name="gr551" draw:text-style-name="P17" draw:layer="layout" svg:x1="68.25cm" svg:y1="51.6cm" svg:x2="68.25cm" svg:y2="51.86cm">
            <text:p/>
          </draw:line>
          <draw:line draw:style-name="gr552" draw:text-style-name="P17" draw:layer="layout" svg:x1="68.25cm" svg:y1="52.64cm" svg:x2="68.25cm" svg:y2="52.9cm">
            <text:p/>
          </draw:line>
        </draw:g>
        <draw:g draw:style-name="gr12">
          <draw:custom-shape draw:style-name="gr553" draw:text-style-name="P20" draw:layer="layout" svg:width="0.5cm" svg:height="0.5cm" svg:x="68.5cm" svg:y="51.35cm">
            <text:p/>
            <draw:enhanced-geometry svg:viewBox="0 0 21600 21600" draw:mirror-horizontal="false" draw:mirror-vertical="false" draw:type="rectangle" draw:enhanced-path="M 0 0 L 21600 0 21600 21600 0 21600 0 0 Z N"/>
          </draw:custom-shape>
          <draw:line draw:style-name="gr554" draw:text-style-name="P21" draw:layer="layout" svg:x1="68.5cm" svg:y1="51.6cm" svg:x2="69cm" svg:y2="51.6cm">
            <text:p/>
          </draw:line>
          <draw:custom-shape draw:style-name="gr555" draw:text-style-name="P22" draw:layer="layout" svg:width="0.2cm" svg:height="0.2cm" svg:x="68.8cm" svg:y="51.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56" draw:text-style-name="P20" draw:layer="layout" svg:width="0.5cm" svg:height="0.5cm" svg:x="68.5cm" svg:y="52.65cm">
            <text:p/>
            <draw:enhanced-geometry svg:viewBox="0 0 21600 21600" draw:mirror-horizontal="false" draw:mirror-vertical="false" draw:type="rectangle" draw:enhanced-path="M 0 0 L 21600 0 21600 21600 0 21600 0 0 Z N"/>
          </draw:custom-shape>
          <draw:line draw:style-name="gr557" draw:text-style-name="P21" draw:layer="layout" svg:x1="68.5cm" svg:y1="52.9cm" svg:x2="69cm" svg:y2="52.9cm">
            <text:p/>
          </draw:line>
          <draw:custom-shape draw:style-name="gr558" draw:text-style-name="P22" draw:layer="layout" svg:width="0.2cm" svg:height="0.2cm" svg:x="68.8cm" svg:y="52.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59" draw:text-style-name="P20" draw:layer="layout" svg:width="0.5cm" svg:height="0.5cm" draw:transform="rotate (-3.14159265358979) translate (65cm 52.5cm)">
            <text:p/>
            <draw:enhanced-geometry svg:viewBox="0 0 21600 21600" draw:mirror-horizontal="false" draw:mirror-vertical="false" draw:type="rectangle" draw:enhanced-path="M 0 0 L 21600 0 21600 21600 0 21600 0 0 Z N"/>
          </draw:custom-shape>
          <draw:line draw:style-name="gr560" draw:text-style-name="P21" draw:layer="layout" svg:x1="65cm" svg:y1="52.25cm" svg:x2="64.5cm" svg:y2="52.25cm">
            <text:p/>
          </draw:line>
          <draw:custom-shape draw:style-name="gr561" draw:text-style-name="P22" draw:layer="layout" svg:width="0.2cm" svg:height="0.2cm" draw:transform="rotate (-3.14159265358979) translate (64.7cm 52.3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frame draw:style-name="gr442" draw:text-style-name="P73" draw:layer="layout" svg:width="0.418cm" svg:height="0.497cm" svg:x="69.082cm" svg:y="52.65cm">
          <draw:text-box>
            <text:p text:style-name="P25"><text:span text:style-name="T29">P3</text:span></text:p>
          </draw:text-box>
        </draw:frame>
        <draw:frame draw:style-name="gr442" draw:text-style-name="P73" draw:layer="layout" svg:width="0.418cm" svg:height="0.497cm" svg:x="69.082cm" svg:y="51.353cm">
          <draw:text-box>
            <text:p text:style-name="P25"><text:span text:style-name="T29">P2</text:span></text:p>
          </draw:text-box>
        </draw:frame>
        <draw:frame draw:style-name="gr442" draw:text-style-name="P75" draw:layer="layout" svg:width="0.418cm" svg:height="0.497cm" svg:x="64.082cm" svg:y="52.003cm">
          <draw:text-box>
            <text:p text:style-name="P74"><text:span text:style-name="T29">P1</text:span></text:p>
          </draw:text-box>
        </draw:frame>
        <draw:frame draw:style-name="gr479" draw:text-style-name="P25" draw:layer="layout" svg:width="0.904cm" svg:height="0.283cm" svg:x="66cm" svg:y="51.1cm">
          <draw:object xlink:href="./Object 15" xlink:type="simple" xlink:show="embed" xlink:actuate="onLoad">
            <loext:p/>
          </draw:object>
          <draw:image xlink:href="./ObjectReplacements/Object 15" xlink:type="simple" xlink:show="embed" xlink:actuate="onLoad"/>
        </draw:frame>
        <draw:frame draw:style-name="gr479" draw:text-style-name="P25" draw:layer="layout" svg:width="0.339cm" svg:height="0.267cm" svg:x="68.561cm" svg:y="52.117cm">
          <draw:object xlink:href="./Object 16" xlink:type="simple" xlink:show="embed" xlink:actuate="onLoad">
            <loext:p/>
          </draw:object>
          <draw:image xlink:href="./ObjectReplacements/Object 16" xlink:type="simple" xlink:show="embed" xlink:actuate="onLoad"/>
        </draw:frame>
        <draw:frame draw:style-name="gr479" draw:text-style-name="P25" draw:layer="layout" svg:width="0.904cm" svg:height="0.283cm" svg:x="66cm" svg:y="53.117cm">
          <draw:object xlink:href="./Object 17" xlink:type="simple" xlink:show="embed" xlink:actuate="onLoad">
            <loext:p/>
          </draw:object>
          <draw:image xlink:href="./ObjectReplacements/Object 17" xlink:type="simple" xlink:show="embed" xlink:actuate="onLoad"/>
        </draw:frame>
        <draw:g draw:style-name="gr12">
          <draw:custom-shape draw:style-name="gr562" draw:text-style-name="P20" draw:layer="layout" svg:width="0.5cm" svg:height="0.5cm" svg:x="67.7cm" svg:y="54.452cm">
            <text:p/>
            <draw:enhanced-geometry svg:viewBox="0 0 21600 21600" draw:mirror-horizontal="false" draw:mirror-vertical="false" draw:type="rectangle" draw:enhanced-path="M 0 0 L 21600 0 21600 21600 0 21600 0 0 Z N"/>
          </draw:custom-shape>
          <draw:line draw:style-name="gr563" draw:text-style-name="P21" draw:layer="layout" svg:x1="67.7cm" svg:y1="54.702cm" svg:x2="68.2cm" svg:y2="54.702cm">
            <text:p/>
          </draw:line>
          <draw:custom-shape draw:style-name="gr564" draw:text-style-name="P22" draw:layer="layout" svg:width="0.2cm" svg:height="0.2cm" svg:x="68cm" svg:y="54.60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65" draw:text-style-name="P20" draw:layer="layout" svg:width="0.5cm" svg:height="0.5cm" svg:x="68.316cm" svg:y="56cm">
            <text:p/>
            <draw:enhanced-geometry svg:viewBox="0 0 21600 21600" draw:mirror-horizontal="false" draw:mirror-vertical="false" draw:type="rectangle" draw:enhanced-path="M 0 0 L 21600 0 21600 21600 0 21600 0 0 Z N"/>
          </draw:custom-shape>
          <draw:line draw:style-name="gr566" draw:text-style-name="P21" draw:layer="layout" svg:x1="68.316cm" svg:y1="56.25cm" svg:x2="68.816cm" svg:y2="56.25cm">
            <text:p/>
          </draw:line>
          <draw:custom-shape draw:style-name="gr567" draw:text-style-name="P22" draw:layer="layout" svg:width="0.2cm" svg:height="0.2cm" svg:x="68.616cm" svg:y="56.1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frame draw:style-name="gr442" draw:text-style-name="P73" draw:layer="layout" svg:width="0.418cm" svg:height="0.497cm" svg:x="68.898cm" svg:y="56.002cm">
          <draw:text-box>
            <text:p text:style-name="P25"><text:span text:style-name="T29">P4</text:span></text:p>
          </draw:text-box>
        </draw:frame>
        <draw:frame draw:style-name="gr442" draw:text-style-name="P73" draw:layer="layout" svg:width="0.418cm" svg:height="0.497cm" svg:x="68.282cm" svg:y="54.454cm">
          <draw:text-box>
            <text:p text:style-name="P25"><text:span text:style-name="T29">P3</text:span></text:p>
          </draw:text-box>
        </draw:frame>
        <draw:g draw:style-name="gr12">
          <draw:custom-shape draw:style-name="gr568" draw:text-style-name="P20" draw:layer="layout" svg:width="0.5cm" svg:height="0.5cm" svg:x="64.818cm" svg:y="54.452cm">
            <text:p/>
            <draw:enhanced-geometry svg:viewBox="0 0 21600 21600" draw:mirror-horizontal="true" draw:mirror-vertical="false" draw:type="rectangle" draw:enhanced-path="M 0 0 L 21600 0 21600 21600 0 21600 0 0 Z N"/>
          </draw:custom-shape>
          <draw:line draw:style-name="gr569" draw:text-style-name="P21" draw:layer="layout" svg:x1="65.318cm" svg:y1="54.702cm" svg:x2="64.818cm" svg:y2="54.702cm">
            <text:p/>
          </draw:line>
          <draw:custom-shape draw:style-name="gr570" draw:text-style-name="P22" draw:layer="layout" svg:width="0.2cm" svg:height="0.2cm" svg:x="64.818cm" svg:y="54.602cm">
            <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g draw:style-name="gr12">
          <draw:custom-shape draw:style-name="gr571" draw:text-style-name="P20" draw:layer="layout" svg:width="0.5cm" svg:height="0.5cm" svg:x="64.184cm" svg:y="56cm">
            <text:p/>
            <draw:enhanced-geometry svg:viewBox="0 0 21600 21600" draw:mirror-horizontal="true" draw:mirror-vertical="false" draw:type="rectangle" draw:enhanced-path="M 0 0 L 21600 0 21600 21600 0 21600 0 0 Z N"/>
          </draw:custom-shape>
          <draw:line draw:style-name="gr572" draw:text-style-name="P21" draw:layer="layout" svg:x1="64.684cm" svg:y1="56.25cm" svg:x2="64.184cm" svg:y2="56.25cm">
            <text:p/>
          </draw:line>
          <draw:custom-shape draw:style-name="gr573" draw:text-style-name="P22" draw:layer="layout" svg:width="0.2cm" svg:height="0.2cm" svg:x="64.184cm" svg:y="56.15cm">
            <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frame draw:style-name="gr442" draw:text-style-name="P73" draw:layer="layout" svg:width="0.418cm" svg:height="0.497cm" svg:x="63.75cm" svg:y="56.003cm">
          <draw:text-box>
            <text:p text:style-name="P25"><text:span text:style-name="T29">P1</text:span></text:p>
          </draw:text-box>
        </draw:frame>
        <draw:frame draw:style-name="gr442" draw:text-style-name="P73" draw:layer="layout" svg:width="0.418cm" svg:height="0.497cm" svg:x="64.4cm" svg:y="54.454cm">
          <draw:text-box>
            <text:p text:style-name="P25"><text:span text:style-name="T29">P2</text:span></text:p>
          </draw:text-box>
        </draw:frame>
        <draw:frame draw:style-name="gr479" draw:text-style-name="P25" draw:layer="layout" svg:width="0.904cm" svg:height="0.283cm" svg:x="66cm" svg:y="54.25cm">
          <draw:object xlink:href="./Object 18" xlink:type="simple" xlink:show="embed" xlink:actuate="onLoad">
            <loext:p/>
          </draw:object>
          <draw:image xlink:href="./ObjectReplacements/Object 18" xlink:type="simple" xlink:show="embed" xlink:actuate="onLoad"/>
        </draw:frame>
        <draw:line draw:style-name="gr478" draw:text-style-name="P34" draw:layer="layout" svg:x1="67.781cm" svg:y1="51.6cm" svg:x2="68.5cm" svg:y2="51.6cm">
          <text:p/>
        </draw:line>
        <draw:circle draw:style-name="gr574" draw:text-style-name="P25" draw:layer="layout" svg:width="3cm" svg:height="3cm" svg:x="65cm" svg:y="50.75cm" draw:kind="arc" draw:start-angle="23.66" draw:end-angle="336.72">
          <text:p/>
        </draw:circle>
        <draw:line draw:style-name="gr478" draw:text-style-name="P34" draw:layer="layout" svg:x1="67.782cm" svg:y1="52.9cm" svg:x2="68.501cm" svg:y2="52.9cm">
          <text:p/>
        </draw:line>
        <draw:custom-shape draw:style-name="gr575" draw:text-style-name="P34" draw:layer="layout" svg:width="3cm" svg:height="3cm" svg:x="65cm" svg:y="54.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8" draw:text-style-name="P34" draw:layer="layout" svg:x1="65.318cm" svg:y1="54.7cm" svg:x2="65.634cm" svg:y2="54.984cm">
          <text:p/>
        </draw:line>
        <draw:line draw:style-name="gr478" draw:text-style-name="P34" draw:layer="layout" svg:x1="64.668cm" svg:y1="56.251cm" svg:x2="64.984cm" svg:y2="56.251cm">
          <text:p/>
        </draw:line>
        <draw:line draw:style-name="gr478" draw:text-style-name="P34" draw:layer="layout" svg:x1="67.7cm" svg:y1="54.7cm" svg:x2="67.384cm" svg:y2="54.984cm">
          <text:p/>
        </draw:line>
        <draw:line draw:style-name="gr478" draw:text-style-name="P34" draw:layer="layout" svg:x1="68.316cm" svg:y1="56.25cm" svg:x2="68cm" svg:y2="56.25cm">
          <text:p/>
        </draw:line>
        <draw:frame draw:style-name="gr479" draw:text-style-name="P25" draw:layer="layout" svg:width="1.038cm" svg:height="0.283cm" svg:x="66cm" svg:y="57.967cm">
          <draw:object xlink:href="./Object 19" xlink:type="simple" xlink:show="embed" xlink:actuate="onLoad">
            <loext:p/>
          </draw:object>
          <draw:image xlink:href="./ObjectReplacements/Object 19" xlink:type="simple" xlink:show="embed" xlink:actuate="onLoad"/>
        </draw:frame>
        <draw:frame draw:style-name="gr479" draw:text-style-name="P25" draw:layer="layout" svg:width="0.904cm" svg:height="0.283cm" svg:x="68cm" svg:y="55.217cm">
          <draw:object xlink:href="./Object 20" xlink:type="simple" xlink:show="embed" xlink:actuate="onLoad">
            <loext:p/>
          </draw:object>
          <draw:image xlink:href="./ObjectReplacements/Object 20" xlink:type="simple" xlink:show="embed" xlink:actuate="onLoad"/>
        </draw:frame>
        <draw:frame draw:style-name="gr479" draw:text-style-name="P25" draw:layer="layout" svg:width="0.904cm" svg:height="0.283cm" svg:x="64.096cm" svg:y="55.217cm">
          <draw:object xlink:href="./Object 21" xlink:type="simple" xlink:show="embed" xlink:actuate="onLoad">
            <loext:p/>
          </draw:object>
          <draw:image xlink:href="./ObjectReplacements/Object 21" xlink:type="simple" xlink:show="embed" xlink:actuate="onLoad"/>
        </draw:frame>
        <draw:custom-shape draw:style-name="gr576" draw:text-style-name="P72" draw:layer="layout" svg:width="21cm" svg:height="14cm" svg:x="72cm" svg:y="46.95cm">
          <text:p text:style-name="P15"><text:span text:style-name="T14">Retificadores</text:span></text:p>
          <draw:enhanced-geometry svg:viewBox="0 0 21600 21600" draw:type="rectangle" draw:enhanced-path="M 0 0 L 21600 0 21600 21600 0 21600 0 0 Z N"/>
        </draw:custom-shape>
        <draw:g draw:style-name="gr12" xml:id="id125" draw:id="id125">
          <draw:custom-shape draw:style-name="gr577" draw:text-style-name="P20" draw:layer="layout" svg:width="0.5cm" svg:height="0.501cm" svg:x="77.25cm" svg:y="49.249cm">
            <text:p/>
            <draw:enhanced-geometry svg:viewBox="0 0 21600 21600" draw:mirror-horizontal="false" draw:mirror-vertical="false" draw:type="rectangle" draw:enhanced-path="M 0 0 L 21600 0 21600 21600 0 21600 0 0 Z N"/>
          </draw:custom-shape>
          <draw:line draw:style-name="gr578" draw:text-style-name="P21" draw:layer="layout" svg:x1="77.5cm" svg:y1="49.75cm" svg:x2="77.5cm" svg:y2="49.549cm">
            <text:p/>
          </draw:line>
          <draw:line draw:style-name="gr579" draw:text-style-name="P21" draw:layer="layout" svg:x1="77.25cm" svg:y1="49.5cm" svg:x2="77.75cm" svg:y2="49.5cm">
            <text:p/>
          </draw:line>
          <draw:custom-shape draw:style-name="gr580" draw:text-style-name="P23" draw:layer="layout" svg:width="0.1cm" svg:height="0.1cm" svg:x="77.45cm" svg:y="49.44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style-name="gr7" xml:id="id129" draw:id="id129">
          <draw:line draw:style-name="gr581" draw:text-style-name="P17" draw:layer="layout" svg:x1="80cm" svg:y1="50.4cm" svg:x2="79cm" svg:y2="50.4cm">
            <text:p/>
          </draw:line>
          <draw:line draw:style-name="gr582" draw:text-style-name="P17" draw:layer="layout" svg:x1="80cm" svg:y1="50.6cm" svg:x2="79cm" svg:y2="50.6cm">
            <text:p/>
          </draw:line>
          <draw:line draw:style-name="gr583" draw:text-style-name="P17" draw:layer="layout" svg:x1="79.5cm" svg:y1="50.4cm" svg:x2="79.5cm" svg:y2="50cm">
            <text:p/>
          </draw:line>
          <draw:line draw:style-name="gr584" draw:text-style-name="P17" draw:layer="layout" svg:x1="79.5cm" svg:y1="50.6cm" svg:x2="79.5cm" svg:y2="51cm">
            <text:p/>
          </draw:line>
        </draw:g>
        <draw:g draw:style-name="gr7" xml:id="id131" draw:id="id131">
          <draw:line draw:style-name="gr585" draw:text-style-name="P24" draw:layer="layout" svg:x1="79.5cm" svg:y1="51.625cm" svg:x2="79.5cm" svg:y2="51.375cm">
            <text:p/>
          </draw:line>
          <draw:line draw:style-name="gr586" draw:text-style-name="P24" draw:layer="layout" svg:x1="79.625cm" svg:y1="51.625cm" svg:x2="79.375cm" svg:y2="51.625cm">
            <text:p/>
          </draw:line>
          <draw:line draw:style-name="gr587" draw:text-style-name="P24" draw:layer="layout" svg:x1="79.5cm" svg:y1="51.75cm" svg:x2="79.625cm" svg:y2="51.625cm">
            <text:p/>
          </draw:line>
          <draw:line draw:style-name="gr588" draw:text-style-name="P24" draw:layer="layout" svg:x1="79.5cm" svg:y1="51.75cm" svg:x2="79.375cm" svg:y2="51.625cm">
            <text:p/>
          </draw:line>
        </draw:g>
        <draw:g draw:style-name="gr7" xml:id="id124" draw:id="id124">
          <draw:line draw:style-name="gr589" draw:text-style-name="P17" draw:layer="layout" svg:x1="76.4cm" svg:y1="49cm" svg:x2="76.4cm" svg:y2="50cm">
            <text:p/>
          </draw:line>
          <draw:line draw:style-name="gr590" draw:text-style-name="P17" draw:layer="layout" svg:x1="76.6cm" svg:y1="49cm" svg:x2="76.6cm" svg:y2="50cm">
            <text:p/>
          </draw:line>
          <draw:line draw:style-name="gr591" draw:text-style-name="P17" draw:layer="layout" svg:x1="76.4cm" svg:y1="49.5cm" svg:x2="76cm" svg:y2="49.5cm">
            <text:p/>
          </draw:line>
          <draw:line draw:style-name="gr592" draw:text-style-name="P17" draw:layer="layout" svg:x1="76.6cm" svg:y1="49.5cm" svg:x2="77cm" svg:y2="49.5cm">
            <text:p/>
          </draw:line>
        </draw:g>
        <draw:connector draw:style-name="gr220" draw:text-style-name="P25" draw:layer="layout" svg:x1="77cm" svg:y1="49.5cm" svg:x2="77.25cm" svg:y2="49.499cm" draw:start-shape="id124" draw:start-glue-point="1" draw:end-shape="id125" draw:end-glue-point="3" svg:d="M77000 49500h125v-1h125" svg:viewBox="0 0 251 2">
          <text:p/>
        </draw:connector>
        <draw:connector draw:style-name="gr334" draw:text-style-name="P25" draw:layer="layout" svg:x1="78cm" svg:y1="49.5cm" svg:x2="77.75cm" svg:y2="49.499cm" draw:end-shape="id125" draw:end-glue-point="1" svg:d="M78000 49500h-124v-1h-126" svg:viewBox="0 0 251 2">
          <text:p/>
        </draw:connector>
        <draw:g draw:style-name="gr12" xml:id="id128" draw:id="id128">
          <draw:glue-point draw:id="4" svg:x="4.96cm" svg:y="-5cm"/>
          <draw:glue-point draw:id="5" svg:x="4.96cm" svg:y="5cm"/>
          <draw:glue-point draw:id="6" svg:x="-4.96cm" svg:y="-5cm" draw:escape-direction="down"/>
          <draw:glue-point draw:id="7" svg:x="-4.96cm" svg:y="5cm"/>
          <draw:glue-point draw:id="8" svg:x="-5cm" svg:y="5cm" draw:escape-direction="down"/>
          <draw:glue-point draw:id="9" svg:x="-4.96cm" svg:y="5cm" draw:escape-direction="down"/>
          <draw:glue-point draw:id="10" svg:x="-4.96cm" svg:y="5cm"/>
          <draw:glue-point draw:id="11" svg:x="-4.96cm" svg:y="3cm"/>
          <draw:glue-point draw:id="12" svg:x="-4.96cm" svg:y="5cm"/>
          <draw:glue-point draw:id="13" svg:x="-4.96cm" svg:y="5cm"/>
          <draw:glue-point draw:id="14" svg:x="-4.96cm" svg:y="5cm"/>
          <draw:glue-point draw:id="15" svg:x="-4.96cm" svg:y="5cm"/>
          <draw:glue-point draw:id="16" svg:x="-4.96cm" svg:y="3cm"/>
          <draw:glue-point draw:id="17" svg:x="-0.062cm" svg:y="0.5cm" draw:align="center"/>
          <draw:glue-point draw:id="18" svg:x="-4.96cm" svg:y="5cm"/>
          <draw:custom-shape draw:style-name="gr593" draw:text-style-name="P76" draw:layer="layout" svg:width="1cm" svg:height="1cm" draw:transform="rotate (-1.5707963267949) translate (78cm 50cm)">
            <text:p/>
            <draw:enhanced-geometry svg:viewBox="0 0 21600 21600" draw:type="rectangle" draw:enhanced-path="M 0 0 L 21600 0 21600 21600 0 21600 0 0 Z N"/>
          </draw:custom-shape>
          <draw:path draw:style-name="gr594" draw:text-style-name="P28" draw:layer="layout" svg:width="0.187cm" svg:height="0.247cm" draw:transform="rotate (-1.5707963267949) translate (77.75cm 50.206cm)" svg:viewBox="0 0 188 248" svg:d="M0 248c94-558 188 0 188 0">
            <text:p/>
          </draw:path>
          <draw:path draw:style-name="gr595" draw:text-style-name="P28" draw:layer="layout" svg:width="0.187cm" svg:height="0.247cm" draw:transform="rotate (-1.5707963267949) translate (77.748cm 50.407cm)" svg:viewBox="0 0 188 248" svg:d="M0 248c94-558 188 0 188 0">
            <text:p/>
          </draw:path>
          <draw:path draw:style-name="gr596" draw:text-style-name="P28" draw:layer="layout" svg:width="0.187cm" svg:height="0.247cm" draw:transform="rotate (-1.5707963267949) translate (77.75cm 50.607cm)" svg:viewBox="0 0 188 248" svg:d="M0 248c94-558 188 0 188 0">
            <text:p/>
          </draw:path>
          <draw:path draw:style-name="gr597" draw:text-style-name="P28" draw:layer="layout" svg:width="0.187cm" svg:height="0.247cm" draw:transform="rotate (-1.5707963267949) translate (77.75cm 50.809cm)" svg:viewBox="0 0 188 248" svg:d="M0 248c94-558 188 0 188 0">
            <text:p/>
          </draw:path>
          <draw:path draw:style-name="gr598" draw:text-style-name="P28" draw:layer="layout" svg:width="0.187cm" svg:height="0.247cm" draw:transform="rotate (-1.5707963267949) translate (77.748cm 50.004cm)" svg:viewBox="0 0 188 248" svg:d="M0 248c94-558 188 0 188 0">
            <text:p/>
          </draw:path>
        </draw:g>
        <draw:connector draw:style-name="gr220" draw:text-style-name="P25" draw:layer="layout" svg:x1="79.25cm" svg:y1="49.499cm" svg:x2="79cm" svg:y2="49.5cm" draw:start-shape="id126" draw:start-glue-point="3" svg:d="M79250 49499h-125v1h-125" svg:viewBox="0 0 251 2">
          <text:p/>
        </draw:connector>
        <draw:connector draw:style-name="gr220" draw:text-style-name="P25" draw:layer="layout" svg:x1="79.75cm" svg:y1="49.499cm" svg:x2="81cm" svg:y2="49.5cm" draw:start-shape="id126" draw:start-glue-point="1" draw:end-shape="id127" draw:end-glue-point="3" svg:d="M79750 49499h625v1h625" svg:viewBox="0 0 1251 2">
          <text:p/>
        </draw:connector>
        <draw:connector draw:style-name="gr220" draw:text-style-name="P25" draw:layer="layout" svg:x1="77.5cm" svg:y1="49.75cm" svg:x2="77.5cm" svg:y2="50cm" draw:start-shape="id125" draw:start-glue-point="2" draw:end-shape="id128" draw:end-glue-point="0" svg:d="M77500 49750v250" svg:viewBox="0 0 1 251">
          <text:p/>
        </draw:connector>
        <draw:g draw:style-name="gr12" xml:id="id126" draw:id="id126">
          <draw:custom-shape draw:style-name="gr599" draw:text-style-name="P20" draw:layer="layout" svg:width="0.5cm" svg:height="0.501cm" svg:x="79.25cm" svg:y="49.249cm">
            <text:p/>
            <draw:enhanced-geometry svg:viewBox="0 0 21600 21600" draw:mirror-horizontal="false" draw:mirror-vertical="false" draw:type="rectangle" draw:enhanced-path="M 0 0 L 21600 0 21600 21600 0 21600 0 0 Z N"/>
          </draw:custom-shape>
          <draw:line draw:style-name="gr600" draw:text-style-name="P21" draw:layer="layout" svg:x1="79.5cm" svg:y1="49.75cm" svg:x2="79.5cm" svg:y2="49.549cm">
            <text:p/>
          </draw:line>
          <draw:line draw:style-name="gr601" draw:text-style-name="P21" draw:layer="layout" svg:x1="79.25cm" svg:y1="49.5cm" svg:x2="79.75cm" svg:y2="49.5cm">
            <text:p/>
          </draw:line>
          <draw:custom-shape draw:style-name="gr602" draw:text-style-name="P23" draw:layer="layout" svg:width="0.1cm" svg:height="0.1cm" svg:x="79.45cm" svg:y="49.44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79.5cm" svg:y1="49.75cm" svg:x2="79.5cm" svg:y2="50cm" draw:start-shape="id126" draw:start-glue-point="2" draw:end-shape="id129" draw:end-glue-point="0" svg:d="M79500 49750v250" svg:viewBox="0 0 1 251">
          <text:p/>
        </draw:connector>
        <draw:g draw:style-name="gr12">
          <draw:custom-shape draw:style-name="gr603" draw:text-style-name="P76" draw:layer="layout" svg:width="1cm" svg:height="1cm" svg:x="78cm" svg:y="49cm">
            <text:p/>
            <draw:enhanced-geometry svg:viewBox="0 0 21600 21600" draw:type="rectangle" draw:enhanced-path="M 0 0 L 21600 0 21600 21600 0 21600 0 0 Z N"/>
          </draw:custom-shape>
          <draw:line draw:style-name="gr604" draw:text-style-name="P17" draw:layer="layout" svg:x1="79cm" svg:y1="49.5cm" svg:x2="78cm" svg:y2="49.5cm">
            <text:p/>
          </draw:line>
          <draw:g draw:style-name="gr7">
            <draw:polygon draw:style-name="gr260" draw:text-style-name="P46" draw:layer="layout" svg:width="0.374cm" svg:height="0.499cm" svg:x="78.25cm" svg:y="49.25cm" svg:viewBox="0 0 375 500" draw:points="0,0 0,500 375,250">
              <text:p/>
            </draw:polygon>
            <draw:polyline draw:style-name="gr605" draw:text-style-name="P17" draw:layer="layout" svg:width="0.499cm" svg:height="0.249cm" draw:transform="rotate (-1.5707963267949) translate (78.75cm 49.25cm)" svg:viewBox="0 0 500 250" draw:points="0,0 0,125 500,125 500,250">
              <text:p/>
            </draw:polyline>
          </draw:g>
        </draw:g>
        <draw:g draw:style-name="gr7" xml:id="id130" draw:id="id130">
          <draw:line draw:style-name="gr606" draw:text-style-name="P24" draw:layer="layout" svg:x1="77.5cm" svg:y1="51.625cm" svg:x2="77.5cm" svg:y2="51.375cm">
            <text:p/>
          </draw:line>
          <draw:line draw:style-name="gr607" draw:text-style-name="P24" draw:layer="layout" svg:x1="77.625cm" svg:y1="51.625cm" svg:x2="77.375cm" svg:y2="51.625cm">
            <text:p/>
          </draw:line>
          <draw:line draw:style-name="gr608" draw:text-style-name="P24" draw:layer="layout" svg:x1="77.5cm" svg:y1="51.75cm" svg:x2="77.625cm" svg:y2="51.625cm">
            <text:p/>
          </draw:line>
          <draw:line draw:style-name="gr609" draw:text-style-name="P24" draw:layer="layout" svg:x1="77.5cm" svg:y1="51.75cm" svg:x2="77.375cm" svg:y2="51.625cm">
            <text:p/>
          </draw:line>
        </draw:g>
        <draw:g draw:style-name="gr12" xml:id="id162" draw:id="id162">
          <draw:custom-shape draw:style-name="gr610" draw:text-style-name="P20" draw:layer="layout" svg:width="0.5cm" svg:height="0.5cm" svg:x="82.332cm" svg:y="49.25cm">
            <text:p/>
            <draw:enhanced-geometry svg:viewBox="0 0 21600 21600" draw:mirror-horizontal="false" draw:mirror-vertical="false" draw:type="rectangle" draw:enhanced-path="M 0 0 L 21600 0 21600 21600 0 21600 0 0 Z N"/>
          </draw:custom-shape>
          <draw:line draw:style-name="gr611" draw:text-style-name="P21" draw:layer="layout" svg:x1="82.332cm" svg:y1="49.5cm" svg:x2="82.832cm" svg:y2="49.5cm">
            <text:p/>
          </draw:line>
          <draw:custom-shape draw:style-name="gr612" draw:text-style-name="P22" draw:layer="layout" svg:width="0.2cm" svg:height="0.2cm" svg:x="82.632cm" svg:y="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613" draw:text-style-name="P20" draw:layer="layout" svg:width="0.5cm" svg:height="0.5cm" svg:x="73.5cm" svg:y="48.5cm">
            <text:p/>
            <draw:enhanced-geometry svg:viewBox="0 0 21600 21600" draw:mirror-horizontal="true" draw:mirror-vertical="false" draw:type="rectangle" draw:enhanced-path="M 0 0 L 21600 0 21600 21600 0 21600 0 0 Z N"/>
          </draw:custom-shape>
          <draw:line draw:style-name="gr614" draw:text-style-name="P21" draw:layer="layout" svg:x1="74cm" svg:y1="48.75cm" svg:x2="73.5cm" svg:y2="48.75cm">
            <text:p/>
          </draw:line>
          <draw:custom-shape draw:style-name="gr615" draw:text-style-name="P22" draw:layer="layout" svg:width="0.2cm" svg:height="0.2cm" svg:x="73.5cm" svg:y="48.65cm">
            <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77.5cm" svg:y1="51.375cm" svg:x2="77.5cm" svg:y2="51cm" draw:start-shape="id130" draw:start-glue-point="0" draw:end-shape="id128" draw:end-glue-point="2" svg:d="M77500 51375v-375" svg:viewBox="0 0 1 376">
          <text:p/>
        </draw:connector>
        <draw:connector draw:style-name="gr220" draw:text-style-name="P25" draw:layer="layout" svg:x1="79.5cm" svg:y1="51.375cm" svg:x2="79.5cm" svg:y2="51cm" draw:start-shape="id131" draw:start-glue-point="0" draw:end-shape="id129" draw:end-glue-point="2" svg:d="M79500 51375v-375" svg:viewBox="0 0 1 376">
          <text:p/>
        </draw:connector>
        <draw:g draw:style-name="gr12" xml:id="id133" draw:id="id133">
          <draw:custom-shape draw:style-name="gr616" draw:text-style-name="P20" draw:layer="layout" svg:width="0.5cm" svg:height="0.501cm" svg:x="77.25cm" svg:y="56.499cm">
            <text:p/>
            <draw:enhanced-geometry svg:viewBox="0 0 21600 21600" draw:mirror-horizontal="false" draw:mirror-vertical="false" draw:type="rectangle" draw:enhanced-path="M 0 0 L 21600 0 21600 21600 0 21600 0 0 Z N"/>
          </draw:custom-shape>
          <draw:line draw:style-name="gr617" draw:text-style-name="P21" draw:layer="layout" svg:x1="77.5cm" svg:y1="57cm" svg:x2="77.5cm" svg:y2="56.799cm">
            <text:p/>
          </draw:line>
          <draw:line draw:style-name="gr618" draw:text-style-name="P21" draw:layer="layout" svg:x1="77.25cm" svg:y1="56.75cm" svg:x2="77.75cm" svg:y2="56.75cm">
            <text:p/>
          </draw:line>
          <draw:custom-shape draw:style-name="gr619" draw:text-style-name="P23" draw:layer="layout" svg:width="0.1cm" svg:height="0.1cm" svg:x="77.45cm" svg:y="56.69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style-name="gr7" xml:id="id137" draw:id="id137">
          <draw:line draw:style-name="gr620" draw:text-style-name="P17" draw:layer="layout" svg:x1="80cm" svg:y1="57.65cm" svg:x2="79cm" svg:y2="57.65cm">
            <text:p/>
          </draw:line>
          <draw:line draw:style-name="gr621" draw:text-style-name="P17" draw:layer="layout" svg:x1="80cm" svg:y1="57.85cm" svg:x2="79cm" svg:y2="57.85cm">
            <text:p/>
          </draw:line>
          <draw:line draw:style-name="gr622" draw:text-style-name="P17" draw:layer="layout" svg:x1="79.5cm" svg:y1="57.65cm" svg:x2="79.5cm" svg:y2="57.25cm">
            <text:p/>
          </draw:line>
          <draw:line draw:style-name="gr623" draw:text-style-name="P17" draw:layer="layout" svg:x1="79.5cm" svg:y1="57.85cm" svg:x2="79.5cm" svg:y2="58.25cm">
            <text:p/>
          </draw:line>
        </draw:g>
        <draw:g draw:style-name="gr7" xml:id="id139" draw:id="id139">
          <draw:line draw:style-name="gr624" draw:text-style-name="P24" draw:layer="layout" svg:x1="79.5cm" svg:y1="58.875cm" svg:x2="79.5cm" svg:y2="58.625cm">
            <text:p/>
          </draw:line>
          <draw:line draw:style-name="gr625" draw:text-style-name="P24" draw:layer="layout" svg:x1="79.625cm" svg:y1="58.875cm" svg:x2="79.375cm" svg:y2="58.875cm">
            <text:p/>
          </draw:line>
          <draw:line draw:style-name="gr626" draw:text-style-name="P24" draw:layer="layout" svg:x1="79.5cm" svg:y1="59cm" svg:x2="79.625cm" svg:y2="58.875cm">
            <text:p/>
          </draw:line>
          <draw:line draw:style-name="gr627" draw:text-style-name="P24" draw:layer="layout" svg:x1="79.5cm" svg:y1="59cm" svg:x2="79.375cm" svg:y2="58.875cm">
            <text:p/>
          </draw:line>
        </draw:g>
        <draw:g draw:style-name="gr7" xml:id="id132" draw:id="id132">
          <draw:line draw:style-name="gr628" draw:text-style-name="P17" draw:layer="layout" svg:x1="76.4cm" svg:y1="56.25cm" svg:x2="76.4cm" svg:y2="57.25cm">
            <text:p/>
          </draw:line>
          <draw:line draw:style-name="gr629" draw:text-style-name="P17" draw:layer="layout" svg:x1="76.6cm" svg:y1="56.25cm" svg:x2="76.6cm" svg:y2="57.25cm">
            <text:p/>
          </draw:line>
          <draw:line draw:style-name="gr630" draw:text-style-name="P17" draw:layer="layout" svg:x1="76.4cm" svg:y1="56.75cm" svg:x2="76cm" svg:y2="56.75cm">
            <text:p/>
          </draw:line>
          <draw:line draw:style-name="gr631" draw:text-style-name="P17" draw:layer="layout" svg:x1="76.6cm" svg:y1="56.75cm" svg:x2="77cm" svg:y2="56.75cm">
            <text:p/>
          </draw:line>
        </draw:g>
        <draw:connector draw:style-name="gr220" draw:text-style-name="P25" draw:layer="layout" svg:x1="77cm" svg:y1="56.75cm" svg:x2="77.25cm" svg:y2="56.749cm" draw:start-shape="id132" draw:start-glue-point="1" draw:end-shape="id133" draw:end-glue-point="3" svg:d="M77000 56750h125v-1h125" svg:viewBox="0 0 251 2">
          <text:p/>
        </draw:connector>
        <draw:connector draw:style-name="gr334" draw:text-style-name="P25" draw:layer="layout" svg:x1="78cm" svg:y1="56.75cm" svg:x2="77.75cm" svg:y2="56.749cm" draw:end-shape="id133" draw:end-glue-point="1" svg:d="M78000 56750h-124v-1h-126" svg:viewBox="0 0 251 2">
          <text:p/>
        </draw:connector>
        <draw:g draw:style-name="gr12" xml:id="id136" draw:id="id136">
          <draw:glue-point draw:id="4" svg:x="4.96cm" svg:y="-5cm"/>
          <draw:glue-point draw:id="5" svg:x="4.96cm" svg:y="5cm"/>
          <draw:glue-point draw:id="6" svg:x="-4.96cm" svg:y="-5cm" draw:escape-direction="down"/>
          <draw:glue-point draw:id="7" svg:x="-4.96cm" svg:y="5cm"/>
          <draw:glue-point draw:id="8" svg:x="-5cm" svg:y="5cm" draw:escape-direction="down"/>
          <draw:glue-point draw:id="9" svg:x="-4.96cm" svg:y="5cm" draw:escape-direction="down"/>
          <draw:glue-point draw:id="10" svg:x="-4.96cm" svg:y="5cm"/>
          <draw:glue-point draw:id="11" svg:x="-4.96cm" svg:y="3cm"/>
          <draw:glue-point draw:id="12" svg:x="-4.96cm" svg:y="5cm"/>
          <draw:glue-point draw:id="13" svg:x="-4.96cm" svg:y="5cm"/>
          <draw:glue-point draw:id="14" svg:x="-4.96cm" svg:y="5cm"/>
          <draw:glue-point draw:id="15" svg:x="-4.96cm" svg:y="5cm"/>
          <draw:glue-point draw:id="16" svg:x="-4.96cm" svg:y="3cm"/>
          <draw:glue-point draw:id="17" svg:x="-0.062cm" svg:y="0.5cm" draw:align="center"/>
          <draw:glue-point draw:id="18" svg:x="-4.96cm" svg:y="5cm"/>
          <draw:custom-shape draw:style-name="gr593" draw:text-style-name="P76" draw:layer="layout" svg:width="1cm" svg:height="1cm" draw:transform="rotate (-1.5707963267949) translate (78cm 57.25cm)">
            <text:p/>
            <draw:enhanced-geometry svg:viewBox="0 0 21600 21600" draw:type="rectangle" draw:enhanced-path="M 0 0 L 21600 0 21600 21600 0 21600 0 0 Z N"/>
          </draw:custom-shape>
          <draw:path draw:style-name="gr632" draw:text-style-name="P28" draw:layer="layout" svg:width="0.187cm" svg:height="0.247cm" draw:transform="rotate (-1.5707963267949) translate (77.75cm 57.456cm)" svg:viewBox="0 0 188 248" svg:d="M0 248c94-558 188 0 188 0">
            <text:p/>
          </draw:path>
          <draw:path draw:style-name="gr633" draw:text-style-name="P28" draw:layer="layout" svg:width="0.187cm" svg:height="0.247cm" draw:transform="rotate (-1.5707963267949) translate (77.748cm 57.657cm)" svg:viewBox="0 0 188 248" svg:d="M0 248c94-558 188 0 188 0">
            <text:p/>
          </draw:path>
          <draw:path draw:style-name="gr634" draw:text-style-name="P28" draw:layer="layout" svg:width="0.187cm" svg:height="0.247cm" draw:transform="rotate (-1.5707963267949) translate (77.75cm 57.857cm)" svg:viewBox="0 0 188 248" svg:d="M0 248c94-558 188 0 188 0">
            <text:p/>
          </draw:path>
          <draw:path draw:style-name="gr635" draw:text-style-name="P28" draw:layer="layout" svg:width="0.187cm" svg:height="0.247cm" draw:transform="rotate (-1.5707963267949) translate (77.75cm 58.059cm)" svg:viewBox="0 0 188 248" svg:d="M0 248c94-558 188 0 188 0">
            <text:p/>
          </draw:path>
          <draw:path draw:style-name="gr636" draw:text-style-name="P28" draw:layer="layout" svg:width="0.187cm" svg:height="0.247cm" draw:transform="rotate (-1.5707963267949) translate (77.748cm 57.254cm)" svg:viewBox="0 0 188 248" svg:d="M0 248c94-558 188 0 188 0">
            <text:p/>
          </draw:path>
        </draw:g>
        <draw:connector draw:style-name="gr220" draw:text-style-name="P25" draw:layer="layout" svg:x1="79.25cm" svg:y1="56.749cm" svg:x2="79cm" svg:y2="56.75cm" draw:start-shape="id134" draw:start-glue-point="3" svg:d="M79250 56749h-125v1h-125" svg:viewBox="0 0 251 2">
          <text:p/>
        </draw:connector>
        <draw:connector draw:style-name="gr220" draw:text-style-name="P25" draw:layer="layout" svg:x1="79.75cm" svg:y1="56.749cm" svg:x2="80.25cm" svg:y2="56.75cm" draw:start-shape="id134" draw:start-glue-point="1" draw:end-shape="id135" draw:end-glue-point="3" svg:d="M79750 56749h250v1h250" svg:viewBox="0 0 501 2">
          <text:p/>
        </draw:connector>
        <draw:connector draw:style-name="gr220" draw:text-style-name="P25" draw:layer="layout" svg:x1="77.5cm" svg:y1="57cm" svg:x2="77.5cm" svg:y2="57.25cm" draw:start-shape="id133" draw:start-glue-point="2" draw:end-shape="id136" draw:end-glue-point="0" svg:d="M77500 57000v250" svg:viewBox="0 0 1 251">
          <text:p/>
        </draw:connector>
        <draw:g draw:style-name="gr12" xml:id="id134" draw:id="id134">
          <draw:custom-shape draw:style-name="gr637" draw:text-style-name="P20" draw:layer="layout" svg:width="0.5cm" svg:height="0.501cm" svg:x="79.25cm" svg:y="56.499cm">
            <text:p/>
            <draw:enhanced-geometry svg:viewBox="0 0 21600 21600" draw:mirror-horizontal="false" draw:mirror-vertical="false" draw:type="rectangle" draw:enhanced-path="M 0 0 L 21600 0 21600 21600 0 21600 0 0 Z N"/>
          </draw:custom-shape>
          <draw:line draw:style-name="gr638" draw:text-style-name="P21" draw:layer="layout" svg:x1="79.5cm" svg:y1="57cm" svg:x2="79.5cm" svg:y2="56.799cm">
            <text:p/>
          </draw:line>
          <draw:line draw:style-name="gr639" draw:text-style-name="P21" draw:layer="layout" svg:x1="79.25cm" svg:y1="56.75cm" svg:x2="79.75cm" svg:y2="56.75cm">
            <text:p/>
          </draw:line>
          <draw:custom-shape draw:style-name="gr640" draw:text-style-name="P23" draw:layer="layout" svg:width="0.1cm" svg:height="0.1cm" svg:x="79.45cm" svg:y="56.69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79.5cm" svg:y1="57cm" svg:x2="79.5cm" svg:y2="57.25cm" draw:start-shape="id134" draw:start-glue-point="2" draw:end-shape="id137" draw:end-glue-point="0" svg:d="M79500 57000v250" svg:viewBox="0 0 1 251">
          <text:p/>
        </draw:connector>
        <draw:g draw:style-name="gr12">
          <draw:custom-shape draw:style-name="gr603" draw:text-style-name="P76" draw:layer="layout" svg:width="1cm" svg:height="1cm" svg:x="78cm" svg:y="56.25cm">
            <text:p/>
            <draw:enhanced-geometry svg:viewBox="0 0 21600 21600" draw:type="rectangle" draw:enhanced-path="M 0 0 L 21600 0 21600 21600 0 21600 0 0 Z N"/>
          </draw:custom-shape>
          <draw:line draw:style-name="gr641" draw:text-style-name="P17" draw:layer="layout" svg:x1="79cm" svg:y1="56.75cm" svg:x2="78cm" svg:y2="56.75cm">
            <text:p/>
          </draw:line>
          <draw:g draw:style-name="gr7">
            <draw:polygon draw:style-name="gr260" draw:text-style-name="P46" draw:layer="layout" svg:width="0.374cm" svg:height="0.499cm" svg:x="78.25cm" svg:y="56.5cm" svg:viewBox="0 0 375 500" draw:points="0,0 0,500 375,250">
              <text:p/>
            </draw:polygon>
            <draw:polyline draw:style-name="gr642" draw:text-style-name="P17" draw:layer="layout" svg:width="0.499cm" svg:height="0.249cm" draw:transform="rotate (-1.5707963267949) translate (78.75cm 56.5cm)" svg:viewBox="0 0 500 250" draw:points="0,0 0,125 500,125 500,250">
              <text:p/>
            </draw:polyline>
          </draw:g>
        </draw:g>
        <draw:g draw:style-name="gr7" xml:id="id138" draw:id="id138">
          <draw:line draw:style-name="gr643" draw:text-style-name="P24" draw:layer="layout" svg:x1="77.5cm" svg:y1="58.875cm" svg:x2="77.5cm" svg:y2="58.625cm">
            <text:p/>
          </draw:line>
          <draw:line draw:style-name="gr644" draw:text-style-name="P24" draw:layer="layout" svg:x1="77.625cm" svg:y1="58.875cm" svg:x2="77.375cm" svg:y2="58.875cm">
            <text:p/>
          </draw:line>
          <draw:line draw:style-name="gr645" draw:text-style-name="P24" draw:layer="layout" svg:x1="77.5cm" svg:y1="59cm" svg:x2="77.625cm" svg:y2="58.875cm">
            <text:p/>
          </draw:line>
          <draw:line draw:style-name="gr646" draw:text-style-name="P24" draw:layer="layout" svg:x1="77.5cm" svg:y1="59cm" svg:x2="77.375cm" svg:y2="58.875cm">
            <text:p/>
          </draw:line>
        </draw:g>
        <draw:g draw:style-name="gr12" xml:id="id135" draw:id="id135">
          <draw:custom-shape draw:style-name="gr647" draw:text-style-name="P20" draw:layer="layout" svg:width="0.5cm" svg:height="0.5cm" svg:x="80.25cm" svg:y="56.5cm">
            <text:p/>
            <draw:enhanced-geometry svg:viewBox="0 0 21600 21600" draw:mirror-horizontal="false" draw:mirror-vertical="false" draw:type="rectangle" draw:enhanced-path="M 0 0 L 21600 0 21600 21600 0 21600 0 0 Z N"/>
          </draw:custom-shape>
          <draw:line draw:style-name="gr648" draw:text-style-name="P21" draw:layer="layout" svg:x1="80.25cm" svg:y1="56.75cm" svg:x2="80.75cm" svg:y2="56.75cm">
            <text:p/>
          </draw:line>
          <draw:custom-shape draw:style-name="gr649" draw:text-style-name="P22" draw:layer="layout" svg:width="0.2cm" svg:height="0.2cm" svg:x="80.55cm" svg:y="5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650" draw:text-style-name="P20" draw:layer="layout" svg:width="0.5cm" svg:height="0.5cm" svg:x="73.5cm" svg:y="56.5cm">
            <text:p/>
            <draw:enhanced-geometry svg:viewBox="0 0 21600 21600" draw:mirror-horizontal="true" draw:mirror-vertical="false" draw:type="rectangle" draw:enhanced-path="M 0 0 L 21600 0 21600 21600 0 21600 0 0 Z N"/>
          </draw:custom-shape>
          <draw:line draw:style-name="gr651" draw:text-style-name="P21" draw:layer="layout" svg:x1="74cm" svg:y1="56.75cm" svg:x2="73.5cm" svg:y2="56.75cm">
            <text:p/>
          </draw:line>
          <draw:custom-shape draw:style-name="gr652" draw:text-style-name="P22" draw:layer="layout" svg:width="0.2cm" svg:height="0.2cm" svg:x="73.5cm" svg:y="56.6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77.5cm" svg:y1="58.625cm" svg:x2="77.5cm" svg:y2="58.25cm" draw:start-shape="id138" draw:start-glue-point="0" draw:end-shape="id136" draw:end-glue-point="2" svg:d="M77500 58625v-375" svg:viewBox="0 0 1 376">
          <text:p/>
        </draw:connector>
        <draw:connector draw:style-name="gr220" draw:text-style-name="P25" draw:layer="layout" svg:x1="79.5cm" svg:y1="58.625cm" svg:x2="79.5cm" svg:y2="58.25cm" draw:start-shape="id139" draw:start-glue-point="0" draw:end-shape="id137" draw:end-glue-point="2" svg:d="M79500 58625v-375" svg:viewBox="0 0 1 376">
          <text:p/>
        </draw:connector>
        <draw:g draw:style-name="gr12">
          <draw:custom-shape draw:style-name="gr653" draw:text-style-name="P20" draw:layer="layout" svg:width="0.5cm" svg:height="0.5cm" svg:x="73.5cm" svg:y="50cm">
            <text:p/>
            <draw:enhanced-geometry svg:viewBox="0 0 21600 21600" draw:mirror-horizontal="true" draw:mirror-vertical="false" draw:type="rectangle" draw:enhanced-path="M 0 0 L 21600 0 21600 21600 0 21600 0 0 Z N"/>
          </draw:custom-shape>
          <draw:line draw:style-name="gr654" draw:text-style-name="P21" draw:layer="layout" svg:x1="74cm" svg:y1="50.25cm" svg:x2="73.5cm" svg:y2="50.25cm">
            <text:p/>
          </draw:line>
          <draw:custom-shape draw:style-name="gr655" draw:text-style-name="P22" draw:layer="layout" svg:width="0.2cm" svg:height="0.2cm" svg:x="73.5cm" svg:y="50.15cm">
            <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g draw:style-name="gr12">
          <draw:custom-shape draw:style-name="gr656" draw:text-style-name="P44" draw:layer="layout" svg:width="2cm" svg:height="2cm" svg:x="74cm" svg:y="48.5cm">
            <text:p/>
            <draw:enhanced-geometry svg:viewBox="0 0 21600 21600" draw:mirror-horizontal="false" draw:mirror-vertical="false" draw:type="rectangle" draw:enhanced-path="M 0 0 L 21600 0 21600 21600 0 21600 0 0 Z N"/>
          </draw:custom-shape>
          <draw:line draw:style-name="gr297" draw:text-style-name="P34" draw:layer="layout" svg:x1="74cm" svg:y1="48.75cm" svg:x2="74.673cm" svg:y2="48.75cm">
            <text:p/>
          </draw:line>
          <draw:line draw:style-name="gr297" draw:text-style-name="P34" draw:layer="layout" svg:x1="74cm" svg:y1="50.25cm" svg:x2="74.673cm" svg:y2="50.25cm">
            <text:p/>
          </draw:line>
          <draw:line draw:style-name="gr297" draw:text-style-name="P34" draw:layer="layout" svg:x1="75.347cm" svg:y1="49.5cm" svg:x2="76cm" svg:y2="49.5cm">
            <text:p/>
          </draw:line>
          <draw:line draw:style-name="gr297" draw:text-style-name="P34" draw:layer="layout" svg:x1="74.673cm" svg:y1="48.75cm" svg:x2="75.347cm" svg:y2="49.5cm">
            <text:p/>
          </draw:line>
          <draw:line draw:style-name="gr297" draw:text-style-name="P34" draw:layer="layout" svg:x1="74.673cm" svg:y1="50.25cm" svg:x2="75.347cm" svg:y2="49.5cm">
            <text:p/>
          </draw:line>
          <draw:custom-shape draw:style-name="gr657" draw:text-style-name="P78" draw:layer="layout" svg:width="2cm" svg:height="0.5cm" svg:x="74cm" svg:y="49.25cm">
            <text:p text:style-name="P77"><text:span text:style-name="T30">3 dB</text:span><text:span text:style-name="T30"><text:tab/></text:span></text:p>
            <draw:enhanced-geometry svg:viewBox="0 0 21600 21600" draw:mirror-horizontal="false" draw:mirror-vertical="false" draw:type="rectangle" draw:enhanced-path="M 0 0 L 21600 0 21600 21600 0 21600 0 0 Z N"/>
          </draw:custom-shape>
        </draw:g>
        <draw:g draw:style-name="gr12">
          <draw:g draw:style-name="gr12">
            <draw:custom-shape draw:style-name="gr656" draw:text-style-name="P44" draw:layer="layout" svg:width="2cm" svg:height="2cm" svg:x="74cm" svg:y="55cm">
              <text:p/>
              <draw:enhanced-geometry svg:viewBox="0 0 21600 21600" draw:mirror-horizontal="false" draw:mirror-vertical="false" draw:type="rectangle" draw:enhanced-path="M 0 0 L 21600 0 21600 21600 0 21600 0 0 Z N"/>
            </draw:custom-shape>
            <draw:line draw:style-name="gr297" draw:text-style-name="P34" draw:layer="layout" svg:x1="74cm" svg:y1="55.25cm" svg:x2="74.248cm" svg:y2="55.25cm">
              <text:p/>
            </draw:line>
            <draw:line draw:style-name="gr297" draw:text-style-name="P34" draw:layer="layout" svg:x1="74cm" svg:y1="56.75cm" svg:x2="74.248cm" svg:y2="56.75cm">
              <text:p/>
            </draw:line>
            <draw:line draw:style-name="gr297" draw:text-style-name="P34" draw:layer="layout" svg:x1="74.248cm" svg:y1="55.25cm" svg:x2="75.733cm" svg:y2="56.75cm">
              <text:p/>
            </draw:line>
            <draw:line draw:style-name="gr297" draw:text-style-name="P34" draw:layer="layout" svg:x1="75.733cm" svg:y1="55.25cm" svg:x2="76cm" svg:y2="55.25cm">
              <text:p/>
            </draw:line>
            <draw:line draw:style-name="gr297" draw:text-style-name="P34" draw:layer="layout" svg:x1="75.733cm" svg:y1="56.75cm" svg:x2="76cm" svg:y2="56.75cm">
              <text:p/>
            </draw:line>
            <draw:line draw:style-name="gr297" draw:text-style-name="P34" draw:layer="layout" svg:x1="75.733cm" svg:y1="55.25cm" svg:x2="74.248cm" svg:y2="56.75cm">
              <text:p/>
            </draw:line>
          </draw:g>
          <draw:custom-shape draw:style-name="gr657" draw:text-style-name="P78" draw:layer="layout" svg:width="2cm" svg:height="0.5cm" svg:x="74cm" svg:y="55.3cm">
            <text:p text:style-name="P77"><text:span text:style-name="T30">3 dB</text:span></text:p>
            <draw:enhanced-geometry svg:viewBox="0 0 21600 21600" draw:type="rectangle" draw:enhanced-path="M 0 0 L 21600 0 21600 21600 0 21600 0 0 Z N"/>
          </draw:custom-shape>
          <draw:custom-shape draw:style-name="gr657" draw:text-style-name="P78" draw:layer="layout" svg:width="2cm" svg:height="0.5cm" svg:x="74cm" svg:y="56.2cm">
            <text:p text:style-name="P77"><text:span text:style-name="T30">90°</text:span></text:p>
            <draw:enhanced-geometry svg:viewBox="0 0 21600 21600" draw:type="rectangle" draw:enhanced-path="M 0 0 L 21600 0 21600 21600 0 21600 0 0 Z N"/>
          </draw:custom-shape>
        </draw:g>
        <draw:g draw:style-name="gr12" xml:id="id141" draw:id="id141">
          <draw:custom-shape draw:style-name="gr658" draw:text-style-name="P20" draw:layer="layout" svg:width="0.5cm" svg:height="0.501cm" svg:x="77.25cm" svg:y="54.988cm">
            <text:p/>
            <draw:enhanced-geometry svg:viewBox="0 0 21600 21600" draw:mirror-horizontal="false" draw:mirror-vertical="true" draw:type="rectangle" draw:enhanced-path="M 0 0 L 21600 0 21600 21600 0 21600 0 0 Z N"/>
          </draw:custom-shape>
          <draw:line draw:style-name="gr659" draw:text-style-name="P21" draw:layer="layout" svg:x1="77.5cm" svg:y1="55.001cm" svg:x2="77.5cm" svg:y2="55.202cm">
            <text:p/>
          </draw:line>
          <draw:line draw:style-name="gr660" draw:text-style-name="P21" draw:layer="layout" svg:x1="77.25cm" svg:y1="55.251cm" svg:x2="77.75cm" svg:y2="55.251cm">
            <text:p/>
          </draw:line>
          <draw:custom-shape draw:style-name="gr661" draw:text-style-name="P23" draw:layer="layout" svg:width="0.1cm" svg:height="0.1cm" svg:x="77.45cm" svg:y="55.202cm">
            <text:p/>
            <draw:enhanced-geometry svg:viewBox="0 0 21600 21600" draw:mirror-horizontal="false" draw:mirror-vertical="true" draw:glue-points="10800 0 3160 3160 0 10800 3160 18440 10800 21600 18440 18440 21600 10800 18440 3160" draw:text-areas="3200 3200 18400 18400" draw:type="ellipse" draw:enhanced-path="U 10800 10800 10800 10800 0 360 Z N"/>
          </draw:custom-shape>
        </draw:g>
        <draw:g draw:style-name="gr7" xml:id="id145" draw:id="id145">
          <draw:line draw:style-name="gr662" draw:text-style-name="P17" draw:layer="layout" svg:x1="80cm" svg:y1="54.351cm" svg:x2="79cm" svg:y2="54.351cm">
            <text:p/>
          </draw:line>
          <draw:line draw:style-name="gr663" draw:text-style-name="P17" draw:layer="layout" svg:x1="80cm" svg:y1="54.151cm" svg:x2="79cm" svg:y2="54.151cm">
            <text:p/>
          </draw:line>
          <draw:line draw:style-name="gr664" draw:text-style-name="P17" draw:layer="layout" svg:x1="79.5cm" svg:y1="54.351cm" svg:x2="79.5cm" svg:y2="54.751cm">
            <text:p/>
          </draw:line>
          <draw:line draw:style-name="gr665" draw:text-style-name="P17" draw:layer="layout" svg:x1="79.5cm" svg:y1="54.151cm" svg:x2="79.5cm" svg:y2="53.751cm">
            <text:p/>
          </draw:line>
        </draw:g>
        <draw:g draw:style-name="gr7" xml:id="id147" draw:id="id147">
          <draw:line draw:style-name="gr666" draw:text-style-name="P24" draw:layer="layout" svg:x1="79.5cm" svg:y1="53.126cm" svg:x2="79.5cm" svg:y2="53.376cm">
            <text:p/>
          </draw:line>
          <draw:line draw:style-name="gr667" draw:text-style-name="P24" draw:layer="layout" svg:x1="79.625cm" svg:y1="53.126cm" svg:x2="79.375cm" svg:y2="53.126cm">
            <text:p/>
          </draw:line>
          <draw:line draw:style-name="gr668" draw:text-style-name="P24" draw:layer="layout" svg:x1="79.5cm" svg:y1="53.001cm" svg:x2="79.625cm" svg:y2="53.126cm">
            <text:p/>
          </draw:line>
          <draw:line draw:style-name="gr669" draw:text-style-name="P24" draw:layer="layout" svg:x1="79.5cm" svg:y1="53.001cm" svg:x2="79.375cm" svg:y2="53.126cm">
            <text:p/>
          </draw:line>
        </draw:g>
        <draw:g draw:style-name="gr7" xml:id="id140" draw:id="id140">
          <draw:line draw:style-name="gr670" draw:text-style-name="P17" draw:layer="layout" svg:x1="76.4cm" svg:y1="55.751cm" svg:x2="76.4cm" svg:y2="54.751cm">
            <text:p/>
          </draw:line>
          <draw:line draw:style-name="gr671" draw:text-style-name="P17" draw:layer="layout" svg:x1="76.6cm" svg:y1="55.751cm" svg:x2="76.6cm" svg:y2="54.751cm">
            <text:p/>
          </draw:line>
          <draw:line draw:style-name="gr672" draw:text-style-name="P17" draw:layer="layout" svg:x1="76.4cm" svg:y1="55.251cm" svg:x2="76cm" svg:y2="55.251cm">
            <text:p/>
          </draw:line>
          <draw:line draw:style-name="gr673" draw:text-style-name="P17" draw:layer="layout" svg:x1="76.6cm" svg:y1="55.251cm" svg:x2="77cm" svg:y2="55.251cm">
            <text:p/>
          </draw:line>
        </draw:g>
        <draw:connector draw:style-name="gr220" draw:text-style-name="P25" draw:layer="layout" svg:x1="77cm" svg:y1="55.251cm" svg:x2="77.25cm" svg:y2="55.239cm" draw:start-shape="id140" draw:start-glue-point="1" draw:end-shape="id141" draw:end-glue-point="3" svg:d="M77000 55251h125v-12h125" svg:viewBox="0 0 251 13">
          <text:p/>
        </draw:connector>
        <draw:connector draw:style-name="gr334" draw:text-style-name="P25" draw:layer="layout" svg:x1="78cm" svg:y1="55.251cm" svg:x2="77.75cm" svg:y2="55.239cm" draw:end-shape="id141" draw:end-glue-point="1" svg:d="M78000 55251h-124v-12h-126" svg:viewBox="0 0 251 13">
          <text:p/>
        </draw:connector>
        <draw:g draw:style-name="gr12" xml:id="id144" draw:id="id144">
          <draw:glue-point draw:id="4" svg:x="4.96cm" svg:y="5cm"/>
          <draw:glue-point draw:id="5" svg:x="4.96cm" svg:y="-5cm"/>
          <draw:glue-point draw:id="6" svg:x="-4.96cm" svg:y="5cm" draw:escape-direction="up"/>
          <draw:glue-point draw:id="7" svg:x="-4.96cm" svg:y="-5cm"/>
          <draw:glue-point draw:id="8" svg:x="-5cm" svg:y="-5cm" draw:escape-direction="up"/>
          <draw:glue-point draw:id="9" svg:x="-4.96cm" svg:y="-5cm" draw:escape-direction="up"/>
          <draw:glue-point draw:id="10" svg:x="-4.96cm" svg:y="-5cm"/>
          <draw:glue-point draw:id="11" svg:x="-4.96cm" svg:y="-3cm"/>
          <draw:glue-point draw:id="12" svg:x="-4.96cm" svg:y="-5cm"/>
          <draw:glue-point draw:id="13" svg:x="-4.96cm" svg:y="-5cm"/>
          <draw:glue-point draw:id="14" svg:x="-4.96cm" svg:y="-5cm"/>
          <draw:glue-point draw:id="15" svg:x="-4.96cm" svg:y="-5cm"/>
          <draw:glue-point draw:id="16" svg:x="-4.96cm" svg:y="-3cm"/>
          <draw:glue-point draw:id="17" svg:x="-0.062cm" svg:y="-0.5cm" draw:align="center"/>
          <draw:glue-point draw:id="18" svg:x="-4.96cm" svg:y="-5cm"/>
          <draw:custom-shape draw:style-name="gr593" draw:text-style-name="P76" draw:layer="layout" svg:width="1cm" svg:height="1cm" draw:transform="rotate (-1.5707963267949) translate (78cm 53.751cm)">
            <text:p/>
            <draw:enhanced-geometry svg:viewBox="0 0 21600 21600" draw:mirror-vertical="true" draw:type="rectangle" draw:enhanced-path="M 0 0 L 21600 0 21600 21600 0 21600 0 0 Z N"/>
          </draw:custom-shape>
          <draw:path draw:style-name="gr674" draw:text-style-name="P28" draw:layer="layout" svg:width="0.187cm" svg:height="0.247cm" draw:transform="rotate (-1.5707963267949) translate (77.75cm 54.357cm)" svg:viewBox="0 0 188 248" svg:d="M188 248c-94-558-188 0-188 0">
            <text:p/>
          </draw:path>
          <draw:path draw:style-name="gr675" draw:text-style-name="P28" draw:layer="layout" svg:width="0.187cm" svg:height="0.247cm" draw:transform="rotate (-1.5707963267949) translate (77.748cm 54.156cm)" svg:viewBox="0 0 188 248" svg:d="M188 248c-94-558-188 0-188 0">
            <text:p/>
          </draw:path>
          <draw:path draw:style-name="gr676" draw:text-style-name="P28" draw:layer="layout" svg:width="0.187cm" svg:height="0.247cm" draw:transform="rotate (-1.5707963267949) translate (77.75cm 53.956cm)" svg:viewBox="0 0 188 248" svg:d="M188 248c-94-558-188 0-188 0">
            <text:p/>
          </draw:path>
          <draw:path draw:style-name="gr677" draw:text-style-name="P28" draw:layer="layout" svg:width="0.187cm" svg:height="0.247cm" draw:transform="rotate (-1.5707963267949) translate (77.75cm 53.754cm)" svg:viewBox="0 0 188 248" svg:d="M188 248c-94-558-188 0-188 0">
            <text:p/>
          </draw:path>
          <draw:path draw:style-name="gr678" draw:text-style-name="P28" draw:layer="layout" svg:width="0.187cm" svg:height="0.247cm" draw:transform="rotate (-1.5707963267949) translate (77.748cm 54.559cm)" svg:viewBox="0 0 188 248" svg:d="M188 248c-94-558-188 0-188 0">
            <text:p/>
          </draw:path>
        </draw:g>
        <draw:connector draw:style-name="gr220" draw:text-style-name="P25" draw:layer="layout" svg:x1="79.25cm" svg:y1="55.239cm" svg:x2="79cm" svg:y2="55.251cm" draw:start-shape="id142" draw:start-glue-point="3" svg:d="M79250 55239h-125v12h-125" svg:viewBox="0 0 251 13">
          <text:p/>
        </draw:connector>
        <draw:connector draw:style-name="gr220" draw:text-style-name="P25" draw:layer="layout" svg:x1="79.75cm" svg:y1="55.239cm" svg:x2="80.25cm" svg:y2="55.251cm" draw:start-shape="id142" draw:start-glue-point="1" draw:end-shape="id143" draw:end-glue-point="3" svg:d="M79750 55239h250v12h250" svg:viewBox="0 0 501 13">
          <text:p/>
        </draw:connector>
        <draw:connector draw:style-name="gr220" draw:text-style-name="P25" draw:layer="layout" svg:x1="77.5cm" svg:y1="54.989cm" svg:x2="77.5cm" svg:y2="54.751cm" draw:start-shape="id141" draw:start-glue-point="0" draw:end-shape="id144" draw:end-glue-point="2" svg:d="M77500 54989v-238" svg:viewBox="0 0 1 239">
          <text:p/>
        </draw:connector>
        <draw:g draw:style-name="gr12" xml:id="id142" draw:id="id142">
          <draw:custom-shape draw:style-name="gr679" draw:text-style-name="P20" draw:layer="layout" svg:width="0.5cm" svg:height="0.501cm" svg:x="79.25cm" svg:y="54.988cm">
            <text:p/>
            <draw:enhanced-geometry svg:viewBox="0 0 21600 21600" draw:mirror-horizontal="false" draw:mirror-vertical="true" draw:type="rectangle" draw:enhanced-path="M 0 0 L 21600 0 21600 21600 0 21600 0 0 Z N"/>
          </draw:custom-shape>
          <draw:line draw:style-name="gr680" draw:text-style-name="P21" draw:layer="layout" svg:x1="79.5cm" svg:y1="55.001cm" svg:x2="79.5cm" svg:y2="55.202cm">
            <text:p/>
          </draw:line>
          <draw:line draw:style-name="gr681" draw:text-style-name="P21" draw:layer="layout" svg:x1="79.25cm" svg:y1="55.251cm" svg:x2="79.75cm" svg:y2="55.251cm">
            <text:p/>
          </draw:line>
          <draw:custom-shape draw:style-name="gr682" draw:text-style-name="P23" draw:layer="layout" svg:width="0.1cm" svg:height="0.1cm" svg:x="79.45cm" svg:y="55.202cm">
            <text:p/>
            <draw:enhanced-geometry svg:viewBox="0 0 21600 21600" draw:mirror-horizontal="false" draw:mirror-vertical="tru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79.5cm" svg:y1="54.989cm" svg:x2="79.5cm" svg:y2="54.751cm" draw:start-shape="id142" draw:start-glue-point="0" draw:end-shape="id145" draw:end-glue-point="2" svg:d="M79500 54989v-238" svg:viewBox="0 0 1 239">
          <text:p/>
        </draw:connector>
        <draw:g draw:style-name="gr12">
          <draw:custom-shape draw:style-name="gr603" draw:text-style-name="P76" draw:layer="layout" svg:width="1cm" svg:height="1cm" svg:x="78cm" svg:y="54.751cm">
            <text:p/>
            <draw:enhanced-geometry svg:viewBox="0 0 21600 21600" draw:mirror-vertical="true" draw:type="rectangle" draw:enhanced-path="M 0 0 L 21600 0 21600 21600 0 21600 0 0 Z N"/>
          </draw:custom-shape>
          <draw:line draw:style-name="gr683" draw:text-style-name="P17" draw:layer="layout" svg:x1="79cm" svg:y1="55.251cm" svg:x2="78cm" svg:y2="55.251cm">
            <text:p/>
          </draw:line>
          <draw:g draw:style-name="gr7">
            <draw:polygon draw:style-name="gr260" draw:text-style-name="P46" draw:layer="layout" svg:width="0.374cm" svg:height="0.499cm" draw:transform="rotate (-3.14159265358979) translate (78.625cm 55.501cm)" svg:viewBox="0 0 375 500" draw:points="375,0 375,500 0,250">
              <text:p/>
            </draw:polygon>
            <draw:polyline draw:style-name="gr684" draw:text-style-name="P17" draw:layer="layout" svg:width="0.499cm" svg:height="0.249cm" draw:transform="rotate (-1.5707963267949) translate (78.75cm 55.001cm)" svg:viewBox="0 0 500 250" draw:points="500,0 500,125 0,125 0,250">
              <text:p/>
            </draw:polyline>
          </draw:g>
        </draw:g>
        <draw:g draw:style-name="gr7" xml:id="id146" draw:id="id146">
          <draw:line draw:style-name="gr685" draw:text-style-name="P24" draw:layer="layout" svg:x1="77.5cm" svg:y1="53.126cm" svg:x2="77.5cm" svg:y2="53.376cm">
            <text:p/>
          </draw:line>
          <draw:line draw:style-name="gr686" draw:text-style-name="P24" draw:layer="layout" svg:x1="77.625cm" svg:y1="53.126cm" svg:x2="77.375cm" svg:y2="53.126cm">
            <text:p/>
          </draw:line>
          <draw:line draw:style-name="gr687" draw:text-style-name="P24" draw:layer="layout" svg:x1="77.5cm" svg:y1="53.001cm" svg:x2="77.625cm" svg:y2="53.126cm">
            <text:p/>
          </draw:line>
          <draw:line draw:style-name="gr688" draw:text-style-name="P24" draw:layer="layout" svg:x1="77.5cm" svg:y1="53.001cm" svg:x2="77.375cm" svg:y2="53.126cm">
            <text:p/>
          </draw:line>
        </draw:g>
        <draw:g draw:style-name="gr12" xml:id="id143" draw:id="id143">
          <draw:custom-shape draw:style-name="gr689" draw:text-style-name="P20" draw:layer="layout" svg:width="0.5cm" svg:height="0.5cm" svg:x="80.25cm" svg:y="55.001cm">
            <text:p/>
            <draw:enhanced-geometry svg:viewBox="0 0 21600 21600" draw:mirror-horizontal="false" draw:mirror-vertical="true" draw:type="rectangle" draw:enhanced-path="M 0 0 L 21600 0 21600 21600 0 21600 0 0 Z N"/>
          </draw:custom-shape>
          <draw:line draw:style-name="gr690" draw:text-style-name="P21" draw:layer="layout" svg:x1="80.25cm" svg:y1="55.251cm" svg:x2="80.75cm" svg:y2="55.251cm">
            <text:p/>
          </draw:line>
          <draw:custom-shape draw:style-name="gr691" draw:text-style-name="P22" draw:layer="layout" svg:width="0.2cm" svg:height="0.2cm" svg:x="80.55cm" svg:y="55.151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g draw:style-name="gr12">
          <draw:custom-shape draw:style-name="gr692" draw:text-style-name="P20" draw:layer="layout" svg:width="0.5cm" svg:height="0.5cm" svg:x="73.5cm" svg:y="55.001cm">
            <text:p/>
            <draw:enhanced-geometry svg:viewBox="0 0 21600 21600" draw:mirror-horizontal="true" draw:mirror-vertical="true" draw:type="rectangle" draw:enhanced-path="M 0 0 L 21600 0 21600 21600 0 21600 0 0 Z N"/>
          </draw:custom-shape>
          <draw:line draw:style-name="gr693" draw:text-style-name="P21" draw:layer="layout" svg:x1="74cm" svg:y1="55.251cm" svg:x2="73.5cm" svg:y2="55.251cm">
            <text:p/>
          </draw:line>
          <draw:custom-shape draw:style-name="gr694" draw:text-style-name="P22" draw:layer="layout" svg:width="0.2cm" svg:height="0.2cm" svg:x="73.5cm" svg:y="55.151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77.5cm" svg:y1="53.376cm" svg:x2="77.5cm" svg:y2="53.751cm" draw:start-shape="id146" draw:start-glue-point="2" draw:end-shape="id144" draw:end-glue-point="0" svg:d="M77500 53376v375" svg:viewBox="0 0 1 376">
          <text:p/>
        </draw:connector>
        <draw:connector draw:style-name="gr220" draw:text-style-name="P25" draw:layer="layout" svg:x1="79.5cm" svg:y1="53.376cm" svg:x2="79.5cm" svg:y2="53.751cm" draw:start-shape="id147" draw:start-glue-point="2" draw:end-shape="id145" draw:end-glue-point="0" svg:d="M79500 53376v375" svg:viewBox="0 0 1 376">
          <text:p/>
        </draw:connector>
        <draw:g draw:style-name="gr12" xml:id="id149" draw:id="id149">
          <draw:custom-shape draw:style-name="gr695" draw:text-style-name="P20" draw:layer="layout" svg:width="0.5cm" svg:height="0.501cm" svg:x="87.249cm" svg:y="56.5cm">
            <text:p/>
            <draw:enhanced-geometry svg:viewBox="0 0 21600 21600" draw:mirror-horizontal="false" draw:mirror-vertical="false" draw:type="rectangle" draw:enhanced-path="M 0 0 L 21600 0 21600 21600 0 21600 0 0 Z N"/>
          </draw:custom-shape>
          <draw:line draw:style-name="gr696" draw:text-style-name="P21" draw:layer="layout" svg:x1="87.499cm" svg:y1="57.001cm" svg:x2="87.499cm" svg:y2="56.8cm">
            <text:p/>
          </draw:line>
          <draw:line draw:style-name="gr697" draw:text-style-name="P21" draw:layer="layout" svg:x1="87.249cm" svg:y1="56.751cm" svg:x2="87.749cm" svg:y2="56.751cm">
            <text:p/>
          </draw:line>
          <draw:custom-shape draw:style-name="gr698" draw:text-style-name="P23" draw:layer="layout" svg:width="0.1cm" svg:height="0.1cm" svg:x="87.449cm" svg:y="56.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style-name="gr7" xml:id="id154" draw:id="id154">
          <draw:line draw:style-name="gr699" draw:text-style-name="P17" draw:layer="layout" svg:x1="90.5cm" svg:y1="57.651cm" svg:x2="89.5cm" svg:y2="57.651cm">
            <text:p/>
          </draw:line>
          <draw:line draw:style-name="gr700" draw:text-style-name="P17" draw:layer="layout" svg:x1="90.5cm" svg:y1="57.851cm" svg:x2="89.5cm" svg:y2="57.851cm">
            <text:p/>
          </draw:line>
          <draw:line draw:style-name="gr701" draw:text-style-name="P17" draw:layer="layout" svg:x1="90cm" svg:y1="57.651cm" svg:x2="90cm" svg:y2="57.251cm">
            <text:p/>
          </draw:line>
          <draw:line draw:style-name="gr702" draw:text-style-name="P17" draw:layer="layout" svg:x1="90cm" svg:y1="57.851cm" svg:x2="90cm" svg:y2="58.251cm">
            <text:p/>
          </draw:line>
        </draw:g>
        <draw:g draw:style-name="gr7" xml:id="id156" draw:id="id156">
          <draw:line draw:style-name="gr703" draw:text-style-name="P24" draw:layer="layout" svg:x1="90cm" svg:y1="58.876cm" svg:x2="90cm" svg:y2="58.626cm">
            <text:p/>
          </draw:line>
          <draw:line draw:style-name="gr704" draw:text-style-name="P24" draw:layer="layout" svg:x1="90.125cm" svg:y1="58.876cm" svg:x2="89.875cm" svg:y2="58.876cm">
            <text:p/>
          </draw:line>
          <draw:line draw:style-name="gr705" draw:text-style-name="P24" draw:layer="layout" svg:x1="90cm" svg:y1="59.001cm" svg:x2="90.125cm" svg:y2="58.876cm">
            <text:p/>
          </draw:line>
          <draw:line draw:style-name="gr706" draw:text-style-name="P24" draw:layer="layout" svg:x1="90cm" svg:y1="59.001cm" svg:x2="89.875cm" svg:y2="58.876cm">
            <text:p/>
          </draw:line>
        </draw:g>
        <draw:g draw:style-name="gr7" xml:id="id148" draw:id="id148">
          <draw:line draw:style-name="gr707" draw:text-style-name="P17" draw:layer="layout" svg:x1="86.399cm" svg:y1="56.251cm" svg:x2="86.399cm" svg:y2="57.251cm">
            <text:p/>
          </draw:line>
          <draw:line draw:style-name="gr708" draw:text-style-name="P17" draw:layer="layout" svg:x1="86.599cm" svg:y1="56.251cm" svg:x2="86.599cm" svg:y2="57.251cm">
            <text:p/>
          </draw:line>
          <draw:line draw:style-name="gr709" draw:text-style-name="P17" draw:layer="layout" svg:x1="86.399cm" svg:y1="56.751cm" svg:x2="85.999cm" svg:y2="56.751cm">
            <text:p/>
          </draw:line>
          <draw:line draw:style-name="gr710" draw:text-style-name="P17" draw:layer="layout" svg:x1="86.599cm" svg:y1="56.751cm" svg:x2="86.999cm" svg:y2="56.751cm">
            <text:p/>
          </draw:line>
        </draw:g>
        <draw:connector draw:style-name="gr220" draw:text-style-name="P25" draw:layer="layout" svg:x1="86.999cm" svg:y1="56.751cm" svg:x2="87.249cm" svg:y2="56.75cm" draw:start-shape="id148" draw:start-glue-point="1" draw:end-shape="id149" draw:end-glue-point="3" svg:d="M86999 56751h125v-1h125" svg:viewBox="0 0 251 2">
          <text:p/>
        </draw:connector>
        <draw:connector draw:style-name="gr334" draw:text-style-name="P25" draw:layer="layout" svg:x1="87.999cm" svg:y1="56.751cm" svg:x2="87.749cm" svg:y2="56.75cm" draw:end-shape="id149" draw:end-glue-point="1" svg:d="M87999 56751h-124v-1h-126" svg:viewBox="0 0 251 2">
          <text:p/>
        </draw:connector>
        <draw:g draw:style-name="gr12" xml:id="id153" draw:id="id153">
          <draw:glue-point draw:id="4" svg:x="4.96cm" svg:y="-5cm"/>
          <draw:glue-point draw:id="5" svg:x="4.96cm" svg:y="5cm"/>
          <draw:glue-point draw:id="6" svg:x="-4.96cm" svg:y="-5cm" draw:escape-direction="down"/>
          <draw:glue-point draw:id="7" svg:x="-4.96cm" svg:y="5cm"/>
          <draw:glue-point draw:id="8" svg:x="-5cm" svg:y="5cm" draw:escape-direction="down"/>
          <draw:glue-point draw:id="9" svg:x="-4.96cm" svg:y="5cm" draw:escape-direction="down"/>
          <draw:glue-point draw:id="10" svg:x="-4.96cm" svg:y="5cm"/>
          <draw:glue-point draw:id="11" svg:x="-4.96cm" svg:y="3cm"/>
          <draw:glue-point draw:id="12" svg:x="-4.96cm" svg:y="5cm"/>
          <draw:glue-point draw:id="13" svg:x="-4.96cm" svg:y="5cm"/>
          <draw:glue-point draw:id="14" svg:x="-4.96cm" svg:y="5cm"/>
          <draw:glue-point draw:id="15" svg:x="-4.96cm" svg:y="5cm"/>
          <draw:glue-point draw:id="16" svg:x="-4.96cm" svg:y="3cm"/>
          <draw:glue-point draw:id="17" svg:x="-0.062cm" svg:y="0.5cm" draw:align="center"/>
          <draw:glue-point draw:id="18" svg:x="-4.96cm" svg:y="5cm"/>
          <draw:custom-shape draw:style-name="gr593" draw:text-style-name="P76" draw:layer="layout" svg:width="1cm" svg:height="1cm" draw:transform="rotate (-1.5707963267949) translate (87.999cm 57.251cm)">
            <text:p/>
            <draw:enhanced-geometry svg:viewBox="0 0 21600 21600" draw:type="rectangle" draw:enhanced-path="M 0 0 L 21600 0 21600 21600 0 21600 0 0 Z N"/>
          </draw:custom-shape>
          <draw:path draw:style-name="gr711" draw:text-style-name="P28" draw:layer="layout" svg:width="0.187cm" svg:height="0.247cm" draw:transform="rotate (-1.5707963267949) translate (87.749cm 57.457cm)" svg:viewBox="0 0 188 248" svg:d="M0 248c94-558 188 0 188 0">
            <text:p/>
          </draw:path>
          <draw:path draw:style-name="gr712" draw:text-style-name="P28" draw:layer="layout" svg:width="0.187cm" svg:height="0.247cm" draw:transform="rotate (-1.5707963267949) translate (87.747cm 57.658cm)" svg:viewBox="0 0 188 248" svg:d="M0 248c94-558 188 0 188 0">
            <text:p/>
          </draw:path>
          <draw:path draw:style-name="gr713" draw:text-style-name="P28" draw:layer="layout" svg:width="0.187cm" svg:height="0.247cm" draw:transform="rotate (-1.5707963267949) translate (87.749cm 57.858cm)" svg:viewBox="0 0 188 248" svg:d="M0 248c94-558 188 0 188 0">
            <text:p/>
          </draw:path>
          <draw:path draw:style-name="gr714" draw:text-style-name="P28" draw:layer="layout" svg:width="0.187cm" svg:height="0.247cm" draw:transform="rotate (-1.5707963267949) translate (87.749cm 58.06cm)" svg:viewBox="0 0 188 248" svg:d="M0 248c94-558 188 0 188 0">
            <text:p/>
          </draw:path>
          <draw:path draw:style-name="gr715" draw:text-style-name="P28" draw:layer="layout" svg:width="0.187cm" svg:height="0.247cm" draw:transform="rotate (-1.5707963267949) translate (87.747cm 57.255cm)" svg:viewBox="0 0 188 248" svg:d="M0 248c94-558 188 0 188 0">
            <text:p/>
          </draw:path>
        </draw:g>
        <draw:connector draw:style-name="gr220" draw:text-style-name="P25" draw:layer="layout" draw:line-skew="0.25cm" svg:x1="89.25cm" svg:y1="56.25cm" svg:x2="88.999cm" svg:y2="56.751cm" draw:start-shape="id150" draw:start-glue-point="2" svg:d="M89250 56250v501h-251" svg:viewBox="0 0 252 502">
          <text:p/>
        </draw:connector>
        <draw:connector draw:style-name="gr220" draw:text-style-name="P25" draw:layer="layout" svg:x1="90.25cm" svg:y1="56cm" svg:x2="90.5cm" svg:y2="56cm" draw:start-shape="id151" draw:start-glue-point="1" draw:end-shape="id152" draw:end-glue-point="3" svg:d="M90250 56000h250" svg:viewBox="0 0 251 1">
          <text:p/>
        </draw:connector>
        <draw:connector draw:style-name="gr220" draw:text-style-name="P25" draw:layer="layout" svg:x1="87.499cm" svg:y1="57.001cm" svg:x2="87.499cm" svg:y2="57.251cm" draw:start-shape="id149" draw:start-glue-point="2" draw:end-shape="id153" draw:end-glue-point="0" svg:d="M87499 57001v250" svg:viewBox="0 0 1 251">
          <text:p/>
        </draw:connector>
        <draw:g draw:style-name="gr12" xml:id="id151" draw:id="id151">
          <draw:custom-shape draw:style-name="gr716" draw:text-style-name="P20" draw:layer="layout" svg:width="0.5cm" svg:height="0.501cm" svg:x="89.75cm" svg:y="55.75cm">
            <text:p/>
            <draw:enhanced-geometry svg:viewBox="0 0 21600 21600" draw:mirror-horizontal="false" draw:mirror-vertical="false" draw:type="rectangle" draw:enhanced-path="M 0 0 L 21600 0 21600 21600 0 21600 0 0 Z N"/>
          </draw:custom-shape>
          <draw:line draw:style-name="gr717" draw:text-style-name="P21" draw:layer="layout" svg:x1="90cm" svg:y1="56.251cm" svg:x2="90cm" svg:y2="56.05cm">
            <text:p/>
          </draw:line>
          <draw:line draw:style-name="gr718" draw:text-style-name="P21" draw:layer="layout" svg:x1="89.75cm" svg:y1="56.001cm" svg:x2="90.25cm" svg:y2="56.001cm">
            <text:p/>
          </draw:line>
          <draw:custom-shape draw:style-name="gr719" draw:text-style-name="P23" draw:layer="layout" svg:width="0.1cm" svg:height="0.1cm" svg:x="89.95cm" svg:y="55.9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90cm" svg:y1="56.251cm" svg:x2="90cm" svg:y2="57.251cm" draw:start-shape="id151" draw:start-glue-point="2" draw:end-shape="id154" draw:end-glue-point="0" svg:d="M90000 56251v1000" svg:viewBox="0 0 1 1001">
          <text:p/>
        </draw:connector>
        <draw:g draw:style-name="gr12">
          <draw:custom-shape draw:style-name="gr603" draw:text-style-name="P76" draw:layer="layout" svg:width="1cm" svg:height="1cm" svg:x="87.999cm" svg:y="56.251cm">
            <text:p/>
            <draw:enhanced-geometry svg:viewBox="0 0 21600 21600" draw:mirror-horizontal="true" draw:type="rectangle" draw:enhanced-path="M 0 0 L 21600 0 21600 21600 0 21600 0 0 Z N"/>
          </draw:custom-shape>
          <draw:line draw:style-name="gr720" draw:text-style-name="P17" draw:layer="layout" svg:x1="87.999cm" svg:y1="56.751cm" svg:x2="88.999cm" svg:y2="56.751cm">
            <text:p/>
          </draw:line>
          <draw:g draw:style-name="gr7">
            <draw:polygon draw:style-name="gr260" draw:text-style-name="P46" draw:layer="layout" svg:width="0.374cm" svg:height="0.499cm" svg:x="88.374cm" svg:y="56.501cm" svg:viewBox="0 0 375 500" draw:points="375,0 375,500 0,250">
              <text:p/>
            </draw:polygon>
            <draw:polyline draw:style-name="gr721" draw:text-style-name="P17" draw:layer="layout" svg:width="0.499cm" svg:height="0.249cm" draw:transform="rotate (1.5707963267949) translate (88.249cm 57.001cm)" svg:viewBox="0 0 500 250" draw:points="500,0 500,125 0,125 0,250">
              <text:p/>
            </draw:polyline>
          </draw:g>
        </draw:g>
        <draw:g draw:style-name="gr7" xml:id="id155" draw:id="id155">
          <draw:line draw:style-name="gr722" draw:text-style-name="P24" draw:layer="layout" svg:x1="87.499cm" svg:y1="58.876cm" svg:x2="87.499cm" svg:y2="58.626cm">
            <text:p/>
          </draw:line>
          <draw:line draw:style-name="gr723" draw:text-style-name="P24" draw:layer="layout" svg:x1="87.624cm" svg:y1="58.876cm" svg:x2="87.374cm" svg:y2="58.876cm">
            <text:p/>
          </draw:line>
          <draw:line draw:style-name="gr724" draw:text-style-name="P24" draw:layer="layout" svg:x1="87.499cm" svg:y1="59.001cm" svg:x2="87.624cm" svg:y2="58.876cm">
            <text:p/>
          </draw:line>
          <draw:line draw:style-name="gr725" draw:text-style-name="P24" draw:layer="layout" svg:x1="87.499cm" svg:y1="59.001cm" svg:x2="87.374cm" svg:y2="58.876cm">
            <text:p/>
          </draw:line>
        </draw:g>
        <draw:g draw:style-name="gr12" xml:id="id152" draw:id="id152">
          <draw:custom-shape draw:style-name="gr726" draw:text-style-name="P20" draw:layer="layout" svg:width="0.5cm" svg:height="0.5cm" svg:x="90.5cm" svg:y="55.75cm">
            <text:p/>
            <draw:enhanced-geometry svg:viewBox="0 0 21600 21600" draw:mirror-horizontal="false" draw:mirror-vertical="false" draw:type="rectangle" draw:enhanced-path="M 0 0 L 21600 0 21600 21600 0 21600 0 0 Z N"/>
          </draw:custom-shape>
          <draw:line draw:style-name="gr727" draw:text-style-name="P21" draw:layer="layout" svg:x1="90.5cm" svg:y1="56cm" svg:x2="91cm" svg:y2="56cm">
            <text:p/>
          </draw:line>
          <draw:custom-shape draw:style-name="gr728" draw:text-style-name="P22" draw:layer="layout" svg:width="0.2cm" svg:height="0.2cm" svg:x="90.8cm" svg:y="55.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style-name="gr12">
          <draw:custom-shape draw:style-name="gr729" draw:text-style-name="P20" draw:layer="layout" svg:width="0.5cm" svg:height="0.5cm" svg:x="83.499cm" svg:y="56.501cm">
            <text:p/>
            <draw:enhanced-geometry svg:viewBox="0 0 21600 21600" draw:mirror-horizontal="true" draw:mirror-vertical="false" draw:type="rectangle" draw:enhanced-path="M 0 0 L 21600 0 21600 21600 0 21600 0 0 Z N"/>
          </draw:custom-shape>
          <draw:line draw:style-name="gr730" draw:text-style-name="P21" draw:layer="layout" svg:x1="83.999cm" svg:y1="56.751cm" svg:x2="83.499cm" svg:y2="56.751cm">
            <text:p/>
          </draw:line>
          <draw:custom-shape draw:style-name="gr731" draw:text-style-name="P22" draw:layer="layout" svg:width="0.2cm" svg:height="0.2cm" svg:x="83.499cm" svg:y="56.65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87.499cm" svg:y1="58.626cm" svg:x2="87.499cm" svg:y2="58.251cm" draw:start-shape="id155" draw:start-glue-point="0" draw:end-shape="id153" draw:end-glue-point="2" svg:d="M87499 58626v-375" svg:viewBox="0 0 1 376">
          <text:p/>
        </draw:connector>
        <draw:connector draw:style-name="gr220" draw:text-style-name="P25" draw:layer="layout" svg:x1="90cm" svg:y1="58.626cm" svg:x2="90cm" svg:y2="58.251cm" draw:start-shape="id156" draw:start-glue-point="0" draw:end-shape="id154" draw:end-glue-point="2" svg:d="M90000 58626v-375" svg:viewBox="0 0 1 376">
          <text:p/>
        </draw:connector>
        <draw:g draw:style-name="gr12">
          <draw:g draw:style-name="gr12">
            <draw:custom-shape draw:style-name="gr656" draw:text-style-name="P44" draw:layer="layout" svg:width="2cm" svg:height="2cm" svg:x="83.999cm" svg:y="55.001cm">
              <text:p/>
              <draw:enhanced-geometry svg:viewBox="0 0 21600 21600" draw:mirror-horizontal="false" draw:mirror-vertical="false" draw:type="rectangle" draw:enhanced-path="M 0 0 L 21600 0 21600 21600 0 21600 0 0 Z N"/>
            </draw:custom-shape>
            <draw:line draw:style-name="gr297" draw:text-style-name="P34" draw:layer="layout" svg:x1="83.999cm" svg:y1="55.251cm" svg:x2="84.247cm" svg:y2="55.251cm">
              <text:p/>
            </draw:line>
            <draw:line draw:style-name="gr297" draw:text-style-name="P34" draw:layer="layout" svg:x1="83.999cm" svg:y1="56.751cm" svg:x2="84.247cm" svg:y2="56.751cm">
              <text:p/>
            </draw:line>
            <draw:line draw:style-name="gr297" draw:text-style-name="P34" draw:layer="layout" svg:x1="84.247cm" svg:y1="55.251cm" svg:x2="85.732cm" svg:y2="56.751cm">
              <text:p/>
            </draw:line>
            <draw:line draw:style-name="gr297" draw:text-style-name="P34" draw:layer="layout" svg:x1="85.732cm" svg:y1="55.251cm" svg:x2="85.999cm" svg:y2="55.251cm">
              <text:p/>
            </draw:line>
            <draw:line draw:style-name="gr297" draw:text-style-name="P34" draw:layer="layout" svg:x1="85.732cm" svg:y1="56.751cm" svg:x2="85.999cm" svg:y2="56.751cm">
              <text:p/>
            </draw:line>
            <draw:line draw:style-name="gr297" draw:text-style-name="P34" draw:layer="layout" svg:x1="85.732cm" svg:y1="55.251cm" svg:x2="84.247cm" svg:y2="56.751cm">
              <text:p/>
            </draw:line>
          </draw:g>
          <draw:custom-shape draw:style-name="gr657" draw:text-style-name="P78" draw:layer="layout" svg:width="2cm" svg:height="0.5cm" svg:x="83.999cm" svg:y="55.301cm">
            <text:p text:style-name="P77"><text:span text:style-name="T30">3 dB</text:span></text:p>
            <draw:enhanced-geometry svg:viewBox="0 0 21600 21600" draw:type="rectangle" draw:enhanced-path="M 0 0 L 21600 0 21600 21600 0 21600 0 0 Z N"/>
          </draw:custom-shape>
          <draw:custom-shape draw:style-name="gr657" draw:text-style-name="P78" draw:layer="layout" svg:width="2cm" svg:height="0.5cm" svg:x="83.999cm" svg:y="56.201cm">
            <text:p text:style-name="P77"><text:span text:style-name="T30">90°</text:span></text:p>
            <draw:enhanced-geometry svg:viewBox="0 0 21600 21600" draw:type="rectangle" draw:enhanced-path="M 0 0 L 21600 0 21600 21600 0 21600 0 0 Z N"/>
          </draw:custom-shape>
        </draw:g>
        <draw:g draw:style-name="gr12" xml:id="id158" draw:id="id158">
          <draw:custom-shape draw:style-name="gr732" draw:text-style-name="P20" draw:layer="layout" svg:width="0.5cm" svg:height="0.501cm" svg:x="87.249cm" svg:y="54.989cm">
            <text:p/>
            <draw:enhanced-geometry svg:viewBox="0 0 21600 21600" draw:mirror-horizontal="false" draw:mirror-vertical="true" draw:type="rectangle" draw:enhanced-path="M 0 0 L 21600 0 21600 21600 0 21600 0 0 Z N"/>
          </draw:custom-shape>
          <draw:line draw:style-name="gr733" draw:text-style-name="P21" draw:layer="layout" svg:x1="87.499cm" svg:y1="55.002cm" svg:x2="87.499cm" svg:y2="55.203cm">
            <text:p/>
          </draw:line>
          <draw:line draw:style-name="gr734" draw:text-style-name="P21" draw:layer="layout" svg:x1="87.249cm" svg:y1="55.252cm" svg:x2="87.749cm" svg:y2="55.252cm">
            <text:p/>
          </draw:line>
          <draw:custom-shape draw:style-name="gr735" draw:text-style-name="P23" draw:layer="layout" svg:width="0.1cm" svg:height="0.1cm" svg:x="87.449cm" svg:y="55.203cm">
            <text:p/>
            <draw:enhanced-geometry svg:viewBox="0 0 21600 21600" draw:mirror-horizontal="false" draw:mirror-vertical="true" draw:glue-points="10800 0 3160 3160 0 10800 3160 18440 10800 21600 18440 18440 21600 10800 18440 3160" draw:text-areas="3200 3200 18400 18400" draw:type="ellipse" draw:enhanced-path="U 10800 10800 10800 10800 0 360 Z N"/>
          </draw:custom-shape>
        </draw:g>
        <draw:g draw:style-name="gr7" xml:id="id157" draw:id="id157">
          <draw:line draw:style-name="gr736" draw:text-style-name="P17" draw:layer="layout" svg:x1="86.399cm" svg:y1="55.752cm" svg:x2="86.399cm" svg:y2="54.752cm">
            <text:p/>
          </draw:line>
          <draw:line draw:style-name="gr737" draw:text-style-name="P17" draw:layer="layout" svg:x1="86.599cm" svg:y1="55.752cm" svg:x2="86.599cm" svg:y2="54.752cm">
            <text:p/>
          </draw:line>
          <draw:line draw:style-name="gr738" draw:text-style-name="P17" draw:layer="layout" svg:x1="86.399cm" svg:y1="55.252cm" svg:x2="85.999cm" svg:y2="55.252cm">
            <text:p/>
          </draw:line>
          <draw:line draw:style-name="gr739" draw:text-style-name="P17" draw:layer="layout" svg:x1="86.599cm" svg:y1="55.252cm" svg:x2="86.999cm" svg:y2="55.252cm">
            <text:p/>
          </draw:line>
        </draw:g>
        <draw:connector draw:style-name="gr220" draw:text-style-name="P25" draw:layer="layout" svg:x1="86.999cm" svg:y1="55.252cm" svg:x2="87.249cm" svg:y2="55.24cm" draw:start-shape="id157" draw:start-glue-point="1" draw:end-shape="id158" draw:end-glue-point="3" svg:d="M86999 55252h125v-12h125" svg:viewBox="0 0 251 13">
          <text:p/>
        </draw:connector>
        <draw:connector draw:style-name="gr334" draw:text-style-name="P25" draw:layer="layout" svg:x1="87.999cm" svg:y1="55.252cm" svg:x2="87.749cm" svg:y2="55.24cm" draw:end-shape="id158" draw:end-glue-point="1" svg:d="M87999 55252h-124v-12h-126" svg:viewBox="0 0 251 13">
          <text:p/>
        </draw:connector>
        <draw:g draw:style-name="gr12" xml:id="id159" draw:id="id159">
          <draw:glue-point draw:id="4" svg:x="4.96cm" svg:y="5cm"/>
          <draw:glue-point draw:id="5" svg:x="4.96cm" svg:y="-5cm"/>
          <draw:glue-point draw:id="6" svg:x="-4.96cm" svg:y="5cm" draw:escape-direction="up"/>
          <draw:glue-point draw:id="7" svg:x="-4.96cm" svg:y="-5cm"/>
          <draw:glue-point draw:id="8" svg:x="-5cm" svg:y="-5cm" draw:escape-direction="up"/>
          <draw:glue-point draw:id="9" svg:x="-4.96cm" svg:y="-5cm" draw:escape-direction="up"/>
          <draw:glue-point draw:id="10" svg:x="-4.96cm" svg:y="-5cm"/>
          <draw:glue-point draw:id="11" svg:x="-4.96cm" svg:y="-3cm"/>
          <draw:glue-point draw:id="12" svg:x="-4.96cm" svg:y="-5cm"/>
          <draw:glue-point draw:id="13" svg:x="-4.96cm" svg:y="-5cm"/>
          <draw:glue-point draw:id="14" svg:x="-4.96cm" svg:y="-5cm"/>
          <draw:glue-point draw:id="15" svg:x="-4.96cm" svg:y="-5cm"/>
          <draw:glue-point draw:id="16" svg:x="-4.96cm" svg:y="-3cm"/>
          <draw:glue-point draw:id="17" svg:x="-0.062cm" svg:y="-0.5cm" draw:align="center"/>
          <draw:glue-point draw:id="18" svg:x="-4.96cm" svg:y="-5cm"/>
          <draw:custom-shape draw:style-name="gr593" draw:text-style-name="P76" draw:layer="layout" svg:width="1cm" svg:height="1cm" draw:transform="rotate (-1.5707963267949) translate (87.999cm 53.752cm)">
            <text:p/>
            <draw:enhanced-geometry svg:viewBox="0 0 21600 21600" draw:mirror-vertical="true" draw:type="rectangle" draw:enhanced-path="M 0 0 L 21600 0 21600 21600 0 21600 0 0 Z N"/>
          </draw:custom-shape>
          <draw:path draw:style-name="gr740" draw:text-style-name="P28" draw:layer="layout" svg:width="0.187cm" svg:height="0.247cm" draw:transform="rotate (-1.5707963267949) translate (87.749cm 54.358cm)" svg:viewBox="0 0 188 248" svg:d="M188 248c-94-558-188 0-188 0">
            <text:p/>
          </draw:path>
          <draw:path draw:style-name="gr741" draw:text-style-name="P28" draw:layer="layout" svg:width="0.187cm" svg:height="0.247cm" draw:transform="rotate (-1.5707963267949) translate (87.747cm 54.157cm)" svg:viewBox="0 0 188 248" svg:d="M188 248c-94-558-188 0-188 0">
            <text:p/>
          </draw:path>
          <draw:path draw:style-name="gr742" draw:text-style-name="P28" draw:layer="layout" svg:width="0.187cm" svg:height="0.247cm" draw:transform="rotate (-1.5707963267949) translate (87.749cm 53.957cm)" svg:viewBox="0 0 188 248" svg:d="M188 248c-94-558-188 0-188 0">
            <text:p/>
          </draw:path>
          <draw:path draw:style-name="gr743" draw:text-style-name="P28" draw:layer="layout" svg:width="0.187cm" svg:height="0.247cm" draw:transform="rotate (-1.5707963267949) translate (87.749cm 53.755cm)" svg:viewBox="0 0 188 248" svg:d="M188 248c-94-558-188 0-188 0">
            <text:p/>
          </draw:path>
          <draw:path draw:style-name="gr744" draw:text-style-name="P28" draw:layer="layout" svg:width="0.187cm" svg:height="0.247cm" draw:transform="rotate (-1.5707963267949) translate (87.747cm 54.56cm)" svg:viewBox="0 0 188 248" svg:d="M188 248c-94-558-188 0-188 0">
            <text:p/>
          </draw:path>
        </draw:g>
        <draw:connector draw:style-name="gr220" draw:text-style-name="P25" draw:layer="layout" draw:line-skew="-0.25cm" svg:x1="89.25cm" svg:y1="55.75cm" svg:x2="88.999cm" svg:y2="55.252cm" draw:start-shape="id150" draw:start-glue-point="0" svg:d="M89250 55750v-499h-251v1" svg:viewBox="0 0 252 500">
          <text:p/>
        </draw:connector>
        <draw:connector draw:style-name="gr220" draw:text-style-name="P25" draw:layer="layout" svg:x1="89.501cm" svg:y1="56cm" svg:x2="89.75cm" svg:y2="56cm" draw:start-shape="id150" draw:start-glue-point="1" draw:end-shape="id151" draw:end-glue-point="3" svg:d="M89501 56000h249" svg:viewBox="0 0 250 1">
          <text:p/>
        </draw:connector>
        <draw:connector draw:style-name="gr220" draw:text-style-name="P25" draw:layer="layout" svg:x1="87.499cm" svg:y1="54.99cm" svg:x2="87.499cm" svg:y2="54.752cm" draw:start-shape="id158" draw:start-glue-point="0" draw:end-shape="id159" draw:end-glue-point="2" svg:d="M87499 54990v-238" svg:viewBox="0 0 1 239">
          <text:p/>
        </draw:connector>
        <draw:g draw:style-name="gr12" xml:id="id150" draw:id="id150">
          <draw:custom-shape draw:style-name="gr745" draw:text-style-name="P20" draw:layer="layout" svg:width="0.5cm" svg:height="0.501cm" draw:transform="rotate (1.5707963267949) translate (89cm 56.25cm)">
            <text:p/>
            <draw:enhanced-geometry svg:viewBox="0 0 21600 21600" draw:mirror-horizontal="false" draw:mirror-vertical="true" draw:type="rectangle" draw:enhanced-path="M 0 0 L 21600 0 21600 21600 0 21600 0 0 Z N"/>
          </draw:custom-shape>
          <draw:line draw:style-name="gr746" draw:text-style-name="P21" draw:layer="layout" svg:x1="89.501cm" svg:y1="56cm" svg:x2="89.3cm" svg:y2="56cm">
            <text:p/>
          </draw:line>
          <draw:line draw:style-name="gr747" draw:text-style-name="P21" draw:layer="layout" svg:x1="89.251cm" svg:y1="55.75cm" svg:x2="89.251cm" svg:y2="56.25cm">
            <text:p/>
          </draw:line>
          <draw:custom-shape draw:style-name="gr748" draw:text-style-name="P23" draw:layer="layout" svg:width="0.1cm" svg:height="0.1cm" draw:transform="rotate (1.5707963267949) translate (89.2cm 56.05cm)">
            <text:p/>
            <draw:enhanced-geometry svg:viewBox="0 0 21600 21600" draw:mirror-horizontal="false" draw:mirror-vertical="true" draw:glue-points="10800 0 3160 3160 0 10800 3160 18440 10800 21600 18440 18440 21600 10800 18440 3160" draw:text-areas="3200 3200 18400 18400" draw:type="ellipse" draw:enhanced-path="U 10800 10800 10800 10800 0 360 Z N"/>
          </draw:custom-shape>
        </draw:g>
        <draw:g draw:style-name="gr12">
          <draw:custom-shape draw:style-name="gr603" draw:text-style-name="P76" draw:layer="layout" svg:width="1cm" svg:height="1cm" svg:x="87.999cm" svg:y="54.752cm">
            <text:p/>
            <draw:enhanced-geometry svg:viewBox="0 0 21600 21600" draw:mirror-vertical="true" draw:type="rectangle" draw:enhanced-path="M 0 0 L 21600 0 21600 21600 0 21600 0 0 Z N"/>
          </draw:custom-shape>
          <draw:line draw:style-name="gr749" draw:text-style-name="P17" draw:layer="layout" svg:x1="88.999cm" svg:y1="55.252cm" svg:x2="87.999cm" svg:y2="55.252cm">
            <text:p/>
          </draw:line>
          <draw:g draw:style-name="gr7">
            <draw:polygon draw:style-name="gr260" draw:text-style-name="P46" draw:layer="layout" svg:width="0.374cm" svg:height="0.499cm" draw:transform="rotate (-3.14159265358979) translate (88.624cm 55.502cm)" svg:viewBox="0 0 375 500" draw:points="375,0 375,500 0,250">
              <text:p/>
            </draw:polygon>
            <draw:polyline draw:style-name="gr750" draw:text-style-name="P17" draw:layer="layout" svg:width="0.499cm" svg:height="0.249cm" draw:transform="rotate (-1.5707963267949) translate (88.749cm 55.002cm)" svg:viewBox="0 0 500 250" draw:points="500,0 500,125 0,125 0,250">
              <text:p/>
            </draw:polyline>
          </draw:g>
        </draw:g>
        <draw:g draw:style-name="gr7" xml:id="id160" draw:id="id160">
          <draw:line draw:style-name="gr751" draw:text-style-name="P24" draw:layer="layout" svg:x1="87.499cm" svg:y1="53.127cm" svg:x2="87.499cm" svg:y2="53.377cm">
            <text:p/>
          </draw:line>
          <draw:line draw:style-name="gr752" draw:text-style-name="P24" draw:layer="layout" svg:x1="87.624cm" svg:y1="53.127cm" svg:x2="87.374cm" svg:y2="53.127cm">
            <text:p/>
          </draw:line>
          <draw:line draw:style-name="gr753" draw:text-style-name="P24" draw:layer="layout" svg:x1="87.499cm" svg:y1="53.002cm" svg:x2="87.624cm" svg:y2="53.127cm">
            <text:p/>
          </draw:line>
          <draw:line draw:style-name="gr754" draw:text-style-name="P24" draw:layer="layout" svg:x1="87.499cm" svg:y1="53.002cm" svg:x2="87.374cm" svg:y2="53.127cm">
            <text:p/>
          </draw:line>
        </draw:g>
        <draw:g draw:style-name="gr12">
          <draw:custom-shape draw:style-name="gr755" draw:text-style-name="P20" draw:layer="layout" svg:width="0.5cm" svg:height="0.5cm" svg:x="83.499cm" svg:y="55.002cm">
            <text:p/>
            <draw:enhanced-geometry svg:viewBox="0 0 21600 21600" draw:mirror-horizontal="true" draw:mirror-vertical="true" draw:type="rectangle" draw:enhanced-path="M 0 0 L 21600 0 21600 21600 0 21600 0 0 Z N"/>
          </draw:custom-shape>
          <draw:line draw:style-name="gr756" draw:text-style-name="P21" draw:layer="layout" svg:x1="83.999cm" svg:y1="55.252cm" svg:x2="83.499cm" svg:y2="55.252cm">
            <text:p/>
          </draw:line>
          <draw:custom-shape draw:style-name="gr757" draw:text-style-name="P22" draw:layer="layout" svg:width="0.2cm" svg:height="0.2cm" svg:x="83.499cm" svg:y="55.152cm">
            <text:p/>
            <draw:enhanced-geometry svg:viewBox="0 0 21600 21600" draw:mirror-horizontal="true" draw:mirror-vertical="tru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87.499cm" svg:y1="53.377cm" svg:x2="87.499cm" svg:y2="53.752cm" draw:start-shape="id160" draw:start-glue-point="2" draw:end-shape="id159" draw:end-glue-point="0" svg:d="M87499 53377v375" svg:viewBox="0 0 1 376">
          <text:p/>
        </draw:connector>
        <draw:frame draw:style-name="gr442" draw:text-style-name="P75" draw:layer="layout" svg:width="0.418cm" svg:height="0.497cm" svg:x="73.082cm" svg:y="48.5cm">
          <draw:text-box>
            <text:p text:style-name="P74"><text:span text:style-name="T29">P1</text:span></text:p>
          </draw:text-box>
        </draw:frame>
        <draw:frame draw:style-name="gr442" draw:text-style-name="P73" draw:layer="layout" svg:width="0.418cm" svg:height="0.497cm" svg:x="73.082cm" svg:y="50cm">
          <draw:text-box>
            <text:p text:style-name="P25"><text:span text:style-name="T29">P2</text:span></text:p>
          </draw:text-box>
        </draw:frame>
        <draw:frame draw:style-name="gr442" draw:text-style-name="P75" draw:layer="layout" svg:width="0.418cm" svg:height="0.497cm" svg:x="73.082cm" svg:y="55.003cm">
          <draw:text-box>
            <text:p text:style-name="P74"><text:span text:style-name="T29">P1</text:span></text:p>
          </draw:text-box>
        </draw:frame>
        <draw:frame draw:style-name="gr442" draw:text-style-name="P73" draw:layer="layout" svg:width="0.418cm" svg:height="0.497cm" svg:x="73.082cm" svg:y="56.503cm">
          <draw:text-box>
            <text:p text:style-name="P25"><text:span text:style-name="T29">P2</text:span></text:p>
          </draw:text-box>
        </draw:frame>
        <draw:frame draw:style-name="gr442" draw:text-style-name="P75" draw:layer="layout" svg:width="0.418cm" svg:height="0.497cm" svg:x="83.081cm" svg:y="55.003cm">
          <draw:text-box>
            <text:p text:style-name="P74"><text:span text:style-name="T29">P1</text:span></text:p>
          </draw:text-box>
        </draw:frame>
        <draw:frame draw:style-name="gr442" draw:text-style-name="P73" draw:layer="layout" svg:width="0.418cm" svg:height="0.497cm" svg:x="83.081cm" svg:y="56.503cm">
          <draw:text-box>
            <text:p text:style-name="P25"><text:span text:style-name="T29">P2</text:span></text:p>
          </draw:text-box>
        </draw:frame>
        <draw:frame draw:style-name="gr442" draw:text-style-name="P75" draw:layer="layout" svg:width="0.418cm" svg:height="0.497cm" svg:x="82.582cm" svg:y="49cm">
          <draw:text-box>
            <text:p text:style-name="P74"><text:span text:style-name="T29">P3</text:span></text:p>
          </draw:text-box>
        </draw:frame>
        <draw:frame draw:style-name="gr442" draw:text-style-name="P75" draw:layer="layout" svg:width="0.418cm" svg:height="0.497cm" svg:x="80.5cm" svg:y="54.754cm">
          <draw:text-box>
            <text:p text:style-name="P74"><text:span text:style-name="T29">P3</text:span></text:p>
          </draw:text-box>
        </draw:frame>
        <draw:frame draw:style-name="gr442" draw:text-style-name="P75" draw:layer="layout" svg:width="0.418cm" svg:height="0.497cm" svg:x="80.5cm" svg:y="56.253cm">
          <draw:text-box>
            <text:p text:style-name="P74"><text:span text:style-name="T29">P3’</text:span></text:p>
          </draw:text-box>
        </draw:frame>
        <draw:frame draw:style-name="gr442" draw:text-style-name="P75" draw:layer="layout" svg:width="0.418cm" svg:height="0.497cm" svg:x="90.75cm" svg:y="55.5cm">
          <draw:text-box>
            <text:p text:style-name="P74"><text:span text:style-name="T29">P3</text:span></text:p>
          </draw:text-box>
        </draw:frame>
        <draw:g draw:style-name="gr7" xml:id="id161" draw:id="id161">
          <draw:rect draw:style-name="gr758" draw:text-style-name="P66" draw:layer="layout" svg:width="0.6cm" svg:height="0.25cm" draw:transform="rotate (-1.5707963267949) translate (81.375cm 50.2cm)">
            <text:p/>
          </draw:rect>
          <draw:line draw:style-name="gr759" draw:text-style-name="P17" draw:layer="layout" svg:x1="81.25cm" svg:y1="50cm" svg:x2="81.25cm" svg:y2="50.2cm">
            <text:p/>
          </draw:line>
          <draw:line draw:style-name="gr760" draw:text-style-name="P17" draw:layer="layout" svg:x1="81.25cm" svg:y1="50.8cm" svg:x2="81.25cm" svg:y2="51cm">
            <text:p/>
          </draw:line>
        </draw:g>
        <draw:g draw:style-name="gr12" xml:id="id127" draw:id="id127">
          <draw:custom-shape draw:style-name="gr761" draw:text-style-name="P20" draw:layer="layout" svg:width="0.5cm" svg:height="0.501cm" svg:x="81cm" svg:y="49.25cm">
            <text:p/>
            <draw:enhanced-geometry svg:viewBox="0 0 21600 21600" draw:mirror-horizontal="false" draw:mirror-vertical="false" draw:type="rectangle" draw:enhanced-path="M 0 0 L 21600 0 21600 21600 0 21600 0 0 Z N"/>
          </draw:custom-shape>
          <draw:line draw:style-name="gr762" draw:text-style-name="P21" draw:layer="layout" svg:x1="81.25cm" svg:y1="49.751cm" svg:x2="81.25cm" svg:y2="49.55cm">
            <text:p/>
          </draw:line>
          <draw:line draw:style-name="gr763" draw:text-style-name="P21" draw:layer="layout" svg:x1="81cm" svg:y1="49.501cm" svg:x2="81.5cm" svg:y2="49.501cm">
            <text:p/>
          </draw:line>
          <draw:custom-shape draw:style-name="gr764" draw:text-style-name="P23" draw:layer="layout" svg:width="0.1cm" svg:height="0.1cm" svg:x="81.2cm" svg:y="49.4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onnector draw:style-name="gr220" draw:text-style-name="P25" draw:layer="layout" svg:x1="81.25cm" svg:y1="49.751cm" svg:x2="81.25cm" svg:y2="50cm" draw:start-shape="id127" draw:start-glue-point="2" draw:end-shape="id161" draw:end-glue-point="0" svg:d="M81250 49751v249" svg:viewBox="0 0 1 250">
          <text:p/>
        </draw:connector>
        <draw:connector draw:style-name="gr220" draw:text-style-name="P25" draw:layer="layout" svg:x1="81.5cm" svg:y1="49.5cm" svg:x2="82.332cm" svg:y2="49.5cm" draw:start-shape="id127" draw:start-glue-point="1" draw:end-shape="id162" draw:end-glue-point="3" svg:d="M81500 49500h832" svg:viewBox="0 0 833 1">
          <text:p/>
        </draw:connector>
        <draw:g draw:style-name="gr7" xml:id="id163" draw:id="id163">
          <draw:line draw:style-name="gr765" draw:text-style-name="P24" draw:layer="layout" svg:x1="81.25cm" svg:y1="51.625cm" svg:x2="81.25cm" svg:y2="51.375cm">
            <text:p/>
          </draw:line>
          <draw:line draw:style-name="gr766" draw:text-style-name="P24" draw:layer="layout" svg:x1="81.375cm" svg:y1="51.625cm" svg:x2="81.125cm" svg:y2="51.625cm">
            <text:p/>
          </draw:line>
          <draw:line draw:style-name="gr767" draw:text-style-name="P24" draw:layer="layout" svg:x1="81.25cm" svg:y1="51.75cm" svg:x2="81.375cm" svg:y2="51.625cm">
            <text:p/>
          </draw:line>
          <draw:line draw:style-name="gr768" draw:text-style-name="P24" draw:layer="layout" svg:x1="81.25cm" svg:y1="51.75cm" svg:x2="81.125cm" svg:y2="51.625cm">
            <text:p/>
          </draw:line>
        </draw:g>
        <draw:connector draw:style-name="gr220" draw:text-style-name="P25" draw:layer="layout" svg:x1="81.25cm" svg:y1="51.375cm" svg:x2="81.25cm" svg:y2="51cm" draw:start-shape="id163" draw:start-glue-point="0" draw:end-shape="id161" draw:end-glue-point="2" svg:d="M81250 51375v-375" svg:viewBox="0 0 1 376">
          <text:p/>
        </draw:connector>
        <draw:frame draw:style-name="gr101" draw:text-style-name="P26" draw:layer="layout" svg:width="0.502cm" svg:height="1.187cm" svg:x="95cm" svg:y="21.75cm">
          <draw:text-box>
            <text:p/>
          </draw:text-box>
        </draw:frame>
        <draw:custom-shape draw:style-name="gr769" draw:text-style-name="P60" draw:layer="layout" svg:width="5cm" svg:height="5cm" svg:x="101cm" svg:y="19cm">
          <text:p text:style-name="P15"><text:span text:style-name="T5">MICROWAVE PHASE </text:span></text:p>
          <text:p text:style-name="P15"><text:span text:style-name="T5">TRANSDUCER LINE</text:span></text:p>
          <draw:enhanced-geometry svg:viewBox="0 0 21600 21600" draw:mirror-horizontal="false" draw:mirror-vertical="false" draw:type="rectangle" draw:enhanced-path="M 0 0 L 21600 0 21600 21600 0 21600 0 0 Z N"/>
        </draw:custom-shape>
        <draw:connector draw:style-name="gr291" draw:text-style-name="P34" draw:layer="layout" draw:line-skew="1.999cm" svg:x1="105cm" svg:y1="21.5cm" svg:x2="99cm" svg:y2="25cm" draw:start-shape="id164" draw:start-glue-point="1" draw:end-shape="id165" draw:end-glue-point="1" svg:d="M105000 21500h2000v3500h-8000" svg:viewBox="0 0 8001 3501">
          <text:p/>
        </draw:connector>
        <draw:g draw:style-name="gr12" xml:id="id164" draw:id="id164">
          <draw:custom-shape draw:style-name="gr306" draw:text-style-name="P43" draw:layer="layout" svg:width="3cm" svg:height="1cm" svg:x="102cm" svg:y="21cm">
            <text:p text:style-name="P42"><text:span text:style-name="T23">MEASUREMENT</text:span></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307" draw:text-style-name="P25" draw:layer="layout" svg:width="0.29cm" svg:height="0.084cm" svg:x="102.475cm" svg:y="21.783cm" draw:kind="arc" draw:start-angle="180" draw:end-angle="0">
              <text:p/>
            </draw:ellipse>
            <draw:ellipse draw:style-name="gr307" draw:text-style-name="P25" draw:layer="layout" svg:width="0.29cm" svg:height="0.083cm" draw:transform="rotate (-3.14159265358979) translate (102.475cm 21.708cm)" draw:kind="arc" draw:start-angle="180" draw:end-angle="270">
              <text:p/>
            </draw:ellipse>
            <draw:line draw:style-name="gr308" draw:text-style-name="P34" draw:layer="layout" svg:x1="102.475cm" svg:y1="21.667cm" svg:x2="102.475cm" svg:y2="21.825cm">
              <text:p/>
            </draw:line>
            <draw:line draw:style-name="gr308" draw:text-style-name="P34" draw:layer="layout" svg:x1="102.764cm" svg:y1="21.575cm" svg:x2="102.764cm" svg:y2="21.825cm">
              <text:p/>
            </draw:line>
            <draw:line draw:style-name="gr308" draw:text-style-name="P34" draw:layer="layout" svg:x1="103.054cm" svg:y1="21.575cm" svg:x2="103.054cm" svg:y2="21.825cm">
              <text:p/>
            </draw:line>
            <draw:ellipse draw:style-name="gr307" draw:text-style-name="P25" draw:layer="layout" svg:width="0.289cm" svg:height="0.084cm" draw:transform="rotate (-3.14159265358979) translate (103.054cm 21.617cm)" draw:kind="arc" draw:start-angle="180" draw:end-angle="0">
              <text:p/>
            </draw:ellipse>
            <draw:ellipse draw:style-name="gr307" draw:text-style-name="P25" draw:layer="layout" svg:width="0.29cm" svg:height="0.084cm" svg:x="103.054cm" svg:y="21.783cm" draw:kind="arc" draw:start-angle="180" draw:end-angle="0">
              <text:p/>
            </draw:ellipse>
            <draw:line draw:style-name="gr308" draw:text-style-name="P34" draw:layer="layout" svg:x1="103.343cm" svg:y1="21.575cm" svg:x2="103.343cm" svg:y2="21.825cm">
              <text:p/>
            </draw:line>
            <draw:line draw:style-name="gr308" draw:text-style-name="P34" draw:layer="layout" svg:x1="103.633cm" svg:y1="21.575cm" svg:x2="103.633cm" svg:y2="21.825cm">
              <text:p/>
            </draw:line>
            <draw:ellipse draw:style-name="gr307" draw:text-style-name="P25" draw:layer="layout" svg:width="0.289cm" svg:height="0.084cm" draw:transform="rotate (-3.14159265358979) translate (103.633cm 21.617cm)" draw:kind="arc" draw:start-angle="180" draw:end-angle="0">
              <text:p/>
            </draw:ellipse>
            <draw:ellipse draw:style-name="gr307" draw:text-style-name="P25" draw:layer="layout" svg:width="0.29cm" svg:height="0.084cm" svg:x="103.633cm" svg:y="21.783cm" draw:kind="arc" draw:start-angle="180" draw:end-angle="0">
              <text:p/>
            </draw:ellipse>
            <draw:line draw:style-name="gr308" draw:text-style-name="P34" draw:layer="layout" svg:x1="103.922cm" svg:y1="21.575cm" svg:x2="103.922cm" svg:y2="21.825cm">
              <text:p/>
            </draw:line>
            <draw:line draw:style-name="gr308" draw:text-style-name="P34" draw:layer="layout" svg:x1="104.212cm" svg:y1="21.575cm" svg:x2="104.212cm" svg:y2="21.825cm">
              <text:p/>
            </draw:line>
            <draw:ellipse draw:style-name="gr307" draw:text-style-name="P25" draw:layer="layout" svg:width="0.289cm" svg:height="0.084cm" draw:transform="rotate (-3.14159265358979) translate (104.212cm 21.617cm)" draw:kind="arc" draw:start-angle="180" draw:end-angle="0">
              <text:p/>
            </draw:ellipse>
            <draw:ellipse draw:style-name="gr307" draw:text-style-name="P25" draw:layer="layout" svg:width="0.29cm" svg:height="0.084cm" svg:x="104.212cm" svg:y="21.783cm" draw:kind="arc" draw:start-angle="180" draw:end-angle="0">
              <text:p/>
            </draw:ellipse>
            <draw:line draw:style-name="gr308" draw:text-style-name="P34" draw:layer="layout" svg:x1="104.501cm" svg:y1="21.667cm" svg:x2="104.501cm" svg:y2="21.825cm">
              <text:p/>
            </draw:line>
            <draw:ellipse draw:style-name="gr307" draw:text-style-name="P25" draw:layer="layout" svg:width="0.289cm" svg:height="0.083cm" draw:transform="rotate (-3.14159265358979) translate (104.79cm 21.708cm)" draw:kind="arc" draw:start-angle="270" draw:end-angle="0">
              <text:p/>
            </draw:ellipse>
          </draw:g>
        </draw:g>
        <draw:g draw:style-name="gr7">
          <draw:line draw:style-name="gr770" draw:text-style-name="P24" draw:layer="layout" svg:x1="97.5cm" svg:y1="24.377cm" svg:x2="97.5cm" svg:y2="24.127cm">
            <text:p/>
          </draw:line>
          <draw:line draw:style-name="gr771" draw:text-style-name="P24" draw:layer="layout" svg:x1="97.625cm" svg:y1="24.377cm" svg:x2="97.375cm" svg:y2="24.377cm">
            <text:p/>
          </draw:line>
          <draw:line draw:style-name="gr772" draw:text-style-name="P24" draw:layer="layout" svg:x1="97.5cm" svg:y1="24.502cm" svg:x2="97.625cm" svg:y2="24.377cm">
            <text:p/>
          </draw:line>
          <draw:line draw:style-name="gr773" draw:text-style-name="P24" draw:layer="layout" svg:x1="97.5cm" svg:y1="24.502cm" svg:x2="97.375cm" svg:y2="24.377cm">
            <text:p/>
          </draw:line>
        </draw:g>
        <draw:g draw:style-name="gr12">
          <draw:custom-shape draw:style-name="gr774" draw:text-style-name="P62" draw:layer="layout" svg:width="3cm" svg:height="9cm" svg:x="96cm" svg:y="19cm">
            <text:p text:style-name="P61"><text:span text:style-name="T5">HP8722D</text:span></text:p>
            <text:p text:style-name="P61"><text:span text:style-name="T5">VECTOR</text:span><text:span text:style-name="T5"><text:line-break/></text:span><text:span text:style-name="T5">NETWORK</text:span><text:span text:style-name="T5"><text:line-break/></text:span><text:span text:style-name="T5">ANALIZER</text:span></text:p>
            <draw:enhanced-geometry svg:viewBox="0 0 21600 21600" draw:mirror-horizontal="false" draw:mirror-vertical="false" draw:type="rectangle" draw:enhanced-path="M 0 0 L 21600 0 21600 21600 0 21600 0 0 Z N"/>
          </draw:custom-shape>
          <draw:g draw:style-name="gr12">
            <draw:glue-point draw:id="4" svg:x="0cm" svg:y="-5cm" draw:escape-direction="up"/>
            <draw:glue-point draw:id="5" svg:x="0cm" svg:y="5cm"/>
            <draw:custom-shape draw:style-name="gr775" draw:text-style-name="P18" draw:layer="layout" svg:width="1cm" svg:height="1.819cm" svg:x="97cm" svg:y="21.981cm">
              <text:p/>
              <draw:enhanced-geometry svg:viewBox="0 0 21600 21600" draw:mirror-horizontal="false" draw:mirror-vertical="false" draw:type="rectangle" draw:enhanced-path="M 0 0 L 21600 0 21600 21600 0 21600 0 0 Z N"/>
            </draw:custom-shape>
            <draw:g draw:style-name="gr7">
              <draw:rect draw:style-name="gr776" draw:text-style-name="P16" draw:layer="layout" svg:width="0.545cm" svg:height="0.166cm" draw:transform="rotate (-1.5707963267949) translate (97.583cm 22.164cm)">
                <text:p/>
              </draw:rect>
              <draw:line draw:style-name="gr777" draw:text-style-name="P17" draw:layer="layout" svg:x1="97.5cm" svg:y1="21.982cm" svg:x2="97.5cm" svg:y2="22.164cm">
                <text:p/>
              </draw:line>
              <draw:line draw:style-name="gr778" draw:text-style-name="P17" draw:layer="layout" svg:x1="97.5cm" svg:y1="22.709cm" svg:x2="97.5cm" svg:y2="22.891cm">
                <text:p/>
              </draw:line>
            </draw:g>
            <draw:g draw:style-name="gr12">
              <draw:custom-shape draw:style-name="gr779" draw:text-style-name="P18" draw:layer="layout" svg:width="0.668cm" svg:height="0.728cm" svg:x="97.166cm" svg:y="22.8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780" draw:text-style-name="P18" draw:layer="layout" svg:width="0.287cm" svg:height="0.262cm" draw:transform="rotate (-1.5707963267949) translate (97.762cm 23.111cm)" draw:kind="arc" draw:start-angle="90" draw:end-angle="270">
                <text:p/>
              </draw:ellipse>
              <draw:ellipse draw:style-name="gr781" draw:text-style-name="P18" draw:layer="layout" svg:width="0.287cm" svg:height="0.262cm" draw:transform="rotate (1.5707963267949) translate (97.238cm 23.398cm)" draw:kind="arc" draw:start-angle="90" draw:end-angle="270">
                <text:p/>
              </draw:ellipse>
            </draw:g>
            <draw:line draw:style-name="gr782" draw:text-style-name="P19" draw:layer="layout" svg:x1="97.5cm" svg:y1="21.982cm" svg:x2="97.5cm" svg:y2="21.8cm">
              <text:p/>
            </draw:line>
            <draw:line draw:style-name="gr783" draw:text-style-name="P19" draw:layer="layout" svg:x1="97.5cm" svg:y1="23.619cm" svg:x2="97.5cm" svg:y2="23.8cm">
              <text:p/>
            </draw:line>
          </draw:g>
          <draw:frame draw:style-name="gr231" draw:text-style-name="P29" draw:layer="layout" svg:width="0.324cm" svg:height="0.196cm" svg:x="97.619cm" svg:y="22.344cm">
            <draw:text-box>
              <text:p text:style-name="P25"><text:span text:style-name="T8">50</text:span><text:span text:style-name="T12">Ω</text:span></text:p>
            </draw:text-box>
          </draw:frame>
        </draw:g>
        <draw:custom-shape draw:style-name="gr429" draw:text-style-name="P35" draw:layer="layout" svg:width="19cm" svg:height="14cm" svg:x="95cm" svg:y="17cm">
          <text:p text:style-name="P25"><text:span text:style-name="T14">Configuração #1 da Bancada de Testes de Micro-ondas</text:span></text:p>
          <draw:enhanced-geometry svg:viewBox="0 0 21600 21600" draw:type="rectangle" draw:enhanced-path="M 0 0 L 21600 0 21600 21600 0 21600 0 0 Z N"/>
        </draw:custom-shape>
        <draw:connector draw:style-name="gr291" draw:text-style-name="P34" draw:layer="layout" svg:x1="99cm" svg:y1="21.5cm" svg:x2="102cm" svg:y2="21.5cm" draw:start-shape="id166" draw:start-glue-point="1" draw:end-shape="id164" draw:end-glue-point="3" svg:d="M99000 21500h3000" svg:viewBox="0 0 3001 1">
          <text:p/>
        </draw:connector>
        <draw:custom-shape draw:style-name="gr360" draw:text-style-name="P68" xml:id="id166" draw:id="id166" draw:layer="layout" svg:width="1.5cm" svg:height="0.5cm" svg:x="97.5cm" svg:y="21.25cm">
          <text:p text:style-name="P67"><text:span text:style-name="T25">PORT A</text:span></text:p>
          <draw:enhanced-geometry svg:viewBox="0 0 21600 21600" draw:text-areas="0 0 21600 21600" draw:type="pentagon-right" draw:modifiers="17988.0079946702"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360" draw:text-style-name="P68" xml:id="id165" draw:id="id165" draw:layer="layout" svg:width="1.5cm" svg:height="0.5cm" svg:x="97.5cm" svg:y="24.75cm">
          <text:p text:style-name="P67"><text:span text:style-name="T25">PORT B</text:span></text:p>
          <draw:enhanced-geometry svg:viewBox="0 0 21600 21600" draw:text-areas="0 0 21600 21600" draw:type="pentagon-right" draw:modifiers="17988.0079946702" draw:enhanced-path="M 0 0 L ?f0 0 21600 10800 ?f0 21600 0 21600 Z N">
            <draw:equation draw:name="f0" draw:formula="$0 "/>
            <draw:handle draw:handle-range-x-minimum="0" draw:handle-range-x-maximum="21600" draw:handle-position="$0 top" draw:handle-position-x="$0" draw:handle-position-y="top"/>
          </draw:enhanced-geometry>
        </draw:custom-shape>
        <draw:frame draw:style-name="gr242" draw:text-style-name="P39" draw:layer="layout" svg:width="3.974cm" svg:height="4cm" svg:x="127.026cm" svg:y="77cm">
          <draw:text-box>
            <text:p text:style-name="P38">Variação da </text:p>
            <text:p text:style-name="P38">concentração de gases</text:p>
          </draw:text-box>
        </draw:frame>
        <draw:frame draw:style-name="gr242" draw:text-style-name="P39" draw:layer="layout" svg:width="4.026cm" svg:height="4cm" svg:x="127.448cm" svg:y="64.5cm">
          <draw:text-box>
            <text:p text:style-name="P38"/>
            <text:p text:style-name="P38">Excitação de</text:p>
            <text:p text:style-name="P38">entrada</text:p>
            <text:p text:style-name="P38"/>
          </draw:text-box>
        </draw:frame>
        <draw:polyline draw:style-name="gr243" draw:text-style-name="P34" draw:layer="layout" svg:width="7.025cm" svg:height="11.499cm" svg:x="126.974cm" svg:y="55cm" svg:viewBox="0 0 7026 11500" draw:points="5026,0 0,0 0,11500 7026,11500">
          <text:p/>
        </draw:polyline>
        <draw:connector draw:style-name="gr249" draw:text-style-name="P34" draw:layer="layout" svg:x1="137cm" svg:y1="65.501cm" svg:x2="139.001cm" svg:y2="63.5cm" draw:start-shape="id167" draw:start-glue-point="4" draw:end-shape="id168" draw:end-glue-point="3" svg:d="M137000 65501h1001v-2001h1000" svg:viewBox="0 0 2002 2002">
          <text:p/>
        </draw:connector>
        <draw:connector draw:style-name="gr249" draw:text-style-name="P34" draw:layer="layout" svg:x1="137cm" svg:y1="67.499cm" svg:x2="139cm" svg:y2="69.5cm" draw:start-shape="id167" draw:start-glue-point="5" draw:end-shape="id169" draw:end-glue-point="3" svg:d="M137000 67499h1000v2001h1000" svg:viewBox="0 0 2001 2002">
          <text:p/>
        </draw:connector>
        <draw:connector draw:style-name="gr249" draw:text-style-name="P34" draw:layer="layout" svg:x1="142cm" svg:y1="69.5cm" svg:x2="144cm" svg:y2="67.499cm" draw:start-shape="id169" draw:start-glue-point="1" draw:end-shape="id170" draw:end-glue-point="5" svg:d="M142000 69500h1000v-2001h1000" svg:viewBox="0 0 2001 2002">
          <text:p/>
        </draw:connector>
        <draw:connector draw:style-name="gr249" draw:text-style-name="P34" draw:layer="layout" svg:x1="142.001cm" svg:y1="63.5cm" svg:x2="144cm" svg:y2="65.501cm" draw:start-shape="id168" draw:start-glue-point="1" draw:end-shape="id170" draw:end-glue-point="4" svg:d="M142001 63500h1000v2001h999" svg:viewBox="0 0 2000 2002">
          <text:p/>
        </draw:connector>
        <draw:g draw:style-name="gr12" xml:id="id168" draw:id="id168">
          <draw:custom-shape draw:style-name="gr254" draw:text-style-name="P43" draw:layer="layout" svg:width="3cm" svg:height="3cm" svg:x="139.001cm" svg:y="62cm">
            <text:p text:style-name="P42"><text:span text:style-name="T1">REFERÊNCIA</text:span></text:p>
            <text:p text:style-name="P42"><text:span text:style-name="T6"/></text:p>
            <text:p text:style-name="P42"><text:span text:style-name="T6"/></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255" draw:text-style-name="P25" draw:layer="layout" svg:width="0.29cm" svg:height="0.25cm" svg:x="139.476cm" svg:y="64.35cm" draw:kind="arc" draw:start-angle="180" draw:end-angle="0">
              <text:p/>
            </draw:ellipse>
            <draw:ellipse draw:style-name="gr255" draw:text-style-name="P25" draw:layer="layout" svg:width="0.29cm" svg:height="0.25cm" draw:transform="rotate (-3.14159265358979) translate (139.476cm 64.125cm)" draw:kind="arc" draw:start-angle="180" draw:end-angle="270">
              <text:p/>
            </draw:ellipse>
            <draw:line draw:style-name="gr256" draw:text-style-name="P34" draw:layer="layout" svg:x1="139.476cm" svg:y1="64cm" svg:x2="139.476cm" svg:y2="64.475cm">
              <text:p/>
            </draw:line>
            <draw:line draw:style-name="gr256" draw:text-style-name="P34" draw:layer="layout" svg:x1="139.765cm" svg:y1="63.725cm" svg:x2="139.765cm" svg:y2="64.475cm">
              <text:p/>
            </draw:line>
            <draw:line draw:style-name="gr256" draw:text-style-name="P34" draw:layer="layout" svg:x1="140.055cm" svg:y1="63.725cm" svg:x2="140.055cm" svg:y2="64.475cm">
              <text:p/>
            </draw:line>
            <draw:ellipse draw:style-name="gr255" draw:text-style-name="P25" draw:layer="layout" svg:width="0.289cm" svg:height="0.25cm" draw:transform="rotate (-3.14159265358979) translate (140.055cm 63.85cm)" draw:kind="arc" draw:start-angle="180" draw:end-angle="0">
              <text:p/>
            </draw:ellipse>
            <draw:ellipse draw:style-name="gr255" draw:text-style-name="P25" draw:layer="layout" svg:width="0.29cm" svg:height="0.25cm" svg:x="140.055cm" svg:y="64.35cm" draw:kind="arc" draw:start-angle="180" draw:end-angle="0">
              <text:p/>
            </draw:ellipse>
            <draw:line draw:style-name="gr256" draw:text-style-name="P34" draw:layer="layout" svg:x1="140.344cm" svg:y1="63.725cm" svg:x2="140.344cm" svg:y2="64.475cm">
              <text:p/>
            </draw:line>
            <draw:line draw:style-name="gr256" draw:text-style-name="P34" draw:layer="layout" svg:x1="140.634cm" svg:y1="63.725cm" svg:x2="140.634cm" svg:y2="64.475cm">
              <text:p/>
            </draw:line>
            <draw:ellipse draw:style-name="gr255" draw:text-style-name="P25" draw:layer="layout" svg:width="0.289cm" svg:height="0.25cm" draw:transform="rotate (-3.14159265358979) translate (140.634cm 63.85cm)" draw:kind="arc" draw:start-angle="180" draw:end-angle="0">
              <text:p/>
            </draw:ellipse>
            <draw:ellipse draw:style-name="gr255" draw:text-style-name="P25" draw:layer="layout" svg:width="0.29cm" svg:height="0.25cm" svg:x="140.634cm" svg:y="64.35cm" draw:kind="arc" draw:start-angle="180" draw:end-angle="0">
              <text:p/>
            </draw:ellipse>
            <draw:line draw:style-name="gr256" draw:text-style-name="P34" draw:layer="layout" svg:x1="140.923cm" svg:y1="63.725cm" svg:x2="140.923cm" svg:y2="64.475cm">
              <text:p/>
            </draw:line>
            <draw:line draw:style-name="gr256" draw:text-style-name="P34" draw:layer="layout" svg:x1="141.213cm" svg:y1="63.725cm" svg:x2="141.213cm" svg:y2="64.475cm">
              <text:p/>
            </draw:line>
            <draw:ellipse draw:style-name="gr255" draw:text-style-name="P25" draw:layer="layout" svg:width="0.289cm" svg:height="0.25cm" draw:transform="rotate (-3.14159265358979) translate (141.213cm 63.85cm)" draw:kind="arc" draw:start-angle="180" draw:end-angle="0">
              <text:p/>
            </draw:ellipse>
            <draw:ellipse draw:style-name="gr255" draw:text-style-name="P25" draw:layer="layout" svg:width="0.29cm" svg:height="0.25cm" svg:x="141.213cm" svg:y="64.35cm" draw:kind="arc" draw:start-angle="180" draw:end-angle="0">
              <text:p/>
            </draw:ellipse>
            <draw:line draw:style-name="gr256" draw:text-style-name="P34" draw:layer="layout" svg:x1="141.502cm" svg:y1="64cm" svg:x2="141.502cm" svg:y2="64.475cm">
              <text:p/>
            </draw:line>
            <draw:ellipse draw:style-name="gr255" draw:text-style-name="P25" draw:layer="layout" svg:width="0.289cm" svg:height="0.25cm" draw:transform="rotate (-3.14159265358979) translate (141.791cm 64.125cm)" draw:kind="arc" draw:start-angle="270" draw:end-angle="0">
              <text:p/>
            </draw:ellipse>
          </draw:g>
        </draw:g>
        <draw:g draw:style-name="gr12" xml:id="id169" draw:id="id169">
          <draw:custom-shape draw:style-name="gr254" draw:text-style-name="P43" draw:layer="layout" svg:width="3cm" svg:height="3cm" svg:x="139cm" svg:y="68cm">
            <text:p text:style-name="P42"><text:span text:style-name="T1">MEDIDA</text:span></text:p>
            <text:p text:style-name="P42"><text:span text:style-name="T6"/></text:p>
            <text:p text:style-name="P42"><text:span text:style-name="T6"/></text:p>
            <text:p text:style-name="P42"><text:span text:style-name="T6"/></text:p>
            <draw:enhanced-geometry svg:viewBox="0 0 21600 21600" draw:mirror-horizontal="false" draw:mirror-vertical="false" draw:type="rectangle" draw:enhanced-path="M 0 0 L 21600 0 21600 21600 0 21600 0 0 Z N"/>
          </draw:custom-shape>
          <draw:g draw:style-name="gr7">
            <draw:ellipse draw:style-name="gr255" draw:text-style-name="P25" draw:layer="layout" svg:width="0.29cm" svg:height="0.25cm" svg:x="139.475cm" svg:y="70.35cm" draw:kind="arc" draw:start-angle="180" draw:end-angle="0">
              <text:p/>
            </draw:ellipse>
            <draw:ellipse draw:style-name="gr255" draw:text-style-name="P25" draw:layer="layout" svg:width="0.29cm" svg:height="0.25cm" draw:transform="rotate (-3.14159265358979) translate (139.475cm 70.125cm)" draw:kind="arc" draw:start-angle="180" draw:end-angle="270">
              <text:p/>
            </draw:ellipse>
            <draw:line draw:style-name="gr256" draw:text-style-name="P34" draw:layer="layout" svg:x1="139.475cm" svg:y1="70cm" svg:x2="139.475cm" svg:y2="70.475cm">
              <text:p/>
            </draw:line>
            <draw:line draw:style-name="gr256" draw:text-style-name="P34" draw:layer="layout" svg:x1="139.764cm" svg:y1="69.725cm" svg:x2="139.764cm" svg:y2="70.475cm">
              <text:p/>
            </draw:line>
            <draw:line draw:style-name="gr256" draw:text-style-name="P34" draw:layer="layout" svg:x1="140.054cm" svg:y1="69.725cm" svg:x2="140.054cm" svg:y2="70.475cm">
              <text:p/>
            </draw:line>
            <draw:ellipse draw:style-name="gr255" draw:text-style-name="P25" draw:layer="layout" svg:width="0.289cm" svg:height="0.25cm" draw:transform="rotate (-3.14159265358979) translate (140.054cm 69.85cm)" draw:kind="arc" draw:start-angle="180" draw:end-angle="0">
              <text:p/>
            </draw:ellipse>
            <draw:ellipse draw:style-name="gr255" draw:text-style-name="P25" draw:layer="layout" svg:width="0.29cm" svg:height="0.25cm" svg:x="140.054cm" svg:y="70.35cm" draw:kind="arc" draw:start-angle="180" draw:end-angle="0">
              <text:p/>
            </draw:ellipse>
            <draw:line draw:style-name="gr256" draw:text-style-name="P34" draw:layer="layout" svg:x1="140.343cm" svg:y1="69.725cm" svg:x2="140.343cm" svg:y2="70.475cm">
              <text:p/>
            </draw:line>
            <draw:line draw:style-name="gr256" draw:text-style-name="P34" draw:layer="layout" svg:x1="140.633cm" svg:y1="69.725cm" svg:x2="140.633cm" svg:y2="70.475cm">
              <text:p/>
            </draw:line>
            <draw:ellipse draw:style-name="gr255" draw:text-style-name="P25" draw:layer="layout" svg:width="0.289cm" svg:height="0.25cm" draw:transform="rotate (-3.14159265358979) translate (140.633cm 69.85cm)" draw:kind="arc" draw:start-angle="180" draw:end-angle="0">
              <text:p/>
            </draw:ellipse>
            <draw:ellipse draw:style-name="gr255" draw:text-style-name="P25" draw:layer="layout" svg:width="0.29cm" svg:height="0.25cm" svg:x="140.633cm" svg:y="70.35cm" draw:kind="arc" draw:start-angle="180" draw:end-angle="0">
              <text:p/>
            </draw:ellipse>
            <draw:line draw:style-name="gr256" draw:text-style-name="P34" draw:layer="layout" svg:x1="140.922cm" svg:y1="69.725cm" svg:x2="140.922cm" svg:y2="70.475cm">
              <text:p/>
            </draw:line>
            <draw:line draw:style-name="gr256" draw:text-style-name="P34" draw:layer="layout" svg:x1="141.212cm" svg:y1="69.725cm" svg:x2="141.212cm" svg:y2="70.475cm">
              <text:p/>
            </draw:line>
            <draw:ellipse draw:style-name="gr255" draw:text-style-name="P25" draw:layer="layout" svg:width="0.289cm" svg:height="0.25cm" draw:transform="rotate (-3.14159265358979) translate (141.212cm 69.85cm)" draw:kind="arc" draw:start-angle="180" draw:end-angle="0">
              <text:p/>
            </draw:ellipse>
            <draw:ellipse draw:style-name="gr255" draw:text-style-name="P25" draw:layer="layout" svg:width="0.29cm" svg:height="0.25cm" svg:x="141.212cm" svg:y="70.35cm" draw:kind="arc" draw:start-angle="180" draw:end-angle="0">
              <text:p/>
            </draw:ellipse>
            <draw:line draw:style-name="gr256" draw:text-style-name="P34" draw:layer="layout" svg:x1="141.501cm" svg:y1="70cm" svg:x2="141.501cm" svg:y2="70.475cm">
              <text:p/>
            </draw:line>
            <draw:ellipse draw:style-name="gr255" draw:text-style-name="P25" draw:layer="layout" svg:width="0.289cm" svg:height="0.25cm" draw:transform="rotate (-3.14159265358979) translate (141.79cm 70.125cm)" draw:kind="arc" draw:start-angle="270" draw:end-angle="0">
              <text:p/>
            </draw:ellipse>
          </draw:g>
        </draw:g>
        <draw:g draw:style-name="gr12" xml:id="id170" draw:id="id170">
          <draw:glue-point draw:id="4" svg:x="-5cm" svg:y="-3.333cm"/>
          <draw:glue-point draw:id="5" svg:x="-5cm" svg:y="3.333cm"/>
          <draw:custom-shape draw:style-name="gr254" draw:text-style-name="P44" draw:layer="layout" svg:width="3cm" svg:height="3cm" svg:x="144cm" svg:y="65cm">
            <text:p text:style-name="P3"><text:span text:style-name="T2">-3dB</text:span></text:p>
            <draw:enhanced-geometry svg:viewBox="0 0 21600 21600" draw:mirror-horizontal="false" draw:mirror-vertical="false" draw:type="rectangle" draw:enhanced-path="M 0 0 L 21600 0 21600 21600 0 21600 0 0 Z N"/>
          </draw:custom-shape>
          <draw:line draw:style-name="gr257" draw:text-style-name="P34" draw:layer="layout" svg:x1="144cm" svg:y1="65.5cm" svg:x2="145cm" svg:y2="65.5cm">
            <text:p/>
          </draw:line>
          <draw:line draw:style-name="gr257" draw:text-style-name="P34" draw:layer="layout" svg:x1="144cm" svg:y1="67.5cm" svg:x2="145cm" svg:y2="67.5cm">
            <text:p/>
          </draw:line>
          <draw:line draw:style-name="gr257" draw:text-style-name="P34" draw:layer="layout" svg:x1="146cm" svg:y1="66.5cm" svg:x2="147cm" svg:y2="66.5cm">
            <text:p/>
          </draw:line>
          <draw:line draw:style-name="gr257" draw:text-style-name="P34" draw:layer="layout" svg:x1="145cm" svg:y1="65.5cm" svg:x2="146cm" svg:y2="66.5cm">
            <text:p/>
          </draw:line>
          <draw:line draw:style-name="gr257" draw:text-style-name="P34" draw:layer="layout" svg:x1="145cm" svg:y1="67.5cm" svg:x2="146cm" svg:y2="66.5cm">
            <text:p/>
          </draw:line>
        </draw:g>
        <draw:g draw:style-name="gr12" xml:id="id167" draw:id="id167">
          <draw:glue-point draw:id="4" svg:x="5cm" svg:y="-3.333cm"/>
          <draw:glue-point draw:id="5" svg:x="5cm" svg:y="3.333cm"/>
          <draw:custom-shape draw:style-name="gr254" draw:text-style-name="P59" draw:layer="layout" svg:width="3cm" svg:height="3cm" svg:x="134cm" svg:y="65cm">
            <text:p text:style-name="P47"><text:span text:style-name="T2">-3dB</text:span></text:p>
            <draw:enhanced-geometry svg:viewBox="0 0 21600 21600" draw:mirror-horizontal="true" draw:mirror-vertical="false" draw:type="rectangle" draw:enhanced-path="M 0 0 L 21600 0 21600 21600 0 21600 0 0 Z N"/>
          </draw:custom-shape>
          <draw:line draw:style-name="gr257" draw:text-style-name="P34" draw:layer="layout" svg:x1="137cm" svg:y1="65.5cm" svg:x2="136cm" svg:y2="65.5cm">
            <text:p/>
          </draw:line>
          <draw:line draw:style-name="gr257" draw:text-style-name="P34" draw:layer="layout" svg:x1="137cm" svg:y1="67.5cm" svg:x2="136cm" svg:y2="67.5cm">
            <text:p/>
          </draw:line>
          <draw:line draw:style-name="gr257" draw:text-style-name="P34" draw:layer="layout" svg:x1="135cm" svg:y1="66.5cm" svg:x2="134cm" svg:y2="66.5cm">
            <text:p/>
          </draw:line>
          <draw:line draw:style-name="gr257" draw:text-style-name="P34" draw:layer="layout" svg:x1="136cm" svg:y1="65.5cm" svg:x2="135cm" svg:y2="66.5cm">
            <text:p/>
          </draw:line>
          <draw:line draw:style-name="gr257" draw:text-style-name="P34" draw:layer="layout" svg:x1="136cm" svg:y1="67.5cm" svg:x2="135cm" svg:y2="66.5cm">
            <text:p/>
          </draw:line>
        </draw:g>
        <draw:g draw:style-name="gr7">
          <draw:line draw:style-name="gr259" draw:text-style-name="P34" draw:layer="layout" svg:x1="134.625cm" svg:y1="77.75cm" svg:x2="134.625cm" svg:y2="78.5cm">
            <text:p/>
          </draw:line>
          <draw:polygon draw:style-name="gr260" draw:text-style-name="P46" draw:layer="layout" svg:width="0.624cm" svg:height="0.999cm" svg:x="134cm" svg:y="78cm" svg:viewBox="0 0 625 1000" draw:points="0,0 0,1000 625,500">
            <text:p/>
          </draw:polygon>
          <draw:polygon draw:style-name="gr260" draw:text-style-name="P46" draw:layer="layout" svg:width="0.624cm" svg:height="0.999cm" svg:x="134.625cm" svg:y="78cm" svg:viewBox="0 0 625 1000" draw:points="625,0 625,1000 0,500">
            <text:p/>
          </draw:polygon>
          <draw:line draw:style-name="gr259" draw:text-style-name="P34" draw:layer="layout" svg:x1="135.25cm" svg:y1="77.75cm" svg:x2="134cm" svg:y2="77.75cm">
            <text:p/>
          </draw:line>
          <draw:ellipse draw:style-name="gr255" draw:text-style-name="P25" draw:layer="layout" svg:width="1.25cm" svg:height="1cm" draw:transform="rotate (-3.14159265358979) translate (135.25cm 78.25cm)" draw:kind="arc" draw:start-angle="180" draw:end-angle="0">
            <text:p/>
          </draw:ellipse>
        </draw:g>
        <draw:line draw:style-name="gr263" draw:text-style-name="P34" draw:layer="layout" svg:x1="134.625cm" svg:y1="78.5cm" svg:x2="136cm" svg:y2="77.5cm">
          <text:p/>
        </draw:line>
        <draw:custom-shape draw:style-name="gr269" draw:text-style-name="P48" draw:layer="layout" svg:width="1cm" svg:height="1cm" svg:x="135.5cm" svg:y="77cm">
          <text:p text:style-name="P25"><text:span text:style-name="T6">MF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4" draw:text-style-name="P35" draw:layer="layout" svg:width="45cm" svg:height="39cm" svg:x="117cm" svg:y="51cm">
          <text:p text:style-name="P25"><text:span text:style-name="T14">Diagrama Equacional</text:span></text:p>
          <draw:enhanced-geometry svg:viewBox="0 0 21600 21600" draw:type="rectangle" draw:enhanced-path="M 0 0 L 21600 0 21600 21600 0 21600 0 0 Z N"/>
        </draw:custom-shape>
        <draw:custom-shape draw:style-name="gr785" draw:text-style-name="P80" draw:layer="layout" svg:width="3cm" svg:height="2cm" svg:x="132cm" svg:y="54cm">
          <text:p text:style-name="P79"><text:span text:style-name="T31">PORTA 1</text:span></text:p>
          <draw:enhanced-geometry svg:viewBox="0 0 21600 21600" draw:type="rectangle" draw:enhanced-path="M 0 0 L 21600 0 21600 21600 0 21600 0 0 Z N"/>
        </draw:custom-shape>
        <draw:custom-shape draw:style-name="gr786" draw:text-style-name="P80" draw:layer="layout" svg:width="3cm" svg:height="2cm" svg:x="146cm" svg:y="54cm">
          <text:p text:style-name="P79"><text:span text:style-name="T31">PORTA 2</text:span></text:p>
          <draw:enhanced-geometry svg:viewBox="0 0 21600 21600" draw:type="rectangle" draw:enhanced-path="M 0 0 L 21600 0 21600 21600 0 21600 0 0 Z N"/>
        </draw:custom-shape>
        <draw:polyline draw:style-name="gr243" draw:text-style-name="P34" draw:layer="layout" svg:width="5.973cm" svg:height="11.499cm" svg:x="147cm" svg:y="55cm" svg:viewBox="0 0 5974 11500" draw:points="0,11500 5974,11500 5974,0 2000,0">
          <text:p/>
        </draw:polyline>
        <draw:frame draw:style-name="gr242" draw:text-style-name="P39" draw:layer="layout" svg:width="4.026cm" svg:height="4cm" svg:x="148.974cm" svg:y="64.25cm">
          <draw:text-box>
            <text:p text:style-name="P38">Saída do </text:p>
            <text:p text:style-name="P38">transdutor</text:p>
          </draw:text-box>
        </draw:frame>
        <draw:custom-shape draw:style-name="gr787" draw:text-style-name="P81" draw:layer="layout" svg:width="3cm" svg:height="1cm" svg:x="152cm" svg:y="74.75cm">
          <text:p text:style-name="P32"><text:span text:style-name="T5">AHT21</text:span></text:p>
          <draw:enhanced-geometry svg:viewBox="0 0 21600 21600" draw:type="rectangle" draw:enhanced-path="M 0 0 L 21600 0 21600 21600 0 21600 0 0 Z N"/>
        </draw:custom-shape>
        <draw:line draw:style-name="gr788" draw:text-style-name="P34" draw:layer="layout" svg:x1="159cm" svg:y1="69.75cm" svg:x2="159cm" svg:y2="71.25cm">
          <text:p/>
        </draw:line>
        <draw:polyline draw:style-name="gr789" draw:text-style-name="P34" draw:layer="layout" svg:width="16.999cm" svg:height="0.999cm" svg:x="140.5cm" svg:y="57cm" svg:viewBox="0 0 17000 1000" draw:points="0,0 0,1000 17000,1000">
          <text:p/>
        </draw:polyline>
        <draw:custom-shape draw:style-name="gr786" draw:text-style-name="P80" draw:layer="layout" svg:width="3cm" svg:height="2cm" svg:x="139cm" svg:y="55cm">
          <text:p text:style-name="P79"><text:span text:style-name="T31">GPIB</text:span></text:p>
          <draw:enhanced-geometry svg:viewBox="0 0 21600 21600" draw:type="rectangle" draw:enhanced-path="M 0 0 L 21600 0 21600 21600 0 21600 0 0 Z N"/>
        </draw:custom-shape>
        <draw:custom-shape draw:style-name="gr790" draw:text-style-name="P82" draw:layer="layout" svg:width="4cm" svg:height="2cm" svg:x="157.5cm" svg:y="57cm">
          <text:p text:style-name="P54"><text:span text:style-name="T31">LabVIEW Host</text:span></text:p>
          <text:p text:style-name="P54"><text:span text:style-name="T32">#2</text:span></text:p>
          <draw:enhanced-geometry svg:viewBox="0 0 21600 21600" draw:type="rectangle" draw:enhanced-path="M 0 0 L 21600 0 21600 21600 0 21600 0 0 Z N"/>
        </draw:custom-shape>
        <draw:g draw:style-name="gr7">
          <draw:line draw:style-name="gr259" draw:text-style-name="P34" draw:layer="layout" svg:x1="138.625cm" svg:y1="77.75cm" svg:x2="138.625cm" svg:y2="78.5cm">
            <text:p/>
          </draw:line>
          <draw:polygon draw:style-name="gr260" draw:text-style-name="P46" draw:layer="layout" svg:width="0.624cm" svg:height="0.999cm" svg:x="138cm" svg:y="78cm" svg:viewBox="0 0 625 1000" draw:points="0,0 0,1000 625,500">
            <text:p/>
          </draw:polygon>
          <draw:polygon draw:style-name="gr260" draw:text-style-name="P46" draw:layer="layout" svg:width="0.624cm" svg:height="0.999cm" svg:x="138.625cm" svg:y="78cm" svg:viewBox="0 0 625 1000" draw:points="625,0 625,1000 0,500">
            <text:p/>
          </draw:polygon>
          <draw:line draw:style-name="gr259" draw:text-style-name="P34" draw:layer="layout" svg:x1="139.25cm" svg:y1="77.75cm" svg:x2="138cm" svg:y2="77.75cm">
            <text:p/>
          </draw:line>
          <draw:ellipse draw:style-name="gr255" draw:text-style-name="P25" draw:layer="layout" svg:width="1.25cm" svg:height="1cm" draw:transform="rotate (-3.14159265358979) translate (139.25cm 78.25cm)" draw:kind="arc" draw:start-angle="180" draw:end-angle="0">
            <text:p/>
          </draw:ellipse>
        </draw:g>
        <draw:line draw:style-name="gr263" draw:text-style-name="P34" draw:layer="layout" svg:x1="138.625cm" svg:y1="78.5cm" svg:x2="140cm" svg:y2="77.5cm">
          <text:p/>
        </draw:line>
        <draw:custom-shape draw:style-name="gr269" draw:text-style-name="P48" draw:layer="layout" svg:width="1cm" svg:height="1cm" svg:x="139.5cm" svg:y="77cm">
          <text:p text:style-name="P25"><text:span text:style-name="T6">MF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7">
          <draw:line draw:style-name="gr259" draw:text-style-name="P34" draw:layer="layout" svg:x1="142.625cm" svg:y1="77.75cm" svg:x2="142.625cm" svg:y2="78.5cm">
            <text:p/>
          </draw:line>
          <draw:polygon draw:style-name="gr260" draw:text-style-name="P46" draw:layer="layout" svg:width="0.624cm" svg:height="0.999cm" svg:x="142cm" svg:y="78cm" svg:viewBox="0 0 625 1000" draw:points="0,0 0,1000 625,500">
            <text:p/>
          </draw:polygon>
          <draw:polygon draw:style-name="gr260" draw:text-style-name="P46" draw:layer="layout" svg:width="0.624cm" svg:height="0.999cm" svg:x="142.625cm" svg:y="78cm" svg:viewBox="0 0 625 1000" draw:points="625,0 625,1000 0,500">
            <text:p/>
          </draw:polygon>
          <draw:line draw:style-name="gr259" draw:text-style-name="P34" draw:layer="layout" svg:x1="143.25cm" svg:y1="77.75cm" svg:x2="142cm" svg:y2="77.75cm">
            <text:p/>
          </draw:line>
          <draw:ellipse draw:style-name="gr255" draw:text-style-name="P25" draw:layer="layout" svg:width="1.25cm" svg:height="1cm" draw:transform="rotate (-3.14159265358979) translate (143.25cm 78.25cm)" draw:kind="arc" draw:start-angle="180" draw:end-angle="0">
            <text:p/>
          </draw:ellipse>
        </draw:g>
        <draw:line draw:style-name="gr263" draw:text-style-name="P34" draw:layer="layout" svg:x1="142.625cm" svg:y1="78.5cm" svg:x2="144cm" svg:y2="77.5cm">
          <text:p/>
        </draw:line>
        <draw:custom-shape draw:style-name="gr269" draw:text-style-name="P48" draw:layer="layout" svg:width="1cm" svg:height="1cm" svg:x="143.5cm" svg:y="77cm">
          <text:p text:style-name="P25"><text:span text:style-name="T6">MF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7">
          <draw:line draw:style-name="gr259" draw:text-style-name="P34" draw:layer="layout" svg:x1="146.625cm" svg:y1="77.75cm" svg:x2="146.625cm" svg:y2="78.5cm">
            <text:p/>
          </draw:line>
          <draw:polygon draw:style-name="gr260" draw:text-style-name="P46" draw:layer="layout" svg:width="0.624cm" svg:height="0.999cm" svg:x="146cm" svg:y="78cm" svg:viewBox="0 0 625 1000" draw:points="0,0 0,1000 625,500">
            <text:p/>
          </draw:polygon>
          <draw:polygon draw:style-name="gr260" draw:text-style-name="P46" draw:layer="layout" svg:width="0.624cm" svg:height="0.999cm" svg:x="146.625cm" svg:y="78cm" svg:viewBox="0 0 625 1000" draw:points="625,0 625,1000 0,500">
            <text:p/>
          </draw:polygon>
          <draw:line draw:style-name="gr259" draw:text-style-name="P34" draw:layer="layout" svg:x1="147.25cm" svg:y1="77.75cm" svg:x2="146cm" svg:y2="77.75cm">
            <text:p/>
          </draw:line>
          <draw:ellipse draw:style-name="gr255" draw:text-style-name="P25" draw:layer="layout" svg:width="1.25cm" svg:height="1cm" draw:transform="rotate (-3.14159265358979) translate (147.25cm 78.25cm)" draw:kind="arc" draw:start-angle="180" draw:end-angle="0">
            <text:p/>
          </draw:ellipse>
        </draw:g>
        <draw:line draw:style-name="gr263" draw:text-style-name="P34" draw:layer="layout" svg:x1="146.625cm" svg:y1="78.5cm" svg:x2="148cm" svg:y2="77.5cm">
          <text:p/>
        </draw:line>
        <draw:custom-shape draw:style-name="gr269" draw:text-style-name="P48" draw:layer="layout" svg:width="1cm" svg:height="1cm" svg:x="147.5cm" svg:y="77cm">
          <text:p text:style-name="P25"><text:span text:style-name="T6">MF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0" draw:text-style-name="P82" draw:layer="layout" svg:width="4cm" svg:height="2cm" svg:x="144cm" svg:y="83cm">
          <text:p text:style-name="P54"><text:span text:style-name="T31">LabVIEW Host</text:span></text:p>
          <text:p text:style-name="P54"><text:span text:style-name="T32">#1</text:span></text:p>
          <draw:enhanced-geometry svg:viewBox="0 0 21600 21600" draw:type="rectangle" draw:enhanced-path="M 0 0 L 21600 0 21600 21600 0 21600 0 0 Z N"/>
        </draw:custom-shape>
        <draw:polyline draw:style-name="gr789" draw:text-style-name="P34" draw:layer="layout" svg:width="3.999cm" svg:height="1.999cm" svg:x="140cm" svg:y="82cm" svg:viewBox="0 0 4000 2000" draw:points="0,0 0,2000 4000,2000">
          <text:p/>
        </draw:polyline>
        <draw:custom-shape draw:style-name="gr786" draw:text-style-name="P82" draw:layer="layout" svg:width="3cm" svg:height="2cm" svg:x="152cm" svg:y="80cm">
          <text:p text:style-name="P54"><text:span text:style-name="T31">I2C</text:span></text:p>
          <draw:enhanced-geometry svg:viewBox="0 0 21600 21600" draw:type="rectangle" draw:enhanced-path="M 0 0 L 21600 0 21600 21600 0 21600 0 0 Z N"/>
        </draw:custom-shape>
        <draw:custom-shape draw:style-name="gr786" draw:text-style-name="P82" draw:layer="layout" svg:width="3cm" svg:height="2cm" svg:x="138.5cm" svg:y="80cm">
          <text:p text:style-name="P54"><text:span text:style-name="T31">UART</text:span></text:p>
          <draw:enhanced-geometry svg:viewBox="0 0 21600 21600" draw:type="rectangle" draw:enhanced-path="M 0 0 L 21600 0 21600 21600 0 21600 0 0 Z N"/>
        </draw:custom-shape>
        <draw:custom-shape draw:style-name="gr790" draw:text-style-name="P82" draw:layer="layout" svg:width="4cm" svg:height="2cm" svg:x="157.5cm" svg:y="83cm">
          <text:p text:style-name="P54"><text:span text:style-name="T31">LabVIEW Host</text:span></text:p>
          <text:p text:style-name="P54"><text:span text:style-name="T33">#3</text:span></text:p>
          <draw:enhanced-geometry svg:viewBox="0 0 21600 21600" draw:type="rectangle" draw:enhanced-path="M 0 0 L 21600 0 21600 21600 0 21600 0 0 Z N"/>
        </draw:custom-shape>
        <draw:polyline draw:style-name="gr789" draw:text-style-name="P34" draw:layer="layout" svg:width="3.999cm" svg:height="1.999cm" svg:x="153.5cm" svg:y="82cm" svg:viewBox="0 0 4000 2000" draw:points="0,0 0,2000 4000,2000">
          <text:p/>
        </draw:poly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roman"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L" svg:font-family="'Nimbus Sans L'"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New Roman'" style:font-family-generic="roman" style:font-pitch="variable"/>
    <style:font-face style:name="朝" svg:font-family="朝, 'Liberation Mon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fill-image draw:name="_35__20_Percent" draw:display-name="5 Percent" xlink:href="Pictures/1000000000000008000000083796B955.png" xlink:type="simple" xlink:show="embed" xlink:actuate="onLoad"/>
    <draw:marker draw:name="Arrow" svg:viewBox="0 0 20 30" svg:d="M10 0l-10 30h20z"/>
    <draw:marker draw:name="Arrowheads_20_1" draw:display-name="Arrowheads 1" svg:viewBox="0 0 20 20" svg:d="M0 20l10-20 10 20z"/>
    <draw:marker draw:name="Arrowheads_20_13" draw:display-name="Arrowheads 13" svg:viewBox="0 0 20 20" svg:d="M0 20l10-20 10 20z"/>
    <draw:marker draw:name="Arrowheads_20_16" draw:display-name="Arrowheads 1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textarea-vertical-align="middle" draw:auto-grow-height="false" fo:padding-top="0cm" fo:padding-bottom="0cm" fo:padding-left="0cm" fo:padding-right="0cm" fo:wrap-option="no-wrap" draw:shadow="hidden" draw:shadow-offset-x="0.2cm" draw:shadow-offset-y="0.2cm" draw:shadow-color="#808080" draw:start-line-spacing-horizontal="0cm" draw:start-line-spacing-vertical="0cm" draw:end-line-spacing-horizontal="0cm" draw:end-line-spacing-vertical="0cm">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marker-end-width="0.3cm" draw:stroke-linejoin="none" draw:fill="none" draw:start-line-spacing-horizontal="0cm" draw:start-line-spacing-vertical="0cm" draw:end-line-spacing-horizontal="0cm" draw:end-line-spacing-vertical="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gure_20_Numbering" style:display-name="Figure Numbering" style:family="graphic">
      <style:paragraph-properties fo:margin-left="0cm" fo:margin-right="0cm" fo:margin-top="0cm" fo:margin-bottom="0.31cm" fo:line-height="200%" fo:text-align="justify" fo:text-indent="2.24cm" style:text-autospace="ideograph-alpha" loext:tab-stop-distance="0cm">
        <style:tab-stops>
          <style:tab-stop style:position="0cm"/>
        </style:tab-stops>
      </style:paragraph-properties>
      <style:text-properties style:font-name="Times New Roman" fo:font-family="'Times New Roman', 'Times New Roman'" style:font-family-generic="roman" style:font-pitch="variable" fo:font-size="10pt" fo:language="ar" fo:country="SA" style:font-name-asian="朝" style:font-family-asian="朝, 'Liberation Mono'" style:font-size-asian="10pt" style:language-asian="ar" style:country-asian="SA" style:font-name-complex="Times New Roman" style:font-family-complex="'Times New Roman', 'Times New Roman'" style:font-family-generic-complex="roman" style:font-pitch-complex="variable" style:font-size-complex="10pt" style:language-complex="ar" style:country-complex="SA"/>
    </style:style>
  </office:styles>
  <office:automatic-styles>
    <style:page-layout style:name="PM0">
      <style:page-layout-properties fo:margin-top="1cm" fo:margin-bottom="1cm" fo:margin-left="1cm" fo:margin-right="1cm" fo:page-width="200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07-12T23:55:45.097000000</meta:creation-date>
    <dc:date>2025-08-01T00:51:43.123665700</dc:date>
    <meta:editing-duration>P2DT1H25M21S</meta:editing-duration>
    <meta:editing-cycles>29</meta:editing-cycles>
    <meta:generator>LibreOffice/25.2.4.3$Windows_X86_64 LibreOffice_project/33e196637044ead23f5c3226cde09b47731f7e27</meta:generator>
    <meta:document-statistic meta:object-count="1754"/>
  </office:meta>
</office:document-meta>
</file>

<file path=Object 1/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10/content.xml><?xml version="1.0" encoding="utf-8"?>
<math xmlns="http://www.w3.org/1998/Math/MathML" display="block">
  <semantics>
    <mrow>
      <mrow>
        <msub>
          <mi>Z</mi>
          <mn>0</mn>
        </msub>
        <mo stretchy="false">/</mo>
        <msqrt>
          <mn>2</mn>
        </msqrt>
      </mrow>
      <mi>,</mi>
      <mrow>
        <mi>λ</mi>
        <mo stretchy="false">/</mo>
        <mn>4</mn>
      </mrow>
    </mrow>
    <annotation encoding="StarMath 5.0">Z_0/sqrt{2}, {%lambda} / {4}</annotation>
  </semantics>
</math>
</file>

<file path=Object 11/content.xml><?xml version="1.0" encoding="utf-8"?>
<math xmlns="http://www.w3.org/1998/Math/MathML" display="block">
  <semantics>
    <mrow>
      <mrow>
        <msub>
          <mi>Z</mi>
          <mn>0</mn>
        </msub>
        <mo stretchy="false">/</mo>
        <msqrt>
          <mn>2</mn>
        </msqrt>
      </mrow>
      <mi>,</mi>
      <mrow>
        <mi>λ</mi>
        <mo stretchy="false">/</mo>
        <mn>4</mn>
      </mrow>
    </mrow>
    <annotation encoding="StarMath 5.0">Z_0/sqrt{2}, {%lambda} / {4}</annotation>
  </semantics>
</math>
</file>

<file path=Object 12/content.xml><?xml version="1.0" encoding="utf-8"?>
<math xmlns="http://www.w3.org/1998/Math/MathML" display="block">
  <semantics>
    <msub>
      <mi>Z</mi>
      <mn>0</mn>
    </msub>
    <annotation encoding="StarMath 5.0">Z_0</annotation>
  </semantics>
</math>
</file>

<file path=Object 13/content.xml><?xml version="1.0" encoding="utf-8"?>
<math xmlns="http://www.w3.org/1998/Math/MathML" display="block">
  <semantics>
    <msub>
      <mi>Z</mi>
      <mn>0</mn>
    </msub>
    <annotation encoding="StarMath 5.0">Z_0</annotation>
  </semantics>
</math>
</file>

<file path=Object 14/content.xml><?xml version="1.0" encoding="utf-8"?>
<math xmlns="http://www.w3.org/1998/Math/MathML" display="block">
  <semantics>
    <msub>
      <mi>Z</mi>
      <mn>0</mn>
    </msub>
    <annotation encoding="StarMath 5.0">Z_0</annotation>
  </semantics>
</math>
</file>

<file path=Object 15/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16/content.xml><?xml version="1.0" encoding="utf-8"?>
<math xmlns="http://www.w3.org/1998/Math/MathML" display="block">
  <semantics>
    <mrow>
      <mn>2</mn>
      <msub>
        <mi>Z</mi>
        <mn>0</mn>
      </msub>
    </mrow>
    <annotation encoding="StarMath 5.0">{2}Z_0</annotation>
  </semantics>
</math>
</file>

<file path=Object 17/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18/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19/content.xml><?xml version="1.0" encoding="utf-8"?>
<math xmlns="http://www.w3.org/1998/Math/MathML" display="block">
  <semantics>
    <mrow>
      <msqrt>
        <mn>2</mn>
      </msqrt>
      <msub>
        <mi>Z</mi>
        <mn>0</mn>
      </msub>
      <mi>,</mi>
      <mrow>
        <mrow>
          <mn>3</mn>
          <mi>λ</mi>
        </mrow>
        <mo stretchy="false">/</mo>
        <mn>4</mn>
      </mrow>
    </mrow>
    <annotation encoding="StarMath 5.0">sqrt{2} Z_0, {3%lambda} / {4}</annotation>
  </semantics>
</math>
</file>

<file path=Object 2/content.xml><?xml version="1.0" encoding="utf-8"?>
<math xmlns="http://www.w3.org/1998/Math/MathML" display="block">
  <semantics>
    <mrow>
      <mn>2</mn>
      <msub>
        <mi>Z</mi>
        <mn>0</mn>
      </msub>
    </mrow>
    <annotation encoding="StarMath 5.0">{2}Z_0</annotation>
  </semantics>
</math>
</file>

<file path=Object 20/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21/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3/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4/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5/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6/content.xml><?xml version="1.0" encoding="utf-8"?>
<math xmlns="http://www.w3.org/1998/Math/MathML" display="block">
  <semantics>
    <mrow>
      <msqrt>
        <mn>2</mn>
      </msqrt>
      <msub>
        <mi>Z</mi>
        <mn>0</mn>
      </msub>
      <mi>,</mi>
      <mrow>
        <mi>λ</mi>
        <mo stretchy="false">/</mo>
        <mn>4</mn>
      </mrow>
    </mrow>
    <annotation encoding="StarMath 5.0">sqrt{2} Z_0, {%lambda} / {4}</annotation>
  </semantics>
</math>
</file>

<file path=Object 7/content.xml><?xml version="1.0" encoding="utf-8"?>
<math xmlns="http://www.w3.org/1998/Math/MathML" display="block">
  <semantics>
    <mrow>
      <msqrt>
        <mn>2</mn>
      </msqrt>
      <msub>
        <mi>Z</mi>
        <mn>0</mn>
      </msub>
      <mi>,</mi>
      <mrow>
        <mrow>
          <mn>3</mn>
          <mi>λ</mi>
        </mrow>
        <mo stretchy="false">/</mo>
        <mn>4</mn>
      </mrow>
    </mrow>
    <annotation encoding="StarMath 5.0">sqrt{2} Z_0, {3%lambda} / {4}</annotation>
  </semantics>
</math>
</file>

<file path=Object 8/content.xml><?xml version="1.0" encoding="utf-8"?>
<math xmlns="http://www.w3.org/1998/Math/MathML" display="block">
  <semantics>
    <mrow>
      <msub>
        <mi>Z</mi>
        <mn>0</mn>
      </msub>
      <mi>,</mi>
      <mrow>
        <mi>λ</mi>
        <mo stretchy="false">/</mo>
        <mn>4</mn>
      </mrow>
    </mrow>
    <annotation encoding="StarMath 5.0">Z_0, {%lambda} / {4}</annotation>
  </semantics>
</math>
</file>

<file path=Object 9/content.xml><?xml version="1.0" encoding="utf-8"?>
<math xmlns="http://www.w3.org/1998/Math/MathML" display="block">
  <semantics>
    <mrow>
      <msub>
        <mi>Z</mi>
        <mn>0</mn>
      </msub>
      <mi>,</mi>
      <mrow>
        <mi>λ</mi>
        <mo stretchy="false">/</mo>
        <mn>4</mn>
      </mrow>
    </mrow>
    <annotation encoding="StarMath 5.0">Z_0, {%lambda} / {4}</annotation>
  </semantics>
</math>
</file>